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11.718cm"/>
    </style:style>
    <style:style style:name="co9" style:family="table-column">
      <style:table-column-properties fo:break-before="auto" style:column-width="13.162cm"/>
    </style:style>
    <style:style style:name="co10" style:family="table-column">
      <style:table-column-properties fo:break-before="auto" style:column-width="11.365cm"/>
    </style:style>
    <style:style style:name="co11" style:family="table-column">
      <style:table-column-properties fo:break-before="auto" style:column-width="12.263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11.174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4.08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761cm"/>
    </style:style>
    <style:style style:name="co22" style:family="table-column">
      <style:table-column-properties fo:break-before="auto" style:column-width="6.844cm"/>
    </style:style>
    <style:style style:name="co23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0000"/>
    </style:style>
    <style:style style:name="ce5" style:family="table-cell" style:parent-style-name="Default" style:data-style-name="N4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e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0" table:number-columns-repeated="9" table:default-cell-style-name="ce5"/>
        <table:table-column table:style-name="co20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um_Trip</text:p>
          </table:table-cell>
          <table:table-cell office:value-type="string" calcext:value-type="string">
            <text:p>Engine_Status</text:p>
          </table:table-cell>
          <table:table-cell office:value-type="string" calcext:value-type="string">
            <text:p>Accel_Path</text:p>
          </table:table-cell>
          <table:table-cell office:value-type="string" calcext:value-type="string">
            <text:p>Vel_Path</text:p>
          </table:table-cell>
          <table:table-cell office:value-type="string" calcext:value-type="string">
            <text:p>Scores_Path</text:p>
          </table:table-cell>
          <table:table-cell office:value-type="string" calcext:value-type="string">
            <text:p>UnifiedScore_Path</text:p>
          </table:table-cell>
          <table:table-cell office:value-type="string" calcext:value-type="string">
            <text:p>is_ABU-B_enabled</text:p>
          </table:table-cell>
          <table:table-cell office:value-type="string" calcext:value-type="string">
            <text:p>is_ABU-A_enabled</text:p>
          </table:table-cell>
          <table:table-cell office:value-type="string" calcext:value-type="string">
            <text:p>N_acc</text:p>
          </table:table-cell>
          <table:table-cell office:value-type="string" calcext:value-type="string">
            <text:p>N_vel</text:p>
          </table:table-cell>
          <table:table-cell office:value-type="string" calcext:value-type="string">
            <text:p>N_discrepance</text:p>
          </table:table-cell>
          <table:table-cell office:value-type="string" calcext:value-type="string">
            <text:p>Reference_Bearing</text:p>
          </table:table-cell>
          <table:table-cell office:value-type="string" calcext:value-type="string">
            <text:p>Bearing_Columns</text:p>
          </table:table-cell>
          <table:table-cell office:value-type="string" calcext:value-type="string">
            <text:p>Weldings</text:p>
          </table:table-cell>
          <table:table-cell office:value-type="string" calcext:value-type="string">
            <text:p>Wheel_Fault</text:p>
          </table:table-cell>
          <table:table-cell office:value-type="string" calcext:value-type="string">
            <text:p>N_Shifts</text:p>
          </table:table-cell>
          <table:table-cell office:value-type="string" calcext:value-type="string">
            <text:p>S_Shifts</text:p>
          </table:table-cell>
          <table:table-cell office:value-type="string" calcext:value-type="string">
            <text:p>A_Priori_Shift</text:p>
          </table:table-cell>
          <table:table-cell office:value-type="string" calcext:value-type="string">
            <text:p>Faulty_Shift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NN1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TT1</text:p>
          </table:table-cell>
          <table:table-cell office:value-type="string" calcext:value-type="string">
            <text:p>TT2</text:p>
          </table:table-cell>
          <table:table-cell office:value-type="string" calcext:value-type="string">
            <text:p>TT3</text:p>
          </table:table-cell>
        </table:table-row>
        <table:table-row table:style-name="ro1">
          <table:table-cell office:value-type="string" calcext:value-type="string">
            <text:p>8989c98d-3a88-4e24-ba3f-4a458788b31f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A/Rettilineo_X_A2_005.txt</text:p>
          </table:table-cell>
          <table:table-cell office:value-type="string" calcext:value-type="string">
            <text:p>datasets/Estratto_Rettilineo_AR/Ritorno/005/Profili delle velocità/Vel_005_A2.txt</text:p>
          </table:table-cell>
          <table:table-cell office:value-type="string" calcext:value-type="string">
            <text:p>datasets/Estratto_Rettilineo_AR/Ritorno/005/A/Scores_X_A2_005.txt</text:p>
          </table:table-cell>
          <table:table-cell office:value-type="string" calcext:value-type="string">
            <text:p>datasets/Estratto_Rettilineo_AR/Ritorno/005/A/UnifiedScore_X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457" calcext:value-type="float">
            <text:p>1454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127, 33261, 50484, 67568, 84577, 101505, 118243, 134458]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string" calcext:value-type="string">
            <text:p>[-480,35647,-79,0]</text:p>
          </table:table-cell>
          <table:table-cell table:style-name="ce2" office:value-type="string" calcext:value-type="string">
            <text:p>[-1417,758,-110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dc31b36-85ef-4b5d-92d1-ba2bf91aa44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A/Rettilineo_X_A1_005.txt</text:p>
          </table:table-cell>
          <table:table-cell office:value-type="string" calcext:value-type="string">
            <text:p>datasets/Estratto_Rettilineo_AR/Ritorno/005/Profili delle velocità/Vel_005_A1.txt</text:p>
          </table:table-cell>
          <table:table-cell office:value-type="string" calcext:value-type="string">
            <text:p>datasets/Estratto_Rettilineo_AR/Ritorno/005/A/Scores_X_A1_005.txt</text:p>
          </table:table-cell>
          <table:table-cell office:value-type="string" calcext:value-type="string">
            <text:p>datasets/Estratto_Rettilineo_AR/Ritorno/005/A/UnifiedScore_X_A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577" calcext:value-type="float">
            <text:p>1455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466, 16234, 30781, 45682, 62490, 79697, 96465, 113625, 130672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-3721,-3528,-78,0]</text:p>
          </table:table-cell>
          <table:table-cell table:style-name="ce2" office:value-type="string" calcext:value-type="string">
            <text:p>[-16,-4021,76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ed3fefc-2ff9-4bf8-884e-05abf271e2f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A/Rettilineo_Y_A1_005.txt</text:p>
          </table:table-cell>
          <table:table-cell office:value-type="string" calcext:value-type="string">
            <text:p>datasets/Estratto_Rettilineo_AR/Ritorno/005/Profili delle velocità/Vel_005_A1.txt</text:p>
          </table:table-cell>
          <table:table-cell office:value-type="string" calcext:value-type="string">
            <text:p>datasets/Estratto_Rettilineo_AR/Ritorno/005/A/Scores_Y_A1_005.txt</text:p>
          </table:table-cell>
          <table:table-cell office:value-type="string" calcext:value-type="string">
            <text:p>datasets/Estratto_Rettilineo_AR/Ritorno/005/A/UnifiedScore_Y_A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577" calcext:value-type="float">
            <text:p>1455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466, 16234, 30781, 45682, 62490, 79697, 96465, 113625, 130672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124,-3526,-1267,0]</text:p>
          </table:table-cell>
          <table:table-cell table:style-name="ce2" office:value-type="string" calcext:value-type="string">
            <text:p>[-3660,-3527,-25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bb7787c-23ac-4848-ac8e-e4b306dd506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A/Rettilineo_Y_A2_005.txt</text:p>
          </table:table-cell>
          <table:table-cell office:value-type="string" calcext:value-type="string">
            <text:p>datasets/Estratto_Rettilineo_AR/Ritorno/005/Profili delle velocità/Vel_005_A2.txt</text:p>
          </table:table-cell>
          <table:table-cell office:value-type="string" calcext:value-type="string">
            <text:p>datasets/Estratto_Rettilineo_AR/Ritorno/005/A/Scores_Y_A2_005.txt</text:p>
          </table:table-cell>
          <table:table-cell office:value-type="string" calcext:value-type="string">
            <text:p>datasets/Estratto_Rettilineo_AR/Ritorno/005/A/UnifiedScore_Y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457" calcext:value-type="float">
            <text:p>1454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127, 33261, 50484, 67568, 84577, 101505, 118243, 134458]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string" calcext:value-type="string">
            <text:p>[-4658,-13934,-30,0]</text:p>
          </table:table-cell>
          <table:table-cell table:style-name="ce2" office:value-type="string" calcext:value-type="string">
            <text:p>[603,-5095,-26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b8ee976-a487-49fb-9656-81c91759ef84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A/Rettilineo_Z_A1_005.txt</text:p>
          </table:table-cell>
          <table:table-cell office:value-type="string" calcext:value-type="string">
            <text:p>datasets/Estratto_Rettilineo_AR/Ritorno/005/Profili delle velocità/Vel_005_A1.txt</text:p>
          </table:table-cell>
          <table:table-cell office:value-type="string" calcext:value-type="string">
            <text:p>datasets/Estratto_Rettilineo_AR/Ritorno/005/A/Scores_Z_A1_005.txt</text:p>
          </table:table-cell>
          <table:table-cell office:value-type="string" calcext:value-type="string">
            <text:p>datasets/Estratto_Rettilineo_AR/Ritorno/005/A/UnifiedScore_Z_A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577" calcext:value-type="float">
            <text:p>14557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466, 16234, 30781, 45682, 62490, 79697, 96465, 113625, 130672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-3703,-3560,127,0]</text:p>
          </table:table-cell>
          <table:table-cell table:style-name="ce2" office:value-type="string" calcext:value-type="string">
            <text:p>[-4734,-9227,93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7beacfa-bcde-421f-87b1-a1e2c607f2c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A/Rettilineo_Z_A2_005.txt</text:p>
          </table:table-cell>
          <table:table-cell office:value-type="string" calcext:value-type="string">
            <text:p>datasets/Estratto_Rettilineo_AR/Ritorno/005/Profili delle velocità/Vel_005_A2.txt</text:p>
          </table:table-cell>
          <table:table-cell office:value-type="string" calcext:value-type="string">
            <text:p>datasets/Estratto_Rettilineo_AR/Ritorno/005/A/Scores_Z_A2_005.txt</text:p>
          </table:table-cell>
          <table:table-cell office:value-type="string" calcext:value-type="string">
            <text:p>datasets/Estratto_Rettilineo_AR/Ritorno/005/A/UnifiedScore_Z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5457" calcext:value-type="float">
            <text:p>1454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127, 33261, 50484, 67568, 84577, 101505, 118243, 134458]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string" calcext:value-type="string">
            <text:p>[-5101,-10009,126,0]</text:p>
          </table:table-cell>
          <table:table-cell table:style-name="ce2" office:value-type="string" calcext:value-type="string">
            <text:p>[-11014,-4000,124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714141-344b-49ad-a286-aed30d036b8b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C/Rettilineo_X_C2_005.txt</text:p>
          </table:table-cell>
          <table:table-cell office:value-type="string" calcext:value-type="string">
            <text:p>datasets/Estratto_Rettilineo_AR/Ritorno/005/Profili delle velocità/Vel_005_C2.txt</text:p>
          </table:table-cell>
          <table:table-cell office:value-type="string" calcext:value-type="string">
            <text:p>datasets/Estratto_Rettilineo_AR/Ritorno/005/C/Scores_X_C2_005.txt</text:p>
          </table:table-cell>
          <table:table-cell office:value-type="string" calcext:value-type="string">
            <text:p>datasets/Estratto_Rettilineo_AR/Ritorno/005/C/UnifiedScore_X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683" calcext:value-type="float">
            <text:p>486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1, 5836, 11449, 17172, 22830, 28568, 34288, 40025, 4571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8,-1169,-420,0]</text:p>
          </table:table-cell>
          <table:table-cell office:value-type="string" calcext:value-type="string">
            <text:p>[-1588,-1168,-419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$W8];2;5)" office:value-type="string" office:string-value="-1588" calcext:value-type="string">
            <text:p>-1588</text:p>
          </table:table-cell>
          <table:table-cell table:style-name="ce6" table:formula="of:=MID([.$W8];8;5)" office:value-type="string" office:string-value="-1169" calcext:value-type="string">
            <text:p>-1169</text:p>
          </table:table-cell>
          <table:table-cell table:style-name="ce6" table:formula="of:=MID([.$W8];14;4)" office:value-type="string" office:string-value="-420" calcext:value-type="string">
            <text:p>-420</text:p>
          </table:table-cell>
          <table:table-cell table:style-name="ce6" table:formula="of:=MID([.$X8];2;5)" office:value-type="string" office:string-value="-1588" calcext:value-type="string">
            <text:p>-1588</text:p>
          </table:table-cell>
          <table:table-cell table:style-name="ce6" table:formula="of:=MID([.$X8];8;5)" office:value-type="string" office:string-value="-1168" calcext:value-type="string">
            <text:p>-1168</text:p>
          </table:table-cell>
          <table:table-cell table:style-name="ce6" table:formula="of:=MID([.$X8];14;4)" office:value-type="string" office:string-value="-419" calcext:value-type="string">
            <text:p>-419</text:p>
          </table:table-cell>
          <table:table-cell table:style-name="ce6" table:formula="of:=MID([.$Y8];2;5)" office:value-type="string" office:string-value="-1632" calcext:value-type="string">
            <text:p>-1632</text:p>
          </table:table-cell>
          <table:table-cell table:style-name="ce6" table:formula="of:=MID([.$Y8];8;5)" office:value-type="string" office:string-value="-1200" calcext:value-type="string">
            <text:p>-1200</text:p>
          </table:table-cell>
          <table:table-cell table:style-name="ce6" table:formula="of:=MID([.$Y8];14;4)" office:value-type="string" office:string-value="-432" calcext:value-type="string">
            <text:p>-432</text:p>
          </table:table-cell>
          <table:table-cell/>
          <table:table-cell table:formula="of:=[.AB8]+0" office:value-type="float" office:value="-1588" calcext:value-type="float">
            <text:p>-1588</text:p>
          </table:table-cell>
          <table:table-cell table:formula="of:=[.AC8]+0" office:value-type="float" office:value="-1169" calcext:value-type="float">
            <text:p>-1169</text:p>
          </table:table-cell>
          <table:table-cell table:formula="of:=[.AD8]+0" office:value-type="float" office:value="-420" calcext:value-type="float">
            <text:p>-420</text:p>
          </table:table-cell>
          <table:table-cell table:formula="of:=[.AE8]+0" office:value-type="float" office:value="-1588" calcext:value-type="float">
            <text:p>-1588</text:p>
          </table:table-cell>
          <table:table-cell table:formula="of:=[.AF8]+0" office:value-type="float" office:value="-1168" calcext:value-type="float">
            <text:p>-1168</text:p>
          </table:table-cell>
          <table:table-cell table:formula="of:=[.AG8]+0" office:value-type="float" office:value="-419" calcext:value-type="float">
            <text:p>-419</text:p>
          </table:table-cell>
          <table:table-cell table:formula="of:=[.AH8]+0" office:value-type="float" office:value="-1632" calcext:value-type="float">
            <text:p>-1632</text:p>
          </table:table-cell>
          <table:table-cell table:formula="of:=[.AI8]+0" office:value-type="float" office:value="-1200" calcext:value-type="float">
            <text:p>-1200</text:p>
          </table:table-cell>
          <table:table-cell table:formula="of:=[.AJ8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c9f0c557-b1ed-42b7-b132-2de36b40de50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C/Rettilineo_Y_C1_005.txt</text:p>
          </table:table-cell>
          <table:table-cell office:value-type="string" calcext:value-type="string">
            <text:p>datasets/Estratto_Rettilineo_AR/Ritorno/005/Profili delle velocità/Vel_005_C1.txt</text:p>
          </table:table-cell>
          <table:table-cell office:value-type="string" calcext:value-type="string">
            <text:p>datasets/Estratto_Rettilineo_AR/Ritorno/005/C/Scores_Y_C1_005.txt</text:p>
          </table:table-cell>
          <table:table-cell office:value-type="string" calcext:value-type="string">
            <text:p>datasets/Estratto_Rettilineo_AR/Ritorno/005/C/UnifiedScore_Y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802" calcext:value-type="float">
            <text:p>48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33, 7400, 13000, 18724, 24412, 30094, 35782, 41531, 47209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6,-1166,-418,0]</text:p>
          </table:table-cell>
          <table:table-cell office:value-type="string" calcext:value-type="string">
            <text:p>[-1586,-1168,-419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W9];2;5)" office:value-type="string" office:string-value="-1586" calcext:value-type="string">
            <text:p>-1586</text:p>
          </table:table-cell>
          <table:table-cell table:style-name="ce6" table:formula="of:=MID([.W9];8;5)" office:value-type="string" office:string-value="-1166" calcext:value-type="string">
            <text:p>-1166</text:p>
          </table:table-cell>
          <table:table-cell table:style-name="ce6" table:formula="of:=MID([.W9];14;4)" office:value-type="string" office:string-value="-418" calcext:value-type="string">
            <text:p>-418</text:p>
          </table:table-cell>
          <table:table-cell table:style-name="ce6" table:formula="of:=MID([.$X9];2;5)" office:value-type="string" office:string-value="-1586" calcext:value-type="string">
            <text:p>-1586</text:p>
          </table:table-cell>
          <table:table-cell table:style-name="ce6" table:formula="of:=MID([.$X9];8;5)" office:value-type="string" office:string-value="-1168" calcext:value-type="string">
            <text:p>-1168</text:p>
          </table:table-cell>
          <table:table-cell table:style-name="ce6" table:formula="of:=MID([.$X9];14;4)" office:value-type="string" office:string-value="-419" calcext:value-type="string">
            <text:p>-419</text:p>
          </table:table-cell>
          <table:table-cell table:style-name="ce6" table:formula="of:=MID([.$Y9];2;5)" office:value-type="string" office:string-value="-1632" calcext:value-type="string">
            <text:p>-1632</text:p>
          </table:table-cell>
          <table:table-cell table:style-name="ce6" table:formula="of:=MID([.$Y9];8;5)" office:value-type="string" office:string-value="-1200" calcext:value-type="string">
            <text:p>-1200</text:p>
          </table:table-cell>
          <table:table-cell table:style-name="ce6" table:formula="of:=MID([.$Y9];14;4)" office:value-type="string" office:string-value="-432" calcext:value-type="string">
            <text:p>-432</text:p>
          </table:table-cell>
          <table:table-cell/>
          <table:table-cell table:formula="of:=[.AB9]+0" office:value-type="float" office:value="-1586" calcext:value-type="float">
            <text:p>-1586</text:p>
          </table:table-cell>
          <table:table-cell table:formula="of:=[.AC9]+0" office:value-type="float" office:value="-1166" calcext:value-type="float">
            <text:p>-1166</text:p>
          </table:table-cell>
          <table:table-cell table:formula="of:=[.AD9]+0" office:value-type="float" office:value="-418" calcext:value-type="float">
            <text:p>-418</text:p>
          </table:table-cell>
          <table:table-cell table:formula="of:=[.AE9]+0" office:value-type="float" office:value="-1586" calcext:value-type="float">
            <text:p>-1586</text:p>
          </table:table-cell>
          <table:table-cell table:formula="of:=[.AF9]+0" office:value-type="float" office:value="-1168" calcext:value-type="float">
            <text:p>-1168</text:p>
          </table:table-cell>
          <table:table-cell table:formula="of:=[.AG9]+0" office:value-type="float" office:value="-419" calcext:value-type="float">
            <text:p>-419</text:p>
          </table:table-cell>
          <table:table-cell table:formula="of:=[.AH9]+0" office:value-type="float" office:value="-1632" calcext:value-type="float">
            <text:p>-1632</text:p>
          </table:table-cell>
          <table:table-cell table:formula="of:=[.AI9]+0" office:value-type="float" office:value="-1200" calcext:value-type="float">
            <text:p>-1200</text:p>
          </table:table-cell>
          <table:table-cell table:formula="of:=[.AJ9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8d1c1e3b-dc9f-484f-b4df-15bb4e4dc90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C/Rettilineo_Z_C2_005.txt</text:p>
          </table:table-cell>
          <table:table-cell office:value-type="string" calcext:value-type="string">
            <text:p>datasets/Estratto_Rettilineo_AR/Ritorno/005/Profili delle velocità/Vel_005_C2.txt</text:p>
          </table:table-cell>
          <table:table-cell office:value-type="string" calcext:value-type="string">
            <text:p>datasets/Estratto_Rettilineo_AR/Ritorno/005/C/Scores_Z_C2_005.txt</text:p>
          </table:table-cell>
          <table:table-cell office:value-type="string" calcext:value-type="string">
            <text:p>datasets/Estratto_Rettilineo_AR/Ritorno/005/C/UnifiedScore_Z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683" calcext:value-type="float">
            <text:p>486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1, 5836, 11449, 17172, 22830, 28568, 34288, 40025, 4571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9,-1169,-420,0]</text:p>
          </table:table-cell>
          <table:table-cell office:value-type="string" calcext:value-type="string">
            <text:p>[-1589,-1168,-419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W10];2;5)" office:value-type="string" office:string-value="-1589" calcext:value-type="string">
            <text:p>-1589</text:p>
          </table:table-cell>
          <table:table-cell table:style-name="ce6" table:formula="of:=MID([.W10];8;5)" office:value-type="string" office:string-value="-1169" calcext:value-type="string">
            <text:p>-1169</text:p>
          </table:table-cell>
          <table:table-cell table:style-name="ce6" table:formula="of:=MID([.W10];14;4)" office:value-type="string" office:string-value="-420" calcext:value-type="string">
            <text:p>-420</text:p>
          </table:table-cell>
          <table:table-cell table:style-name="ce6" table:formula="of:=MID([.$X10];2;5)" office:value-type="string" office:string-value="-1589" calcext:value-type="string">
            <text:p>-1589</text:p>
          </table:table-cell>
          <table:table-cell table:style-name="ce6" table:formula="of:=MID([.$X10];8;5)" office:value-type="string" office:string-value="-1168" calcext:value-type="string">
            <text:p>-1168</text:p>
          </table:table-cell>
          <table:table-cell table:style-name="ce6" table:formula="of:=MID([.$X10];14;4)" office:value-type="string" office:string-value="-419" calcext:value-type="string">
            <text:p>-419</text:p>
          </table:table-cell>
          <table:table-cell table:style-name="ce6" table:formula="of:=MID([.$Y10];2;5)" office:value-type="string" office:string-value="-1632" calcext:value-type="string">
            <text:p>-1632</text:p>
          </table:table-cell>
          <table:table-cell table:style-name="ce6" table:formula="of:=MID([.$Y10];8;5)" office:value-type="string" office:string-value="-1200" calcext:value-type="string">
            <text:p>-1200</text:p>
          </table:table-cell>
          <table:table-cell table:style-name="ce6" table:formula="of:=MID([.$Y10];14;4)" office:value-type="string" office:string-value="-432" calcext:value-type="string">
            <text:p>-432</text:p>
          </table:table-cell>
          <table:table-cell/>
          <table:table-cell table:formula="of:=[.AB10]+0" office:value-type="float" office:value="-1589" calcext:value-type="float">
            <text:p>-1589</text:p>
          </table:table-cell>
          <table:table-cell table:formula="of:=[.AC10]+0" office:value-type="float" office:value="-1169" calcext:value-type="float">
            <text:p>-1169</text:p>
          </table:table-cell>
          <table:table-cell table:formula="of:=[.AD10]+0" office:value-type="float" office:value="-420" calcext:value-type="float">
            <text:p>-420</text:p>
          </table:table-cell>
          <table:table-cell table:formula="of:=[.AE10]+0" office:value-type="float" office:value="-1589" calcext:value-type="float">
            <text:p>-1589</text:p>
          </table:table-cell>
          <table:table-cell table:formula="of:=[.AF10]+0" office:value-type="float" office:value="-1168" calcext:value-type="float">
            <text:p>-1168</text:p>
          </table:table-cell>
          <table:table-cell table:formula="of:=[.AG10]+0" office:value-type="float" office:value="-419" calcext:value-type="float">
            <text:p>-419</text:p>
          </table:table-cell>
          <table:table-cell table:formula="of:=[.AH10]+0" office:value-type="float" office:value="-1632" calcext:value-type="float">
            <text:p>-1632</text:p>
          </table:table-cell>
          <table:table-cell table:formula="of:=[.AI10]+0" office:value-type="float" office:value="-1200" calcext:value-type="float">
            <text:p>-1200</text:p>
          </table:table-cell>
          <table:table-cell table:formula="of:=[.AJ10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3e67d8da-c487-475b-af44-bf55ca55a374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C/Rettilineo_Z_C1_005.txt</text:p>
          </table:table-cell>
          <table:table-cell office:value-type="string" calcext:value-type="string">
            <text:p>datasets/Estratto_Rettilineo_AR/Ritorno/005/Profili delle velocità/Vel_005_C1.txt</text:p>
          </table:table-cell>
          <table:table-cell office:value-type="string" calcext:value-type="string">
            <text:p>datasets/Estratto_Rettilineo_AR/Ritorno/005/C/Scores_Z_C1_005.txt</text:p>
          </table:table-cell>
          <table:table-cell office:value-type="string" calcext:value-type="string">
            <text:p>datasets/Estratto_Rettilineo_AR/Ritorno/005/C/UnifiedScore_Z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802" calcext:value-type="float">
            <text:p>48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33, 7400, 13000, 18724, 24412, 30094, 35782, 41531, 47209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6,-1167,-419,0]</text:p>
          </table:table-cell>
          <table:table-cell office:value-type="string" calcext:value-type="string">
            <text:p>[-1587,-1168,-419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W11];2;5)" office:value-type="string" office:string-value="-1586" calcext:value-type="string">
            <text:p>-1586</text:p>
          </table:table-cell>
          <table:table-cell table:style-name="ce6" table:formula="of:=MID([.W11];8;5)" office:value-type="string" office:string-value="-1167" calcext:value-type="string">
            <text:p>-1167</text:p>
          </table:table-cell>
          <table:table-cell table:style-name="ce6" table:formula="of:=MID([.W11];14;4)" office:value-type="string" office:string-value="-419" calcext:value-type="string">
            <text:p>-419</text:p>
          </table:table-cell>
          <table:table-cell table:style-name="ce6" table:formula="of:=MID([.$X11];2;5)" office:value-type="string" office:string-value="-1587" calcext:value-type="string">
            <text:p>-1587</text:p>
          </table:table-cell>
          <table:table-cell table:style-name="ce6" table:formula="of:=MID([.$X11];8;5)" office:value-type="string" office:string-value="-1168" calcext:value-type="string">
            <text:p>-1168</text:p>
          </table:table-cell>
          <table:table-cell table:style-name="ce6" table:formula="of:=MID([.$X11];14;4)" office:value-type="string" office:string-value="-419" calcext:value-type="string">
            <text:p>-419</text:p>
          </table:table-cell>
          <table:table-cell table:style-name="ce6" table:formula="of:=MID([.$Y11];2;5)" office:value-type="string" office:string-value="-1632" calcext:value-type="string">
            <text:p>-1632</text:p>
          </table:table-cell>
          <table:table-cell table:style-name="ce6" table:formula="of:=MID([.$Y11];8;5)" office:value-type="string" office:string-value="-1200" calcext:value-type="string">
            <text:p>-1200</text:p>
          </table:table-cell>
          <table:table-cell table:style-name="ce6" table:formula="of:=MID([.$Y11];14;4)" office:value-type="string" office:string-value="-432" calcext:value-type="string">
            <text:p>-432</text:p>
          </table:table-cell>
          <table:table-cell/>
          <table:table-cell table:formula="of:=[.AB11]+0" office:value-type="float" office:value="-1586" calcext:value-type="float">
            <text:p>-1586</text:p>
          </table:table-cell>
          <table:table-cell table:formula="of:=[.AC11]+0" office:value-type="float" office:value="-1167" calcext:value-type="float">
            <text:p>-1167</text:p>
          </table:table-cell>
          <table:table-cell table:formula="of:=[.AD11]+0" office:value-type="float" office:value="-419" calcext:value-type="float">
            <text:p>-419</text:p>
          </table:table-cell>
          <table:table-cell table:formula="of:=[.AE11]+0" office:value-type="float" office:value="-1587" calcext:value-type="float">
            <text:p>-1587</text:p>
          </table:table-cell>
          <table:table-cell table:formula="of:=[.AF11]+0" office:value-type="float" office:value="-1168" calcext:value-type="float">
            <text:p>-1168</text:p>
          </table:table-cell>
          <table:table-cell table:formula="of:=[.AG11]+0" office:value-type="float" office:value="-419" calcext:value-type="float">
            <text:p>-419</text:p>
          </table:table-cell>
          <table:table-cell table:formula="of:=[.AH11]+0" office:value-type="float" office:value="-1632" calcext:value-type="float">
            <text:p>-1632</text:p>
          </table:table-cell>
          <table:table-cell table:formula="of:=[.AI11]+0" office:value-type="float" office:value="-1200" calcext:value-type="float">
            <text:p>-1200</text:p>
          </table:table-cell>
          <table:table-cell table:formula="of:=[.AJ11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95c376a7-eb22-4a74-ad62-984db79a215e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C/Rettilineo_X_C1_005.txt</text:p>
          </table:table-cell>
          <table:table-cell office:value-type="string" calcext:value-type="string">
            <text:p>datasets/Estratto_Rettilineo_AR/Ritorno/005/Profili delle velocità/Vel_005_C1.txt</text:p>
          </table:table-cell>
          <table:table-cell office:value-type="string" calcext:value-type="string">
            <text:p>datasets/Estratto_Rettilineo_AR/Ritorno/005/C/Scores_X_C1_005.txt</text:p>
          </table:table-cell>
          <table:table-cell office:value-type="string" calcext:value-type="string">
            <text:p>datasets/Estratto_Rettilineo_AR/Ritorno/005/C/UnifiedScore_X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802" calcext:value-type="float">
            <text:p>48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633, 7400, 13000, 18724, 24412, 30094, 35782, 41531, 47209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6,-1168,-419,0]</text:p>
          </table:table-cell>
          <table:table-cell office:value-type="string" calcext:value-type="string">
            <text:p>[-1586,-1167,-419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W12];2;5)" office:value-type="string" office:string-value="-1586" calcext:value-type="string">
            <text:p>-1586</text:p>
          </table:table-cell>
          <table:table-cell table:style-name="ce6" table:formula="of:=MID([.W12];8;5)" office:value-type="string" office:string-value="-1168" calcext:value-type="string">
            <text:p>-1168</text:p>
          </table:table-cell>
          <table:table-cell table:style-name="ce6" table:formula="of:=MID([.W12];14;4)" office:value-type="string" office:string-value="-419" calcext:value-type="string">
            <text:p>-419</text:p>
          </table:table-cell>
          <table:table-cell table:style-name="ce6" table:formula="of:=MID([.$X12];2;5)" office:value-type="string" office:string-value="-1586" calcext:value-type="string">
            <text:p>-1586</text:p>
          </table:table-cell>
          <table:table-cell table:style-name="ce6" table:formula="of:=MID([.$X12];8;5)" office:value-type="string" office:string-value="-1167" calcext:value-type="string">
            <text:p>-1167</text:p>
          </table:table-cell>
          <table:table-cell table:style-name="ce6" table:formula="of:=MID([.$X12];14;4)" office:value-type="string" office:string-value="-419" calcext:value-type="string">
            <text:p>-419</text:p>
          </table:table-cell>
          <table:table-cell table:style-name="ce6" table:formula="of:=MID([.$Y12];2;5)" office:value-type="string" office:string-value="-1632" calcext:value-type="string">
            <text:p>-1632</text:p>
          </table:table-cell>
          <table:table-cell table:style-name="ce6" table:formula="of:=MID([.$Y12];8;5)" office:value-type="string" office:string-value="-1200" calcext:value-type="string">
            <text:p>-1200</text:p>
          </table:table-cell>
          <table:table-cell table:style-name="ce6" table:formula="of:=MID([.$Y12];14;4)" office:value-type="string" office:string-value="-432" calcext:value-type="string">
            <text:p>-432</text:p>
          </table:table-cell>
          <table:table-cell/>
          <table:table-cell table:formula="of:=[.AB12]+0" office:value-type="float" office:value="-1586" calcext:value-type="float">
            <text:p>-1586</text:p>
          </table:table-cell>
          <table:table-cell table:formula="of:=[.AC12]+0" office:value-type="float" office:value="-1168" calcext:value-type="float">
            <text:p>-1168</text:p>
          </table:table-cell>
          <table:table-cell table:formula="of:=[.AD12]+0" office:value-type="float" office:value="-419" calcext:value-type="float">
            <text:p>-419</text:p>
          </table:table-cell>
          <table:table-cell table:formula="of:=[.AE12]+0" office:value-type="float" office:value="-1586" calcext:value-type="float">
            <text:p>-1586</text:p>
          </table:table-cell>
          <table:table-cell table:formula="of:=[.AF12]+0" office:value-type="float" office:value="-1167" calcext:value-type="float">
            <text:p>-1167</text:p>
          </table:table-cell>
          <table:table-cell table:formula="of:=[.AG12]+0" office:value-type="float" office:value="-419" calcext:value-type="float">
            <text:p>-419</text:p>
          </table:table-cell>
          <table:table-cell table:formula="of:=[.AH12]+0" office:value-type="float" office:value="-1632" calcext:value-type="float">
            <text:p>-1632</text:p>
          </table:table-cell>
          <table:table-cell table:formula="of:=[.AI12]+0" office:value-type="float" office:value="-1200" calcext:value-type="float">
            <text:p>-1200</text:p>
          </table:table-cell>
          <table:table-cell table:formula="of:=[.AJ12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450227d6-7203-4948-af0f-ea48c817a140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C/Rettilineo_Y_C2_005.txt</text:p>
          </table:table-cell>
          <table:table-cell office:value-type="string" calcext:value-type="string">
            <text:p>datasets/Estratto_Rettilineo_AR/Ritorno/005/Profili delle velocità/Vel_005_C2.txt</text:p>
          </table:table-cell>
          <table:table-cell office:value-type="string" calcext:value-type="string">
            <text:p>datasets/Estratto_Rettilineo_AR/Ritorno/005/C/Scores_Y_C2_005.txt</text:p>
          </table:table-cell>
          <table:table-cell office:value-type="string" calcext:value-type="string">
            <text:p>datasets/Estratto_Rettilineo_AR/Ritorno/005/C/UnifiedScore_Y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8683" calcext:value-type="float">
            <text:p>486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1, 5836, 11449, 17172, 22830, 28568, 34288, 40025, 4571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1588,-1168,-419,0]</text:p>
          </table:table-cell>
          <table:table-cell office:value-type="string" calcext:value-type="string">
            <text:p>[-1589,-1169,-420,0]</text:p>
          </table:table-cell>
          <table:table-cell office:value-type="string" calcext:value-type="string">
            <text:p>[-1632,-1200,-432,0]</text:p>
          </table:table-cell>
          <table:table-cell table:number-columns-repeated="2"/>
          <table:table-cell table:style-name="ce6" table:formula="of:=MID([.W13];2;5)" office:value-type="string" office:string-value="-1588" calcext:value-type="string">
            <text:p>-1588</text:p>
          </table:table-cell>
          <table:table-cell table:style-name="ce6" table:formula="of:=MID([.W13];8;5)" office:value-type="string" office:string-value="-1168" calcext:value-type="string">
            <text:p>-1168</text:p>
          </table:table-cell>
          <table:table-cell table:style-name="ce6" table:formula="of:=MID([.W13];14;4)" office:value-type="string" office:string-value="-419" calcext:value-type="string">
            <text:p>-419</text:p>
          </table:table-cell>
          <table:table-cell table:style-name="ce6" table:formula="of:=MID([.$X13];2;5)" office:value-type="string" office:string-value="-1589" calcext:value-type="string">
            <text:p>-1589</text:p>
          </table:table-cell>
          <table:table-cell table:style-name="ce6" table:formula="of:=MID([.$X13];8;5)" office:value-type="string" office:string-value="-1169" calcext:value-type="string">
            <text:p>-1169</text:p>
          </table:table-cell>
          <table:table-cell table:style-name="ce6" table:formula="of:=MID([.$X13];14;4)" office:value-type="string" office:string-value="-420" calcext:value-type="string">
            <text:p>-420</text:p>
          </table:table-cell>
          <table:table-cell table:style-name="ce6" table:formula="of:=MID([.$Y13];2;5)" office:value-type="string" office:string-value="-1632" calcext:value-type="string">
            <text:p>-1632</text:p>
          </table:table-cell>
          <table:table-cell table:style-name="ce6" table:formula="of:=MID([.$Y13];8;5)" office:value-type="string" office:string-value="-1200" calcext:value-type="string">
            <text:p>-1200</text:p>
          </table:table-cell>
          <table:table-cell table:style-name="ce6" table:formula="of:=MID([.$Y13];14;4)" office:value-type="string" office:string-value="-432" calcext:value-type="string">
            <text:p>-432</text:p>
          </table:table-cell>
          <table:table-cell/>
          <table:table-cell table:formula="of:=[.AB13]+0" office:value-type="float" office:value="-1588" calcext:value-type="float">
            <text:p>-1588</text:p>
          </table:table-cell>
          <table:table-cell table:formula="of:=[.AC13]+0" office:value-type="float" office:value="-1168" calcext:value-type="float">
            <text:p>-1168</text:p>
          </table:table-cell>
          <table:table-cell table:formula="of:=[.AD13]+0" office:value-type="float" office:value="-419" calcext:value-type="float">
            <text:p>-419</text:p>
          </table:table-cell>
          <table:table-cell table:formula="of:=[.AE13]+0" office:value-type="float" office:value="-1589" calcext:value-type="float">
            <text:p>-1589</text:p>
          </table:table-cell>
          <table:table-cell table:formula="of:=[.AF13]+0" office:value-type="float" office:value="-1169" calcext:value-type="float">
            <text:p>-1169</text:p>
          </table:table-cell>
          <table:table-cell table:formula="of:=[.AG13]+0" office:value-type="float" office:value="-420" calcext:value-type="float">
            <text:p>-420</text:p>
          </table:table-cell>
          <table:table-cell table:formula="of:=[.AH13]+0" office:value-type="float" office:value="-1632" calcext:value-type="float">
            <text:p>-1632</text:p>
          </table:table-cell>
          <table:table-cell table:formula="of:=[.AI13]+0" office:value-type="float" office:value="-1200" calcext:value-type="float">
            <text:p>-1200</text:p>
          </table:table-cell>
          <table:table-cell table:formula="of:=[.AJ13]+0" office:value-type="float" office:value="-432" calcext:value-type="float">
            <text:p>-432</text:p>
          </table:table-cell>
        </table:table-row>
        <table:table-row table:style-name="ro1">
          <table:table-cell office:value-type="string" calcext:value-type="string">
            <text:p>5d8aa49a-63f3-404c-a281-ed2ed27ca988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B/Rettilineo_Z_B1_005.txt</text:p>
          </table:table-cell>
          <table:table-cell office:value-type="string" calcext:value-type="string">
            <text:p>datasets/Estratto_Rettilineo_AR/Ritorno/005/Profili delle velocità/Vel_005_B1.txt</text:p>
          </table:table-cell>
          <table:table-cell office:value-type="string" calcext:value-type="string">
            <text:p>datasets/Estratto_Rettilineo_AR/Ritorno/005/B/Scores_Z_B1_005.txt</text:p>
          </table:table-cell>
          <table:table-cell office:value-type="string" calcext:value-type="string">
            <text:p>datasets/Estratto_Rettilineo_AR/Ritorno/005/B/UnifiedScore_Z_B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963" calcext:value-type="float">
            <text:p>729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7, 9127, 17607, 26119, 34619, 43140, 51666, 60195, 68703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2,-1745,-627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4];2;5)" office:value-type="string" office:string-value="-2371" calcext:value-type="string">
            <text:p>-2371</text:p>
          </table:table-cell>
          <table:table-cell table:style-name="ce6" table:formula="of:=MID([.W14];8;5)" office:value-type="string" office:string-value="-1745" calcext:value-type="string">
            <text:p>-1745</text:p>
          </table:table-cell>
          <table:table-cell table:style-name="ce6" table:formula="of:=MID([.W14];14;4)" office:value-type="string" office:string-value="-626" calcext:value-type="string">
            <text:p>-626</text:p>
          </table:table-cell>
          <table:table-cell table:style-name="ce6" table:formula="of:=MID([.$X14];2;5)" office:value-type="string" office:string-value="-2372" calcext:value-type="string">
            <text:p>-2372</text:p>
          </table:table-cell>
          <table:table-cell table:style-name="ce6" table:formula="of:=MID([.$X14];8;5)" office:value-type="string" office:string-value="-1745" calcext:value-type="string">
            <text:p>-1745</text:p>
          </table:table-cell>
          <table:table-cell table:style-name="ce6" table:formula="of:=MID([.$X14];14;4)" office:value-type="string" office:string-value="-627" calcext:value-type="string">
            <text:p>-627</text:p>
          </table:table-cell>
          <table:table-cell table:style-name="ce6" table:formula="of:=MID([.$Y14];2;5)" office:value-type="string" office:string-value="-2448" calcext:value-type="string">
            <text:p>-2448</text:p>
          </table:table-cell>
          <table:table-cell table:style-name="ce6" table:formula="of:=MID([.$Y14];8;5)" office:value-type="string" office:string-value="-1800" calcext:value-type="string">
            <text:p>-1800</text:p>
          </table:table-cell>
          <table:table-cell table:style-name="ce6" table:formula="of:=MID([.$Y14];14;4)" office:value-type="string" office:string-value="-648" calcext:value-type="string">
            <text:p>-648</text:p>
          </table:table-cell>
          <table:table-cell/>
          <table:table-cell table:formula="of:=[.AB14]+0" office:value-type="float" office:value="-2371" calcext:value-type="float">
            <text:p>-2371</text:p>
          </table:table-cell>
          <table:table-cell table:formula="of:=[.AC14]+0" office:value-type="float" office:value="-1745" calcext:value-type="float">
            <text:p>-1745</text:p>
          </table:table-cell>
          <table:table-cell table:formula="of:=[.AD14]+0" office:value-type="float" office:value="-626" calcext:value-type="float">
            <text:p>-626</text:p>
          </table:table-cell>
          <table:table-cell table:formula="of:=[.AE14]+0" office:value-type="float" office:value="-2372" calcext:value-type="float">
            <text:p>-2372</text:p>
          </table:table-cell>
          <table:table-cell table:formula="of:=[.AF14]+0" office:value-type="float" office:value="-1745" calcext:value-type="float">
            <text:p>-1745</text:p>
          </table:table-cell>
          <table:table-cell table:formula="of:=[.AG14]+0" office:value-type="float" office:value="-627" calcext:value-type="float">
            <text:p>-627</text:p>
          </table:table-cell>
          <table:table-cell table:formula="of:=[.AH14]+0" office:value-type="float" office:value="-2448" calcext:value-type="float">
            <text:p>-2448</text:p>
          </table:table-cell>
          <table:table-cell table:formula="of:=[.AI14]+0" office:value-type="float" office:value="-1800" calcext:value-type="float">
            <text:p>-1800</text:p>
          </table:table-cell>
          <table:table-cell table:formula="of:=[.AJ14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b591daf4-8c8f-4b62-aca2-00a3f6b050e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B/Rettilineo_X_B2_005.txt</text:p>
          </table:table-cell>
          <table:table-cell office:value-type="string" calcext:value-type="string">
            <text:p>datasets/Estratto_Rettilineo_AR/Ritorno/005/Profili delle velocità/Vel_005_B2.txt</text:p>
          </table:table-cell>
          <table:table-cell office:value-type="string" calcext:value-type="string">
            <text:p>datasets/Estratto_Rettilineo_AR/Ritorno/005/B/Scores_X_B2_005.txt</text:p>
          </table:table-cell>
          <table:table-cell office:value-type="string" calcext:value-type="string">
            <text:p>datasets/Estratto_Rettilineo_AR/Ritorno/005/B/UnifiedScore_X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3083" calcext:value-type="float">
            <text:p>730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2, 9121, 17558, 26104, 34593, 43146, 51599, 60198, 6868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1,-1744,-626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5];2;5)" office:value-type="string" office:string-value="-2371" calcext:value-type="string">
            <text:p>-2371</text:p>
          </table:table-cell>
          <table:table-cell table:style-name="ce6" table:formula="of:=MID([.W15];8;5)" office:value-type="string" office:string-value="-1745" calcext:value-type="string">
            <text:p>-1745</text:p>
          </table:table-cell>
          <table:table-cell table:style-name="ce6" table:formula="of:=MID([.W15];14;4)" office:value-type="string" office:string-value="-626" calcext:value-type="string">
            <text:p>-626</text:p>
          </table:table-cell>
          <table:table-cell table:style-name="ce6" table:formula="of:=MID([.$X15];2;5)" office:value-type="string" office:string-value="-2371" calcext:value-type="string">
            <text:p>-2371</text:p>
          </table:table-cell>
          <table:table-cell table:style-name="ce6" table:formula="of:=MID([.$X15];8;5)" office:value-type="string" office:string-value="-1744" calcext:value-type="string">
            <text:p>-1744</text:p>
          </table:table-cell>
          <table:table-cell table:style-name="ce6" table:formula="of:=MID([.$X15];14;4)" office:value-type="string" office:string-value="-626" calcext:value-type="string">
            <text:p>-626</text:p>
          </table:table-cell>
          <table:table-cell table:style-name="ce6" table:formula="of:=MID([.$Y15];2;5)" office:value-type="string" office:string-value="-2448" calcext:value-type="string">
            <text:p>-2448</text:p>
          </table:table-cell>
          <table:table-cell table:style-name="ce6" table:formula="of:=MID([.$Y15];8;5)" office:value-type="string" office:string-value="-1800" calcext:value-type="string">
            <text:p>-1800</text:p>
          </table:table-cell>
          <table:table-cell table:style-name="ce6" table:formula="of:=MID([.$Y15];14;4)" office:value-type="string" office:string-value="-648" calcext:value-type="string">
            <text:p>-648</text:p>
          </table:table-cell>
          <table:table-cell/>
          <table:table-cell table:formula="of:=[.AB15]+0" office:value-type="float" office:value="-2371" calcext:value-type="float">
            <text:p>-2371</text:p>
          </table:table-cell>
          <table:table-cell table:formula="of:=[.AC15]+0" office:value-type="float" office:value="-1745" calcext:value-type="float">
            <text:p>-1745</text:p>
          </table:table-cell>
          <table:table-cell table:formula="of:=[.AD15]+0" office:value-type="float" office:value="-626" calcext:value-type="float">
            <text:p>-626</text:p>
          </table:table-cell>
          <table:table-cell table:formula="of:=[.AE15]+0" office:value-type="float" office:value="-2371" calcext:value-type="float">
            <text:p>-2371</text:p>
          </table:table-cell>
          <table:table-cell table:formula="of:=[.AF15]+0" office:value-type="float" office:value="-1744" calcext:value-type="float">
            <text:p>-1744</text:p>
          </table:table-cell>
          <table:table-cell table:formula="of:=[.AG15]+0" office:value-type="float" office:value="-626" calcext:value-type="float">
            <text:p>-626</text:p>
          </table:table-cell>
          <table:table-cell table:formula="of:=[.AH15]+0" office:value-type="float" office:value="-2448" calcext:value-type="float">
            <text:p>-2448</text:p>
          </table:table-cell>
          <table:table-cell table:formula="of:=[.AI15]+0" office:value-type="float" office:value="-1800" calcext:value-type="float">
            <text:p>-1800</text:p>
          </table:table-cell>
          <table:table-cell table:formula="of:=[.AJ15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c3d0311e-5fdf-4ffb-bc70-853e8b614d6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B/Rettilineo_Y_B2_005.txt</text:p>
          </table:table-cell>
          <table:table-cell office:value-type="string" calcext:value-type="string">
            <text:p>datasets/Estratto_Rettilineo_AR/Ritorno/005/Profili delle velocità/Vel_005_B2.txt</text:p>
          </table:table-cell>
          <table:table-cell office:value-type="string" calcext:value-type="string">
            <text:p>datasets/Estratto_Rettilineo_AR/Ritorno/005/B/Scores_Y_B2_005.txt</text:p>
          </table:table-cell>
          <table:table-cell office:value-type="string" calcext:value-type="string">
            <text:p>datasets/Estratto_Rettilineo_AR/Ritorno/005/B/UnifiedScore_Y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3083" calcext:value-type="float">
            <text:p>730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2, 9121, 17558, 26104, 34593, 43146, 51599, 60198, 6868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2370,-1744,-626,0]</text:p>
          </table:table-cell>
          <table:table-cell office:value-type="string" calcext:value-type="string">
            <text:p>[-2370,-1745,-627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6];2;5)" office:value-type="string" office:string-value="-2370" calcext:value-type="string">
            <text:p>-2370</text:p>
          </table:table-cell>
          <table:table-cell table:style-name="ce6" table:formula="of:=MID([.W16];8;5)" office:value-type="string" office:string-value="-1744" calcext:value-type="string">
            <text:p>-1744</text:p>
          </table:table-cell>
          <table:table-cell table:style-name="ce6" table:formula="of:=MID([.W16];14;4)" office:value-type="string" office:string-value="-626" calcext:value-type="string">
            <text:p>-626</text:p>
          </table:table-cell>
          <table:table-cell table:style-name="ce6" table:formula="of:=MID([.$X16];2;5)" office:value-type="string" office:string-value="-2370" calcext:value-type="string">
            <text:p>-2370</text:p>
          </table:table-cell>
          <table:table-cell table:style-name="ce6" table:formula="of:=MID([.$X16];8;5)" office:value-type="string" office:string-value="-1745" calcext:value-type="string">
            <text:p>-1745</text:p>
          </table:table-cell>
          <table:table-cell table:style-name="ce6" table:formula="of:=MID([.$X16];14;4)" office:value-type="string" office:string-value="-627" calcext:value-type="string">
            <text:p>-627</text:p>
          </table:table-cell>
          <table:table-cell table:style-name="ce6" table:formula="of:=MID([.$Y16];2;5)" office:value-type="string" office:string-value="-2448" calcext:value-type="string">
            <text:p>-2448</text:p>
          </table:table-cell>
          <table:table-cell table:style-name="ce6" table:formula="of:=MID([.$Y16];8;5)" office:value-type="string" office:string-value="-1800" calcext:value-type="string">
            <text:p>-1800</text:p>
          </table:table-cell>
          <table:table-cell table:style-name="ce6" table:formula="of:=MID([.$Y16];14;4)" office:value-type="string" office:string-value="-648" calcext:value-type="string">
            <text:p>-648</text:p>
          </table:table-cell>
          <table:table-cell/>
          <table:table-cell table:formula="of:=[.AB16]+0" office:value-type="float" office:value="-2370" calcext:value-type="float">
            <text:p>-2370</text:p>
          </table:table-cell>
          <table:table-cell table:formula="of:=[.AC16]+0" office:value-type="float" office:value="-1744" calcext:value-type="float">
            <text:p>-1744</text:p>
          </table:table-cell>
          <table:table-cell table:formula="of:=[.AD16]+0" office:value-type="float" office:value="-626" calcext:value-type="float">
            <text:p>-626</text:p>
          </table:table-cell>
          <table:table-cell table:formula="of:=[.AE16]+0" office:value-type="float" office:value="-2370" calcext:value-type="float">
            <text:p>-2370</text:p>
          </table:table-cell>
          <table:table-cell table:formula="of:=[.AF16]+0" office:value-type="float" office:value="-1745" calcext:value-type="float">
            <text:p>-1745</text:p>
          </table:table-cell>
          <table:table-cell table:formula="of:=[.AG16]+0" office:value-type="float" office:value="-627" calcext:value-type="float">
            <text:p>-627</text:p>
          </table:table-cell>
          <table:table-cell table:formula="of:=[.AH16]+0" office:value-type="float" office:value="-2448" calcext:value-type="float">
            <text:p>-2448</text:p>
          </table:table-cell>
          <table:table-cell table:formula="of:=[.AI16]+0" office:value-type="float" office:value="-1800" calcext:value-type="float">
            <text:p>-1800</text:p>
          </table:table-cell>
          <table:table-cell table:formula="of:=[.AJ16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b7307fe3-9d02-41c5-a24f-e6fb01bfba60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B/Rettilineo_Y_B1_005.txt</text:p>
          </table:table-cell>
          <table:table-cell office:value-type="string" calcext:value-type="string">
            <text:p>datasets/Estratto_Rettilineo_AR/Ritorno/005/Profili delle velocità/Vel_005_B1.txt</text:p>
          </table:table-cell>
          <table:table-cell office:value-type="string" calcext:value-type="string">
            <text:p>datasets/Estratto_Rettilineo_AR/Ritorno/005/B/Scores_Y_B1_005.txt</text:p>
          </table:table-cell>
          <table:table-cell office:value-type="string" calcext:value-type="string">
            <text:p>datasets/Estratto_Rettilineo_AR/Ritorno/005/B/UnifiedScore_Y_B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963" calcext:value-type="float">
            <text:p>729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7, 9127, 17607, 26119, 34619, 43140, 51666, 60195, 68703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2369,-1743,-626,0]</text:p>
          </table:table-cell>
          <table:table-cell office:value-type="string" calcext:value-type="string">
            <text:p>[-2371,-1744,-627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7];2;5)" office:value-type="string" office:string-value="-2369" calcext:value-type="string">
            <text:p>-2369</text:p>
          </table:table-cell>
          <table:table-cell table:style-name="ce6" table:formula="of:=MID([.W17];8;5)" office:value-type="string" office:string-value="-1743" calcext:value-type="string">
            <text:p>-1743</text:p>
          </table:table-cell>
          <table:table-cell table:style-name="ce6" table:formula="of:=MID([.W17];14;4)" office:value-type="string" office:string-value="-626" calcext:value-type="string">
            <text:p>-626</text:p>
          </table:table-cell>
          <table:table-cell table:style-name="ce6" table:formula="of:=MID([.$X17];2;5)" office:value-type="string" office:string-value="-2371" calcext:value-type="string">
            <text:p>-2371</text:p>
          </table:table-cell>
          <table:table-cell table:style-name="ce6" table:formula="of:=MID([.$X17];8;5)" office:value-type="string" office:string-value="-1744" calcext:value-type="string">
            <text:p>-1744</text:p>
          </table:table-cell>
          <table:table-cell table:style-name="ce6" table:formula="of:=MID([.$X17];14;4)" office:value-type="string" office:string-value="-627" calcext:value-type="string">
            <text:p>-627</text:p>
          </table:table-cell>
          <table:table-cell table:style-name="ce6" table:formula="of:=MID([.$Y17];2;5)" office:value-type="string" office:string-value="-2448" calcext:value-type="string">
            <text:p>-2448</text:p>
          </table:table-cell>
          <table:table-cell table:style-name="ce6" table:formula="of:=MID([.$Y17];8;5)" office:value-type="string" office:string-value="-1800" calcext:value-type="string">
            <text:p>-1800</text:p>
          </table:table-cell>
          <table:table-cell table:style-name="ce6" table:formula="of:=MID([.$Y17];14;4)" office:value-type="string" office:string-value="-648" calcext:value-type="string">
            <text:p>-648</text:p>
          </table:table-cell>
          <table:table-cell/>
          <table:table-cell table:formula="of:=[.AB17]+0" office:value-type="float" office:value="-2369" calcext:value-type="float">
            <text:p>-2369</text:p>
          </table:table-cell>
          <table:table-cell table:formula="of:=[.AC17]+0" office:value-type="float" office:value="-1743" calcext:value-type="float">
            <text:p>-1743</text:p>
          </table:table-cell>
          <table:table-cell table:formula="of:=[.AD17]+0" office:value-type="float" office:value="-626" calcext:value-type="float">
            <text:p>-626</text:p>
          </table:table-cell>
          <table:table-cell table:formula="of:=[.AE17]+0" office:value-type="float" office:value="-2371" calcext:value-type="float">
            <text:p>-2371</text:p>
          </table:table-cell>
          <table:table-cell table:formula="of:=[.AF17]+0" office:value-type="float" office:value="-1744" calcext:value-type="float">
            <text:p>-1744</text:p>
          </table:table-cell>
          <table:table-cell table:formula="of:=[.AG17]+0" office:value-type="float" office:value="-627" calcext:value-type="float">
            <text:p>-627</text:p>
          </table:table-cell>
          <table:table-cell table:formula="of:=[.AH17]+0" office:value-type="float" office:value="-2448" calcext:value-type="float">
            <text:p>-2448</text:p>
          </table:table-cell>
          <table:table-cell table:formula="of:=[.AI17]+0" office:value-type="float" office:value="-1800" calcext:value-type="float">
            <text:p>-1800</text:p>
          </table:table-cell>
          <table:table-cell table:formula="of:=[.AJ17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bc16190e-ffd4-4f24-a2b6-7633ca15843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Ritorno/005/B/Rettilineo_Z_B2_005.txt</text:p>
          </table:table-cell>
          <table:table-cell office:value-type="string" calcext:value-type="string">
            <text:p>datasets/Estratto_Rettilineo_AR/Ritorno/005/Profili delle velocità/Vel_005_B2.txt</text:p>
          </table:table-cell>
          <table:table-cell office:value-type="string" calcext:value-type="string">
            <text:p>datasets/Estratto_Rettilineo_AR/Ritorno/005/B/Scores_Z_B2_005.txt</text:p>
          </table:table-cell>
          <table:table-cell office:value-type="string" calcext:value-type="string">
            <text:p>datasets/Estratto_Rettilineo_AR/Ritorno/005/B/UnifiedScore_Z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3083" calcext:value-type="float">
            <text:p>730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2, 9121, 17558, 26104, 34593, 43146, 51599, 60198, 6868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-2371,-1745,-626,0]</text:p>
          </table:table-cell>
          <table:table-cell office:value-type="string" calcext:value-type="string">
            <text:p>[-2372,-1745,-627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8];2;5)" office:value-type="string" office:string-value="-2371" calcext:value-type="string">
            <text:p>-2371</text:p>
          </table:table-cell>
          <table:table-cell table:style-name="ce6" table:formula="of:=MID([.W18];8;5)" office:value-type="string" office:string-value="-1745" calcext:value-type="string">
            <text:p>-1745</text:p>
          </table:table-cell>
          <table:table-cell table:style-name="ce6" table:formula="of:=MID([.W18];14;4)" office:value-type="string" office:string-value="-626" calcext:value-type="string">
            <text:p>-626</text:p>
          </table:table-cell>
          <table:table-cell table:style-name="ce6" table:formula="of:=MID([.$X18];2;5)" office:value-type="string" office:string-value="-2372" calcext:value-type="string">
            <text:p>-2372</text:p>
          </table:table-cell>
          <table:table-cell table:style-name="ce6" table:formula="of:=MID([.$X18];8;5)" office:value-type="string" office:string-value="-1745" calcext:value-type="string">
            <text:p>-1745</text:p>
          </table:table-cell>
          <table:table-cell table:style-name="ce6" table:formula="of:=MID([.$X18];14;4)" office:value-type="string" office:string-value="-627" calcext:value-type="string">
            <text:p>-627</text:p>
          </table:table-cell>
          <table:table-cell table:style-name="ce6" table:formula="of:=MID([.$Y18];2;5)" office:value-type="string" office:string-value="-2448" calcext:value-type="string">
            <text:p>-2448</text:p>
          </table:table-cell>
          <table:table-cell table:style-name="ce6" table:formula="of:=MID([.$Y18];8;5)" office:value-type="string" office:string-value="-1800" calcext:value-type="string">
            <text:p>-1800</text:p>
          </table:table-cell>
          <table:table-cell table:style-name="ce6" table:formula="of:=MID([.$Y18];14;4)" office:value-type="string" office:string-value="-648" calcext:value-type="string">
            <text:p>-648</text:p>
          </table:table-cell>
          <table:table-cell/>
          <table:table-cell table:formula="of:=[.AB18]+0" office:value-type="float" office:value="-2371" calcext:value-type="float">
            <text:p>-2371</text:p>
          </table:table-cell>
          <table:table-cell table:formula="of:=[.AC18]+0" office:value-type="float" office:value="-1745" calcext:value-type="float">
            <text:p>-1745</text:p>
          </table:table-cell>
          <table:table-cell table:formula="of:=[.AD18]+0" office:value-type="float" office:value="-626" calcext:value-type="float">
            <text:p>-626</text:p>
          </table:table-cell>
          <table:table-cell table:formula="of:=[.AE18]+0" office:value-type="float" office:value="-2372" calcext:value-type="float">
            <text:p>-2372</text:p>
          </table:table-cell>
          <table:table-cell table:formula="of:=[.AF18]+0" office:value-type="float" office:value="-1745" calcext:value-type="float">
            <text:p>-1745</text:p>
          </table:table-cell>
          <table:table-cell table:formula="of:=[.AG18]+0" office:value-type="float" office:value="-627" calcext:value-type="float">
            <text:p>-627</text:p>
          </table:table-cell>
          <table:table-cell table:formula="of:=[.AH18]+0" office:value-type="float" office:value="-2448" calcext:value-type="float">
            <text:p>-2448</text:p>
          </table:table-cell>
          <table:table-cell table:formula="of:=[.AI18]+0" office:value-type="float" office:value="-1800" calcext:value-type="float">
            <text:p>-1800</text:p>
          </table:table-cell>
          <table:table-cell table:formula="of:=[.AJ18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b189d0d5-dbb8-4b69-81be-2c38ee10c2d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5/B/Rettilineo_X_B1_005.txt</text:p>
          </table:table-cell>
          <table:table-cell office:value-type="string" calcext:value-type="string">
            <text:p>datasets/Estratto_Rettilineo_AR/Ritorno/005/Profili delle velocità/Vel_005_B1.txt</text:p>
          </table:table-cell>
          <table:table-cell office:value-type="string" calcext:value-type="string">
            <text:p>datasets/Estratto_Rettilineo_AR/Ritorno/005/B/Scores_X_B1_005.txt</text:p>
          </table:table-cell>
          <table:table-cell office:value-type="string" calcext:value-type="string">
            <text:p>datasets/Estratto_Rettilineo_AR/Ritorno/005/B/UnifiedScore_X_B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963" calcext:value-type="float">
            <text:p>7296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57, 9127, 17607, 26119, 34619, 43140, 51666, 60195, 68703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-2371,-1745,-626,0]</text:p>
          </table:table-cell>
          <table:table-cell office:value-type="string" calcext:value-type="string">
            <text:p>[-2448,-1800,-648,0]</text:p>
          </table:table-cell>
          <table:table-cell table:number-columns-repeated="2"/>
          <table:table-cell table:style-name="ce6" table:formula="of:=MID([.W19];2;5)" office:value-type="string" office:string-value="-2371" calcext:value-type="string">
            <text:p>-2371</text:p>
          </table:table-cell>
          <table:table-cell table:style-name="ce6" table:formula="of:=MID([.W19];8;5)" office:value-type="string" office:string-value="-1745" calcext:value-type="string">
            <text:p>-1745</text:p>
          </table:table-cell>
          <table:table-cell table:style-name="ce6" table:formula="of:=MID([.W19];14;4)" office:value-type="string" office:string-value="-626" calcext:value-type="string">
            <text:p>-626</text:p>
          </table:table-cell>
          <table:table-cell table:style-name="ce6" table:formula="of:=MID([.$X19];2;5)" office:value-type="string" office:string-value="-2371" calcext:value-type="string">
            <text:p>-2371</text:p>
          </table:table-cell>
          <table:table-cell table:style-name="ce6" table:formula="of:=MID([.$X19];8;5)" office:value-type="string" office:string-value="-1745" calcext:value-type="string">
            <text:p>-1745</text:p>
          </table:table-cell>
          <table:table-cell table:style-name="ce6" table:formula="of:=MID([.$X19];14;4)" office:value-type="string" office:string-value="-626" calcext:value-type="string">
            <text:p>-626</text:p>
          </table:table-cell>
          <table:table-cell table:style-name="ce6" table:formula="of:=MID([.$Y19];2;5)" office:value-type="string" office:string-value="-2448" calcext:value-type="string">
            <text:p>-2448</text:p>
          </table:table-cell>
          <table:table-cell table:style-name="ce6" table:formula="of:=MID([.$Y19];8;5)" office:value-type="string" office:string-value="-1800" calcext:value-type="string">
            <text:p>-1800</text:p>
          </table:table-cell>
          <table:table-cell table:style-name="ce6" table:formula="of:=MID([.$Y19];14;4)" office:value-type="string" office:string-value="-648" calcext:value-type="string">
            <text:p>-648</text:p>
          </table:table-cell>
          <table:table-cell/>
          <table:table-cell table:formula="of:=[.AB19]+0" office:value-type="float" office:value="-2371" calcext:value-type="float">
            <text:p>-2371</text:p>
          </table:table-cell>
          <table:table-cell table:formula="of:=[.AC19]+0" office:value-type="float" office:value="-1745" calcext:value-type="float">
            <text:p>-1745</text:p>
          </table:table-cell>
          <table:table-cell table:formula="of:=[.AD19]+0" office:value-type="float" office:value="-626" calcext:value-type="float">
            <text:p>-626</text:p>
          </table:table-cell>
          <table:table-cell table:formula="of:=[.AE19]+0" office:value-type="float" office:value="-2371" calcext:value-type="float">
            <text:p>-2371</text:p>
          </table:table-cell>
          <table:table-cell table:formula="of:=[.AF19]+0" office:value-type="float" office:value="-1745" calcext:value-type="float">
            <text:p>-1745</text:p>
          </table:table-cell>
          <table:table-cell table:formula="of:=[.AG19]+0" office:value-type="float" office:value="-626" calcext:value-type="float">
            <text:p>-626</text:p>
          </table:table-cell>
          <table:table-cell table:formula="of:=[.AH19]+0" office:value-type="float" office:value="-2448" calcext:value-type="float">
            <text:p>-2448</text:p>
          </table:table-cell>
          <table:table-cell table:formula="of:=[.AI19]+0" office:value-type="float" office:value="-1800" calcext:value-type="float">
            <text:p>-1800</text:p>
          </table:table-cell>
          <table:table-cell table:formula="of:=[.AJ19]+0" office:value-type="float" office:value="-648" calcext:value-type="float">
            <text:p>-648</text:p>
          </table:table-cell>
        </table:table-row>
        <table:table-row table:style-name="ro1">
          <table:table-cell office:value-type="string" calcext:value-type="string">
            <text:p>bcf6a10c-a726-4ad7-8675-078342db898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A/Rettilineo_Z_FA1_007.txt</text:p>
          </table:table-cell>
          <table:table-cell office:value-type="string" calcext:value-type="string">
            <text:p>datasets/Estratto_Rettilineo_AR/Ritorno/007/Profili delle velocità/Vel_007_FA1.txt</text:p>
          </table:table-cell>
          <table:table-cell office:value-type="string" calcext:value-type="string">
            <text:p>datasets/Estratto_Rettilineo_AR/Ritorno/007/A/Scores_Z_FA1_007.txt</text:p>
          </table:table-cell>
          <table:table-cell office:value-type="string" calcext:value-type="string">
            <text:p>datasets/Estratto_Rettilineo_AR/Ritorno/007/A/UnifiedScore_Z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3383" calcext:value-type="float">
            <text:p>1433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1, 17978, 34821, 51829, 68831, 85711, 102537, 119329, 135681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-1286,5460,1255,0]</text:p>
          </table:table-cell>
          <table:table-cell table:style-name="ce2" office:value-type="string" calcext:value-type="string">
            <text:p>[4459,3343,-123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0]+0" office:value-type="float" office:value="0" calcext:value-type="float">
            <text:p>0</text:p>
          </table:table-cell>
          <table:table-cell table:formula="of:=[.AC20]+0" office:value-type="float" office:value="0" calcext:value-type="float">
            <text:p>0</text:p>
          </table:table-cell>
          <table:table-cell table:formula="of:=[.AD20]+0" office:value-type="float" office:value="0" calcext:value-type="float">
            <text:p>0</text:p>
          </table:table-cell>
          <table:table-cell table:formula="of:=[.AE20]+0" office:value-type="float" office:value="0" calcext:value-type="float">
            <text:p>0</text:p>
          </table:table-cell>
          <table:table-cell table:formula="of:=[.AF20]+0" office:value-type="float" office:value="0" calcext:value-type="float">
            <text:p>0</text:p>
          </table:table-cell>
          <table:table-cell table:formula="of:=[.AG20]+0" office:value-type="float" office:value="0" calcext:value-type="float">
            <text:p>0</text:p>
          </table:table-cell>
          <table:table-cell table:formula="of:=[.AH20]+0" office:value-type="float" office:value="0" calcext:value-type="float">
            <text:p>0</text:p>
          </table:table-cell>
          <table:table-cell table:formula="of:=[.AI20]+0" office:value-type="float" office:value="0" calcext:value-type="float">
            <text:p>0</text:p>
          </table:table-cell>
          <table:table-cell table:formula="of:=[.AJ20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5cf41f-a87e-4bcb-8e84-0291ffe12c7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A/Rettilineo_Y_A1_007.txt</text:p>
          </table:table-cell>
          <table:table-cell office:value-type="string" calcext:value-type="string">
            <text:p>datasets/Estratto_Rettilineo_AR/Ritorno/007/Profili delle velocità/Vel_007_A1.txt</text:p>
          </table:table-cell>
          <table:table-cell office:value-type="string" calcext:value-type="string">
            <text:p>datasets/Estratto_Rettilineo_AR/Ritorno/007/A/Scores_Y_A1_007.txt</text:p>
          </table:table-cell>
          <table:table-cell office:value-type="string" calcext:value-type="string">
            <text:p>datasets/Estratto_Rettilineo_AR/Ritorno/007/A/UnifiedScore_Y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0657" calcext:value-type="float">
            <text:p>1406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135, 17966, 34771, 51633, 68456, 85319, 102219, 119131, 135858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4689,3456,1239,0]</text:p>
          </table:table-cell>
          <table:table-cell table:style-name="ce2" office:value-type="string" calcext:value-type="string">
            <text:p>[4688,3458,1242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1]+0" office:value-type="float" office:value="0" calcext:value-type="float">
            <text:p>0</text:p>
          </table:table-cell>
          <table:table-cell table:formula="of:=[.AC21]+0" office:value-type="float" office:value="0" calcext:value-type="float">
            <text:p>0</text:p>
          </table:table-cell>
          <table:table-cell table:formula="of:=[.AD21]+0" office:value-type="float" office:value="0" calcext:value-type="float">
            <text:p>0</text:p>
          </table:table-cell>
          <table:table-cell table:formula="of:=[.AE21]+0" office:value-type="float" office:value="0" calcext:value-type="float">
            <text:p>0</text:p>
          </table:table-cell>
          <table:table-cell table:formula="of:=[.AF21]+0" office:value-type="float" office:value="0" calcext:value-type="float">
            <text:p>0</text:p>
          </table:table-cell>
          <table:table-cell table:formula="of:=[.AG21]+0" office:value-type="float" office:value="0" calcext:value-type="float">
            <text:p>0</text:p>
          </table:table-cell>
          <table:table-cell table:formula="of:=[.AH21]+0" office:value-type="float" office:value="0" calcext:value-type="float">
            <text:p>0</text:p>
          </table:table-cell>
          <table:table-cell table:formula="of:=[.AI21]+0" office:value-type="float" office:value="0" calcext:value-type="float">
            <text:p>0</text:p>
          </table:table-cell>
          <table:table-cell table:formula="of:=[.AJ21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166b8-7840-4c22-8d0d-4fa729522fe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A/Rettilineo_X_FA1_007.txt</text:p>
          </table:table-cell>
          <table:table-cell office:value-type="string" calcext:value-type="string">
            <text:p>datasets/Estratto_Rettilineo_AR/Ritorno/007/Profili delle velocità/Vel_007_FA1.txt</text:p>
          </table:table-cell>
          <table:table-cell office:value-type="string" calcext:value-type="string">
            <text:p>datasets/Estratto_Rettilineo_AR/Ritorno/007/A/Scores_X_FA1_007.txt</text:p>
          </table:table-cell>
          <table:table-cell office:value-type="string" calcext:value-type="string">
            <text:p>datasets/Estratto_Rettilineo_AR/Ritorno/007/A/UnifiedScore_X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3383" calcext:value-type="float">
            <text:p>1433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1, 17978, 34821, 51829, 68831, 85711, 102537, 119329, 135681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28502,1145,-89,0]</text:p>
          </table:table-cell>
          <table:table-cell table:style-name="ce2" office:value-type="string" calcext:value-type="string">
            <text:p>[5862,19574,-125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2]+0" office:value-type="float" office:value="0" calcext:value-type="float">
            <text:p>0</text:p>
          </table:table-cell>
          <table:table-cell table:formula="of:=[.AC22]+0" office:value-type="float" office:value="0" calcext:value-type="float">
            <text:p>0</text:p>
          </table:table-cell>
          <table:table-cell table:formula="of:=[.AD22]+0" office:value-type="float" office:value="0" calcext:value-type="float">
            <text:p>0</text:p>
          </table:table-cell>
          <table:table-cell table:formula="of:=[.AE22]+0" office:value-type="float" office:value="0" calcext:value-type="float">
            <text:p>0</text:p>
          </table:table-cell>
          <table:table-cell table:formula="of:=[.AF22]+0" office:value-type="float" office:value="0" calcext:value-type="float">
            <text:p>0</text:p>
          </table:table-cell>
          <table:table-cell table:formula="of:=[.AG22]+0" office:value-type="float" office:value="0" calcext:value-type="float">
            <text:p>0</text:p>
          </table:table-cell>
          <table:table-cell table:formula="of:=[.AH22]+0" office:value-type="float" office:value="0" calcext:value-type="float">
            <text:p>0</text:p>
          </table:table-cell>
          <table:table-cell table:formula="of:=[.AI22]+0" office:value-type="float" office:value="0" calcext:value-type="float">
            <text:p>0</text:p>
          </table:table-cell>
          <table:table-cell table:formula="of:=[.AJ22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9cb0bb-d889-4235-967c-86d030c51f1e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A/Rettilineo_X_A1_007.txt</text:p>
          </table:table-cell>
          <table:table-cell office:value-type="string" calcext:value-type="string">
            <text:p>datasets/Estratto_Rettilineo_AR/Ritorno/007/Profili delle velocità/Vel_007_A1.txt</text:p>
          </table:table-cell>
          <table:table-cell office:value-type="string" calcext:value-type="string">
            <text:p>datasets/Estratto_Rettilineo_AR/Ritorno/007/A/Scores_X_A1_007.txt</text:p>
          </table:table-cell>
          <table:table-cell office:value-type="string" calcext:value-type="string">
            <text:p>datasets/Estratto_Rettilineo_AR/Ritorno/007/A/UnifiedScore_X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0657" calcext:value-type="float">
            <text:p>1406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135, 17966, 34771, 51633, 68456, 85319, 102219, 119131, 135858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4698,3458,1243,0]</text:p>
          </table:table-cell>
          <table:table-cell table:style-name="ce2" office:value-type="string" calcext:value-type="string">
            <text:p>[4690,3454,1240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3]+0" office:value-type="float" office:value="0" calcext:value-type="float">
            <text:p>0</text:p>
          </table:table-cell>
          <table:table-cell table:formula="of:=[.AC23]+0" office:value-type="float" office:value="0" calcext:value-type="float">
            <text:p>0</text:p>
          </table:table-cell>
          <table:table-cell table:formula="of:=[.AD23]+0" office:value-type="float" office:value="0" calcext:value-type="float">
            <text:p>0</text:p>
          </table:table-cell>
          <table:table-cell table:formula="of:=[.AE23]+0" office:value-type="float" office:value="0" calcext:value-type="float">
            <text:p>0</text:p>
          </table:table-cell>
          <table:table-cell table:formula="of:=[.AF23]+0" office:value-type="float" office:value="0" calcext:value-type="float">
            <text:p>0</text:p>
          </table:table-cell>
          <table:table-cell table:formula="of:=[.AG23]+0" office:value-type="float" office:value="0" calcext:value-type="float">
            <text:p>0</text:p>
          </table:table-cell>
          <table:table-cell table:formula="of:=[.AH23]+0" office:value-type="float" office:value="0" calcext:value-type="float">
            <text:p>0</text:p>
          </table:table-cell>
          <table:table-cell table:formula="of:=[.AI23]+0" office:value-type="float" office:value="0" calcext:value-type="float">
            <text:p>0</text:p>
          </table:table-cell>
          <table:table-cell table:formula="of:=[.AJ23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7eeeb0-406c-48f5-a1fa-bfafbf292bb1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A/Rettilineo_Y_FA1_007.txt</text:p>
          </table:table-cell>
          <table:table-cell office:value-type="string" calcext:value-type="string">
            <text:p>datasets/Estratto_Rettilineo_AR/Ritorno/007/Profili delle velocità/Vel_007_FA1.txt</text:p>
          </table:table-cell>
          <table:table-cell office:value-type="string" calcext:value-type="string">
            <text:p>datasets/Estratto_Rettilineo_AR/Ritorno/007/A/Scores_Y_FA1_007.txt</text:p>
          </table:table-cell>
          <table:table-cell office:value-type="string" calcext:value-type="string">
            <text:p>datasets/Estratto_Rettilineo_AR/Ritorno/007/A/UnifiedScore_Y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3383" calcext:value-type="float">
            <text:p>1433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1, 17978, 34821, 51829, 68831, 85711, 102537, 119329, 135681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6875,3687,-140,0]</text:p>
          </table:table-cell>
          <table:table-cell table:style-name="ce2" office:value-type="string" calcext:value-type="string">
            <text:p>[6876,3686,-138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4]+0" office:value-type="float" office:value="0" calcext:value-type="float">
            <text:p>0</text:p>
          </table:table-cell>
          <table:table-cell table:formula="of:=[.AC24]+0" office:value-type="float" office:value="0" calcext:value-type="float">
            <text:p>0</text:p>
          </table:table-cell>
          <table:table-cell table:formula="of:=[.AD24]+0" office:value-type="float" office:value="0" calcext:value-type="float">
            <text:p>0</text:p>
          </table:table-cell>
          <table:table-cell table:formula="of:=[.AE24]+0" office:value-type="float" office:value="0" calcext:value-type="float">
            <text:p>0</text:p>
          </table:table-cell>
          <table:table-cell table:formula="of:=[.AF24]+0" office:value-type="float" office:value="0" calcext:value-type="float">
            <text:p>0</text:p>
          </table:table-cell>
          <table:table-cell table:formula="of:=[.AG24]+0" office:value-type="float" office:value="0" calcext:value-type="float">
            <text:p>0</text:p>
          </table:table-cell>
          <table:table-cell table:formula="of:=[.AH24]+0" office:value-type="float" office:value="0" calcext:value-type="float">
            <text:p>0</text:p>
          </table:table-cell>
          <table:table-cell table:formula="of:=[.AI24]+0" office:value-type="float" office:value="0" calcext:value-type="float">
            <text:p>0</text:p>
          </table:table-cell>
          <table:table-cell table:formula="of:=[.AJ24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c9a71c-7424-4b2e-ac02-adfe7045462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A/Rettilineo_Z_A1_007.txt</text:p>
          </table:table-cell>
          <table:table-cell office:value-type="string" calcext:value-type="string">
            <text:p>datasets/Estratto_Rettilineo_AR/Ritorno/007/Profili delle velocità/Vel_007_A1.txt</text:p>
          </table:table-cell>
          <table:table-cell office:value-type="string" calcext:value-type="string">
            <text:p>datasets/Estratto_Rettilineo_AR/Ritorno/007/A/Scores_Z_A1_007.txt</text:p>
          </table:table-cell>
          <table:table-cell office:value-type="string" calcext:value-type="string">
            <text:p>datasets/Estratto_Rettilineo_AR/Ritorno/007/A/UnifiedScore_Z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0657" calcext:value-type="float">
            <text:p>1406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135, 17966, 34771, 51633, 68456, 85319, 102219, 119131, 135858]</text:p>
          </table:table-cell>
          <table:table-cell table:style-name="ce1" office:value-type="string" calcext:value-type="string">
            <text:p>False</text:p>
          </table:table-cell>
          <table:table-cell table:style-name="ce2" office:value-type="string" calcext:value-type="string">
            <text:p>[4699,3457,1244,0]</text:p>
          </table:table-cell>
          <table:table-cell table:style-name="ce2" office:value-type="string" calcext:value-type="string">
            <text:p>[4689,3454,1239,0]</text:p>
          </table:table-cell>
          <table:table-cell office:value-type="string" calcext:value-type="string">
            <text:p>[4896, 3600, 1296,0]</text:p>
          </table:table-cell>
          <table:table-cell office:value-type="string" calcext:value-type="string">
            <text:p>True</text:p>
          </table:table-cell>
          <table:table-cell table:number-columns-repeated="11"/>
          <table:table-cell table:formula="of:=[.AB25]+0" office:value-type="float" office:value="0" calcext:value-type="float">
            <text:p>0</text:p>
          </table:table-cell>
          <table:table-cell table:formula="of:=[.AC25]+0" office:value-type="float" office:value="0" calcext:value-type="float">
            <text:p>0</text:p>
          </table:table-cell>
          <table:table-cell table:formula="of:=[.AD25]+0" office:value-type="float" office:value="0" calcext:value-type="float">
            <text:p>0</text:p>
          </table:table-cell>
          <table:table-cell table:formula="of:=[.AE25]+0" office:value-type="float" office:value="0" calcext:value-type="float">
            <text:p>0</text:p>
          </table:table-cell>
          <table:table-cell table:formula="of:=[.AF25]+0" office:value-type="float" office:value="0" calcext:value-type="float">
            <text:p>0</text:p>
          </table:table-cell>
          <table:table-cell table:formula="of:=[.AG25]+0" office:value-type="float" office:value="0" calcext:value-type="float">
            <text:p>0</text:p>
          </table:table-cell>
          <table:table-cell table:formula="of:=[.AH25]+0" office:value-type="float" office:value="0" calcext:value-type="float">
            <text:p>0</text:p>
          </table:table-cell>
          <table:table-cell table:formula="of:=[.AI25]+0" office:value-type="float" office:value="0" calcext:value-type="float">
            <text:p>0</text:p>
          </table:table-cell>
          <table:table-cell table:formula="of:=[.AJ25]+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61fee3-0065-424c-8fe6-28723c04e835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C/Rettilineo_Z_C1_007.txt</text:p>
          </table:table-cell>
          <table:table-cell office:value-type="string" calcext:value-type="string">
            <text:p>datasets/Estratto_Rettilineo_AR/Ritorno/007/Profili delle velocità/Vel_007_C1.txt</text:p>
          </table:table-cell>
          <table:table-cell office:value-type="string" calcext:value-type="string">
            <text:p>datasets/Estratto_Rettilineo_AR/Ritorno/007/C/Scores_Z_C1_007.txt</text:p>
          </table:table-cell>
          <table:table-cell office:value-type="string" calcext:value-type="string">
            <text:p>datasets/Estratto_Rettilineo_AR/Ritorno/007/C/UnifiedScore_Z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2358" calcext:value-type="float">
            <text:p>42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93, 7320, 12851, 18642, 24183, 30038, 35646, 41389, 47124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1585,1166,419,0]</text:p>
          </table:table-cell>
          <table:table-cell office:value-type="string" calcext:value-type="string">
            <text:p>[1584,1166,419,0]</text:p>
          </table:table-cell>
          <table:table-cell office:value-type="string" calcext:value-type="string">
            <text:p>[1632,1200,432,0]</text:p>
          </table:table-cell>
          <table:table-cell table:number-columns-repeated="2"/>
          <table:table-cell table:formula="of:=MID([.W26];2;4)" office:value-type="string" office:string-value="1585" calcext:value-type="string">
            <text:p>1585</text:p>
          </table:table-cell>
          <table:table-cell table:formula="of:=MID([.W26];7;4)" office:value-type="string" office:string-value="1166" calcext:value-type="string">
            <text:p>1166</text:p>
          </table:table-cell>
          <table:table-cell table:formula="of:=MID([.W26];12;3)" office:value-type="string" office:string-value="419" calcext:value-type="string">
            <text:p>419</text:p>
          </table:table-cell>
          <table:table-cell table:formula="of:=MID([.$X26];2;4)" office:value-type="string" office:string-value="1584" calcext:value-type="string">
            <text:p>1584</text:p>
          </table:table-cell>
          <table:table-cell table:formula="of:=MID([.$X26];7;4)" office:value-type="string" office:string-value="1166" calcext:value-type="string">
            <text:p>1166</text:p>
          </table:table-cell>
          <table:table-cell table:formula="of:=MID([.$X26];12;3)" office:value-type="string" office:string-value="419" calcext:value-type="string">
            <text:p>419</text:p>
          </table:table-cell>
          <table:table-cell table:formula="of:=MID([.$Y26];2;4)" office:value-type="string" office:string-value="1632" calcext:value-type="string">
            <text:p>1632</text:p>
          </table:table-cell>
          <table:table-cell table:formula="of:=MID([.$Y26];7;4)" office:value-type="string" office:string-value="1200" calcext:value-type="string">
            <text:p>1200</text:p>
          </table:table-cell>
          <table:table-cell table:formula="of:=MID([.$Y26];12;3)" office:value-type="string" office:string-value="432" calcext:value-type="string">
            <text:p>432</text:p>
          </table:table-cell>
          <table:table-cell/>
          <table:table-cell table:formula="of:=[.AB26]+0" office:value-type="float" office:value="1585" calcext:value-type="float">
            <text:p>1585</text:p>
          </table:table-cell>
          <table:table-cell table:formula="of:=[.AC26]+0" office:value-type="float" office:value="1166" calcext:value-type="float">
            <text:p>1166</text:p>
          </table:table-cell>
          <table:table-cell table:formula="of:=[.AD26]+0" office:value-type="float" office:value="419" calcext:value-type="float">
            <text:p>419</text:p>
          </table:table-cell>
          <table:table-cell table:formula="of:=[.AE26]+0" office:value-type="float" office:value="1584" calcext:value-type="float">
            <text:p>1584</text:p>
          </table:table-cell>
          <table:table-cell table:formula="of:=[.AF26]+0" office:value-type="float" office:value="1166" calcext:value-type="float">
            <text:p>1166</text:p>
          </table:table-cell>
          <table:table-cell table:formula="of:=[.AG26]+0" office:value-type="float" office:value="419" calcext:value-type="float">
            <text:p>419</text:p>
          </table:table-cell>
          <table:table-cell table:formula="of:=[.AH26]+0" office:value-type="float" office:value="1632" calcext:value-type="float">
            <text:p>1632</text:p>
          </table:table-cell>
          <table:table-cell table:formula="of:=[.AI26]+0" office:value-type="float" office:value="1200" calcext:value-type="float">
            <text:p>1200</text:p>
          </table:table-cell>
          <table:table-cell table:formula="of:=[.AJ26]+0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72adf4c5-0fb1-409e-b8dd-74ff096eb17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C/Rettilineo_X_C1_007.txt</text:p>
          </table:table-cell>
          <table:table-cell office:value-type="string" calcext:value-type="string">
            <text:p>datasets/Estratto_Rettilineo_AR/Ritorno/007/Profili delle velocità/Vel_007_C1.txt</text:p>
          </table:table-cell>
          <table:table-cell office:value-type="string" calcext:value-type="string">
            <text:p>datasets/Estratto_Rettilineo_AR/Ritorno/007/C/Scores_X_C1_007.txt</text:p>
          </table:table-cell>
          <table:table-cell office:value-type="string" calcext:value-type="string">
            <text:p>datasets/Estratto_Rettilineo_AR/Ritorno/007/C/UnifiedScore_X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2358" calcext:value-type="float">
            <text:p>42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93, 7320, 12851, 18642, 24183, 30038, 35646, 41389, 47124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1585,1166,419,0]</text:p>
          </table:table-cell>
          <table:table-cell office:value-type="string" calcext:value-type="string">
            <text:p>[1584,1166,418,0]</text:p>
          </table:table-cell>
          <table:table-cell office:value-type="string" calcext:value-type="string">
            <text:p>[1632,1200,432,0]</text:p>
          </table:table-cell>
          <table:table-cell table:number-columns-repeated="2"/>
          <table:table-cell table:formula="of:=MID([.W27];2;4)" office:value-type="string" office:string-value="1585" calcext:value-type="string">
            <text:p>1585</text:p>
          </table:table-cell>
          <table:table-cell table:formula="of:=MID([.W27];7;4)" office:value-type="string" office:string-value="1166" calcext:value-type="string">
            <text:p>1166</text:p>
          </table:table-cell>
          <table:table-cell table:formula="of:=MID([.W27];12;3)" office:value-type="string" office:string-value="419" calcext:value-type="string">
            <text:p>419</text:p>
          </table:table-cell>
          <table:table-cell table:formula="of:=MID([.$X27];2;4)" office:value-type="string" office:string-value="1584" calcext:value-type="string">
            <text:p>1584</text:p>
          </table:table-cell>
          <table:table-cell table:formula="of:=MID([.$X27];7;4)" office:value-type="string" office:string-value="1166" calcext:value-type="string">
            <text:p>1166</text:p>
          </table:table-cell>
          <table:table-cell table:formula="of:=MID([.$X27];12;3)" office:value-type="string" office:string-value="418" calcext:value-type="string">
            <text:p>418</text:p>
          </table:table-cell>
          <table:table-cell table:formula="of:=MID([.$Y27];2;4)" office:value-type="string" office:string-value="1632" calcext:value-type="string">
            <text:p>1632</text:p>
          </table:table-cell>
          <table:table-cell table:formula="of:=MID([.$Y27];7;4)" office:value-type="string" office:string-value="1200" calcext:value-type="string">
            <text:p>1200</text:p>
          </table:table-cell>
          <table:table-cell table:formula="of:=MID([.$Y27];12;3)" office:value-type="string" office:string-value="432" calcext:value-type="string">
            <text:p>432</text:p>
          </table:table-cell>
          <table:table-cell/>
          <table:table-cell table:formula="of:=[.AB27]+0" office:value-type="float" office:value="1585" calcext:value-type="float">
            <text:p>1585</text:p>
          </table:table-cell>
          <table:table-cell table:formula="of:=[.AC27]+0" office:value-type="float" office:value="1166" calcext:value-type="float">
            <text:p>1166</text:p>
          </table:table-cell>
          <table:table-cell table:formula="of:=[.AD27]+0" office:value-type="float" office:value="419" calcext:value-type="float">
            <text:p>419</text:p>
          </table:table-cell>
          <table:table-cell table:formula="of:=[.AE27]+0" office:value-type="float" office:value="1584" calcext:value-type="float">
            <text:p>1584</text:p>
          </table:table-cell>
          <table:table-cell table:formula="of:=[.AF27]+0" office:value-type="float" office:value="1166" calcext:value-type="float">
            <text:p>1166</text:p>
          </table:table-cell>
          <table:table-cell table:formula="of:=[.AG27]+0" office:value-type="float" office:value="418" calcext:value-type="float">
            <text:p>418</text:p>
          </table:table-cell>
          <table:table-cell table:formula="of:=[.AH27]+0" office:value-type="float" office:value="1632" calcext:value-type="float">
            <text:p>1632</text:p>
          </table:table-cell>
          <table:table-cell table:formula="of:=[.AI27]+0" office:value-type="float" office:value="1200" calcext:value-type="float">
            <text:p>1200</text:p>
          </table:table-cell>
          <table:table-cell table:formula="of:=[.AJ27]+0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b8bf01f5-8723-4a68-8557-5dec8d17e2c9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C/Rettilineo_Y_C1_007.txt</text:p>
          </table:table-cell>
          <table:table-cell office:value-type="string" calcext:value-type="string">
            <text:p>datasets/Estratto_Rettilineo_AR/Ritorno/007/Profili delle velocità/Vel_007_C1.txt</text:p>
          </table:table-cell>
          <table:table-cell office:value-type="string" calcext:value-type="string">
            <text:p>datasets/Estratto_Rettilineo_AR/Ritorno/007/C/Scores_Y_C1_007.txt</text:p>
          </table:table-cell>
          <table:table-cell office:value-type="string" calcext:value-type="string">
            <text:p>datasets/Estratto_Rettilineo_AR/Ritorno/007/C/UnifiedScore_Y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2358" calcext:value-type="float">
            <text:p>42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93, 7320, 12851, 18642, 24183, 30038, 35646, 41389, 47124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1584,1166,419,0]</text:p>
          </table:table-cell>
          <table:table-cell office:value-type="string" calcext:value-type="string">
            <text:p>[1584,1165,419,0]</text:p>
          </table:table-cell>
          <table:table-cell office:value-type="string" calcext:value-type="string">
            <text:p>[1632,1200,432,0]</text:p>
          </table:table-cell>
          <table:table-cell table:number-columns-repeated="2"/>
          <table:table-cell table:formula="of:=MID([.W28];2;4)" office:value-type="string" office:string-value="1584" calcext:value-type="string">
            <text:p>1584</text:p>
          </table:table-cell>
          <table:table-cell table:formula="of:=MID([.W28];7;4)" office:value-type="string" office:string-value="1166" calcext:value-type="string">
            <text:p>1166</text:p>
          </table:table-cell>
          <table:table-cell table:formula="of:=MID([.W28];12;3)" office:value-type="string" office:string-value="419" calcext:value-type="string">
            <text:p>419</text:p>
          </table:table-cell>
          <table:table-cell table:formula="of:=MID([.$X28];2;4)" office:value-type="string" office:string-value="1584" calcext:value-type="string">
            <text:p>1584</text:p>
          </table:table-cell>
          <table:table-cell table:formula="of:=MID([.$X28];7;4)" office:value-type="string" office:string-value="1165" calcext:value-type="string">
            <text:p>1165</text:p>
          </table:table-cell>
          <table:table-cell table:formula="of:=MID([.$X28];12;3)" office:value-type="string" office:string-value="419" calcext:value-type="string">
            <text:p>419</text:p>
          </table:table-cell>
          <table:table-cell table:formula="of:=MID([.$Y28];2;4)" office:value-type="string" office:string-value="1632" calcext:value-type="string">
            <text:p>1632</text:p>
          </table:table-cell>
          <table:table-cell table:formula="of:=MID([.$Y28];7;4)" office:value-type="string" office:string-value="1200" calcext:value-type="string">
            <text:p>1200</text:p>
          </table:table-cell>
          <table:table-cell table:formula="of:=MID([.$Y28];12;3)" office:value-type="string" office:string-value="432" calcext:value-type="string">
            <text:p>432</text:p>
          </table:table-cell>
          <table:table-cell/>
          <table:table-cell table:formula="of:=[.AB28]+0" office:value-type="float" office:value="1584" calcext:value-type="float">
            <text:p>1584</text:p>
          </table:table-cell>
          <table:table-cell table:formula="of:=[.AC28]+0" office:value-type="float" office:value="1166" calcext:value-type="float">
            <text:p>1166</text:p>
          </table:table-cell>
          <table:table-cell table:formula="of:=[.AD28]+0" office:value-type="float" office:value="419" calcext:value-type="float">
            <text:p>419</text:p>
          </table:table-cell>
          <table:table-cell table:formula="of:=[.AE28]+0" office:value-type="float" office:value="1584" calcext:value-type="float">
            <text:p>1584</text:p>
          </table:table-cell>
          <table:table-cell table:formula="of:=[.AF28]+0" office:value-type="float" office:value="1165" calcext:value-type="float">
            <text:p>1165</text:p>
          </table:table-cell>
          <table:table-cell table:formula="of:=[.AG28]+0" office:value-type="float" office:value="419" calcext:value-type="float">
            <text:p>419</text:p>
          </table:table-cell>
          <table:table-cell table:formula="of:=[.AH28]+0" office:value-type="float" office:value="1632" calcext:value-type="float">
            <text:p>1632</text:p>
          </table:table-cell>
          <table:table-cell table:formula="of:=[.AI28]+0" office:value-type="float" office:value="1200" calcext:value-type="float">
            <text:p>1200</text:p>
          </table:table-cell>
          <table:table-cell table:formula="of:=[.AJ28]+0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15fed3ac-e671-46e2-ba65-e656058de81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B/Rettilineo_X_B1_007.txt</text:p>
          </table:table-cell>
          <table:table-cell office:value-type="string" calcext:value-type="string">
            <text:p>datasets/Estratto_Rettilineo_AR/Ritorno/007/Profili delle velocità/Vel_007_B1.txt</text:p>
          </table:table-cell>
          <table:table-cell office:value-type="string" calcext:value-type="string">
            <text:p>datasets/Estratto_Rettilineo_AR/Ritorno/007/B/Scores_X_B1_007.txt</text:p>
          </table:table-cell>
          <table:table-cell office:value-type="string" calcext:value-type="string">
            <text:p>datasets/Estratto_Rettilineo_AR/Ritorno/007/B/UnifiedScore_X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92, 9300, 17781, 26343, 34808, 43359, 51850, 60378, 6888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70,1744,627,0]</text:p>
          </table:table-cell>
          <table:table-cell office:value-type="string" calcext:value-type="string">
            <text:p>[2369,1744,626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29];2;4)" office:value-type="string" office:string-value="2370" calcext:value-type="string">
            <text:p>2370</text:p>
          </table:table-cell>
          <table:table-cell table:formula="of:=MID([.W29];7;4)" office:value-type="string" office:string-value="1744" calcext:value-type="string">
            <text:p>1744</text:p>
          </table:table-cell>
          <table:table-cell table:formula="of:=MID([.W29];12;3)" office:value-type="string" office:string-value="627" calcext:value-type="string">
            <text:p>627</text:p>
          </table:table-cell>
          <table:table-cell table:formula="of:=MID([.$X29];2;4)" office:value-type="string" office:string-value="2369" calcext:value-type="string">
            <text:p>2369</text:p>
          </table:table-cell>
          <table:table-cell table:formula="of:=MID([.$X29];7;4)" office:value-type="string" office:string-value="1744" calcext:value-type="string">
            <text:p>1744</text:p>
          </table:table-cell>
          <table:table-cell table:formula="of:=MID([.$X29];12;3)" office:value-type="string" office:string-value="626" calcext:value-type="string">
            <text:p>626</text:p>
          </table:table-cell>
          <table:table-cell table:formula="of:=MID([.$Y29];2;4)" office:value-type="string" office:string-value="2448" calcext:value-type="string">
            <text:p>2448</text:p>
          </table:table-cell>
          <table:table-cell table:formula="of:=MID([.$Y29];7;4)" office:value-type="string" office:string-value="1800" calcext:value-type="string">
            <text:p>1800</text:p>
          </table:table-cell>
          <table:table-cell table:formula="of:=MID([.$Y29];12;3)" office:value-type="string" office:string-value="648" calcext:value-type="string">
            <text:p>648</text:p>
          </table:table-cell>
          <table:table-cell/>
          <table:table-cell table:formula="of:=[.AB29]+0" office:value-type="float" office:value="2370" calcext:value-type="float">
            <text:p>2370</text:p>
          </table:table-cell>
          <table:table-cell table:formula="of:=[.AC29]+0" office:value-type="float" office:value="1744" calcext:value-type="float">
            <text:p>1744</text:p>
          </table:table-cell>
          <table:table-cell table:formula="of:=[.AD29]+0" office:value-type="float" office:value="627" calcext:value-type="float">
            <text:p>627</text:p>
          </table:table-cell>
          <table:table-cell table:formula="of:=[.AE29]+0" office:value-type="float" office:value="2369" calcext:value-type="float">
            <text:p>2369</text:p>
          </table:table-cell>
          <table:table-cell table:formula="of:=[.AF29]+0" office:value-type="float" office:value="1744" calcext:value-type="float">
            <text:p>1744</text:p>
          </table:table-cell>
          <table:table-cell table:formula="of:=[.AG29]+0" office:value-type="float" office:value="626" calcext:value-type="float">
            <text:p>626</text:p>
          </table:table-cell>
          <table:table-cell table:formula="of:=[.AH29]+0" office:value-type="float" office:value="2448" calcext:value-type="float">
            <text:p>2448</text:p>
          </table:table-cell>
          <table:table-cell table:formula="of:=[.AI29]+0" office:value-type="float" office:value="1800" calcext:value-type="float">
            <text:p>1800</text:p>
          </table:table-cell>
          <table:table-cell table:formula="of:=[.AJ29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23bf256-0626-4598-b9e3-f9a892ed1c88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B/Rettilineo_X_FB1_007.txt</text:p>
          </table:table-cell>
          <table:table-cell office:value-type="string" calcext:value-type="string">
            <text:p>datasets/Estratto_Rettilineo_AR/Ritorno/007/Profili delle velocità/Vel_007_FB1.txt</text:p>
          </table:table-cell>
          <table:table-cell office:value-type="string" calcext:value-type="string">
            <text:p>datasets/Estratto_Rettilineo_AR/Ritorno/007/B/Scores_X_FB1_007.txt</text:p>
          </table:table-cell>
          <table:table-cell office:value-type="string" calcext:value-type="string">
            <text:p>datasets/Estratto_Rettilineo_AR/Ritorno/007/B/UnifiedScore_X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9, 9070, 17494, 26022, 34463, 42984, 51454, 59957, 68446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63,1739,625,0]</text:p>
          </table:table-cell>
          <table:table-cell office:value-type="string" calcext:value-type="string">
            <text:p>[2360,1737,623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30];2;4)" office:value-type="string" office:string-value="2363" calcext:value-type="string">
            <text:p>2363</text:p>
          </table:table-cell>
          <table:table-cell table:formula="of:=MID([.W30];7;4)" office:value-type="string" office:string-value="1739" calcext:value-type="string">
            <text:p>1739</text:p>
          </table:table-cell>
          <table:table-cell table:formula="of:=MID([.W30];12;3)" office:value-type="string" office:string-value="625" calcext:value-type="string">
            <text:p>625</text:p>
          </table:table-cell>
          <table:table-cell table:formula="of:=MID([.$X30];2;4)" office:value-type="string" office:string-value="2360" calcext:value-type="string">
            <text:p>2360</text:p>
          </table:table-cell>
          <table:table-cell table:formula="of:=MID([.$X30];7;4)" office:value-type="string" office:string-value="1737" calcext:value-type="string">
            <text:p>1737</text:p>
          </table:table-cell>
          <table:table-cell table:formula="of:=MID([.$X30];12;3)" office:value-type="string" office:string-value="623" calcext:value-type="string">
            <text:p>623</text:p>
          </table:table-cell>
          <table:table-cell table:formula="of:=MID([.$Y30];2;4)" office:value-type="string" office:string-value="2448" calcext:value-type="string">
            <text:p>2448</text:p>
          </table:table-cell>
          <table:table-cell table:formula="of:=MID([.$Y30];7;4)" office:value-type="string" office:string-value="1800" calcext:value-type="string">
            <text:p>1800</text:p>
          </table:table-cell>
          <table:table-cell table:formula="of:=MID([.$Y30];12;3)" office:value-type="string" office:string-value="648" calcext:value-type="string">
            <text:p>648</text:p>
          </table:table-cell>
          <table:table-cell/>
          <table:table-cell table:formula="of:=[.AB30]+0" office:value-type="float" office:value="2363" calcext:value-type="float">
            <text:p>2363</text:p>
          </table:table-cell>
          <table:table-cell table:formula="of:=[.AC30]+0" office:value-type="float" office:value="1739" calcext:value-type="float">
            <text:p>1739</text:p>
          </table:table-cell>
          <table:table-cell table:formula="of:=[.AD30]+0" office:value-type="float" office:value="625" calcext:value-type="float">
            <text:p>625</text:p>
          </table:table-cell>
          <table:table-cell table:formula="of:=[.AE30]+0" office:value-type="float" office:value="2360" calcext:value-type="float">
            <text:p>2360</text:p>
          </table:table-cell>
          <table:table-cell table:formula="of:=[.AF30]+0" office:value-type="float" office:value="1737" calcext:value-type="float">
            <text:p>1737</text:p>
          </table:table-cell>
          <table:table-cell table:formula="of:=[.AG30]+0" office:value-type="float" office:value="623" calcext:value-type="float">
            <text:p>623</text:p>
          </table:table-cell>
          <table:table-cell table:formula="of:=[.AH30]+0" office:value-type="float" office:value="2448" calcext:value-type="float">
            <text:p>2448</text:p>
          </table:table-cell>
          <table:table-cell table:formula="of:=[.AI30]+0" office:value-type="float" office:value="1800" calcext:value-type="float">
            <text:p>1800</text:p>
          </table:table-cell>
          <table:table-cell table:formula="of:=[.AJ30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f706e13-f608-4c46-8dfb-5c4a3472b1fd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B/Rettilineo_Y_B1_007.txt</text:p>
          </table:table-cell>
          <table:table-cell office:value-type="string" calcext:value-type="string">
            <text:p>datasets/Estratto_Rettilineo_AR/Ritorno/007/Profili delle velocità/Vel_007_B1.txt</text:p>
          </table:table-cell>
          <table:table-cell office:value-type="string" calcext:value-type="string">
            <text:p>datasets/Estratto_Rettilineo_AR/Ritorno/007/B/Scores_Y_B1_007.txt</text:p>
          </table:table-cell>
          <table:table-cell office:value-type="string" calcext:value-type="string">
            <text:p>datasets/Estratto_Rettilineo_AR/Ritorno/007/B/UnifiedScore_Y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92, 9300, 17781, 26343, 34808, 43359, 51850, 60378, 6888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69,1743,626,0]</text:p>
          </table:table-cell>
          <table:table-cell office:value-type="string" calcext:value-type="string">
            <text:p>[2368,1742,625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31];2;4)" office:value-type="string" office:string-value="2369" calcext:value-type="string">
            <text:p>2369</text:p>
          </table:table-cell>
          <table:table-cell table:formula="of:=MID([.W31];7;4)" office:value-type="string" office:string-value="1743" calcext:value-type="string">
            <text:p>1743</text:p>
          </table:table-cell>
          <table:table-cell table:formula="of:=MID([.W31];12;3)" office:value-type="string" office:string-value="626" calcext:value-type="string">
            <text:p>626</text:p>
          </table:table-cell>
          <table:table-cell table:formula="of:=MID([.$X31];2;4)" office:value-type="string" office:string-value="2368" calcext:value-type="string">
            <text:p>2368</text:p>
          </table:table-cell>
          <table:table-cell table:formula="of:=MID([.$X31];7;4)" office:value-type="string" office:string-value="1742" calcext:value-type="string">
            <text:p>1742</text:p>
          </table:table-cell>
          <table:table-cell table:formula="of:=MID([.$X31];12;3)" office:value-type="string" office:string-value="625" calcext:value-type="string">
            <text:p>625</text:p>
          </table:table-cell>
          <table:table-cell table:formula="of:=MID([.$Y31];2;4)" office:value-type="string" office:string-value="2448" calcext:value-type="string">
            <text:p>2448</text:p>
          </table:table-cell>
          <table:table-cell table:formula="of:=MID([.$Y31];7;4)" office:value-type="string" office:string-value="1800" calcext:value-type="string">
            <text:p>1800</text:p>
          </table:table-cell>
          <table:table-cell table:formula="of:=MID([.$Y31];12;3)" office:value-type="string" office:string-value="648" calcext:value-type="string">
            <text:p>648</text:p>
          </table:table-cell>
          <table:table-cell/>
          <table:table-cell table:formula="of:=[.AB31]+0" office:value-type="float" office:value="2369" calcext:value-type="float">
            <text:p>2369</text:p>
          </table:table-cell>
          <table:table-cell table:formula="of:=[.AC31]+0" office:value-type="float" office:value="1743" calcext:value-type="float">
            <text:p>1743</text:p>
          </table:table-cell>
          <table:table-cell table:formula="of:=[.AD31]+0" office:value-type="float" office:value="626" calcext:value-type="float">
            <text:p>626</text:p>
          </table:table-cell>
          <table:table-cell table:formula="of:=[.AE31]+0" office:value-type="float" office:value="2368" calcext:value-type="float">
            <text:p>2368</text:p>
          </table:table-cell>
          <table:table-cell table:formula="of:=[.AF31]+0" office:value-type="float" office:value="1742" calcext:value-type="float">
            <text:p>1742</text:p>
          </table:table-cell>
          <table:table-cell table:formula="of:=[.AG31]+0" office:value-type="float" office:value="625" calcext:value-type="float">
            <text:p>625</text:p>
          </table:table-cell>
          <table:table-cell table:formula="of:=[.AH31]+0" office:value-type="float" office:value="2448" calcext:value-type="float">
            <text:p>2448</text:p>
          </table:table-cell>
          <table:table-cell table:formula="of:=[.AI31]+0" office:value-type="float" office:value="1800" calcext:value-type="float">
            <text:p>1800</text:p>
          </table:table-cell>
          <table:table-cell table:formula="of:=[.AJ31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8319051-f8e0-4c3d-a788-eaecb3307af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B/Rettilineo_Y_FB1_007.txt</text:p>
          </table:table-cell>
          <table:table-cell office:value-type="string" calcext:value-type="string">
            <text:p>datasets/Estratto_Rettilineo_AR/Ritorno/007/Profili delle velocità/Vel_007_FB1.txt</text:p>
          </table:table-cell>
          <table:table-cell office:value-type="string" calcext:value-type="string">
            <text:p>datasets/Estratto_Rettilineo_AR/Ritorno/007/B/Scores_Y_FB1_007.txt</text:p>
          </table:table-cell>
          <table:table-cell office:value-type="string" calcext:value-type="string">
            <text:p>datasets/Estratto_Rettilineo_AR/Ritorno/007/B/UnifiedScore_Y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9, 9070, 17494, 26022, 34463, 42984, 51454, 59957, 68446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75,1738,607,0]</text:p>
          </table:table-cell>
          <table:table-cell office:value-type="string" calcext:value-type="string">
            <text:p>[2377,1737,640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32];2;4)" office:value-type="string" office:string-value="2375" calcext:value-type="string">
            <text:p>2375</text:p>
          </table:table-cell>
          <table:table-cell table:formula="of:=MID([.W32];7;4)" office:value-type="string" office:string-value="1738" calcext:value-type="string">
            <text:p>1738</text:p>
          </table:table-cell>
          <table:table-cell table:formula="of:=MID([.W32];12;3)" office:value-type="string" office:string-value="607" calcext:value-type="string">
            <text:p>607</text:p>
          </table:table-cell>
          <table:table-cell table:formula="of:=MID([.$X32];2;4)" office:value-type="string" office:string-value="2377" calcext:value-type="string">
            <text:p>2377</text:p>
          </table:table-cell>
          <table:table-cell table:formula="of:=MID([.$X32];7;4)" office:value-type="string" office:string-value="1737" calcext:value-type="string">
            <text:p>1737</text:p>
          </table:table-cell>
          <table:table-cell table:formula="of:=MID([.$X32];12;3)" office:value-type="string" office:string-value="640" calcext:value-type="string">
            <text:p>640</text:p>
          </table:table-cell>
          <table:table-cell table:formula="of:=MID([.$Y32];2;4)" office:value-type="string" office:string-value="2448" calcext:value-type="string">
            <text:p>2448</text:p>
          </table:table-cell>
          <table:table-cell table:formula="of:=MID([.$Y32];7;4)" office:value-type="string" office:string-value="1800" calcext:value-type="string">
            <text:p>1800</text:p>
          </table:table-cell>
          <table:table-cell table:formula="of:=MID([.$Y32];12;3)" office:value-type="string" office:string-value="648" calcext:value-type="string">
            <text:p>648</text:p>
          </table:table-cell>
          <table:table-cell/>
          <table:table-cell table:formula="of:=[.AB32]+0" office:value-type="float" office:value="2375" calcext:value-type="float">
            <text:p>2375</text:p>
          </table:table-cell>
          <table:table-cell table:formula="of:=[.AC32]+0" office:value-type="float" office:value="1738" calcext:value-type="float">
            <text:p>1738</text:p>
          </table:table-cell>
          <table:table-cell table:formula="of:=[.AD32]+0" office:value-type="float" office:value="607" calcext:value-type="float">
            <text:p>607</text:p>
          </table:table-cell>
          <table:table-cell table:formula="of:=[.AE32]+0" office:value-type="float" office:value="2377" calcext:value-type="float">
            <text:p>2377</text:p>
          </table:table-cell>
          <table:table-cell table:formula="of:=[.AF32]+0" office:value-type="float" office:value="1737" calcext:value-type="float">
            <text:p>1737</text:p>
          </table:table-cell>
          <table:table-cell table:formula="of:=[.AG32]+0" office:value-type="float" office:value="640" calcext:value-type="float">
            <text:p>640</text:p>
          </table:table-cell>
          <table:table-cell table:formula="of:=[.AH32]+0" office:value-type="float" office:value="2448" calcext:value-type="float">
            <text:p>2448</text:p>
          </table:table-cell>
          <table:table-cell table:formula="of:=[.AI32]+0" office:value-type="float" office:value="1800" calcext:value-type="float">
            <text:p>1800</text:p>
          </table:table-cell>
          <table:table-cell table:formula="of:=[.AJ32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b7eba86f-ff16-4fb7-b2b9-f21eee0f69a1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Ritorno/007/B/Rettilineo_Z_B1_007.txt</text:p>
          </table:table-cell>
          <table:table-cell office:value-type="string" calcext:value-type="string">
            <text:p>datasets/Estratto_Rettilineo_AR/Ritorno/007/Profili delle velocità/Vel_007_B1.txt</text:p>
          </table:table-cell>
          <table:table-cell office:value-type="string" calcext:value-type="string">
            <text:p>datasets/Estratto_Rettilineo_AR/Ritorno/007/B/Scores_Z_B1_007.txt</text:p>
          </table:table-cell>
          <table:table-cell office:value-type="string" calcext:value-type="string">
            <text:p>datasets/Estratto_Rettilineo_AR/Ritorno/007/B/UnifiedScore_Z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92, 9300, 17781, 26343, 34808, 43359, 51850, 60378, 68880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70,1743,628,0]</text:p>
          </table:table-cell>
          <table:table-cell office:value-type="string" calcext:value-type="string">
            <text:p>[2368,1743,626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33];2;4)" office:value-type="string" office:string-value="2370" calcext:value-type="string">
            <text:p>2370</text:p>
          </table:table-cell>
          <table:table-cell table:formula="of:=MID([.W33];7;4)" office:value-type="string" office:string-value="1743" calcext:value-type="string">
            <text:p>1743</text:p>
          </table:table-cell>
          <table:table-cell table:formula="of:=MID([.W33];12;3)" office:value-type="string" office:string-value="628" calcext:value-type="string">
            <text:p>628</text:p>
          </table:table-cell>
          <table:table-cell table:formula="of:=MID([.$X33];2;4)" office:value-type="string" office:string-value="2368" calcext:value-type="string">
            <text:p>2368</text:p>
          </table:table-cell>
          <table:table-cell table:formula="of:=MID([.$X33];7;4)" office:value-type="string" office:string-value="1743" calcext:value-type="string">
            <text:p>1743</text:p>
          </table:table-cell>
          <table:table-cell table:formula="of:=MID([.$X33];12;3)" office:value-type="string" office:string-value="626" calcext:value-type="string">
            <text:p>626</text:p>
          </table:table-cell>
          <table:table-cell table:formula="of:=MID([.$Y33];2;4)" office:value-type="string" office:string-value="2448" calcext:value-type="string">
            <text:p>2448</text:p>
          </table:table-cell>
          <table:table-cell table:formula="of:=MID([.$Y33];7;4)" office:value-type="string" office:string-value="1800" calcext:value-type="string">
            <text:p>1800</text:p>
          </table:table-cell>
          <table:table-cell table:formula="of:=MID([.$Y33];12;3)" office:value-type="string" office:string-value="648" calcext:value-type="string">
            <text:p>648</text:p>
          </table:table-cell>
          <table:table-cell/>
          <table:table-cell table:formula="of:=[.AB33]+0" office:value-type="float" office:value="2370" calcext:value-type="float">
            <text:p>2370</text:p>
          </table:table-cell>
          <table:table-cell table:formula="of:=[.AC33]+0" office:value-type="float" office:value="1743" calcext:value-type="float">
            <text:p>1743</text:p>
          </table:table-cell>
          <table:table-cell table:formula="of:=[.AD33]+0" office:value-type="float" office:value="628" calcext:value-type="float">
            <text:p>628</text:p>
          </table:table-cell>
          <table:table-cell table:formula="of:=[.AE33]+0" office:value-type="float" office:value="2368" calcext:value-type="float">
            <text:p>2368</text:p>
          </table:table-cell>
          <table:table-cell table:formula="of:=[.AF33]+0" office:value-type="float" office:value="1743" calcext:value-type="float">
            <text:p>1743</text:p>
          </table:table-cell>
          <table:table-cell table:formula="of:=[.AG33]+0" office:value-type="float" office:value="626" calcext:value-type="float">
            <text:p>626</text:p>
          </table:table-cell>
          <table:table-cell table:formula="of:=[.AH33]+0" office:value-type="float" office:value="2448" calcext:value-type="float">
            <text:p>2448</text:p>
          </table:table-cell>
          <table:table-cell table:formula="of:=[.AI33]+0" office:value-type="float" office:value="1800" calcext:value-type="float">
            <text:p>1800</text:p>
          </table:table-cell>
          <table:table-cell table:formula="of:=[.AJ33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a40485e2-c476-40bc-bc7a-07495d83ae79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Ritorno/007/B/Rettilineo_Z_FB1_007.txt</text:p>
          </table:table-cell>
          <table:table-cell office:value-type="string" calcext:value-type="string">
            <text:p>datasets/Estratto_Rettilineo_AR/Ritorno/007/Profili delle velocità/Vel_007_FB1.txt</text:p>
          </table:table-cell>
          <table:table-cell office:value-type="string" calcext:value-type="string">
            <text:p>datasets/Estratto_Rettilineo_AR/Ritorno/007/B/Scores_Z_FB1_007.txt</text:p>
          </table:table-cell>
          <table:table-cell office:value-type="string" calcext:value-type="string">
            <text:p>datasets/Estratto_Rettilineo_AR/Ritorno/007/B/UnifiedScore_Z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2843" calcext:value-type="float">
            <text:p>72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9, 9070, 17494, 26022, 34463, 42984, 51454, 59957, 68446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2363,1738,626,0]</text:p>
          </table:table-cell>
          <table:table-cell office:value-type="string" calcext:value-type="string">
            <text:p>[2360,1738,623,0]</text:p>
          </table:table-cell>
          <table:table-cell office:value-type="string" calcext:value-type="string">
            <text:p>[2448,1800,648,0]</text:p>
          </table:table-cell>
          <table:table-cell table:number-columns-repeated="2"/>
          <table:table-cell table:formula="of:=MID([.W34];2;4)" office:value-type="string" office:string-value="2363" calcext:value-type="string">
            <text:p>2363</text:p>
          </table:table-cell>
          <table:table-cell table:formula="of:=MID([.W34];7;4)" office:value-type="string" office:string-value="1738" calcext:value-type="string">
            <text:p>1738</text:p>
          </table:table-cell>
          <table:table-cell table:formula="of:=MID([.W34];12;3)" office:value-type="string" office:string-value="626" calcext:value-type="string">
            <text:p>626</text:p>
          </table:table-cell>
          <table:table-cell table:formula="of:=MID([.$X34];2;4)" office:value-type="string" office:string-value="2360" calcext:value-type="string">
            <text:p>2360</text:p>
          </table:table-cell>
          <table:table-cell table:formula="of:=MID([.$X34];7;4)" office:value-type="string" office:string-value="1738" calcext:value-type="string">
            <text:p>1738</text:p>
          </table:table-cell>
          <table:table-cell table:formula="of:=MID([.$X34];12;3)" office:value-type="string" office:string-value="623" calcext:value-type="string">
            <text:p>623</text:p>
          </table:table-cell>
          <table:table-cell table:formula="of:=MID([.$Y34];2;4)" office:value-type="string" office:string-value="2448" calcext:value-type="string">
            <text:p>2448</text:p>
          </table:table-cell>
          <table:table-cell table:formula="of:=MID([.$Y34];7;4)" office:value-type="string" office:string-value="1800" calcext:value-type="string">
            <text:p>1800</text:p>
          </table:table-cell>
          <table:table-cell table:formula="of:=MID([.$Y34];12;3)" office:value-type="string" office:string-value="648" calcext:value-type="string">
            <text:p>648</text:p>
          </table:table-cell>
          <table:table-cell/>
          <table:table-cell table:formula="of:=[.AB34]+0" office:value-type="float" office:value="2363" calcext:value-type="float">
            <text:p>2363</text:p>
          </table:table-cell>
          <table:table-cell table:formula="of:=[.AC34]+0" office:value-type="float" office:value="1738" calcext:value-type="float">
            <text:p>1738</text:p>
          </table:table-cell>
          <table:table-cell table:formula="of:=[.AD34]+0" office:value-type="float" office:value="626" calcext:value-type="float">
            <text:p>626</text:p>
          </table:table-cell>
          <table:table-cell table:formula="of:=[.AE34]+0" office:value-type="float" office:value="2360" calcext:value-type="float">
            <text:p>2360</text:p>
          </table:table-cell>
          <table:table-cell table:formula="of:=[.AF34]+0" office:value-type="float" office:value="1738" calcext:value-type="float">
            <text:p>1738</text:p>
          </table:table-cell>
          <table:table-cell table:formula="of:=[.AG34]+0" office:value-type="float" office:value="623" calcext:value-type="float">
            <text:p>623</text:p>
          </table:table-cell>
          <table:table-cell table:formula="of:=[.AH34]+0" office:value-type="float" office:value="2448" calcext:value-type="float">
            <text:p>2448</text:p>
          </table:table-cell>
          <table:table-cell table:formula="of:=[.AI34]+0" office:value-type="float" office:value="1800" calcext:value-type="float">
            <text:p>1800</text:p>
          </table:table-cell>
          <table:table-cell table:formula="of:=[.AJ34]+0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038a8d46-7e14-4cbb-b0a8-ab29a5c4fdc8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A/Rettilineo_X_A2_005.txt</text:p>
          </table:table-cell>
          <table:table-cell office:value-type="string" calcext:value-type="string">
            <text:p>datasets/Estratto_Rettilineo_AR/Andata/005/Profili delle velocità/Vel_005_A2.txt</text:p>
          </table:table-cell>
          <table:table-cell office:value-type="string" calcext:value-type="string">
            <text:p>datasets/Estratto_Rettilineo_AR/Andata/005/A/Scores_X_A2_005.txt</text:p>
          </table:table-cell>
          <table:table-cell office:value-type="string" calcext:value-type="string">
            <text:p>datasets/Estratto_Rettilineo_AR/Andata/005/A/UnifiedScore_X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857" calcext:value-type="float">
            <text:p>150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217, 32697, 50208, 67956, 85588, 103145, 120809, 138461]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[0,-1297,-3612,-4908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35];4;5)" office:value-type="string" office:string-value="-1297" calcext:value-type="string">
            <text:p>-1297</text:p>
          </table:table-cell>
          <table:table-cell table:formula="of:=MID([.$W35];10;5)" office:value-type="string" office:string-value="-3612" calcext:value-type="string">
            <text:p>-3612</text:p>
          </table:table-cell>
          <table:table-cell table:formula="of:=MID([.$W35];16;5)" office:value-type="string" office:string-value="-4908" calcext:value-type="string">
            <text:p>-4908</text:p>
          </table:table-cell>
          <table:table-cell table:formula="of:=MID([.$X35];4;5)" office:value-type="string" office:string-value="-1297" calcext:value-type="string">
            <text:p>-1297</text:p>
          </table:table-cell>
          <table:table-cell table:formula="of:=MID([.$X35];10;5)" office:value-type="string" office:string-value="-3612" calcext:value-type="string">
            <text:p>-3612</text:p>
          </table:table-cell>
          <table:table-cell table:formula="of:=MID([.$X35];16;5)" office:value-type="string" office:string-value="-4908" calcext:value-type="string">
            <text:p>-4908</text:p>
          </table:table-cell>
          <table:table-cell table:formula="of:=MID([.$X35];4;5)" office:value-type="string" office:string-value="-1297" calcext:value-type="string">
            <text:p>-1297</text:p>
          </table:table-cell>
          <table:table-cell table:formula="of:=MID([.$Y35];12;5)" office:value-type="string" office:string-value="-3600" calcext:value-type="string">
            <text:p>-3600</text:p>
          </table:table-cell>
          <table:table-cell table:formula="of:=MID([.$Y35];19;5)" office:value-type="string" office:string-value="-4896" calcext:value-type="string">
            <text:p>-4896</text:p>
          </table:table-cell>
          <table:table-cell/>
          <table:table-cell table:formula="of:=[.AB35]+0" office:value-type="float" office:value="-1297" calcext:value-type="float">
            <text:p>-1297</text:p>
          </table:table-cell>
          <table:table-cell table:formula="of:=[.AC35]+0" office:value-type="float" office:value="-3612" calcext:value-type="float">
            <text:p>-3612</text:p>
          </table:table-cell>
          <table:table-cell table:formula="of:=[.AD35]+0" office:value-type="float" office:value="-4908" calcext:value-type="float">
            <text:p>-4908</text:p>
          </table:table-cell>
          <table:table-cell table:formula="of:=[.AE35]+0" office:value-type="float" office:value="-1297" calcext:value-type="float">
            <text:p>-1297</text:p>
          </table:table-cell>
          <table:table-cell table:formula="of:=[.AF35]+0" office:value-type="float" office:value="-3612" calcext:value-type="float">
            <text:p>-3612</text:p>
          </table:table-cell>
          <table:table-cell table:formula="of:=[.AG35]+0" office:value-type="float" office:value="-4908" calcext:value-type="float">
            <text:p>-4908</text:p>
          </table:table-cell>
          <table:table-cell table:formula="of:=[.AH35]+0" office:value-type="float" office:value="-1297" calcext:value-type="float">
            <text:p>-1297</text:p>
          </table:table-cell>
          <table:table-cell table:formula="of:=[.AI35]+0" office:value-type="float" office:value="-3600" calcext:value-type="float">
            <text:p>-3600</text:p>
          </table:table-cell>
          <table:table-cell table:formula="of:=[.AJ35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5de56c39-cd59-4ee8-bcf6-42d8f305b35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A/Rettilineo_Y_A2_005.txt</text:p>
          </table:table-cell>
          <table:table-cell office:value-type="string" calcext:value-type="string">
            <text:p>datasets/Estratto_Rettilineo_AR/Andata/005/Profili delle velocità/Vel_005_A2.txt</text:p>
          </table:table-cell>
          <table:table-cell office:value-type="string" calcext:value-type="string">
            <text:p>datasets/Estratto_Rettilineo_AR/Andata/005/A/Scores_Y_A2_005.txt</text:p>
          </table:table-cell>
          <table:table-cell office:value-type="string" calcext:value-type="string">
            <text:p>datasets/Estratto_Rettilineo_AR/Andata/005/A/UnifiedScore_Y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857" calcext:value-type="float">
            <text:p>150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217, 32697, 50208, 67956, 85588, 103145, 120809, 138461]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[0,-1297,-3612,-4909]</text:p>
          </table:table-cell>
          <table:table-cell office:value-type="string" calcext:value-type="string">
            <text:p>[0,-1297,-3611,-4909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36];4;5)" office:value-type="string" office:string-value="-1297" calcext:value-type="string">
            <text:p>-1297</text:p>
          </table:table-cell>
          <table:table-cell table:formula="of:=MID([.$W36];10;5)" office:value-type="string" office:string-value="-3612" calcext:value-type="string">
            <text:p>-3612</text:p>
          </table:table-cell>
          <table:table-cell table:formula="of:=MID([.$W36];16;5)" office:value-type="string" office:string-value="-4909" calcext:value-type="string">
            <text:p>-4909</text:p>
          </table:table-cell>
          <table:table-cell table:formula="of:=MID([.$X36];4;5)" office:value-type="string" office:string-value="-1297" calcext:value-type="string">
            <text:p>-1297</text:p>
          </table:table-cell>
          <table:table-cell table:formula="of:=MID([.$X36];10;5)" office:value-type="string" office:string-value="-3611" calcext:value-type="string">
            <text:p>-3611</text:p>
          </table:table-cell>
          <table:table-cell table:formula="of:=MID([.$X36];16;5)" office:value-type="string" office:string-value="-4909" calcext:value-type="string">
            <text:p>-4909</text:p>
          </table:table-cell>
          <table:table-cell table:formula="of:=MID([.$X36];4;5)" office:value-type="string" office:string-value="-1297" calcext:value-type="string">
            <text:p>-1297</text:p>
          </table:table-cell>
          <table:table-cell table:formula="of:=MID([.$Y36];12;5)" office:value-type="string" office:string-value="-3600" calcext:value-type="string">
            <text:p>-3600</text:p>
          </table:table-cell>
          <table:table-cell table:formula="of:=MID([.$Y36];19;5)" office:value-type="string" office:string-value="-4896" calcext:value-type="string">
            <text:p>-4896</text:p>
          </table:table-cell>
          <table:table-cell/>
          <table:table-cell table:formula="of:=[.AB36]+0" office:value-type="float" office:value="-1297" calcext:value-type="float">
            <text:p>-1297</text:p>
          </table:table-cell>
          <table:table-cell table:formula="of:=[.AC36]+0" office:value-type="float" office:value="-3612" calcext:value-type="float">
            <text:p>-3612</text:p>
          </table:table-cell>
          <table:table-cell table:formula="of:=[.AD36]+0" office:value-type="float" office:value="-4909" calcext:value-type="float">
            <text:p>-4909</text:p>
          </table:table-cell>
          <table:table-cell table:formula="of:=[.AE36]+0" office:value-type="float" office:value="-1297" calcext:value-type="float">
            <text:p>-1297</text:p>
          </table:table-cell>
          <table:table-cell table:formula="of:=[.AF36]+0" office:value-type="float" office:value="-3611" calcext:value-type="float">
            <text:p>-3611</text:p>
          </table:table-cell>
          <table:table-cell table:formula="of:=[.AG36]+0" office:value-type="float" office:value="-4909" calcext:value-type="float">
            <text:p>-4909</text:p>
          </table:table-cell>
          <table:table-cell table:formula="of:=[.AH36]+0" office:value-type="float" office:value="-1297" calcext:value-type="float">
            <text:p>-1297</text:p>
          </table:table-cell>
          <table:table-cell table:formula="of:=[.AI36]+0" office:value-type="float" office:value="-3600" calcext:value-type="float">
            <text:p>-3600</text:p>
          </table:table-cell>
          <table:table-cell table:formula="of:=[.AJ36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072f18e6-1e9f-499d-be68-7e06a8d30a2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A/Rettilineo_Z_A2_005.txt</text:p>
          </table:table-cell>
          <table:table-cell office:value-type="string" calcext:value-type="string">
            <text:p>datasets/Estratto_Rettilineo_AR/Andata/005/Profili delle velocità/Vel_005_A2.txt</text:p>
          </table:table-cell>
          <table:table-cell office:value-type="string" calcext:value-type="string">
            <text:p>datasets/Estratto_Rettilineo_AR/Andata/005/A/Scores_Z_A2_005.txt</text:p>
          </table:table-cell>
          <table:table-cell office:value-type="string" calcext:value-type="string">
            <text:p>datasets/Estratto_Rettilineo_AR/Andata/005/A/UnifiedScore_Z_A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857" calcext:value-type="float">
            <text:p>150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5217, 32697, 50208, 67956, 85588, 103145, 120809, 138461]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[0,-1298,-3611,-4909]</text:p>
          </table:table-cell>
          <table:table-cell office:value-type="string" calcext:value-type="string">
            <text:p>[0,-1297,-3612,-4907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37];4;5)" office:value-type="string" office:string-value="-1298" calcext:value-type="string">
            <text:p>-1298</text:p>
          </table:table-cell>
          <table:table-cell table:formula="of:=MID([.$W37];10;5)" office:value-type="string" office:string-value="-3611" calcext:value-type="string">
            <text:p>-3611</text:p>
          </table:table-cell>
          <table:table-cell table:formula="of:=MID([.$W37];16;5)" office:value-type="string" office:string-value="-4909" calcext:value-type="string">
            <text:p>-4909</text:p>
          </table:table-cell>
          <table:table-cell table:formula="of:=MID([.$X37];4;5)" office:value-type="string" office:string-value="-1297" calcext:value-type="string">
            <text:p>-1297</text:p>
          </table:table-cell>
          <table:table-cell table:formula="of:=MID([.$X37];10;5)" office:value-type="string" office:string-value="-3612" calcext:value-type="string">
            <text:p>-3612</text:p>
          </table:table-cell>
          <table:table-cell table:formula="of:=MID([.$X37];16;5)" office:value-type="string" office:string-value="-4907" calcext:value-type="string">
            <text:p>-4907</text:p>
          </table:table-cell>
          <table:table-cell table:formula="of:=MID([.$X37];4;5)" office:value-type="string" office:string-value="-1297" calcext:value-type="string">
            <text:p>-1297</text:p>
          </table:table-cell>
          <table:table-cell table:formula="of:=MID([.$Y37];12;5)" office:value-type="string" office:string-value="-3600" calcext:value-type="string">
            <text:p>-3600</text:p>
          </table:table-cell>
          <table:table-cell table:formula="of:=MID([.$Y37];19;5)" office:value-type="string" office:string-value="-4896" calcext:value-type="string">
            <text:p>-4896</text:p>
          </table:table-cell>
          <table:table-cell/>
          <table:table-cell table:formula="of:=[.AB37]+0" office:value-type="float" office:value="-1298" calcext:value-type="float">
            <text:p>-1298</text:p>
          </table:table-cell>
          <table:table-cell table:formula="of:=[.AC37]+0" office:value-type="float" office:value="-3611" calcext:value-type="float">
            <text:p>-3611</text:p>
          </table:table-cell>
          <table:table-cell table:formula="of:=[.AD37]+0" office:value-type="float" office:value="-4909" calcext:value-type="float">
            <text:p>-4909</text:p>
          </table:table-cell>
          <table:table-cell table:formula="of:=[.AE37]+0" office:value-type="float" office:value="-1297" calcext:value-type="float">
            <text:p>-1297</text:p>
          </table:table-cell>
          <table:table-cell table:formula="of:=[.AF37]+0" office:value-type="float" office:value="-3612" calcext:value-type="float">
            <text:p>-3612</text:p>
          </table:table-cell>
          <table:table-cell table:formula="of:=[.AG37]+0" office:value-type="float" office:value="-4907" calcext:value-type="float">
            <text:p>-4907</text:p>
          </table:table-cell>
          <table:table-cell table:formula="of:=[.AH37]+0" office:value-type="float" office:value="-1297" calcext:value-type="float">
            <text:p>-1297</text:p>
          </table:table-cell>
          <table:table-cell table:formula="of:=[.AI37]+0" office:value-type="float" office:value="-3600" calcext:value-type="float">
            <text:p>-3600</text:p>
          </table:table-cell>
          <table:table-cell table:formula="of:=[.AJ37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21bb010f-dc2f-4213-a0da-d4813d24077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C/Rettilineo_X_C2_005.txt</text:p>
          </table:table-cell>
          <table:table-cell office:value-type="string" calcext:value-type="string">
            <text:p>datasets/Estratto_Rettilineo_AR/Andata/005/Profili delle velocità/Vel_005_C2.txt</text:p>
          </table:table-cell>
          <table:table-cell office:value-type="string" calcext:value-type="string">
            <text:p>datasets/Estratto_Rettilineo_AR/Andata/005/C/Scores_X_C2_005.txt</text:p>
          </table:table-cell>
          <table:table-cell office:value-type="string" calcext:value-type="string">
            <text:p>datasets/Estratto_Rettilineo_AR/Andata/005/C/UnifiedScore_X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52, 11488, 17271, 23063, 28856, 34619, 40424, 46184]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[0,-427,-1187,-1613]</text:p>
          </table:table-cell>
          <table:table-cell office:value-type="string" calcext:value-type="string">
            <text:p>[0,-426,-1187,-1612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38];4;4)" office:value-type="string" office:string-value="-427" calcext:value-type="string">
            <text:p>-427</text:p>
          </table:table-cell>
          <table:table-cell table:formula="of:=MID([.$W38];9;5)" office:value-type="string" office:string-value="-1187" calcext:value-type="string">
            <text:p>-1187</text:p>
          </table:table-cell>
          <table:table-cell table:formula="of:=MID([.$W38];15;5)" office:value-type="string" office:string-value="-1613" calcext:value-type="string">
            <text:p>-1613</text:p>
          </table:table-cell>
          <table:table-cell table:formula="of:=MID([.$X38];4;4)" office:value-type="string" office:string-value="-426" calcext:value-type="string">
            <text:p>-426</text:p>
          </table:table-cell>
          <table:table-cell table:formula="of:=MID([.$X38];9;5)" office:value-type="string" office:string-value="-1187" calcext:value-type="string">
            <text:p>-1187</text:p>
          </table:table-cell>
          <table:table-cell table:formula="of:=MID([.$X38];15;5)" office:value-type="string" office:string-value="-1612" calcext:value-type="string">
            <text:p>-1612</text:p>
          </table:table-cell>
          <table:table-cell table:formula="of:=MID([.$Y38];4;4)" office:value-type="string" office:string-value="-432" calcext:value-type="string">
            <text:p>-432</text:p>
          </table:table-cell>
          <table:table-cell table:formula="of:=MID([.$Y38];9;5)" office:value-type="string" office:string-value="-1200" calcext:value-type="string">
            <text:p>-1200</text:p>
          </table:table-cell>
          <table:table-cell table:formula="of:=MID([.$Y38];15;5)" office:value-type="string" office:string-value="-1632" calcext:value-type="string">
            <text:p>-1632</text:p>
          </table:table-cell>
          <table:table-cell/>
          <table:table-cell table:formula="of:=[.AB38]+0" office:value-type="float" office:value="-427" calcext:value-type="float">
            <text:p>-427</text:p>
          </table:table-cell>
          <table:table-cell table:formula="of:=[.AC38]+0" office:value-type="float" office:value="-1187" calcext:value-type="float">
            <text:p>-1187</text:p>
          </table:table-cell>
          <table:table-cell table:formula="of:=[.AD38]+0" office:value-type="float" office:value="-1613" calcext:value-type="float">
            <text:p>-1613</text:p>
          </table:table-cell>
          <table:table-cell table:formula="of:=[.AE38]+0" office:value-type="float" office:value="-426" calcext:value-type="float">
            <text:p>-426</text:p>
          </table:table-cell>
          <table:table-cell table:formula="of:=[.AF38]+0" office:value-type="float" office:value="-1187" calcext:value-type="float">
            <text:p>-1187</text:p>
          </table:table-cell>
          <table:table-cell table:formula="of:=[.AG38]+0" office:value-type="float" office:value="-1612" calcext:value-type="float">
            <text:p>-1612</text:p>
          </table:table-cell>
          <table:table-cell table:formula="of:=[.AH38]+0" office:value-type="float" office:value="-432" calcext:value-type="float">
            <text:p>-432</text:p>
          </table:table-cell>
          <table:table-cell table:formula="of:=[.AI38]+0" office:value-type="float" office:value="-1200" calcext:value-type="float">
            <text:p>-1200</text:p>
          </table:table-cell>
          <table:table-cell table:formula="of:=[.AJ38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c5908f14-446a-490e-b9da-e1ed31cb3d8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5/C/Rettilineo_Y_C1_005.txt</text:p>
          </table:table-cell>
          <table:table-cell office:value-type="string" calcext:value-type="string">
            <text:p>datasets/Estratto_Rettilineo_AR/Andata/005/Profili delle velocità/Vel_005_C1.txt</text:p>
          </table:table-cell>
          <table:table-cell office:value-type="string" calcext:value-type="string">
            <text:p>datasets/Estratto_Rettilineo_AR/Andata/005/C/Scores_Y_C1_005.txt</text:p>
          </table:table-cell>
          <table:table-cell office:value-type="string" calcext:value-type="string">
            <text:p>datasets/Estratto_Rettilineo_AR/Andata/005/C/UnifiedScore_Y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3" calcext:value-type="float">
            <text:p>495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670, 11396, 17200, 22987, 28775, 34530, 40347, 46105]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[0,-426,-1187,-1613]</text:p>
          </table:table-cell>
          <table:table-cell office:value-type="string" calcext:value-type="string">
            <text:p>[0,-427,-1187,-1613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39];4;4)" office:value-type="string" office:string-value="-426" calcext:value-type="string">
            <text:p>-426</text:p>
          </table:table-cell>
          <table:table-cell table:formula="of:=MID([.$W39];9;5)" office:value-type="string" office:string-value="-1187" calcext:value-type="string">
            <text:p>-1187</text:p>
          </table:table-cell>
          <table:table-cell table:formula="of:=MID([.$W39];15;5)" office:value-type="string" office:string-value="-1613" calcext:value-type="string">
            <text:p>-1613</text:p>
          </table:table-cell>
          <table:table-cell table:formula="of:=MID([.$X39];4;4)" office:value-type="string" office:string-value="-427" calcext:value-type="string">
            <text:p>-427</text:p>
          </table:table-cell>
          <table:table-cell table:formula="of:=MID([.$X39];9;5)" office:value-type="string" office:string-value="-1187" calcext:value-type="string">
            <text:p>-1187</text:p>
          </table:table-cell>
          <table:table-cell table:formula="of:=MID([.$X39];15;5)" office:value-type="string" office:string-value="-1613" calcext:value-type="string">
            <text:p>-1613</text:p>
          </table:table-cell>
          <table:table-cell table:formula="of:=MID([.$Y39];4;4)" office:value-type="string" office:string-value="-432" calcext:value-type="string">
            <text:p>-432</text:p>
          </table:table-cell>
          <table:table-cell table:formula="of:=MID([.$Y39];9;5)" office:value-type="string" office:string-value="-1200" calcext:value-type="string">
            <text:p>-1200</text:p>
          </table:table-cell>
          <table:table-cell table:formula="of:=MID([.$Y39];15;5)" office:value-type="string" office:string-value="-1632" calcext:value-type="string">
            <text:p>-1632</text:p>
          </table:table-cell>
          <table:table-cell/>
          <table:table-cell table:formula="of:=[.AB39]+0" office:value-type="float" office:value="-426" calcext:value-type="float">
            <text:p>-426</text:p>
          </table:table-cell>
          <table:table-cell table:formula="of:=[.AC39]+0" office:value-type="float" office:value="-1187" calcext:value-type="float">
            <text:p>-1187</text:p>
          </table:table-cell>
          <table:table-cell table:formula="of:=[.AD39]+0" office:value-type="float" office:value="-1613" calcext:value-type="float">
            <text:p>-1613</text:p>
          </table:table-cell>
          <table:table-cell table:formula="of:=[.AE39]+0" office:value-type="float" office:value="-427" calcext:value-type="float">
            <text:p>-427</text:p>
          </table:table-cell>
          <table:table-cell table:formula="of:=[.AF39]+0" office:value-type="float" office:value="-1187" calcext:value-type="float">
            <text:p>-1187</text:p>
          </table:table-cell>
          <table:table-cell table:formula="of:=[.AG39]+0" office:value-type="float" office:value="-1613" calcext:value-type="float">
            <text:p>-1613</text:p>
          </table:table-cell>
          <table:table-cell table:formula="of:=[.AH39]+0" office:value-type="float" office:value="-432" calcext:value-type="float">
            <text:p>-432</text:p>
          </table:table-cell>
          <table:table-cell table:formula="of:=[.AI39]+0" office:value-type="float" office:value="-1200" calcext:value-type="float">
            <text:p>-1200</text:p>
          </table:table-cell>
          <table:table-cell table:formula="of:=[.AJ39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f770bf30-7172-4bc1-b212-c6463692382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C/Rettilineo_Z_C2_005.txt</text:p>
          </table:table-cell>
          <table:table-cell office:value-type="string" calcext:value-type="string">
            <text:p>datasets/Estratto_Rettilineo_AR/Andata/005/Profili delle velocità/Vel_005_C2.txt</text:p>
          </table:table-cell>
          <table:table-cell office:value-type="string" calcext:value-type="string">
            <text:p>datasets/Estratto_Rettilineo_AR/Andata/005/C/Scores_Z_C2_005.txt</text:p>
          </table:table-cell>
          <table:table-cell office:value-type="string" calcext:value-type="string">
            <text:p>datasets/Estratto_Rettilineo_AR/Andata/005/C/UnifiedScore_Z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52, 11488, 17271, 23063, 28856, 34619, 40424, 46184]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[0,-426,-1187,-1613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40];4;4)" office:value-type="string" office:string-value="-426" calcext:value-type="string">
            <text:p>-426</text:p>
          </table:table-cell>
          <table:table-cell table:formula="of:=MID([.$W40];9;5)" office:value-type="string" office:string-value="-1187" calcext:value-type="string">
            <text:p>-1187</text:p>
          </table:table-cell>
          <table:table-cell table:formula="of:=MID([.$W40];15;5)" office:value-type="string" office:string-value="-1613" calcext:value-type="string">
            <text:p>-1613</text:p>
          </table:table-cell>
          <table:table-cell table:formula="of:=MID([.$X40];4;4)" office:value-type="string" office:string-value="-426" calcext:value-type="string">
            <text:p>-426</text:p>
          </table:table-cell>
          <table:table-cell table:formula="of:=MID([.$X40];9;5)" office:value-type="string" office:string-value="-1187" calcext:value-type="string">
            <text:p>-1187</text:p>
          </table:table-cell>
          <table:table-cell table:formula="of:=MID([.$X40];15;5)" office:value-type="string" office:string-value="-1613" calcext:value-type="string">
            <text:p>-1613</text:p>
          </table:table-cell>
          <table:table-cell table:formula="of:=MID([.$Y40];4;4)" office:value-type="string" office:string-value="-432" calcext:value-type="string">
            <text:p>-432</text:p>
          </table:table-cell>
          <table:table-cell table:formula="of:=MID([.$Y40];9;5)" office:value-type="string" office:string-value="-1200" calcext:value-type="string">
            <text:p>-1200</text:p>
          </table:table-cell>
          <table:table-cell table:formula="of:=MID([.$Y40];15;5)" office:value-type="string" office:string-value="-1632" calcext:value-type="string">
            <text:p>-1632</text:p>
          </table:table-cell>
          <table:table-cell/>
          <table:table-cell table:formula="of:=[.AB40]+0" office:value-type="float" office:value="-426" calcext:value-type="float">
            <text:p>-426</text:p>
          </table:table-cell>
          <table:table-cell table:formula="of:=[.AC40]+0" office:value-type="float" office:value="-1187" calcext:value-type="float">
            <text:p>-1187</text:p>
          </table:table-cell>
          <table:table-cell table:formula="of:=[.AD40]+0" office:value-type="float" office:value="-1613" calcext:value-type="float">
            <text:p>-1613</text:p>
          </table:table-cell>
          <table:table-cell table:formula="of:=[.AE40]+0" office:value-type="float" office:value="-426" calcext:value-type="float">
            <text:p>-426</text:p>
          </table:table-cell>
          <table:table-cell table:formula="of:=[.AF40]+0" office:value-type="float" office:value="-1187" calcext:value-type="float">
            <text:p>-1187</text:p>
          </table:table-cell>
          <table:table-cell table:formula="of:=[.AG40]+0" office:value-type="float" office:value="-1613" calcext:value-type="float">
            <text:p>-1613</text:p>
          </table:table-cell>
          <table:table-cell table:formula="of:=[.AH40]+0" office:value-type="float" office:value="-432" calcext:value-type="float">
            <text:p>-432</text:p>
          </table:table-cell>
          <table:table-cell table:formula="of:=[.AI40]+0" office:value-type="float" office:value="-1200" calcext:value-type="float">
            <text:p>-1200</text:p>
          </table:table-cell>
          <table:table-cell table:formula="of:=[.AJ40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6a35fce4-53a0-41da-b8b5-23bc4b934330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5/C/Rettilineo_Z_C1_005.txt</text:p>
          </table:table-cell>
          <table:table-cell office:value-type="string" calcext:value-type="string">
            <text:p>datasets/Estratto_Rettilineo_AR/Andata/005/Profili delle velocità/Vel_005_C1.txt</text:p>
          </table:table-cell>
          <table:table-cell office:value-type="string" calcext:value-type="string">
            <text:p>datasets/Estratto_Rettilineo_AR/Andata/005/C/Scores_Z_C1_005.txt</text:p>
          </table:table-cell>
          <table:table-cell office:value-type="string" calcext:value-type="string">
            <text:p>datasets/Estratto_Rettilineo_AR/Andata/005/C/UnifiedScore_Z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3" calcext:value-type="float">
            <text:p>495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670, 11396, 17200, 22987, 28775, 34530, 40347, 46105]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[0,-426,-1187,-1613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41];4;4)" office:value-type="string" office:string-value="-426" calcext:value-type="string">
            <text:p>-426</text:p>
          </table:table-cell>
          <table:table-cell table:formula="of:=MID([.$W41];9;5)" office:value-type="string" office:string-value="-1187" calcext:value-type="string">
            <text:p>-1187</text:p>
          </table:table-cell>
          <table:table-cell table:formula="of:=MID([.$W41];15;5)" office:value-type="string" office:string-value="-1613" calcext:value-type="string">
            <text:p>-1613</text:p>
          </table:table-cell>
          <table:table-cell table:formula="of:=MID([.$X41];4;4)" office:value-type="string" office:string-value="-426" calcext:value-type="string">
            <text:p>-426</text:p>
          </table:table-cell>
          <table:table-cell table:formula="of:=MID([.$X41];9;5)" office:value-type="string" office:string-value="-1187" calcext:value-type="string">
            <text:p>-1187</text:p>
          </table:table-cell>
          <table:table-cell table:formula="of:=MID([.$X41];15;5)" office:value-type="string" office:string-value="-1613" calcext:value-type="string">
            <text:p>-1613</text:p>
          </table:table-cell>
          <table:table-cell table:formula="of:=MID([.$Y41];4;4)" office:value-type="string" office:string-value="-432" calcext:value-type="string">
            <text:p>-432</text:p>
          </table:table-cell>
          <table:table-cell table:formula="of:=MID([.$Y41];9;5)" office:value-type="string" office:string-value="-1200" calcext:value-type="string">
            <text:p>-1200</text:p>
          </table:table-cell>
          <table:table-cell table:formula="of:=MID([.$Y41];15;5)" office:value-type="string" office:string-value="-1632" calcext:value-type="string">
            <text:p>-1632</text:p>
          </table:table-cell>
          <table:table-cell/>
          <table:table-cell table:formula="of:=[.AB41]+0" office:value-type="float" office:value="-426" calcext:value-type="float">
            <text:p>-426</text:p>
          </table:table-cell>
          <table:table-cell table:formula="of:=[.AC41]+0" office:value-type="float" office:value="-1187" calcext:value-type="float">
            <text:p>-1187</text:p>
          </table:table-cell>
          <table:table-cell table:formula="of:=[.AD41]+0" office:value-type="float" office:value="-1613" calcext:value-type="float">
            <text:p>-1613</text:p>
          </table:table-cell>
          <table:table-cell table:formula="of:=[.AE41]+0" office:value-type="float" office:value="-426" calcext:value-type="float">
            <text:p>-426</text:p>
          </table:table-cell>
          <table:table-cell table:formula="of:=[.AF41]+0" office:value-type="float" office:value="-1187" calcext:value-type="float">
            <text:p>-1187</text:p>
          </table:table-cell>
          <table:table-cell table:formula="of:=[.AG41]+0" office:value-type="float" office:value="-1613" calcext:value-type="float">
            <text:p>-1613</text:p>
          </table:table-cell>
          <table:table-cell table:formula="of:=[.AH41]+0" office:value-type="float" office:value="-432" calcext:value-type="float">
            <text:p>-432</text:p>
          </table:table-cell>
          <table:table-cell table:formula="of:=[.AI41]+0" office:value-type="float" office:value="-1200" calcext:value-type="float">
            <text:p>-1200</text:p>
          </table:table-cell>
          <table:table-cell table:formula="of:=[.AJ41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21941f05-37b2-45a6-8e92-b4e166ecf9b4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5/C/Rettilineo_X_C1_005.txt</text:p>
          </table:table-cell>
          <table:table-cell office:value-type="string" calcext:value-type="string">
            <text:p>datasets/Estratto_Rettilineo_AR/Andata/005/Profili delle velocità/Vel_005_C1.txt</text:p>
          </table:table-cell>
          <table:table-cell office:value-type="string" calcext:value-type="string">
            <text:p>datasets/Estratto_Rettilineo_AR/Andata/005/C/Scores_X_C1_005.txt</text:p>
          </table:table-cell>
          <table:table-cell office:value-type="string" calcext:value-type="string">
            <text:p>datasets/Estratto_Rettilineo_AR/Andata/005/C/UnifiedScore_X_C1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3" calcext:value-type="float">
            <text:p>495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670, 11396, 17200, 22987, 28775, 34530, 40347, 46105]</text:p>
          </table:table-cell>
          <table:table-cell table:style-name="ce1" office:value-type="string" calcext:value-type="string">
            <text:p>True</text:p>
          </table:table-cell>
          <table:table-cell table:style-name="ce2" office:value-type="string" calcext:value-type="string">
            <text:p>[0,-426,-1188,-1613]</text:p>
          </table:table-cell>
          <table:table-cell table:style-name="ce2" office:value-type="string" calcext:value-type="string">
            <text:p>[0,558,-1187,-1613]</text:p>
          </table:table-cell>
          <table:table-cell office:value-type="string" calcext:value-type="string">
            <text:p>[0,-432,-1200,-1632]</text:p>
          </table:table-cell>
          <table:table-cell office:value-type="string" calcext:value-type="string">
            <text:p>True</text:p>
          </table:table-cell>
          <table:table-cell/>
          <table:table-cell table:formula="of:=MID([.$W42];4;4)" office:value-type="string" office:string-value="-426" calcext:value-type="string">
            <text:p>-426</text:p>
          </table:table-cell>
          <table:table-cell table:formula="of:=MID([.$W42];9;5)" office:value-type="string" office:string-value="-1188" calcext:value-type="string">
            <text:p>-1188</text:p>
          </table:table-cell>
          <table:table-cell table:formula="of:=MID([.$W42];15;5)" office:value-type="string" office:string-value="-1613" calcext:value-type="string">
            <text:p>-1613</text:p>
          </table:table-cell>
          <table:table-cell table:formula="of:=MID([.$X42];4;4)" office:value-type="string" office:string-value="558," calcext:value-type="string">
            <text:p>558,</text:p>
          </table:table-cell>
          <table:table-cell table:formula="of:=MID([.$X42];9;5)" office:value-type="string" office:string-value="1187," calcext:value-type="string">
            <text:p>1187,</text:p>
          </table:table-cell>
          <table:table-cell table:formula="of:=MID([.$X42];15;5)" office:value-type="string" office:string-value="1613]" calcext:value-type="string">
            <text:p>1613]</text:p>
          </table:table-cell>
          <table:table-cell table:formula="of:=MID([.$Y42];4;4)" office:value-type="string" office:string-value="-432" calcext:value-type="string">
            <text:p>-432</text:p>
          </table:table-cell>
          <table:table-cell table:formula="of:=MID([.$Y42];9;5)" office:value-type="string" office:string-value="-1200" calcext:value-type="string">
            <text:p>-1200</text:p>
          </table:table-cell>
          <table:table-cell table:formula="of:=MID([.$Y42];15;5)" office:value-type="string" office:string-value="-1632" calcext:value-type="string">
            <text:p>-1632</text:p>
          </table:table-cell>
          <table:table-cell/>
          <table:table-cell table:formula="of:=[.AB42]+0" office:value-type="float" office:value="-426" calcext:value-type="float">
            <text:p>-426</text:p>
          </table:table-cell>
          <table:table-cell table:formula="of:=[.AC42]+0" office:value-type="float" office:value="-1188" calcext:value-type="float">
            <text:p>-1188</text:p>
          </table:table-cell>
          <table:table-cell table:formula="of:=[.AD42]+0" office:value-type="float" office:value="-1613" calcext:value-type="float">
            <text:p>-1613</text:p>
          </table:table-cell>
          <table:table-cell table:formula="of:=[.AE42]+0" office:value-type="float" office:value="558" calcext:value-type="float">
            <text:p>558</text:p>
          </table:table-cell>
          <table:table-cell table:formula="of:=[.AF42]+0" office:value-type="float" office:value="1187" calcext:value-type="float">
            <text:p>1187</text:p>
          </table:table-cell>
          <table:table-cell table:formula="of:=[.AG42]+0" office:value-type="string" office:string-value="" calcext:value-type="error">
            <text:p>#VALORE!</text:p>
          </table:table-cell>
          <table:table-cell table:formula="of:=[.AH42]+0" office:value-type="float" office:value="-432" calcext:value-type="float">
            <text:p>-432</text:p>
          </table:table-cell>
          <table:table-cell table:formula="of:=[.AI42]+0" office:value-type="float" office:value="-1200" calcext:value-type="float">
            <text:p>-1200</text:p>
          </table:table-cell>
          <table:table-cell table:formula="of:=[.AJ42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dcc78194-ce17-4716-b967-7519dbf946d8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C/Rettilineo_Y_C2_005.txt</text:p>
          </table:table-cell>
          <table:table-cell office:value-type="string" calcext:value-type="string">
            <text:p>datasets/Estratto_Rettilineo_AR/Andata/005/Profili delle velocità/Vel_005_C2.txt</text:p>
          </table:table-cell>
          <table:table-cell office:value-type="string" calcext:value-type="string">
            <text:p>datasets/Estratto_Rettilineo_AR/Andata/005/C/Scores_Y_C2_005.txt</text:p>
          </table:table-cell>
          <table:table-cell office:value-type="string" calcext:value-type="string">
            <text:p>datasets/Estratto_Rettilineo_AR/Andata/005/C/UnifiedScore_Y_C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5752, 11488, 17271, 23063, 28856, 34619, 40424, 46184]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[0,-427,-1187,-1614]</text:p>
          </table:table-cell>
          <table:table-cell office:value-type="string" calcext:value-type="string">
            <text:p>[0,-427,-1187,-1613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43];4;4)" office:value-type="string" office:string-value="-427" calcext:value-type="string">
            <text:p>-427</text:p>
          </table:table-cell>
          <table:table-cell table:formula="of:=MID([.$W43];9;5)" office:value-type="string" office:string-value="-1187" calcext:value-type="string">
            <text:p>-1187</text:p>
          </table:table-cell>
          <table:table-cell table:formula="of:=MID([.$W43];15;5)" office:value-type="string" office:string-value="-1614" calcext:value-type="string">
            <text:p>-1614</text:p>
          </table:table-cell>
          <table:table-cell table:formula="of:=MID([.$X43];4;4)" office:value-type="string" office:string-value="-427" calcext:value-type="string">
            <text:p>-427</text:p>
          </table:table-cell>
          <table:table-cell table:formula="of:=MID([.$X43];9;5)" office:value-type="string" office:string-value="-1187" calcext:value-type="string">
            <text:p>-1187</text:p>
          </table:table-cell>
          <table:table-cell table:formula="of:=MID([.$X43];15;5)" office:value-type="string" office:string-value="-1613" calcext:value-type="string">
            <text:p>-1613</text:p>
          </table:table-cell>
          <table:table-cell table:formula="of:=MID([.$Y43];4;4)" office:value-type="string" office:string-value="-432" calcext:value-type="string">
            <text:p>-432</text:p>
          </table:table-cell>
          <table:table-cell table:formula="of:=MID([.$Y43];9;5)" office:value-type="string" office:string-value="-1200" calcext:value-type="string">
            <text:p>-1200</text:p>
          </table:table-cell>
          <table:table-cell table:formula="of:=MID([.$Y43];15;5)" office:value-type="string" office:string-value="-1632" calcext:value-type="string">
            <text:p>-1632</text:p>
          </table:table-cell>
          <table:table-cell/>
          <table:table-cell table:formula="of:=[.AB43]+0" office:value-type="float" office:value="-427" calcext:value-type="float">
            <text:p>-427</text:p>
          </table:table-cell>
          <table:table-cell table:formula="of:=[.AC43]+0" office:value-type="float" office:value="-1187" calcext:value-type="float">
            <text:p>-1187</text:p>
          </table:table-cell>
          <table:table-cell table:formula="of:=[.AD43]+0" office:value-type="float" office:value="-1614" calcext:value-type="float">
            <text:p>-1614</text:p>
          </table:table-cell>
          <table:table-cell table:formula="of:=[.AE43]+0" office:value-type="float" office:value="-427" calcext:value-type="float">
            <text:p>-427</text:p>
          </table:table-cell>
          <table:table-cell table:formula="of:=[.AF43]+0" office:value-type="float" office:value="-1187" calcext:value-type="float">
            <text:p>-1187</text:p>
          </table:table-cell>
          <table:table-cell table:formula="of:=[.AG43]+0" office:value-type="float" office:value="-1613" calcext:value-type="float">
            <text:p>-1613</text:p>
          </table:table-cell>
          <table:table-cell table:formula="of:=[.AH43]+0" office:value-type="float" office:value="-432" calcext:value-type="float">
            <text:p>-432</text:p>
          </table:table-cell>
          <table:table-cell table:formula="of:=[.AI43]+0" office:value-type="float" office:value="-1200" calcext:value-type="float">
            <text:p>-1200</text:p>
          </table:table-cell>
          <table:table-cell table:formula="of:=[.AJ43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8a9e21fe-e09f-41c1-8e1f-52ffe3c76f0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B/Rettilineo_X_B2_005.txt</text:p>
          </table:table-cell>
          <table:table-cell office:value-type="string" calcext:value-type="string">
            <text:p>datasets/Estratto_Rettilineo_AR/Andata/005/Profili delle velocità/Vel_005_B2.txt</text:p>
          </table:table-cell>
          <table:table-cell office:value-type="string" calcext:value-type="string">
            <text:p>datasets/Estratto_Rettilineo_AR/Andata/005/B/Scores_X_B2_005.txt</text:p>
          </table:table-cell>
          <table:table-cell office:value-type="string" calcext:value-type="string">
            <text:p>datasets/Estratto_Rettilineo_AR/Andata/005/B/UnifiedScore_X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75603" calcext:value-type="float">
            <text:p>75603</text:p>
          </table:table-cell>
          <table:table-cell office:value-type="float" office:value="74763" calcext:value-type="float">
            <text:p>74763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58, 9273, 18002, 26771, 35530, 44271, 53054, 61824, 7057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43,-1795,-2440]</text:p>
          </table:table-cell>
          <table:table-cell office:value-type="string" calcext:value-type="string">
            <text:p>[0,-645,-1795,-2440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44];4;4)" office:value-type="string" office:string-value="-643" calcext:value-type="string">
            <text:p>-643</text:p>
          </table:table-cell>
          <table:table-cell table:formula="of:=MID([.$W44];9;5)" office:value-type="string" office:string-value="-1795" calcext:value-type="string">
            <text:p>-1795</text:p>
          </table:table-cell>
          <table:table-cell table:formula="of:=MID([.$W44];15;5)" office:value-type="string" office:string-value="-2440" calcext:value-type="string">
            <text:p>-2440</text:p>
          </table:table-cell>
          <table:table-cell table:formula="of:=MID([.$X44];4;4)" office:value-type="string" office:string-value="-645" calcext:value-type="string">
            <text:p>-645</text:p>
          </table:table-cell>
          <table:table-cell table:formula="of:=MID([.$X44];9;5)" office:value-type="string" office:string-value="-1795" calcext:value-type="string">
            <text:p>-1795</text:p>
          </table:table-cell>
          <table:table-cell table:formula="of:=MID([.$X44];15;5)" office:value-type="string" office:string-value="-2440" calcext:value-type="string">
            <text:p>-2440</text:p>
          </table:table-cell>
          <table:table-cell table:formula="of:=MID([.$Y44];4;4)" office:value-type="string" office:string-value="-648" calcext:value-type="string">
            <text:p>-648</text:p>
          </table:table-cell>
          <table:table-cell table:formula="of:=MID([.$Y44];9;5)" office:value-type="string" office:string-value="-1800" calcext:value-type="string">
            <text:p>-1800</text:p>
          </table:table-cell>
          <table:table-cell table:formula="of:=MID([.$Y44];15;5)" office:value-type="string" office:string-value="-2448" calcext:value-type="string">
            <text:p>-2448</text:p>
          </table:table-cell>
          <table:table-cell/>
          <table:table-cell table:formula="of:=[.AB44]+0" office:value-type="float" office:value="-643" calcext:value-type="float">
            <text:p>-643</text:p>
          </table:table-cell>
          <table:table-cell table:formula="of:=[.AC44]+0" office:value-type="float" office:value="-1795" calcext:value-type="float">
            <text:p>-1795</text:p>
          </table:table-cell>
          <table:table-cell table:formula="of:=[.AD44]+0" office:value-type="float" office:value="-2440" calcext:value-type="float">
            <text:p>-2440</text:p>
          </table:table-cell>
          <table:table-cell table:formula="of:=[.AE44]+0" office:value-type="float" office:value="-645" calcext:value-type="float">
            <text:p>-645</text:p>
          </table:table-cell>
          <table:table-cell table:formula="of:=[.AF44]+0" office:value-type="float" office:value="-1795" calcext:value-type="float">
            <text:p>-1795</text:p>
          </table:table-cell>
          <table:table-cell table:formula="of:=[.AG44]+0" office:value-type="float" office:value="-2440" calcext:value-type="float">
            <text:p>-2440</text:p>
          </table:table-cell>
          <table:table-cell table:formula="of:=[.AH44]+0" office:value-type="float" office:value="-648" calcext:value-type="float">
            <text:p>-648</text:p>
          </table:table-cell>
          <table:table-cell table:formula="of:=[.AI44]+0" office:value-type="float" office:value="-1800" calcext:value-type="float">
            <text:p>-1800</text:p>
          </table:table-cell>
          <table:table-cell table:formula="of:=[.AJ44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683ccb6f-f16b-4323-80e7-c913d310ea9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B/Rettilineo_Y_B2_005.txt</text:p>
          </table:table-cell>
          <table:table-cell office:value-type="string" calcext:value-type="string">
            <text:p>datasets/Estratto_Rettilineo_AR/Andata/005/Profili delle velocità/Vel_005_B2.txt</text:p>
          </table:table-cell>
          <table:table-cell office:value-type="string" calcext:value-type="string">
            <text:p>datasets/Estratto_Rettilineo_AR/Andata/005/B/Scores_Y_B2_005.txt</text:p>
          </table:table-cell>
          <table:table-cell office:value-type="string" calcext:value-type="string">
            <text:p>datasets/Estratto_Rettilineo_AR/Andata/005/B/UnifiedScore_Y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75603" calcext:value-type="float">
            <text:p>75603</text:p>
          </table:table-cell>
          <table:table-cell office:value-type="float" office:value="74763" calcext:value-type="float">
            <text:p>74763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58, 9273, 18002, 26771, 35530, 44271, 53054, 61824, 7057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45,-1796,-2441]</text:p>
          </table:table-cell>
          <table:table-cell office:value-type="string" calcext:value-type="string">
            <text:p>[0,-645,-1796,-2440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45];4;4)" office:value-type="string" office:string-value="-645" calcext:value-type="string">
            <text:p>-645</text:p>
          </table:table-cell>
          <table:table-cell table:formula="of:=MID([.$W45];9;5)" office:value-type="string" office:string-value="-1796" calcext:value-type="string">
            <text:p>-1796</text:p>
          </table:table-cell>
          <table:table-cell table:formula="of:=MID([.$W45];15;5)" office:value-type="string" office:string-value="-2441" calcext:value-type="string">
            <text:p>-2441</text:p>
          </table:table-cell>
          <table:table-cell table:formula="of:=MID([.$X45];4;4)" office:value-type="string" office:string-value="-645" calcext:value-type="string">
            <text:p>-645</text:p>
          </table:table-cell>
          <table:table-cell table:formula="of:=MID([.$X45];9;5)" office:value-type="string" office:string-value="-1796" calcext:value-type="string">
            <text:p>-1796</text:p>
          </table:table-cell>
          <table:table-cell table:formula="of:=MID([.$X45];15;5)" office:value-type="string" office:string-value="-2440" calcext:value-type="string">
            <text:p>-2440</text:p>
          </table:table-cell>
          <table:table-cell table:formula="of:=MID([.$Y45];4;4)" office:value-type="string" office:string-value="-648" calcext:value-type="string">
            <text:p>-648</text:p>
          </table:table-cell>
          <table:table-cell table:formula="of:=MID([.$Y45];9;5)" office:value-type="string" office:string-value="-1800" calcext:value-type="string">
            <text:p>-1800</text:p>
          </table:table-cell>
          <table:table-cell table:formula="of:=MID([.$Y45];15;5)" office:value-type="string" office:string-value="-2448" calcext:value-type="string">
            <text:p>-2448</text:p>
          </table:table-cell>
          <table:table-cell/>
          <table:table-cell table:formula="of:=[.AB45]+0" office:value-type="float" office:value="-645" calcext:value-type="float">
            <text:p>-645</text:p>
          </table:table-cell>
          <table:table-cell table:formula="of:=[.AC45]+0" office:value-type="float" office:value="-1796" calcext:value-type="float">
            <text:p>-1796</text:p>
          </table:table-cell>
          <table:table-cell table:formula="of:=[.AD45]+0" office:value-type="float" office:value="-2441" calcext:value-type="float">
            <text:p>-2441</text:p>
          </table:table-cell>
          <table:table-cell table:formula="of:=[.AE45]+0" office:value-type="float" office:value="-645" calcext:value-type="float">
            <text:p>-645</text:p>
          </table:table-cell>
          <table:table-cell table:formula="of:=[.AF45]+0" office:value-type="float" office:value="-1796" calcext:value-type="float">
            <text:p>-1796</text:p>
          </table:table-cell>
          <table:table-cell table:formula="of:=[.AG45]+0" office:value-type="float" office:value="-2440" calcext:value-type="float">
            <text:p>-2440</text:p>
          </table:table-cell>
          <table:table-cell table:formula="of:=[.AH45]+0" office:value-type="float" office:value="-648" calcext:value-type="float">
            <text:p>-648</text:p>
          </table:table-cell>
          <table:table-cell table:formula="of:=[.AI45]+0" office:value-type="float" office:value="-1800" calcext:value-type="float">
            <text:p>-1800</text:p>
          </table:table-cell>
          <table:table-cell table:formula="of:=[.AJ45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7c9fd390-5669-443f-b9f1-b31d44aa391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5/B/Rettilineo_Z_B2_005.txt</text:p>
          </table:table-cell>
          <table:table-cell office:value-type="string" calcext:value-type="string">
            <text:p>datasets/Estratto_Rettilineo_AR/Andata/005/Profili delle velocità/Vel_005_B2.txt</text:p>
          </table:table-cell>
          <table:table-cell office:value-type="string" calcext:value-type="string">
            <text:p>datasets/Estratto_Rettilineo_AR/Andata/005/B/Scores_Z_B2_005.txt</text:p>
          </table:table-cell>
          <table:table-cell office:value-type="string" calcext:value-type="string">
            <text:p>datasets/Estratto_Rettilineo_AR/Andata/005/B/UnifiedScore_Z_B2_005.txt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75603" calcext:value-type="float">
            <text:p>75603</text:p>
          </table:table-cell>
          <table:table-cell office:value-type="float" office:value="74763" calcext:value-type="float">
            <text:p>74763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58, 9273, 18002, 26771, 35530, 44271, 53054, 61824, 70572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0,-645,-1796,-2440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46];4;4)" office:value-type="string" office:string-value="-645" calcext:value-type="string">
            <text:p>-645</text:p>
          </table:table-cell>
          <table:table-cell table:formula="of:=MID([.$W46];9;5)" office:value-type="string" office:string-value="-1796" calcext:value-type="string">
            <text:p>-1796</text:p>
          </table:table-cell>
          <table:table-cell table:formula="of:=MID([.$W46];15;5)" office:value-type="string" office:string-value="-2440" calcext:value-type="string">
            <text:p>-2440</text:p>
          </table:table-cell>
          <table:table-cell table:formula="of:=MID([.$X46];4;4)" office:value-type="string" office:string-value="-645" calcext:value-type="string">
            <text:p>-645</text:p>
          </table:table-cell>
          <table:table-cell table:formula="of:=MID([.$X46];9;5)" office:value-type="string" office:string-value="-1796" calcext:value-type="string">
            <text:p>-1796</text:p>
          </table:table-cell>
          <table:table-cell table:formula="of:=MID([.$X46];15;5)" office:value-type="string" office:string-value="-2440" calcext:value-type="string">
            <text:p>-2440</text:p>
          </table:table-cell>
          <table:table-cell table:formula="of:=MID([.$Y46];4;4)" office:value-type="string" office:string-value="-648" calcext:value-type="string">
            <text:p>-648</text:p>
          </table:table-cell>
          <table:table-cell table:formula="of:=MID([.$Y46];9;5)" office:value-type="string" office:string-value="-1800" calcext:value-type="string">
            <text:p>-1800</text:p>
          </table:table-cell>
          <table:table-cell table:formula="of:=MID([.$Y46];15;5)" office:value-type="string" office:string-value="-2448" calcext:value-type="string">
            <text:p>-2448</text:p>
          </table:table-cell>
          <table:table-cell/>
          <table:table-cell table:formula="of:=[.AB46]+0" office:value-type="float" office:value="-645" calcext:value-type="float">
            <text:p>-645</text:p>
          </table:table-cell>
          <table:table-cell table:formula="of:=[.AC46]+0" office:value-type="float" office:value="-1796" calcext:value-type="float">
            <text:p>-1796</text:p>
          </table:table-cell>
          <table:table-cell table:formula="of:=[.AD46]+0" office:value-type="float" office:value="-2440" calcext:value-type="float">
            <text:p>-2440</text:p>
          </table:table-cell>
          <table:table-cell table:formula="of:=[.AE46]+0" office:value-type="float" office:value="-645" calcext:value-type="float">
            <text:p>-645</text:p>
          </table:table-cell>
          <table:table-cell table:formula="of:=[.AF46]+0" office:value-type="float" office:value="-1796" calcext:value-type="float">
            <text:p>-1796</text:p>
          </table:table-cell>
          <table:table-cell table:formula="of:=[.AG46]+0" office:value-type="float" office:value="-2440" calcext:value-type="float">
            <text:p>-2440</text:p>
          </table:table-cell>
          <table:table-cell table:formula="of:=[.AH46]+0" office:value-type="float" office:value="-648" calcext:value-type="float">
            <text:p>-648</text:p>
          </table:table-cell>
          <table:table-cell table:formula="of:=[.AI46]+0" office:value-type="float" office:value="-1800" calcext:value-type="float">
            <text:p>-1800</text:p>
          </table:table-cell>
          <table:table-cell table:formula="of:=[.AJ46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8485cdcf-c15b-4c6d-885e-6c35aaaf715f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A/Rettilineo_Z_FA1_007.txt</text:p>
          </table:table-cell>
          <table:table-cell office:value-type="string" calcext:value-type="string">
            <text:p>datasets/Estratto_Rettilineo_AR/Andata/007/Profili delle velocità/Vel_007_FA1.txt</text:p>
          </table:table-cell>
          <table:table-cell office:value-type="string" calcext:value-type="string">
            <text:p>datasets/Estratto_Rettilineo_AR/Andata/007/A/Scores_Z_FA1_007.txt</text:p>
          </table:table-cell>
          <table:table-cell office:value-type="string" calcext:value-type="string">
            <text:p>datasets/Estratto_Rettilineo_AR/Andata/007/A/UnifiedScore_Z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977" calcext:value-type="float">
            <text:p>1509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3, 19113, 36795, 54417, 72084, 90142, 107393, 124982, 142535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301,-3621,-4923]</text:p>
          </table:table-cell>
          <table:table-cell office:value-type="string" calcext:value-type="string">
            <text:p>[0,-1298,-3621,-4919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47];4;5)" office:value-type="string" office:string-value="-1301" calcext:value-type="string">
            <text:p>-1301</text:p>
          </table:table-cell>
          <table:table-cell table:formula="of:=MID([.$W47];10;5)" office:value-type="string" office:string-value="-3621" calcext:value-type="string">
            <text:p>-3621</text:p>
          </table:table-cell>
          <table:table-cell table:formula="of:=MID([.$W47];16;5)" office:value-type="string" office:string-value="-4923" calcext:value-type="string">
            <text:p>-4923</text:p>
          </table:table-cell>
          <table:table-cell table:formula="of:=MID([.$X47];4;5)" office:value-type="string" office:string-value="-1298" calcext:value-type="string">
            <text:p>-1298</text:p>
          </table:table-cell>
          <table:table-cell table:formula="of:=MID([.$X47];10;5)" office:value-type="string" office:string-value="-3621" calcext:value-type="string">
            <text:p>-3621</text:p>
          </table:table-cell>
          <table:table-cell table:formula="of:=MID([.$X47];16;5)" office:value-type="string" office:string-value="-4919" calcext:value-type="string">
            <text:p>-4919</text:p>
          </table:table-cell>
          <table:table-cell table:formula="of:=MID([.$X47];4;5)" office:value-type="string" office:string-value="-1298" calcext:value-type="string">
            <text:p>-1298</text:p>
          </table:table-cell>
          <table:table-cell table:formula="of:=MID([.$Y47];12;5)" office:value-type="string" office:string-value="-3600" calcext:value-type="string">
            <text:p>-3600</text:p>
          </table:table-cell>
          <table:table-cell table:formula="of:=MID([.$Y47];19;5)" office:value-type="string" office:string-value="-4896" calcext:value-type="string">
            <text:p>-4896</text:p>
          </table:table-cell>
          <table:table-cell/>
          <table:table-cell table:formula="of:=[.AB47]+0" office:value-type="float" office:value="-1301" calcext:value-type="float">
            <text:p>-1301</text:p>
          </table:table-cell>
          <table:table-cell table:formula="of:=[.AC47]+0" office:value-type="float" office:value="-3621" calcext:value-type="float">
            <text:p>-3621</text:p>
          </table:table-cell>
          <table:table-cell table:formula="of:=[.AD47]+0" office:value-type="float" office:value="-4923" calcext:value-type="float">
            <text:p>-4923</text:p>
          </table:table-cell>
          <table:table-cell table:formula="of:=[.AE47]+0" office:value-type="float" office:value="-1298" calcext:value-type="float">
            <text:p>-1298</text:p>
          </table:table-cell>
          <table:table-cell table:formula="of:=[.AF47]+0" office:value-type="float" office:value="-3621" calcext:value-type="float">
            <text:p>-3621</text:p>
          </table:table-cell>
          <table:table-cell table:formula="of:=[.AG47]+0" office:value-type="float" office:value="-4919" calcext:value-type="float">
            <text:p>-4919</text:p>
          </table:table-cell>
          <table:table-cell table:formula="of:=[.AH47]+0" office:value-type="float" office:value="-1298" calcext:value-type="float">
            <text:p>-1298</text:p>
          </table:table-cell>
          <table:table-cell table:formula="of:=[.AI47]+0" office:value-type="float" office:value="-3600" calcext:value-type="float">
            <text:p>-3600</text:p>
          </table:table-cell>
          <table:table-cell table:formula="of:=[.AJ47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1f34a44a-0161-48ec-b5c4-ebc4be46789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A/Rettilineo_Y_A1_007.txt</text:p>
          </table:table-cell>
          <table:table-cell office:value-type="string" calcext:value-type="string">
            <text:p>datasets/Estratto_Rettilineo_AR/Andata/007/Profili delle velocità/Vel_007_A1.txt</text:p>
          </table:table-cell>
          <table:table-cell office:value-type="string" calcext:value-type="string">
            <text:p>datasets/Estratto_Rettilineo_AR/Andata/007/A/Scores_Y_A1_007.txt</text:p>
          </table:table-cell>
          <table:table-cell office:value-type="string" calcext:value-type="string">
            <text:p>datasets/Estratto_Rettilineo_AR/Andata/007/A/UnifiedScore_Y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9897" calcext:value-type="float">
            <text:p>1498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09, 18956, 36442, 53887, 71438, 88889, 106453, 123935, 14135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89,-3589,-4875]</text:p>
          </table:table-cell>
          <table:table-cell office:value-type="string" calcext:value-type="string">
            <text:p>[0,-1289,-3587,-4874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48];4;5)" office:value-type="string" office:string-value="-1289" calcext:value-type="string">
            <text:p>-1289</text:p>
          </table:table-cell>
          <table:table-cell table:formula="of:=MID([.$W48];10;5)" office:value-type="string" office:string-value="-3589" calcext:value-type="string">
            <text:p>-3589</text:p>
          </table:table-cell>
          <table:table-cell table:formula="of:=MID([.$W48];16;5)" office:value-type="string" office:string-value="-4875" calcext:value-type="string">
            <text:p>-4875</text:p>
          </table:table-cell>
          <table:table-cell table:formula="of:=MID([.$X48];4;5)" office:value-type="string" office:string-value="-1289" calcext:value-type="string">
            <text:p>-1289</text:p>
          </table:table-cell>
          <table:table-cell table:formula="of:=MID([.$X48];10;5)" office:value-type="string" office:string-value="-3587" calcext:value-type="string">
            <text:p>-3587</text:p>
          </table:table-cell>
          <table:table-cell table:formula="of:=MID([.$X48];16;5)" office:value-type="string" office:string-value="-4874" calcext:value-type="string">
            <text:p>-4874</text:p>
          </table:table-cell>
          <table:table-cell table:formula="of:=MID([.$X48];4;5)" office:value-type="string" office:string-value="-1289" calcext:value-type="string">
            <text:p>-1289</text:p>
          </table:table-cell>
          <table:table-cell table:formula="of:=MID([.$Y48];12;5)" office:value-type="string" office:string-value="-3600" calcext:value-type="string">
            <text:p>-3600</text:p>
          </table:table-cell>
          <table:table-cell table:formula="of:=MID([.$Y48];19;5)" office:value-type="string" office:string-value="-4896" calcext:value-type="string">
            <text:p>-4896</text:p>
          </table:table-cell>
          <table:table-cell/>
          <table:table-cell table:formula="of:=[.AB48]+0" office:value-type="float" office:value="-1289" calcext:value-type="float">
            <text:p>-1289</text:p>
          </table:table-cell>
          <table:table-cell table:formula="of:=[.AC48]+0" office:value-type="float" office:value="-3589" calcext:value-type="float">
            <text:p>-3589</text:p>
          </table:table-cell>
          <table:table-cell table:formula="of:=[.AD48]+0" office:value-type="float" office:value="-4875" calcext:value-type="float">
            <text:p>-4875</text:p>
          </table:table-cell>
          <table:table-cell table:formula="of:=[.AE48]+0" office:value-type="float" office:value="-1289" calcext:value-type="float">
            <text:p>-1289</text:p>
          </table:table-cell>
          <table:table-cell table:formula="of:=[.AF48]+0" office:value-type="float" office:value="-3587" calcext:value-type="float">
            <text:p>-3587</text:p>
          </table:table-cell>
          <table:table-cell table:formula="of:=[.AG48]+0" office:value-type="float" office:value="-4874" calcext:value-type="float">
            <text:p>-4874</text:p>
          </table:table-cell>
          <table:table-cell table:formula="of:=[.AH48]+0" office:value-type="float" office:value="-1289" calcext:value-type="float">
            <text:p>-1289</text:p>
          </table:table-cell>
          <table:table-cell table:formula="of:=[.AI48]+0" office:value-type="float" office:value="-3600" calcext:value-type="float">
            <text:p>-3600</text:p>
          </table:table-cell>
          <table:table-cell table:formula="of:=[.AJ48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97aef4ed-ec30-43c6-b2c0-fb0b5110e16e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A/Rettilineo_X_FA1_007.txt</text:p>
          </table:table-cell>
          <table:table-cell office:value-type="string" calcext:value-type="string">
            <text:p>datasets/Estratto_Rettilineo_AR/Andata/007/Profili delle velocità/Vel_007_FA1.txt</text:p>
          </table:table-cell>
          <table:table-cell office:value-type="string" calcext:value-type="string">
            <text:p>datasets/Estratto_Rettilineo_AR/Andata/007/A/Scores_X_FA1_007.txt</text:p>
          </table:table-cell>
          <table:table-cell office:value-type="string" calcext:value-type="string">
            <text:p>datasets/Estratto_Rettilineo_AR/Andata/007/A/UnifiedScore_X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977" calcext:value-type="float">
            <text:p>1509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3, 19113, 36795, 54417, 72084, 90142, 107393, 124982, 142535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98,-3621,-4922]</text:p>
          </table:table-cell>
          <table:table-cell office:value-type="string" calcext:value-type="string">
            <text:p>[0,-1297,-3622,-4920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49];4;5)" office:value-type="string" office:string-value="-1298" calcext:value-type="string">
            <text:p>-1298</text:p>
          </table:table-cell>
          <table:table-cell table:formula="of:=MID([.$W49];10;5)" office:value-type="string" office:string-value="-3621" calcext:value-type="string">
            <text:p>-3621</text:p>
          </table:table-cell>
          <table:table-cell table:formula="of:=MID([.$W49];16;5)" office:value-type="string" office:string-value="-4922" calcext:value-type="string">
            <text:p>-4922</text:p>
          </table:table-cell>
          <table:table-cell table:formula="of:=MID([.$X49];4;5)" office:value-type="string" office:string-value="-1297" calcext:value-type="string">
            <text:p>-1297</text:p>
          </table:table-cell>
          <table:table-cell table:formula="of:=MID([.$X49];10;5)" office:value-type="string" office:string-value="-3622" calcext:value-type="string">
            <text:p>-3622</text:p>
          </table:table-cell>
          <table:table-cell table:formula="of:=MID([.$X49];16;5)" office:value-type="string" office:string-value="-4920" calcext:value-type="string">
            <text:p>-4920</text:p>
          </table:table-cell>
          <table:table-cell table:formula="of:=MID([.$X49];4;5)" office:value-type="string" office:string-value="-1297" calcext:value-type="string">
            <text:p>-1297</text:p>
          </table:table-cell>
          <table:table-cell table:formula="of:=MID([.$Y49];12;5)" office:value-type="string" office:string-value="-3600" calcext:value-type="string">
            <text:p>-3600</text:p>
          </table:table-cell>
          <table:table-cell table:formula="of:=MID([.$Y49];19;5)" office:value-type="string" office:string-value="-4896" calcext:value-type="string">
            <text:p>-4896</text:p>
          </table:table-cell>
          <table:table-cell/>
          <table:table-cell table:formula="of:=[.AB49]+0" office:value-type="float" office:value="-1298" calcext:value-type="float">
            <text:p>-1298</text:p>
          </table:table-cell>
          <table:table-cell table:formula="of:=[.AC49]+0" office:value-type="float" office:value="-3621" calcext:value-type="float">
            <text:p>-3621</text:p>
          </table:table-cell>
          <table:table-cell table:formula="of:=[.AD49]+0" office:value-type="float" office:value="-4922" calcext:value-type="float">
            <text:p>-4922</text:p>
          </table:table-cell>
          <table:table-cell table:formula="of:=[.AE49]+0" office:value-type="float" office:value="-1297" calcext:value-type="float">
            <text:p>-1297</text:p>
          </table:table-cell>
          <table:table-cell table:formula="of:=[.AF49]+0" office:value-type="float" office:value="-3622" calcext:value-type="float">
            <text:p>-3622</text:p>
          </table:table-cell>
          <table:table-cell table:formula="of:=[.AG49]+0" office:value-type="float" office:value="-4920" calcext:value-type="float">
            <text:p>-4920</text:p>
          </table:table-cell>
          <table:table-cell table:formula="of:=[.AH49]+0" office:value-type="float" office:value="-1297" calcext:value-type="float">
            <text:p>-1297</text:p>
          </table:table-cell>
          <table:table-cell table:formula="of:=[.AI49]+0" office:value-type="float" office:value="-3600" calcext:value-type="float">
            <text:p>-3600</text:p>
          </table:table-cell>
          <table:table-cell table:formula="of:=[.AJ49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ee6ce93b-63e7-4e81-8db0-3e39b2721c2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A/Rettilineo_X_FFA1_007.txt</text:p>
          </table:table-cell>
          <table:table-cell office:value-type="string" calcext:value-type="string">
            <text:p>datasets/Estratto_Rettilineo_AR/Andata/007/Profili delle velocità/Vel_007_FFA1.txt</text:p>
          </table:table-cell>
          <table:table-cell office:value-type="string" calcext:value-type="string">
            <text:p>datasets/Estratto_Rettilineo_AR/Andata/007/A/Scores_X_FFA1_007.txt</text:p>
          </table:table-cell>
          <table:table-cell office:value-type="string" calcext:value-type="string">
            <text:p>datasets/Estratto_Rettilineo_AR/Andata/007/A/UnifiedScore_X_F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8457" calcext:value-type="float">
            <text:p>1484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29, 18815, 36170, 53454, 70881, 88209, 105605, 122897, 140063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80,-3557,-4834]</text:p>
          </table:table-cell>
          <table:table-cell office:value-type="string" calcext:value-type="string">
            <text:p>[0,-1276,-3556,-4831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0];4;5)" office:value-type="string" office:string-value="-1280" calcext:value-type="string">
            <text:p>-1280</text:p>
          </table:table-cell>
          <table:table-cell table:formula="of:=MID([.$W50];10;5)" office:value-type="string" office:string-value="-3557" calcext:value-type="string">
            <text:p>-3557</text:p>
          </table:table-cell>
          <table:table-cell table:formula="of:=MID([.$W50];16;5)" office:value-type="string" office:string-value="-4834" calcext:value-type="string">
            <text:p>-4834</text:p>
          </table:table-cell>
          <table:table-cell table:formula="of:=MID([.$X50];4;5)" office:value-type="string" office:string-value="-1276" calcext:value-type="string">
            <text:p>-1276</text:p>
          </table:table-cell>
          <table:table-cell table:formula="of:=MID([.$X50];10;5)" office:value-type="string" office:string-value="-3556" calcext:value-type="string">
            <text:p>-3556</text:p>
          </table:table-cell>
          <table:table-cell table:formula="of:=MID([.$X50];16;5)" office:value-type="string" office:string-value="-4831" calcext:value-type="string">
            <text:p>-4831</text:p>
          </table:table-cell>
          <table:table-cell table:formula="of:=MID([.$X50];4;5)" office:value-type="string" office:string-value="-1276" calcext:value-type="string">
            <text:p>-1276</text:p>
          </table:table-cell>
          <table:table-cell table:formula="of:=MID([.$Y50];12;5)" office:value-type="string" office:string-value="-3600" calcext:value-type="string">
            <text:p>-3600</text:p>
          </table:table-cell>
          <table:table-cell table:formula="of:=MID([.$Y50];19;5)" office:value-type="string" office:string-value="-4896" calcext:value-type="string">
            <text:p>-4896</text:p>
          </table:table-cell>
          <table:table-cell/>
          <table:table-cell table:formula="of:=[.AB50]+0" office:value-type="float" office:value="-1280" calcext:value-type="float">
            <text:p>-1280</text:p>
          </table:table-cell>
          <table:table-cell table:formula="of:=[.AC50]+0" office:value-type="float" office:value="-3557" calcext:value-type="float">
            <text:p>-3557</text:p>
          </table:table-cell>
          <table:table-cell table:formula="of:=[.AD50]+0" office:value-type="float" office:value="-4834" calcext:value-type="float">
            <text:p>-4834</text:p>
          </table:table-cell>
          <table:table-cell table:formula="of:=[.AE50]+0" office:value-type="float" office:value="-1276" calcext:value-type="float">
            <text:p>-1276</text:p>
          </table:table-cell>
          <table:table-cell table:formula="of:=[.AF50]+0" office:value-type="float" office:value="-3556" calcext:value-type="float">
            <text:p>-3556</text:p>
          </table:table-cell>
          <table:table-cell table:formula="of:=[.AG50]+0" office:value-type="float" office:value="-4831" calcext:value-type="float">
            <text:p>-4831</text:p>
          </table:table-cell>
          <table:table-cell table:formula="of:=[.AH50]+0" office:value-type="float" office:value="-1276" calcext:value-type="float">
            <text:p>-1276</text:p>
          </table:table-cell>
          <table:table-cell table:formula="of:=[.AI50]+0" office:value-type="float" office:value="-3600" calcext:value-type="float">
            <text:p>-3600</text:p>
          </table:table-cell>
          <table:table-cell table:formula="of:=[.AJ50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478bdceb-cef1-4cb0-9b19-6eb283799043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A/Rettilineo_X_A1_007.txt</text:p>
          </table:table-cell>
          <table:table-cell office:value-type="string" calcext:value-type="string">
            <text:p>datasets/Estratto_Rettilineo_AR/Andata/007/Profili delle velocità/Vel_007_A1.txt</text:p>
          </table:table-cell>
          <table:table-cell office:value-type="string" calcext:value-type="string">
            <text:p>datasets/Estratto_Rettilineo_AR/Andata/007/A/Scores_X_A1_007.txt</text:p>
          </table:table-cell>
          <table:table-cell office:value-type="string" calcext:value-type="string">
            <text:p>datasets/Estratto_Rettilineo_AR/Andata/007/A/UnifiedScore_X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9897" calcext:value-type="float">
            <text:p>1498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09, 18956, 36442, 53887, 71438, 88889, 106453, 123935, 14135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73,-3570,-4857]</text:p>
          </table:table-cell>
          <table:table-cell office:value-type="string" calcext:value-type="string">
            <text:p>[0,-1287,-3586,-4870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1];4;5)" office:value-type="string" office:string-value="-1273" calcext:value-type="string">
            <text:p>-1273</text:p>
          </table:table-cell>
          <table:table-cell table:formula="of:=MID([.$W51];10;5)" office:value-type="string" office:string-value="-3570" calcext:value-type="string">
            <text:p>-3570</text:p>
          </table:table-cell>
          <table:table-cell table:formula="of:=MID([.$W51];16;5)" office:value-type="string" office:string-value="-4857" calcext:value-type="string">
            <text:p>-4857</text:p>
          </table:table-cell>
          <table:table-cell table:formula="of:=MID([.$X51];4;5)" office:value-type="string" office:string-value="-1287" calcext:value-type="string">
            <text:p>-1287</text:p>
          </table:table-cell>
          <table:table-cell table:formula="of:=MID([.$X51];10;5)" office:value-type="string" office:string-value="-3586" calcext:value-type="string">
            <text:p>-3586</text:p>
          </table:table-cell>
          <table:table-cell table:formula="of:=MID([.$X51];16;5)" office:value-type="string" office:string-value="-4870" calcext:value-type="string">
            <text:p>-4870</text:p>
          </table:table-cell>
          <table:table-cell table:formula="of:=MID([.$X51];4;5)" office:value-type="string" office:string-value="-1287" calcext:value-type="string">
            <text:p>-1287</text:p>
          </table:table-cell>
          <table:table-cell table:formula="of:=MID([.$Y51];12;5)" office:value-type="string" office:string-value="-3600" calcext:value-type="string">
            <text:p>-3600</text:p>
          </table:table-cell>
          <table:table-cell table:formula="of:=MID([.$Y51];19;5)" office:value-type="string" office:string-value="-4896" calcext:value-type="string">
            <text:p>-4896</text:p>
          </table:table-cell>
          <table:table-cell/>
          <table:table-cell table:formula="of:=[.AB51]+0" office:value-type="float" office:value="-1273" calcext:value-type="float">
            <text:p>-1273</text:p>
          </table:table-cell>
          <table:table-cell table:formula="of:=[.AC51]+0" office:value-type="float" office:value="-3570" calcext:value-type="float">
            <text:p>-3570</text:p>
          </table:table-cell>
          <table:table-cell table:formula="of:=[.AD51]+0" office:value-type="float" office:value="-4857" calcext:value-type="float">
            <text:p>-4857</text:p>
          </table:table-cell>
          <table:table-cell table:formula="of:=[.AE51]+0" office:value-type="float" office:value="-1287" calcext:value-type="float">
            <text:p>-1287</text:p>
          </table:table-cell>
          <table:table-cell table:formula="of:=[.AF51]+0" office:value-type="float" office:value="-3586" calcext:value-type="float">
            <text:p>-3586</text:p>
          </table:table-cell>
          <table:table-cell table:formula="of:=[.AG51]+0" office:value-type="float" office:value="-4870" calcext:value-type="float">
            <text:p>-4870</text:p>
          </table:table-cell>
          <table:table-cell table:formula="of:=[.AH51]+0" office:value-type="float" office:value="-1287" calcext:value-type="float">
            <text:p>-1287</text:p>
          </table:table-cell>
          <table:table-cell table:formula="of:=[.AI51]+0" office:value-type="float" office:value="-3600" calcext:value-type="float">
            <text:p>-3600</text:p>
          </table:table-cell>
          <table:table-cell table:formula="of:=[.AJ51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91a23b2f-6374-4b28-a10c-b4ce8653adf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A/Rettilineo_Y_FA1_007.txt</text:p>
          </table:table-cell>
          <table:table-cell office:value-type="string" calcext:value-type="string">
            <text:p>datasets/Estratto_Rettilineo_AR/Andata/007/Profili delle velocità/Vel_007_FA1.txt</text:p>
          </table:table-cell>
          <table:table-cell office:value-type="string" calcext:value-type="string">
            <text:p>datasets/Estratto_Rettilineo_AR/Andata/007/A/Scores_Y_FA1_007.txt</text:p>
          </table:table-cell>
          <table:table-cell office:value-type="string" calcext:value-type="string">
            <text:p>datasets/Estratto_Rettilineo_AR/Andata/007/A/UnifiedScore_Y_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50977" calcext:value-type="float">
            <text:p>1509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33, 19113, 36795, 54417, 72084, 90142, 107393, 124982, 142535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99,-3621,-4921]</text:p>
          </table:table-cell>
          <table:table-cell office:value-type="string" calcext:value-type="string">
            <text:p>[0,-1300,-3621,-4922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2];4;5)" office:value-type="string" office:string-value="-1299" calcext:value-type="string">
            <text:p>-1299</text:p>
          </table:table-cell>
          <table:table-cell table:formula="of:=MID([.$W52];10;5)" office:value-type="string" office:string-value="-3621" calcext:value-type="string">
            <text:p>-3621</text:p>
          </table:table-cell>
          <table:table-cell table:formula="of:=MID([.$W52];16;5)" office:value-type="string" office:string-value="-4921" calcext:value-type="string">
            <text:p>-4921</text:p>
          </table:table-cell>
          <table:table-cell table:formula="of:=MID([.$X52];4;5)" office:value-type="string" office:string-value="-1300" calcext:value-type="string">
            <text:p>-1300</text:p>
          </table:table-cell>
          <table:table-cell table:formula="of:=MID([.$X52];10;5)" office:value-type="string" office:string-value="-3621" calcext:value-type="string">
            <text:p>-3621</text:p>
          </table:table-cell>
          <table:table-cell table:formula="of:=MID([.$X52];16;5)" office:value-type="string" office:string-value="-4922" calcext:value-type="string">
            <text:p>-4922</text:p>
          </table:table-cell>
          <table:table-cell table:formula="of:=MID([.$X52];4;5)" office:value-type="string" office:string-value="-1300" calcext:value-type="string">
            <text:p>-1300</text:p>
          </table:table-cell>
          <table:table-cell table:formula="of:=MID([.$Y52];12;5)" office:value-type="string" office:string-value="-3600" calcext:value-type="string">
            <text:p>-3600</text:p>
          </table:table-cell>
          <table:table-cell table:formula="of:=MID([.$Y52];19;5)" office:value-type="string" office:string-value="-4896" calcext:value-type="string">
            <text:p>-4896</text:p>
          </table:table-cell>
          <table:table-cell/>
          <table:table-cell table:formula="of:=[.AB52]+0" office:value-type="float" office:value="-1299" calcext:value-type="float">
            <text:p>-1299</text:p>
          </table:table-cell>
          <table:table-cell table:formula="of:=[.AC52]+0" office:value-type="float" office:value="-3621" calcext:value-type="float">
            <text:p>-3621</text:p>
          </table:table-cell>
          <table:table-cell table:formula="of:=[.AD52]+0" office:value-type="float" office:value="-4921" calcext:value-type="float">
            <text:p>-4921</text:p>
          </table:table-cell>
          <table:table-cell table:formula="of:=[.AE52]+0" office:value-type="float" office:value="-1300" calcext:value-type="float">
            <text:p>-1300</text:p>
          </table:table-cell>
          <table:table-cell table:formula="of:=[.AF52]+0" office:value-type="float" office:value="-3621" calcext:value-type="float">
            <text:p>-3621</text:p>
          </table:table-cell>
          <table:table-cell table:formula="of:=[.AG52]+0" office:value-type="float" office:value="-4922" calcext:value-type="float">
            <text:p>-4922</text:p>
          </table:table-cell>
          <table:table-cell table:formula="of:=[.AH52]+0" office:value-type="float" office:value="-1300" calcext:value-type="float">
            <text:p>-1300</text:p>
          </table:table-cell>
          <table:table-cell table:formula="of:=[.AI52]+0" office:value-type="float" office:value="-3600" calcext:value-type="float">
            <text:p>-3600</text:p>
          </table:table-cell>
          <table:table-cell table:formula="of:=[.AJ52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af87d21a-df5c-4843-aea6-79e26b66b5d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A/Rettilineo_Z_A1_007.txt</text:p>
          </table:table-cell>
          <table:table-cell office:value-type="string" calcext:value-type="string">
            <text:p>datasets/Estratto_Rettilineo_AR/Andata/007/Profili delle velocità/Vel_007_A1.txt</text:p>
          </table:table-cell>
          <table:table-cell office:value-type="string" calcext:value-type="string">
            <text:p>datasets/Estratto_Rettilineo_AR/Andata/007/A/Scores_Z_A1_007.txt</text:p>
          </table:table-cell>
          <table:table-cell office:value-type="string" calcext:value-type="string">
            <text:p>datasets/Estratto_Rettilineo_AR/Andata/007/A/UnifiedScore_Z_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9897" calcext:value-type="float">
            <text:p>1498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09, 18956, 36442, 53887, 71438, 88889, 106453, 123935, 14135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91,-3588,-4877]</text:p>
          </table:table-cell>
          <table:table-cell office:value-type="string" calcext:value-type="string">
            <text:p>[0,-1287,-3588,-4872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3];4;5)" office:value-type="string" office:string-value="-1291" calcext:value-type="string">
            <text:p>-1291</text:p>
          </table:table-cell>
          <table:table-cell table:formula="of:=MID([.$W53];10;5)" office:value-type="string" office:string-value="-3588" calcext:value-type="string">
            <text:p>-3588</text:p>
          </table:table-cell>
          <table:table-cell table:formula="of:=MID([.$W53];16;5)" office:value-type="string" office:string-value="-4877" calcext:value-type="string">
            <text:p>-4877</text:p>
          </table:table-cell>
          <table:table-cell table:formula="of:=MID([.$X53];4;5)" office:value-type="string" office:string-value="-1287" calcext:value-type="string">
            <text:p>-1287</text:p>
          </table:table-cell>
          <table:table-cell table:formula="of:=MID([.$X53];10;5)" office:value-type="string" office:string-value="-3588" calcext:value-type="string">
            <text:p>-3588</text:p>
          </table:table-cell>
          <table:table-cell table:formula="of:=MID([.$X53];16;5)" office:value-type="string" office:string-value="-4872" calcext:value-type="string">
            <text:p>-4872</text:p>
          </table:table-cell>
          <table:table-cell table:formula="of:=MID([.$X53];4;5)" office:value-type="string" office:string-value="-1287" calcext:value-type="string">
            <text:p>-1287</text:p>
          </table:table-cell>
          <table:table-cell table:formula="of:=MID([.$Y53];12;5)" office:value-type="string" office:string-value="-3600" calcext:value-type="string">
            <text:p>-3600</text:p>
          </table:table-cell>
          <table:table-cell table:formula="of:=MID([.$Y53];19;5)" office:value-type="string" office:string-value="-4896" calcext:value-type="string">
            <text:p>-4896</text:p>
          </table:table-cell>
          <table:table-cell/>
          <table:table-cell table:formula="of:=[.AB53]+0" office:value-type="float" office:value="-1291" calcext:value-type="float">
            <text:p>-1291</text:p>
          </table:table-cell>
          <table:table-cell table:formula="of:=[.AC53]+0" office:value-type="float" office:value="-3588" calcext:value-type="float">
            <text:p>-3588</text:p>
          </table:table-cell>
          <table:table-cell table:formula="of:=[.AD53]+0" office:value-type="float" office:value="-4877" calcext:value-type="float">
            <text:p>-4877</text:p>
          </table:table-cell>
          <table:table-cell table:formula="of:=[.AE53]+0" office:value-type="float" office:value="-1287" calcext:value-type="float">
            <text:p>-1287</text:p>
          </table:table-cell>
          <table:table-cell table:formula="of:=[.AF53]+0" office:value-type="float" office:value="-3588" calcext:value-type="float">
            <text:p>-3588</text:p>
          </table:table-cell>
          <table:table-cell table:formula="of:=[.AG53]+0" office:value-type="float" office:value="-4872" calcext:value-type="float">
            <text:p>-4872</text:p>
          </table:table-cell>
          <table:table-cell table:formula="of:=[.AH53]+0" office:value-type="float" office:value="-1287" calcext:value-type="float">
            <text:p>-1287</text:p>
          </table:table-cell>
          <table:table-cell table:formula="of:=[.AI53]+0" office:value-type="float" office:value="-3600" calcext:value-type="float">
            <text:p>-3600</text:p>
          </table:table-cell>
          <table:table-cell table:formula="of:=[.AJ53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18f662d2-0d3e-4921-88e3-e7ede5b2eb70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A/Rettilineo_Y_FFA1_007.txt</text:p>
          </table:table-cell>
          <table:table-cell office:value-type="string" calcext:value-type="string">
            <text:p>datasets/Estratto_Rettilineo_AR/Andata/007/Profili delle velocità/Vel_007_FFA1.txt</text:p>
          </table:table-cell>
          <table:table-cell office:value-type="string" calcext:value-type="string">
            <text:p>datasets/Estratto_Rettilineo_AR/Andata/007/A/Scores_Y_FFA1_007.txt</text:p>
          </table:table-cell>
          <table:table-cell office:value-type="string" calcext:value-type="string">
            <text:p>datasets/Estratto_Rettilineo_AR/Andata/007/A/UnifiedScore_Y_F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8457" calcext:value-type="float">
            <text:p>1484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29, 18815, 36170, 53454, 70881, 88209, 105605, 122897, 140063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78,-3557,-4835]</text:p>
          </table:table-cell>
          <table:table-cell office:value-type="string" calcext:value-type="string">
            <text:p>[0,-1279,-3556,-4834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4];4;5)" office:value-type="string" office:string-value="-1278" calcext:value-type="string">
            <text:p>-1278</text:p>
          </table:table-cell>
          <table:table-cell table:formula="of:=MID([.$W54];10;5)" office:value-type="string" office:string-value="-3557" calcext:value-type="string">
            <text:p>-3557</text:p>
          </table:table-cell>
          <table:table-cell table:formula="of:=MID([.$W54];16;5)" office:value-type="string" office:string-value="-4835" calcext:value-type="string">
            <text:p>-4835</text:p>
          </table:table-cell>
          <table:table-cell table:formula="of:=MID([.$X54];4;5)" office:value-type="string" office:string-value="-1279" calcext:value-type="string">
            <text:p>-1279</text:p>
          </table:table-cell>
          <table:table-cell table:formula="of:=MID([.$X54];10;5)" office:value-type="string" office:string-value="-3556" calcext:value-type="string">
            <text:p>-3556</text:p>
          </table:table-cell>
          <table:table-cell table:formula="of:=MID([.$X54];16;5)" office:value-type="string" office:string-value="-4834" calcext:value-type="string">
            <text:p>-4834</text:p>
          </table:table-cell>
          <table:table-cell table:formula="of:=MID([.$X54];4;5)" office:value-type="string" office:string-value="-1279" calcext:value-type="string">
            <text:p>-1279</text:p>
          </table:table-cell>
          <table:table-cell table:formula="of:=MID([.$Y54];12;5)" office:value-type="string" office:string-value="-3600" calcext:value-type="string">
            <text:p>-3600</text:p>
          </table:table-cell>
          <table:table-cell table:formula="of:=MID([.$Y54];19;5)" office:value-type="string" office:string-value="-4896" calcext:value-type="string">
            <text:p>-4896</text:p>
          </table:table-cell>
          <table:table-cell/>
          <table:table-cell table:formula="of:=[.AB54]+0" office:value-type="float" office:value="-1278" calcext:value-type="float">
            <text:p>-1278</text:p>
          </table:table-cell>
          <table:table-cell table:formula="of:=[.AC54]+0" office:value-type="float" office:value="-3557" calcext:value-type="float">
            <text:p>-3557</text:p>
          </table:table-cell>
          <table:table-cell table:formula="of:=[.AD54]+0" office:value-type="float" office:value="-4835" calcext:value-type="float">
            <text:p>-4835</text:p>
          </table:table-cell>
          <table:table-cell table:formula="of:=[.AE54]+0" office:value-type="float" office:value="-1279" calcext:value-type="float">
            <text:p>-1279</text:p>
          </table:table-cell>
          <table:table-cell table:formula="of:=[.AF54]+0" office:value-type="float" office:value="-3556" calcext:value-type="float">
            <text:p>-3556</text:p>
          </table:table-cell>
          <table:table-cell table:formula="of:=[.AG54]+0" office:value-type="float" office:value="-4834" calcext:value-type="float">
            <text:p>-4834</text:p>
          </table:table-cell>
          <table:table-cell table:formula="of:=[.AH54]+0" office:value-type="float" office:value="-1279" calcext:value-type="float">
            <text:p>-1279</text:p>
          </table:table-cell>
          <table:table-cell table:formula="of:=[.AI54]+0" office:value-type="float" office:value="-3600" calcext:value-type="float">
            <text:p>-3600</text:p>
          </table:table-cell>
          <table:table-cell table:formula="of:=[.AJ54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0ff53b29-01a3-47db-8305-00dd3867478c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A/Rettilineo_Z_FFA1_007.txt</text:p>
          </table:table-cell>
          <table:table-cell office:value-type="string" calcext:value-type="string">
            <text:p>datasets/Estratto_Rettilineo_AR/Andata/007/Profili delle velocità/Vel_007_FFA1.txt</text:p>
          </table:table-cell>
          <table:table-cell office:value-type="string" calcext:value-type="string">
            <text:p>datasets/Estratto_Rettilineo_AR/Andata/007/A/Scores_Z_FFA1_007.txt</text:p>
          </table:table-cell>
          <table:table-cell office:value-type="string" calcext:value-type="string">
            <text:p>datasets/Estratto_Rettilineo_AR/Andata/007/A/UnifiedScore_Z_FFA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148457" calcext:value-type="float">
            <text:p>1484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1329, 18815, 36170, 53454, 70881, 88209, 105605, 122897, 140063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1280,-3557,-4835]</text:p>
          </table:table-cell>
          <table:table-cell office:value-type="string" calcext:value-type="string">
            <text:p>[0,-1276,-3556,-4832]</text:p>
          </table:table-cell>
          <table:table-cell office:value-type="string" calcext:value-type="string">
            <text:p>[0, -1296, -3600, -4896]</text:p>
          </table:table-cell>
          <table:table-cell table:number-columns-repeated="2"/>
          <table:table-cell table:formula="of:=MID([.$W55];4;5)" office:value-type="string" office:string-value="-1280" calcext:value-type="string">
            <text:p>-1280</text:p>
          </table:table-cell>
          <table:table-cell table:formula="of:=MID([.$W55];10;5)" office:value-type="string" office:string-value="-3557" calcext:value-type="string">
            <text:p>-3557</text:p>
          </table:table-cell>
          <table:table-cell table:formula="of:=MID([.$W55];16;5)" office:value-type="string" office:string-value="-4835" calcext:value-type="string">
            <text:p>-4835</text:p>
          </table:table-cell>
          <table:table-cell table:formula="of:=MID([.$X55];4;5)" office:value-type="string" office:string-value="-1276" calcext:value-type="string">
            <text:p>-1276</text:p>
          </table:table-cell>
          <table:table-cell table:formula="of:=MID([.$X55];10;5)" office:value-type="string" office:string-value="-3556" calcext:value-type="string">
            <text:p>-3556</text:p>
          </table:table-cell>
          <table:table-cell table:formula="of:=MID([.$X55];16;5)" office:value-type="string" office:string-value="-4832" calcext:value-type="string">
            <text:p>-4832</text:p>
          </table:table-cell>
          <table:table-cell table:formula="of:=MID([.$X55];4;5)" office:value-type="string" office:string-value="-1276" calcext:value-type="string">
            <text:p>-1276</text:p>
          </table:table-cell>
          <table:table-cell table:formula="of:=MID([.$Y55];12;5)" office:value-type="string" office:string-value="-3600" calcext:value-type="string">
            <text:p>-3600</text:p>
          </table:table-cell>
          <table:table-cell table:formula="of:=MID([.$Y55];19;5)" office:value-type="string" office:string-value="-4896" calcext:value-type="string">
            <text:p>-4896</text:p>
          </table:table-cell>
          <table:table-cell/>
          <table:table-cell table:formula="of:=[.AB55]+0" office:value-type="float" office:value="-1280" calcext:value-type="float">
            <text:p>-1280</text:p>
          </table:table-cell>
          <table:table-cell table:formula="of:=[.AC55]+0" office:value-type="float" office:value="-3557" calcext:value-type="float">
            <text:p>-3557</text:p>
          </table:table-cell>
          <table:table-cell table:formula="of:=[.AD55]+0" office:value-type="float" office:value="-4835" calcext:value-type="float">
            <text:p>-4835</text:p>
          </table:table-cell>
          <table:table-cell table:formula="of:=[.AE55]+0" office:value-type="float" office:value="-1276" calcext:value-type="float">
            <text:p>-1276</text:p>
          </table:table-cell>
          <table:table-cell table:formula="of:=[.AF55]+0" office:value-type="float" office:value="-3556" calcext:value-type="float">
            <text:p>-3556</text:p>
          </table:table-cell>
          <table:table-cell table:formula="of:=[.AG55]+0" office:value-type="float" office:value="-4832" calcext:value-type="float">
            <text:p>-4832</text:p>
          </table:table-cell>
          <table:table-cell table:formula="of:=[.AH55]+0" office:value-type="float" office:value="-1276" calcext:value-type="float">
            <text:p>-1276</text:p>
          </table:table-cell>
          <table:table-cell table:formula="of:=[.AI55]+0" office:value-type="float" office:value="-3600" calcext:value-type="float">
            <text:p>-3600</text:p>
          </table:table-cell>
          <table:table-cell table:formula="of:=[.AJ55]+0" office:value-type="float" office:value="-4896" calcext:value-type="float">
            <text:p>-4896</text:p>
          </table:table-cell>
        </table:table-row>
        <table:table-row table:style-name="ro1">
          <table:table-cell office:value-type="string" calcext:value-type="string">
            <text:p>66eddc7b-55e6-450b-9f4d-d666ba21b82a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C/Rettilineo_Z_C1_007.txt</text:p>
          </table:table-cell>
          <table:table-cell office:value-type="string" calcext:value-type="string">
            <text:p>datasets/Estratto_Rettilineo_AR/Andata/007/Profili delle velocità/Vel_007_C1.txt</text:p>
          </table:table-cell>
          <table:table-cell office:value-type="string" calcext:value-type="string">
            <text:p>datasets/Estratto_Rettilineo_AR/Andata/007/C/Scores_Z_C1_007.txt</text:p>
          </table:table-cell>
          <table:table-cell office:value-type="string" calcext:value-type="string">
            <text:p>datasets/Estratto_Rettilineo_AR/Andata/007/C/UnifiedScore_Z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49641" calcext:value-type="float">
            <text:p>49641</text:p>
          </table:table-cell>
          <table:table-cell office:value-type="float" office:value="49761" calcext:value-type="float">
            <text:p>49761</text:p>
          </table:table-cell>
          <table:table-cell office:value-type="float" office:value="-120" calcext:value-type="float">
            <text:p>-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81, 6334, 12102, 17899, 23686, 29478, 35269, 41047, 4683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26,-1187,-1614]</text:p>
          </table:table-cell>
          <table:table-cell office:value-type="string" calcext:value-type="string">
            <text:p>[0,-426,-1188,-1612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56];4;4)" office:value-type="string" office:string-value="-426" calcext:value-type="string">
            <text:p>-426</text:p>
          </table:table-cell>
          <table:table-cell table:formula="of:=MID([.$W56];9;5)" office:value-type="string" office:string-value="-1187" calcext:value-type="string">
            <text:p>-1187</text:p>
          </table:table-cell>
          <table:table-cell table:formula="of:=MID([.$W56];15;5)" office:value-type="string" office:string-value="-1614" calcext:value-type="string">
            <text:p>-1614</text:p>
          </table:table-cell>
          <table:table-cell table:formula="of:=MID([.$X56];4;4)" office:value-type="string" office:string-value="-426" calcext:value-type="string">
            <text:p>-426</text:p>
          </table:table-cell>
          <table:table-cell table:formula="of:=MID([.$X56];9;5)" office:value-type="string" office:string-value="-1188" calcext:value-type="string">
            <text:p>-1188</text:p>
          </table:table-cell>
          <table:table-cell table:formula="of:=MID([.$X56];15;5)" office:value-type="string" office:string-value="-1612" calcext:value-type="string">
            <text:p>-1612</text:p>
          </table:table-cell>
          <table:table-cell table:formula="of:=MID([.$Y56];4;4)" office:value-type="string" office:string-value="-432" calcext:value-type="string">
            <text:p>-432</text:p>
          </table:table-cell>
          <table:table-cell table:formula="of:=MID([.$Y56];9;5)" office:value-type="string" office:string-value="-1200" calcext:value-type="string">
            <text:p>-1200</text:p>
          </table:table-cell>
          <table:table-cell table:formula="of:=MID([.$Y56];15;5)" office:value-type="string" office:string-value="-1632" calcext:value-type="string">
            <text:p>-1632</text:p>
          </table:table-cell>
          <table:table-cell/>
          <table:table-cell table:formula="of:=[.AB56]+0" office:value-type="float" office:value="-426" calcext:value-type="float">
            <text:p>-426</text:p>
          </table:table-cell>
          <table:table-cell table:formula="of:=[.AC56]+0" office:value-type="float" office:value="-1187" calcext:value-type="float">
            <text:p>-1187</text:p>
          </table:table-cell>
          <table:table-cell table:formula="of:=[.AD56]+0" office:value-type="float" office:value="-1614" calcext:value-type="float">
            <text:p>-1614</text:p>
          </table:table-cell>
          <table:table-cell table:formula="of:=[.AE56]+0" office:value-type="float" office:value="-426" calcext:value-type="float">
            <text:p>-426</text:p>
          </table:table-cell>
          <table:table-cell table:formula="of:=[.AF56]+0" office:value-type="float" office:value="-1188" calcext:value-type="float">
            <text:p>-1188</text:p>
          </table:table-cell>
          <table:table-cell table:formula="of:=[.AG56]+0" office:value-type="float" office:value="-1612" calcext:value-type="float">
            <text:p>-1612</text:p>
          </table:table-cell>
          <table:table-cell table:formula="of:=[.AH56]+0" office:value-type="float" office:value="-432" calcext:value-type="float">
            <text:p>-432</text:p>
          </table:table-cell>
          <table:table-cell table:formula="of:=[.AI56]+0" office:value-type="float" office:value="-1200" calcext:value-type="float">
            <text:p>-1200</text:p>
          </table:table-cell>
          <table:table-cell table:formula="of:=[.AJ56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18bdffea-957d-4e10-9b52-a86f8d8a2903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C/Rettilineo_Y_C2_007.txt</text:p>
          </table:table-cell>
          <table:table-cell office:value-type="string" calcext:value-type="string">
            <text:p>datasets/Estratto_Rettilineo_AR/Andata/007/Profili delle velocità/Vel_007_C2.txt</text:p>
          </table:table-cell>
          <table:table-cell office:value-type="string" calcext:value-type="string">
            <text:p>datasets/Estratto_Rettilineo_AR/Andata/007/C/Scores_Y_C2_007.txt</text:p>
          </table:table-cell>
          <table:table-cell office:value-type="string" calcext:value-type="string">
            <text:p>datasets/Estratto_Rettilineo_AR/Andata/007/C/UnifiedScore_Y_C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69, 6279, 12045, 17830, 23588, 29386, 35151, 40935, 46701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25,-1185,-1610]</text:p>
          </table:table-cell>
          <table:table-cell office:value-type="string" calcext:value-type="string">
            <text:p>[0,-426,-1184,-1610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57];4;4)" office:value-type="string" office:string-value="-425" calcext:value-type="string">
            <text:p>-425</text:p>
          </table:table-cell>
          <table:table-cell table:formula="of:=MID([.$W57];9;5)" office:value-type="string" office:string-value="-1185" calcext:value-type="string">
            <text:p>-1185</text:p>
          </table:table-cell>
          <table:table-cell table:formula="of:=MID([.$W57];15;5)" office:value-type="string" office:string-value="-1610" calcext:value-type="string">
            <text:p>-1610</text:p>
          </table:table-cell>
          <table:table-cell table:formula="of:=MID([.$X57];4;4)" office:value-type="string" office:string-value="-426" calcext:value-type="string">
            <text:p>-426</text:p>
          </table:table-cell>
          <table:table-cell table:formula="of:=MID([.$X57];9;5)" office:value-type="string" office:string-value="-1184" calcext:value-type="string">
            <text:p>-1184</text:p>
          </table:table-cell>
          <table:table-cell table:formula="of:=MID([.$X57];15;5)" office:value-type="string" office:string-value="-1610" calcext:value-type="string">
            <text:p>-1610</text:p>
          </table:table-cell>
          <table:table-cell table:formula="of:=MID([.$Y57];4;4)" office:value-type="string" office:string-value="-432" calcext:value-type="string">
            <text:p>-432</text:p>
          </table:table-cell>
          <table:table-cell table:formula="of:=MID([.$Y57];9;5)" office:value-type="string" office:string-value="-1200" calcext:value-type="string">
            <text:p>-1200</text:p>
          </table:table-cell>
          <table:table-cell table:formula="of:=MID([.$Y57];15;5)" office:value-type="string" office:string-value="-1632" calcext:value-type="string">
            <text:p>-1632</text:p>
          </table:table-cell>
          <table:table-cell/>
          <table:table-cell table:formula="of:=[.AB57]+0" office:value-type="float" office:value="-425" calcext:value-type="float">
            <text:p>-425</text:p>
          </table:table-cell>
          <table:table-cell table:formula="of:=[.AC57]+0" office:value-type="float" office:value="-1185" calcext:value-type="float">
            <text:p>-1185</text:p>
          </table:table-cell>
          <table:table-cell table:formula="of:=[.AD57]+0" office:value-type="float" office:value="-1610" calcext:value-type="float">
            <text:p>-1610</text:p>
          </table:table-cell>
          <table:table-cell table:formula="of:=[.AE57]+0" office:value-type="float" office:value="-426" calcext:value-type="float">
            <text:p>-426</text:p>
          </table:table-cell>
          <table:table-cell table:formula="of:=[.AF57]+0" office:value-type="float" office:value="-1184" calcext:value-type="float">
            <text:p>-1184</text:p>
          </table:table-cell>
          <table:table-cell table:formula="of:=[.AG57]+0" office:value-type="float" office:value="-1610" calcext:value-type="float">
            <text:p>-1610</text:p>
          </table:table-cell>
          <table:table-cell table:formula="of:=[.AH57]+0" office:value-type="float" office:value="-432" calcext:value-type="float">
            <text:p>-432</text:p>
          </table:table-cell>
          <table:table-cell table:formula="of:=[.AI57]+0" office:value-type="float" office:value="-1200" calcext:value-type="float">
            <text:p>-1200</text:p>
          </table:table-cell>
          <table:table-cell table:formula="of:=[.AJ57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6a7e002d-8b08-4912-b008-7005f57b896f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C/Rettilineo_Y_FC1_007.txt</text:p>
          </table:table-cell>
          <table:table-cell office:value-type="string" calcext:value-type="string">
            <text:p>datasets/Estratto_Rettilineo_AR/Andata/007/Profili delle velocità/Vel_007_FC1.txt</text:p>
          </table:table-cell>
          <table:table-cell office:value-type="string" calcext:value-type="string">
            <text:p>datasets/Estratto_Rettilineo_AR/Andata/007/C/Scores_Y_FC1_007.txt</text:p>
          </table:table-cell>
          <table:table-cell office:value-type="string" calcext:value-type="string">
            <text:p>datasets/Estratto_Rettilineo_AR/Andata/007/C/UnifiedScore_Y_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2" calcext:value-type="float">
            <text:p>502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73, 6470, 12401, 18331, 24221, 30083, 35874, 41693, 4744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7,-1183,-1654]</text:p>
          </table:table-cell>
          <table:table-cell office:value-type="string" calcext:value-type="string">
            <text:p>[0,-438,-1220,-1660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58];4;4)" office:value-type="string" office:string-value="-437" calcext:value-type="string">
            <text:p>-437</text:p>
          </table:table-cell>
          <table:table-cell table:formula="of:=MID([.$W58];9;5)" office:value-type="string" office:string-value="-1183" calcext:value-type="string">
            <text:p>-1183</text:p>
          </table:table-cell>
          <table:table-cell table:formula="of:=MID([.$W58];15;5)" office:value-type="string" office:string-value="-1654" calcext:value-type="string">
            <text:p>-1654</text:p>
          </table:table-cell>
          <table:table-cell table:formula="of:=MID([.$X58];4;4)" office:value-type="string" office:string-value="-438" calcext:value-type="string">
            <text:p>-438</text:p>
          </table:table-cell>
          <table:table-cell table:formula="of:=MID([.$X58];9;5)" office:value-type="string" office:string-value="-1220" calcext:value-type="string">
            <text:p>-1220</text:p>
          </table:table-cell>
          <table:table-cell table:formula="of:=MID([.$X58];15;5)" office:value-type="string" office:string-value="-1660" calcext:value-type="string">
            <text:p>-1660</text:p>
          </table:table-cell>
          <table:table-cell table:formula="of:=MID([.$Y58];4;4)" office:value-type="string" office:string-value="-432" calcext:value-type="string">
            <text:p>-432</text:p>
          </table:table-cell>
          <table:table-cell table:formula="of:=MID([.$Y58];9;5)" office:value-type="string" office:string-value="-1200" calcext:value-type="string">
            <text:p>-1200</text:p>
          </table:table-cell>
          <table:table-cell table:formula="of:=MID([.$Y58];15;5)" office:value-type="string" office:string-value="-1632" calcext:value-type="string">
            <text:p>-1632</text:p>
          </table:table-cell>
          <table:table-cell/>
          <table:table-cell table:formula="of:=[.AB58]+0" office:value-type="float" office:value="-437" calcext:value-type="float">
            <text:p>-437</text:p>
          </table:table-cell>
          <table:table-cell table:formula="of:=[.AC58]+0" office:value-type="float" office:value="-1183" calcext:value-type="float">
            <text:p>-1183</text:p>
          </table:table-cell>
          <table:table-cell table:formula="of:=[.AD58]+0" office:value-type="float" office:value="-1654" calcext:value-type="float">
            <text:p>-1654</text:p>
          </table:table-cell>
          <table:table-cell table:formula="of:=[.AE58]+0" office:value-type="float" office:value="-438" calcext:value-type="float">
            <text:p>-438</text:p>
          </table:table-cell>
          <table:table-cell table:formula="of:=[.AF58]+0" office:value-type="float" office:value="-1220" calcext:value-type="float">
            <text:p>-1220</text:p>
          </table:table-cell>
          <table:table-cell table:formula="of:=[.AG58]+0" office:value-type="float" office:value="-1660" calcext:value-type="float">
            <text:p>-1660</text:p>
          </table:table-cell>
          <table:table-cell table:formula="of:=[.AH58]+0" office:value-type="float" office:value="-432" calcext:value-type="float">
            <text:p>-432</text:p>
          </table:table-cell>
          <table:table-cell table:formula="of:=[.AI58]+0" office:value-type="float" office:value="-1200" calcext:value-type="float">
            <text:p>-1200</text:p>
          </table:table-cell>
          <table:table-cell table:formula="of:=[.AJ58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68357314-f8d2-4a02-b214-d78571360aa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C/Rettilineo_Z_FC1_007.txt</text:p>
          </table:table-cell>
          <table:table-cell office:value-type="string" calcext:value-type="string">
            <text:p>datasets/Estratto_Rettilineo_AR/Andata/007/Profili delle velocità/Vel_007_FC1.txt</text:p>
          </table:table-cell>
          <table:table-cell office:value-type="string" calcext:value-type="string">
            <text:p>datasets/Estratto_Rettilineo_AR/Andata/007/C/Scores_Z_FC1_007.txt</text:p>
          </table:table-cell>
          <table:table-cell office:value-type="string" calcext:value-type="string">
            <text:p>datasets/Estratto_Rettilineo_AR/Andata/007/C/UnifiedScore_Z_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2" calcext:value-type="float">
            <text:p>502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73, 6470, 12401, 18331, 24221, 30083, 35874, 41693, 4744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6,-1218,-1654]</text:p>
          </table:table-cell>
          <table:table-cell office:value-type="string" calcext:value-type="string">
            <text:p>[0,-429,-1220,-1658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59];4;4)" office:value-type="string" office:string-value="-436" calcext:value-type="string">
            <text:p>-436</text:p>
          </table:table-cell>
          <table:table-cell table:formula="of:=MID([.$W59];9;5)" office:value-type="string" office:string-value="-1218" calcext:value-type="string">
            <text:p>-1218</text:p>
          </table:table-cell>
          <table:table-cell table:formula="of:=MID([.$W59];15;5)" office:value-type="string" office:string-value="-1654" calcext:value-type="string">
            <text:p>-1654</text:p>
          </table:table-cell>
          <table:table-cell table:formula="of:=MID([.$X59];4;4)" office:value-type="string" office:string-value="-429" calcext:value-type="string">
            <text:p>-429</text:p>
          </table:table-cell>
          <table:table-cell table:formula="of:=MID([.$X59];9;5)" office:value-type="string" office:string-value="-1220" calcext:value-type="string">
            <text:p>-1220</text:p>
          </table:table-cell>
          <table:table-cell table:formula="of:=MID([.$X59];15;5)" office:value-type="string" office:string-value="-1658" calcext:value-type="string">
            <text:p>-1658</text:p>
          </table:table-cell>
          <table:table-cell table:formula="of:=MID([.$Y59];4;4)" office:value-type="string" office:string-value="-432" calcext:value-type="string">
            <text:p>-432</text:p>
          </table:table-cell>
          <table:table-cell table:formula="of:=MID([.$Y59];9;5)" office:value-type="string" office:string-value="-1200" calcext:value-type="string">
            <text:p>-1200</text:p>
          </table:table-cell>
          <table:table-cell table:formula="of:=MID([.$Y59];15;5)" office:value-type="string" office:string-value="-1632" calcext:value-type="string">
            <text:p>-1632</text:p>
          </table:table-cell>
          <table:table-cell/>
          <table:table-cell table:formula="of:=[.AB59]+0" office:value-type="float" office:value="-436" calcext:value-type="float">
            <text:p>-436</text:p>
          </table:table-cell>
          <table:table-cell table:formula="of:=[.AC59]+0" office:value-type="float" office:value="-1218" calcext:value-type="float">
            <text:p>-1218</text:p>
          </table:table-cell>
          <table:table-cell table:formula="of:=[.AD59]+0" office:value-type="float" office:value="-1654" calcext:value-type="float">
            <text:p>-1654</text:p>
          </table:table-cell>
          <table:table-cell table:formula="of:=[.AE59]+0" office:value-type="float" office:value="-429" calcext:value-type="float">
            <text:p>-429</text:p>
          </table:table-cell>
          <table:table-cell table:formula="of:=[.AF59]+0" office:value-type="float" office:value="-1220" calcext:value-type="float">
            <text:p>-1220</text:p>
          </table:table-cell>
          <table:table-cell table:formula="of:=[.AG59]+0" office:value-type="float" office:value="-1658" calcext:value-type="float">
            <text:p>-1658</text:p>
          </table:table-cell>
          <table:table-cell table:formula="of:=[.AH59]+0" office:value-type="float" office:value="-432" calcext:value-type="float">
            <text:p>-432</text:p>
          </table:table-cell>
          <table:table-cell table:formula="of:=[.AI59]+0" office:value-type="float" office:value="-1200" calcext:value-type="float">
            <text:p>-1200</text:p>
          </table:table-cell>
          <table:table-cell table:formula="of:=[.AJ59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aac4c97e-162a-4804-ab88-b99d60e6640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C/Rettilineo_Y_FFC1_007.txt</text:p>
          </table:table-cell>
          <table:table-cell office:value-type="string" calcext:value-type="string">
            <text:p>datasets/Estratto_Rettilineo_AR/Andata/007/Profili delle velocità/Vel_007_FFC1.txt</text:p>
          </table:table-cell>
          <table:table-cell office:value-type="string" calcext:value-type="string">
            <text:p>datasets/Estratto_Rettilineo_AR/Andata/007/C/Scores_Y_FFC1_007.txt</text:p>
          </table:table-cell>
          <table:table-cell office:value-type="string" calcext:value-type="string">
            <text:p>datasets/Estratto_Rettilineo_AR/Andata/007/C/UnifiedScore_Y_F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1" calcext:value-type="float">
            <text:p>502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399, 6339, 12223, 18124, 24006, 29885, 35730, 41593, 4742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3,-1209,-1644]</text:p>
          </table:table-cell>
          <table:table-cell office:value-type="string" calcext:value-type="string">
            <text:p>[0,-434,-1209,-1645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0];4;4)" office:value-type="string" office:string-value="-433" calcext:value-type="string">
            <text:p>-433</text:p>
          </table:table-cell>
          <table:table-cell table:formula="of:=MID([.$W60];9;5)" office:value-type="string" office:string-value="-1209" calcext:value-type="string">
            <text:p>-1209</text:p>
          </table:table-cell>
          <table:table-cell table:formula="of:=MID([.$W60];15;5)" office:value-type="string" office:string-value="-1644" calcext:value-type="string">
            <text:p>-1644</text:p>
          </table:table-cell>
          <table:table-cell table:formula="of:=MID([.$X60];4;4)" office:value-type="string" office:string-value="-434" calcext:value-type="string">
            <text:p>-434</text:p>
          </table:table-cell>
          <table:table-cell table:formula="of:=MID([.$X60];9;5)" office:value-type="string" office:string-value="-1209" calcext:value-type="string">
            <text:p>-1209</text:p>
          </table:table-cell>
          <table:table-cell table:formula="of:=MID([.$X60];15;5)" office:value-type="string" office:string-value="-1645" calcext:value-type="string">
            <text:p>-1645</text:p>
          </table:table-cell>
          <table:table-cell table:formula="of:=MID([.$Y60];4;4)" office:value-type="string" office:string-value="-432" calcext:value-type="string">
            <text:p>-432</text:p>
          </table:table-cell>
          <table:table-cell table:formula="of:=MID([.$Y60];9;5)" office:value-type="string" office:string-value="-1200" calcext:value-type="string">
            <text:p>-1200</text:p>
          </table:table-cell>
          <table:table-cell table:formula="of:=MID([.$Y60];15;5)" office:value-type="string" office:string-value="-1632" calcext:value-type="string">
            <text:p>-1632</text:p>
          </table:table-cell>
          <table:table-cell/>
          <table:table-cell table:formula="of:=[.AB60]+0" office:value-type="float" office:value="-433" calcext:value-type="float">
            <text:p>-433</text:p>
          </table:table-cell>
          <table:table-cell table:formula="of:=[.AC60]+0" office:value-type="float" office:value="-1209" calcext:value-type="float">
            <text:p>-1209</text:p>
          </table:table-cell>
          <table:table-cell table:formula="of:=[.AD60]+0" office:value-type="float" office:value="-1644" calcext:value-type="float">
            <text:p>-1644</text:p>
          </table:table-cell>
          <table:table-cell table:formula="of:=[.AE60]+0" office:value-type="float" office:value="-434" calcext:value-type="float">
            <text:p>-434</text:p>
          </table:table-cell>
          <table:table-cell table:formula="of:=[.AF60]+0" office:value-type="float" office:value="-1209" calcext:value-type="float">
            <text:p>-1209</text:p>
          </table:table-cell>
          <table:table-cell table:formula="of:=[.AG60]+0" office:value-type="float" office:value="-1645" calcext:value-type="float">
            <text:p>-1645</text:p>
          </table:table-cell>
          <table:table-cell table:formula="of:=[.AH60]+0" office:value-type="float" office:value="-432" calcext:value-type="float">
            <text:p>-432</text:p>
          </table:table-cell>
          <table:table-cell table:formula="of:=[.AI60]+0" office:value-type="float" office:value="-1200" calcext:value-type="float">
            <text:p>-1200</text:p>
          </table:table-cell>
          <table:table-cell table:formula="of:=[.AJ60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616cae68-8a01-425a-98be-2d92e96113e3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C/Rettilineo_X_C2_007.txt</text:p>
          </table:table-cell>
          <table:table-cell office:value-type="string" calcext:value-type="string">
            <text:p>datasets/Estratto_Rettilineo_AR/Andata/007/Profili delle velocità/Vel_007_C2.txt</text:p>
          </table:table-cell>
          <table:table-cell office:value-type="string" calcext:value-type="string">
            <text:p>datasets/Estratto_Rettilineo_AR/Andata/007/C/Scores_X_C2_007.txt</text:p>
          </table:table-cell>
          <table:table-cell office:value-type="string" calcext:value-type="string">
            <text:p>datasets/Estratto_Rettilineo_AR/Andata/007/C/UnifiedScore_X_C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69, 6279, 12045, 17830, 23588, 29386, 35151, 40935, 46701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0,-425,-1184,-1609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1];4;4)" office:value-type="string" office:string-value="-425" calcext:value-type="string">
            <text:p>-425</text:p>
          </table:table-cell>
          <table:table-cell table:formula="of:=MID([.$W61];9;5)" office:value-type="string" office:string-value="-1184" calcext:value-type="string">
            <text:p>-1184</text:p>
          </table:table-cell>
          <table:table-cell table:formula="of:=MID([.$W61];15;5)" office:value-type="string" office:string-value="-1609" calcext:value-type="string">
            <text:p>-1609</text:p>
          </table:table-cell>
          <table:table-cell table:formula="of:=MID([.$X61];4;4)" office:value-type="string" office:string-value="-425" calcext:value-type="string">
            <text:p>-425</text:p>
          </table:table-cell>
          <table:table-cell table:formula="of:=MID([.$X61];9;5)" office:value-type="string" office:string-value="-1184" calcext:value-type="string">
            <text:p>-1184</text:p>
          </table:table-cell>
          <table:table-cell table:formula="of:=MID([.$X61];15;5)" office:value-type="string" office:string-value="-1609" calcext:value-type="string">
            <text:p>-1609</text:p>
          </table:table-cell>
          <table:table-cell table:formula="of:=MID([.$Y61];4;4)" office:value-type="string" office:string-value="-432" calcext:value-type="string">
            <text:p>-432</text:p>
          </table:table-cell>
          <table:table-cell table:formula="of:=MID([.$Y61];9;5)" office:value-type="string" office:string-value="-1200" calcext:value-type="string">
            <text:p>-1200</text:p>
          </table:table-cell>
          <table:table-cell table:formula="of:=MID([.$Y61];15;5)" office:value-type="string" office:string-value="-1632" calcext:value-type="string">
            <text:p>-1632</text:p>
          </table:table-cell>
          <table:table-cell/>
          <table:table-cell table:formula="of:=[.AB61]+0" office:value-type="float" office:value="-425" calcext:value-type="float">
            <text:p>-425</text:p>
          </table:table-cell>
          <table:table-cell table:formula="of:=[.AC61]+0" office:value-type="float" office:value="-1184" calcext:value-type="float">
            <text:p>-1184</text:p>
          </table:table-cell>
          <table:table-cell table:formula="of:=[.AD61]+0" office:value-type="float" office:value="-1609" calcext:value-type="float">
            <text:p>-1609</text:p>
          </table:table-cell>
          <table:table-cell table:formula="of:=[.AE61]+0" office:value-type="float" office:value="-425" calcext:value-type="float">
            <text:p>-425</text:p>
          </table:table-cell>
          <table:table-cell table:formula="of:=[.AF61]+0" office:value-type="float" office:value="-1184" calcext:value-type="float">
            <text:p>-1184</text:p>
          </table:table-cell>
          <table:table-cell table:formula="of:=[.AG61]+0" office:value-type="float" office:value="-1609" calcext:value-type="float">
            <text:p>-1609</text:p>
          </table:table-cell>
          <table:table-cell table:formula="of:=[.AH61]+0" office:value-type="float" office:value="-432" calcext:value-type="float">
            <text:p>-432</text:p>
          </table:table-cell>
          <table:table-cell table:formula="of:=[.AI61]+0" office:value-type="float" office:value="-1200" calcext:value-type="float">
            <text:p>-1200</text:p>
          </table:table-cell>
          <table:table-cell table:formula="of:=[.AJ61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24733aaa-e5cd-4c9c-9d84-9fa5c50db685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C/Rettilineo_X_FFC1_007.txt</text:p>
          </table:table-cell>
          <table:table-cell office:value-type="string" calcext:value-type="string">
            <text:p>datasets/Estratto_Rettilineo_AR/Andata/007/Profili delle velocità/Vel_007_FFC1.txt</text:p>
          </table:table-cell>
          <table:table-cell office:value-type="string" calcext:value-type="string">
            <text:p>datasets/Estratto_Rettilineo_AR/Andata/007/C/Scores_X_FFC1_007.txt</text:p>
          </table:table-cell>
          <table:table-cell office:value-type="string" calcext:value-type="string">
            <text:p>datasets/Estratto_Rettilineo_AR/Andata/007/C/UnifiedScore_X_F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1" calcext:value-type="float">
            <text:p>502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399, 6339, 12223, 18124, 24006, 29885, 35730, 41593, 4742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3,-1207,-1641]</text:p>
          </table:table-cell>
          <table:table-cell office:value-type="string" calcext:value-type="string">
            <text:p>[0,-433,-1208,-1630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2];4;4)" office:value-type="string" office:string-value="-433" calcext:value-type="string">
            <text:p>-433</text:p>
          </table:table-cell>
          <table:table-cell table:formula="of:=MID([.$W62];9;5)" office:value-type="string" office:string-value="-1207" calcext:value-type="string">
            <text:p>-1207</text:p>
          </table:table-cell>
          <table:table-cell table:formula="of:=MID([.$W62];15;5)" office:value-type="string" office:string-value="-1641" calcext:value-type="string">
            <text:p>-1641</text:p>
          </table:table-cell>
          <table:table-cell table:formula="of:=MID([.$X62];4;4)" office:value-type="string" office:string-value="-433" calcext:value-type="string">
            <text:p>-433</text:p>
          </table:table-cell>
          <table:table-cell table:formula="of:=MID([.$X62];9;5)" office:value-type="string" office:string-value="-1208" calcext:value-type="string">
            <text:p>-1208</text:p>
          </table:table-cell>
          <table:table-cell table:formula="of:=MID([.$X62];15;5)" office:value-type="string" office:string-value="-1630" calcext:value-type="string">
            <text:p>-1630</text:p>
          </table:table-cell>
          <table:table-cell table:formula="of:=MID([.$Y62];4;4)" office:value-type="string" office:string-value="-432" calcext:value-type="string">
            <text:p>-432</text:p>
          </table:table-cell>
          <table:table-cell table:formula="of:=MID([.$Y62];9;5)" office:value-type="string" office:string-value="-1200" calcext:value-type="string">
            <text:p>-1200</text:p>
          </table:table-cell>
          <table:table-cell table:formula="of:=MID([.$Y62];15;5)" office:value-type="string" office:string-value="-1632" calcext:value-type="string">
            <text:p>-1632</text:p>
          </table:table-cell>
          <table:table-cell/>
          <table:table-cell table:formula="of:=[.AB62]+0" office:value-type="float" office:value="-433" calcext:value-type="float">
            <text:p>-433</text:p>
          </table:table-cell>
          <table:table-cell table:formula="of:=[.AC62]+0" office:value-type="float" office:value="-1207" calcext:value-type="float">
            <text:p>-1207</text:p>
          </table:table-cell>
          <table:table-cell table:formula="of:=[.AD62]+0" office:value-type="float" office:value="-1641" calcext:value-type="float">
            <text:p>-1641</text:p>
          </table:table-cell>
          <table:table-cell table:formula="of:=[.AE62]+0" office:value-type="float" office:value="-433" calcext:value-type="float">
            <text:p>-433</text:p>
          </table:table-cell>
          <table:table-cell table:formula="of:=[.AF62]+0" office:value-type="float" office:value="-1208" calcext:value-type="float">
            <text:p>-1208</text:p>
          </table:table-cell>
          <table:table-cell table:formula="of:=[.AG62]+0" office:value-type="float" office:value="-1630" calcext:value-type="float">
            <text:p>-1630</text:p>
          </table:table-cell>
          <table:table-cell table:formula="of:=[.AH62]+0" office:value-type="float" office:value="-432" calcext:value-type="float">
            <text:p>-432</text:p>
          </table:table-cell>
          <table:table-cell table:formula="of:=[.AI62]+0" office:value-type="float" office:value="-1200" calcext:value-type="float">
            <text:p>-1200</text:p>
          </table:table-cell>
          <table:table-cell table:formula="of:=[.AJ62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7a46bd9a-798f-46fb-a85e-f3edf44e5081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C/Rettilineo_X_C1_007.txt</text:p>
          </table:table-cell>
          <table:table-cell office:value-type="string" calcext:value-type="string">
            <text:p>datasets/Estratto_Rettilineo_AR/Andata/007/Profili delle velocità/Vel_007_C1.txt</text:p>
          </table:table-cell>
          <table:table-cell office:value-type="string" calcext:value-type="string">
            <text:p>datasets/Estratto_Rettilineo_AR/Andata/007/C/Scores_X_C1_007.txt</text:p>
          </table:table-cell>
          <table:table-cell office:value-type="string" calcext:value-type="string">
            <text:p>datasets/Estratto_Rettilineo_AR/Andata/007/C/UnifiedScore_X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761" calcext:value-type="float">
            <text:p>497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81, 6334, 12102, 17899, 23686, 29478, 35269, 41047, 4683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25,-1187,-1613]</text:p>
          </table:table-cell>
          <table:table-cell office:value-type="string" calcext:value-type="string">
            <text:p>[0,-427,-1187,-1611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3];4;4)" office:value-type="string" office:string-value="-425" calcext:value-type="string">
            <text:p>-425</text:p>
          </table:table-cell>
          <table:table-cell table:formula="of:=MID([.$W63];9;5)" office:value-type="string" office:string-value="-1187" calcext:value-type="string">
            <text:p>-1187</text:p>
          </table:table-cell>
          <table:table-cell table:formula="of:=MID([.$W63];15;5)" office:value-type="string" office:string-value="-1613" calcext:value-type="string">
            <text:p>-1613</text:p>
          </table:table-cell>
          <table:table-cell table:formula="of:=MID([.$X63];4;4)" office:value-type="string" office:string-value="-427" calcext:value-type="string">
            <text:p>-427</text:p>
          </table:table-cell>
          <table:table-cell table:formula="of:=MID([.$X63];9;5)" office:value-type="string" office:string-value="-1187" calcext:value-type="string">
            <text:p>-1187</text:p>
          </table:table-cell>
          <table:table-cell table:formula="of:=MID([.$X63];15;5)" office:value-type="string" office:string-value="-1611" calcext:value-type="string">
            <text:p>-1611</text:p>
          </table:table-cell>
          <table:table-cell table:formula="of:=MID([.$Y63];4;4)" office:value-type="string" office:string-value="-432" calcext:value-type="string">
            <text:p>-432</text:p>
          </table:table-cell>
          <table:table-cell table:formula="of:=MID([.$Y63];9;5)" office:value-type="string" office:string-value="-1200" calcext:value-type="string">
            <text:p>-1200</text:p>
          </table:table-cell>
          <table:table-cell table:formula="of:=MID([.$Y63];15;5)" office:value-type="string" office:string-value="-1632" calcext:value-type="string">
            <text:p>-1632</text:p>
          </table:table-cell>
          <table:table-cell/>
          <table:table-cell table:formula="of:=[.AB63]+0" office:value-type="float" office:value="-425" calcext:value-type="float">
            <text:p>-425</text:p>
          </table:table-cell>
          <table:table-cell table:formula="of:=[.AC63]+0" office:value-type="float" office:value="-1187" calcext:value-type="float">
            <text:p>-1187</text:p>
          </table:table-cell>
          <table:table-cell table:formula="of:=[.AD63]+0" office:value-type="float" office:value="-1613" calcext:value-type="float">
            <text:p>-1613</text:p>
          </table:table-cell>
          <table:table-cell table:formula="of:=[.AE63]+0" office:value-type="float" office:value="-427" calcext:value-type="float">
            <text:p>-427</text:p>
          </table:table-cell>
          <table:table-cell table:formula="of:=[.AF63]+0" office:value-type="float" office:value="-1187" calcext:value-type="float">
            <text:p>-1187</text:p>
          </table:table-cell>
          <table:table-cell table:formula="of:=[.AG63]+0" office:value-type="float" office:value="-1611" calcext:value-type="float">
            <text:p>-1611</text:p>
          </table:table-cell>
          <table:table-cell table:formula="of:=[.AH63]+0" office:value-type="float" office:value="-432" calcext:value-type="float">
            <text:p>-432</text:p>
          </table:table-cell>
          <table:table-cell table:formula="of:=[.AI63]+0" office:value-type="float" office:value="-1200" calcext:value-type="float">
            <text:p>-1200</text:p>
          </table:table-cell>
          <table:table-cell table:formula="of:=[.AJ63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e713205a-738f-4ae8-bfd0-f9ed7acc7c3b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C/Rettilineo_Y_C1_007.txt</text:p>
          </table:table-cell>
          <table:table-cell office:value-type="string" calcext:value-type="string">
            <text:p>datasets/Estratto_Rettilineo_AR/Andata/007/Profili delle velocità/Vel_007_C1.txt</text:p>
          </table:table-cell>
          <table:table-cell office:value-type="string" calcext:value-type="string">
            <text:p>datasets/Estratto_Rettilineo_AR/Andata/007/C/Scores_Y_C1_007.txt</text:p>
          </table:table-cell>
          <table:table-cell office:value-type="string" calcext:value-type="string">
            <text:p>datasets/Estratto_Rettilineo_AR/Andata/007/C/UnifiedScore_Y_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761" calcext:value-type="float">
            <text:p>497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81, 6334, 12102, 17899, 23686, 29478, 35269, 41047, 4683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25,-1187,-1615]</text:p>
          </table:table-cell>
          <table:table-cell office:value-type="string" calcext:value-type="string">
            <text:p>[0,-426,-1188,-1614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4];4;4)" office:value-type="string" office:string-value="-425" calcext:value-type="string">
            <text:p>-425</text:p>
          </table:table-cell>
          <table:table-cell table:formula="of:=MID([.$W64];9;5)" office:value-type="string" office:string-value="-1187" calcext:value-type="string">
            <text:p>-1187</text:p>
          </table:table-cell>
          <table:table-cell table:formula="of:=MID([.$W64];15;5)" office:value-type="string" office:string-value="-1615" calcext:value-type="string">
            <text:p>-1615</text:p>
          </table:table-cell>
          <table:table-cell table:formula="of:=MID([.$X64];4;4)" office:value-type="string" office:string-value="-426" calcext:value-type="string">
            <text:p>-426</text:p>
          </table:table-cell>
          <table:table-cell table:formula="of:=MID([.$X64];9;5)" office:value-type="string" office:string-value="-1188" calcext:value-type="string">
            <text:p>-1188</text:p>
          </table:table-cell>
          <table:table-cell table:formula="of:=MID([.$X64];15;5)" office:value-type="string" office:string-value="-1614" calcext:value-type="string">
            <text:p>-1614</text:p>
          </table:table-cell>
          <table:table-cell table:formula="of:=MID([.$Y64];4;4)" office:value-type="string" office:string-value="-432" calcext:value-type="string">
            <text:p>-432</text:p>
          </table:table-cell>
          <table:table-cell table:formula="of:=MID([.$Y64];9;5)" office:value-type="string" office:string-value="-1200" calcext:value-type="string">
            <text:p>-1200</text:p>
          </table:table-cell>
          <table:table-cell table:formula="of:=MID([.$Y64];15;5)" office:value-type="string" office:string-value="-1632" calcext:value-type="string">
            <text:p>-1632</text:p>
          </table:table-cell>
          <table:table-cell/>
          <table:table-cell table:formula="of:=[.AB64]+0" office:value-type="float" office:value="-425" calcext:value-type="float">
            <text:p>-425</text:p>
          </table:table-cell>
          <table:table-cell table:formula="of:=[.AC64]+0" office:value-type="float" office:value="-1187" calcext:value-type="float">
            <text:p>-1187</text:p>
          </table:table-cell>
          <table:table-cell table:formula="of:=[.AD64]+0" office:value-type="float" office:value="-1615" calcext:value-type="float">
            <text:p>-1615</text:p>
          </table:table-cell>
          <table:table-cell table:formula="of:=[.AE64]+0" office:value-type="float" office:value="-426" calcext:value-type="float">
            <text:p>-426</text:p>
          </table:table-cell>
          <table:table-cell table:formula="of:=[.AF64]+0" office:value-type="float" office:value="-1188" calcext:value-type="float">
            <text:p>-1188</text:p>
          </table:table-cell>
          <table:table-cell table:formula="of:=[.AG64]+0" office:value-type="float" office:value="-1614" calcext:value-type="float">
            <text:p>-1614</text:p>
          </table:table-cell>
          <table:table-cell table:formula="of:=[.AH64]+0" office:value-type="float" office:value="-432" calcext:value-type="float">
            <text:p>-432</text:p>
          </table:table-cell>
          <table:table-cell table:formula="of:=[.AI64]+0" office:value-type="float" office:value="-1200" calcext:value-type="float">
            <text:p>-1200</text:p>
          </table:table-cell>
          <table:table-cell table:formula="of:=[.AJ64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75412a22-3b2f-4d6c-8197-4f9ebf937fb2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C/Rettilineo_Z_C2_007.txt</text:p>
          </table:table-cell>
          <table:table-cell office:value-type="string" calcext:value-type="string">
            <text:p>datasets/Estratto_Rettilineo_AR/Andata/007/Profili delle velocità/Vel_007_C2.txt</text:p>
          </table:table-cell>
          <table:table-cell office:value-type="string" calcext:value-type="string">
            <text:p>datasets/Estratto_Rettilineo_AR/Andata/007/C/Scores_Z_C2_007.txt</text:p>
          </table:table-cell>
          <table:table-cell office:value-type="string" calcext:value-type="string">
            <text:p>datasets/Estratto_Rettilineo_AR/Andata/007/C/UnifiedScore_Z_C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49521" calcext:value-type="float">
            <text:p>49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69, 6279, 12045, 17830, 23588, 29386, 35151, 40935, 46701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25,-1185,-1610]</text:p>
          </table:table-cell>
          <table:table-cell office:value-type="string" calcext:value-type="string">
            <text:p>[0,-425,-1185,-1609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5];4;4)" office:value-type="string" office:string-value="-425" calcext:value-type="string">
            <text:p>-425</text:p>
          </table:table-cell>
          <table:table-cell table:formula="of:=MID([.$W65];9;5)" office:value-type="string" office:string-value="-1185" calcext:value-type="string">
            <text:p>-1185</text:p>
          </table:table-cell>
          <table:table-cell table:formula="of:=MID([.$W65];15;5)" office:value-type="string" office:string-value="-1610" calcext:value-type="string">
            <text:p>-1610</text:p>
          </table:table-cell>
          <table:table-cell table:formula="of:=MID([.$X65];4;4)" office:value-type="string" office:string-value="-425" calcext:value-type="string">
            <text:p>-425</text:p>
          </table:table-cell>
          <table:table-cell table:formula="of:=MID([.$X65];9;5)" office:value-type="string" office:string-value="-1185" calcext:value-type="string">
            <text:p>-1185</text:p>
          </table:table-cell>
          <table:table-cell table:formula="of:=MID([.$X65];15;5)" office:value-type="string" office:string-value="-1609" calcext:value-type="string">
            <text:p>-1609</text:p>
          </table:table-cell>
          <table:table-cell table:formula="of:=MID([.$Y65];4;4)" office:value-type="string" office:string-value="-432" calcext:value-type="string">
            <text:p>-432</text:p>
          </table:table-cell>
          <table:table-cell table:formula="of:=MID([.$Y65];9;5)" office:value-type="string" office:string-value="-1200" calcext:value-type="string">
            <text:p>-1200</text:p>
          </table:table-cell>
          <table:table-cell table:formula="of:=MID([.$Y65];15;5)" office:value-type="string" office:string-value="-1632" calcext:value-type="string">
            <text:p>-1632</text:p>
          </table:table-cell>
          <table:table-cell/>
          <table:table-cell table:formula="of:=[.AB65]+0" office:value-type="float" office:value="-425" calcext:value-type="float">
            <text:p>-425</text:p>
          </table:table-cell>
          <table:table-cell table:formula="of:=[.AC65]+0" office:value-type="float" office:value="-1185" calcext:value-type="float">
            <text:p>-1185</text:p>
          </table:table-cell>
          <table:table-cell table:formula="of:=[.AD65]+0" office:value-type="float" office:value="-1610" calcext:value-type="float">
            <text:p>-1610</text:p>
          </table:table-cell>
          <table:table-cell table:formula="of:=[.AE65]+0" office:value-type="float" office:value="-425" calcext:value-type="float">
            <text:p>-425</text:p>
          </table:table-cell>
          <table:table-cell table:formula="of:=[.AF65]+0" office:value-type="float" office:value="-1185" calcext:value-type="float">
            <text:p>-1185</text:p>
          </table:table-cell>
          <table:table-cell table:formula="of:=[.AG65]+0" office:value-type="float" office:value="-1609" calcext:value-type="float">
            <text:p>-1609</text:p>
          </table:table-cell>
          <table:table-cell table:formula="of:=[.AH65]+0" office:value-type="float" office:value="-432" calcext:value-type="float">
            <text:p>-432</text:p>
          </table:table-cell>
          <table:table-cell table:formula="of:=[.AI65]+0" office:value-type="float" office:value="-1200" calcext:value-type="float">
            <text:p>-1200</text:p>
          </table:table-cell>
          <table:table-cell table:formula="of:=[.AJ65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7851bb00-2e78-4ce1-90d8-de40a846477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C/Rettilineo_Z_FFC1_007.txt</text:p>
          </table:table-cell>
          <table:table-cell office:value-type="string" calcext:value-type="string">
            <text:p>datasets/Estratto_Rettilineo_AR/Andata/007/Profili delle velocità/Vel_007_FFC1.txt</text:p>
          </table:table-cell>
          <table:table-cell office:value-type="string" calcext:value-type="string">
            <text:p>datasets/Estratto_Rettilineo_AR/Andata/007/C/Scores_Z_FFC1_007.txt</text:p>
          </table:table-cell>
          <table:table-cell office:value-type="string" calcext:value-type="string">
            <text:p>datasets/Estratto_Rettilineo_AR/Andata/007/C/UnifiedScore_Z_F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1" calcext:value-type="float">
            <text:p>502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399, 6339, 12223, 18124, 24006, 29885, 35730, 41593, 47422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4,-1207,-1641]</text:p>
          </table:table-cell>
          <table:table-cell office:value-type="string" calcext:value-type="string">
            <text:p>[0,-433,-1207,-1631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6];4;4)" office:value-type="string" office:string-value="-434" calcext:value-type="string">
            <text:p>-434</text:p>
          </table:table-cell>
          <table:table-cell table:formula="of:=MID([.$W66];9;5)" office:value-type="string" office:string-value="-1207" calcext:value-type="string">
            <text:p>-1207</text:p>
          </table:table-cell>
          <table:table-cell table:formula="of:=MID([.$W66];15;5)" office:value-type="string" office:string-value="-1641" calcext:value-type="string">
            <text:p>-1641</text:p>
          </table:table-cell>
          <table:table-cell table:formula="of:=MID([.$X66];4;4)" office:value-type="string" office:string-value="-433" calcext:value-type="string">
            <text:p>-433</text:p>
          </table:table-cell>
          <table:table-cell table:formula="of:=MID([.$X66];9;5)" office:value-type="string" office:string-value="-1207" calcext:value-type="string">
            <text:p>-1207</text:p>
          </table:table-cell>
          <table:table-cell table:formula="of:=MID([.$X66];15;5)" office:value-type="string" office:string-value="-1631" calcext:value-type="string">
            <text:p>-1631</text:p>
          </table:table-cell>
          <table:table-cell table:formula="of:=MID([.$Y66];4;4)" office:value-type="string" office:string-value="-432" calcext:value-type="string">
            <text:p>-432</text:p>
          </table:table-cell>
          <table:table-cell table:formula="of:=MID([.$Y66];9;5)" office:value-type="string" office:string-value="-1200" calcext:value-type="string">
            <text:p>-1200</text:p>
          </table:table-cell>
          <table:table-cell table:formula="of:=MID([.$Y66];15;5)" office:value-type="string" office:string-value="-1632" calcext:value-type="string">
            <text:p>-1632</text:p>
          </table:table-cell>
          <table:table-cell/>
          <table:table-cell table:formula="of:=[.AB66]+0" office:value-type="float" office:value="-434" calcext:value-type="float">
            <text:p>-434</text:p>
          </table:table-cell>
          <table:table-cell table:formula="of:=[.AC66]+0" office:value-type="float" office:value="-1207" calcext:value-type="float">
            <text:p>-1207</text:p>
          </table:table-cell>
          <table:table-cell table:formula="of:=[.AD66]+0" office:value-type="float" office:value="-1641" calcext:value-type="float">
            <text:p>-1641</text:p>
          </table:table-cell>
          <table:table-cell table:formula="of:=[.AE66]+0" office:value-type="float" office:value="-433" calcext:value-type="float">
            <text:p>-433</text:p>
          </table:table-cell>
          <table:table-cell table:formula="of:=[.AF66]+0" office:value-type="float" office:value="-1207" calcext:value-type="float">
            <text:p>-1207</text:p>
          </table:table-cell>
          <table:table-cell table:formula="of:=[.AG66]+0" office:value-type="float" office:value="-1631" calcext:value-type="float">
            <text:p>-1631</text:p>
          </table:table-cell>
          <table:table-cell table:formula="of:=[.AH66]+0" office:value-type="float" office:value="-432" calcext:value-type="float">
            <text:p>-432</text:p>
          </table:table-cell>
          <table:table-cell table:formula="of:=[.AI66]+0" office:value-type="float" office:value="-1200" calcext:value-type="float">
            <text:p>-1200</text:p>
          </table:table-cell>
          <table:table-cell table:formula="of:=[.AJ66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e25d9d1b-3ffa-4dfa-b4b4-a7c19dc3f80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C/Rettilineo_X_FC1_007.txt</text:p>
          </table:table-cell>
          <table:table-cell office:value-type="string" calcext:value-type="string">
            <text:p>datasets/Estratto_Rettilineo_AR/Andata/007/Profili delle velocità/Vel_007_FC1.txt</text:p>
          </table:table-cell>
          <table:table-cell office:value-type="string" calcext:value-type="string">
            <text:p>datasets/Estratto_Rettilineo_AR/Andata/007/C/Scores_X_FC1_007.txt</text:p>
          </table:table-cell>
          <table:table-cell office:value-type="string" calcext:value-type="string">
            <text:p>datasets/Estratto_Rettilineo_AR/Andata/007/C/UnifiedScore_X_FC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50242" calcext:value-type="float">
            <text:p>502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473, 6470, 12401, 18331, 24221, 30083, 35874, 41693, 4744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435,-1218,-1653]</text:p>
          </table:table-cell>
          <table:table-cell office:value-type="string" calcext:value-type="string">
            <text:p>[0,-436,-1221,-1657]</text:p>
          </table:table-cell>
          <table:table-cell office:value-type="string" calcext:value-type="string">
            <text:p>[0,-432,-1200,-1632]</text:p>
          </table:table-cell>
          <table:table-cell table:number-columns-repeated="2"/>
          <table:table-cell table:formula="of:=MID([.$W67];4;4)" office:value-type="string" office:string-value="-435" calcext:value-type="string">
            <text:p>-435</text:p>
          </table:table-cell>
          <table:table-cell table:formula="of:=MID([.$W67];9;5)" office:value-type="string" office:string-value="-1218" calcext:value-type="string">
            <text:p>-1218</text:p>
          </table:table-cell>
          <table:table-cell table:formula="of:=MID([.$W67];15;5)" office:value-type="string" office:string-value="-1653" calcext:value-type="string">
            <text:p>-1653</text:p>
          </table:table-cell>
          <table:table-cell table:formula="of:=MID([.$X67];4;4)" office:value-type="string" office:string-value="-436" calcext:value-type="string">
            <text:p>-436</text:p>
          </table:table-cell>
          <table:table-cell table:formula="of:=MID([.$X67];9;5)" office:value-type="string" office:string-value="-1221" calcext:value-type="string">
            <text:p>-1221</text:p>
          </table:table-cell>
          <table:table-cell table:formula="of:=MID([.$X67];15;5)" office:value-type="string" office:string-value="-1657" calcext:value-type="string">
            <text:p>-1657</text:p>
          </table:table-cell>
          <table:table-cell table:formula="of:=MID([.$Y67];4;4)" office:value-type="string" office:string-value="-432" calcext:value-type="string">
            <text:p>-432</text:p>
          </table:table-cell>
          <table:table-cell table:formula="of:=MID([.$Y67];9;5)" office:value-type="string" office:string-value="-1200" calcext:value-type="string">
            <text:p>-1200</text:p>
          </table:table-cell>
          <table:table-cell table:formula="of:=MID([.$Y67];15;5)" office:value-type="string" office:string-value="-1632" calcext:value-type="string">
            <text:p>-1632</text:p>
          </table:table-cell>
          <table:table-cell/>
          <table:table-cell table:formula="of:=[.AB67]+0" office:value-type="float" office:value="-435" calcext:value-type="float">
            <text:p>-435</text:p>
          </table:table-cell>
          <table:table-cell table:formula="of:=[.AC67]+0" office:value-type="float" office:value="-1218" calcext:value-type="float">
            <text:p>-1218</text:p>
          </table:table-cell>
          <table:table-cell table:formula="of:=[.AD67]+0" office:value-type="float" office:value="-1653" calcext:value-type="float">
            <text:p>-1653</text:p>
          </table:table-cell>
          <table:table-cell table:formula="of:=[.AE67]+0" office:value-type="float" office:value="-436" calcext:value-type="float">
            <text:p>-436</text:p>
          </table:table-cell>
          <table:table-cell table:formula="of:=[.AF67]+0" office:value-type="float" office:value="-1221" calcext:value-type="float">
            <text:p>-1221</text:p>
          </table:table-cell>
          <table:table-cell table:formula="of:=[.AG67]+0" office:value-type="float" office:value="-1657" calcext:value-type="float">
            <text:p>-1657</text:p>
          </table:table-cell>
          <table:table-cell table:formula="of:=[.AH67]+0" office:value-type="float" office:value="-432" calcext:value-type="float">
            <text:p>-432</text:p>
          </table:table-cell>
          <table:table-cell table:formula="of:=[.AI67]+0" office:value-type="float" office:value="-1200" calcext:value-type="float">
            <text:p>-1200</text:p>
          </table:table-cell>
          <table:table-cell table:formula="of:=[.AJ67]+0" office:value-type="float" office:value="-1632" calcext:value-type="float">
            <text:p>-1632</text:p>
          </table:table-cell>
        </table:table-row>
        <table:table-row table:style-name="ro1">
          <table:table-cell office:value-type="string" calcext:value-type="string">
            <text:p>9d076b84-64fa-4a12-8eaa-475dc5e7711e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B/Rettilineo_X_B1_007.txt</text:p>
          </table:table-cell>
          <table:table-cell office:value-type="string" calcext:value-type="string">
            <text:p>datasets/Estratto_Rettilineo_AR/Andata/007/Profili delle velocità/Vel_007_B1.txt</text:p>
          </table:table-cell>
          <table:table-cell office:value-type="string" calcext:value-type="string">
            <text:p>datasets/Estratto_Rettilineo_AR/Andata/007/B/Scores_X_B1_007.txt</text:p>
          </table:table-cell>
          <table:table-cell office:value-type="string" calcext:value-type="string">
            <text:p>datasets/Estratto_Rettilineo_AR/Andata/007/B/UnifiedScore_X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283" calcext:value-type="float">
            <text:p>742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63, 9500, 18135, 26833, 35506, 44188, 52828, 61532, 70207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0,-638,-1779,-2416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68];4;4)" office:value-type="string" office:string-value="-638" calcext:value-type="string">
            <text:p>-638</text:p>
          </table:table-cell>
          <table:table-cell table:formula="of:=MID([.$W68];9;5)" office:value-type="string" office:string-value="-1779" calcext:value-type="string">
            <text:p>-1779</text:p>
          </table:table-cell>
          <table:table-cell table:formula="of:=MID([.$W68];15;5)" office:value-type="string" office:string-value="-2416" calcext:value-type="string">
            <text:p>-2416</text:p>
          </table:table-cell>
          <table:table-cell table:formula="of:=MID([.$X68];4;4)" office:value-type="string" office:string-value="-638" calcext:value-type="string">
            <text:p>-638</text:p>
          </table:table-cell>
          <table:table-cell table:formula="of:=MID([.$X68];9;5)" office:value-type="string" office:string-value="-1779" calcext:value-type="string">
            <text:p>-1779</text:p>
          </table:table-cell>
          <table:table-cell table:formula="of:=MID([.$X68];15;5)" office:value-type="string" office:string-value="-2416" calcext:value-type="string">
            <text:p>-2416</text:p>
          </table:table-cell>
          <table:table-cell table:formula="of:=MID([.$Y68];4;4)" office:value-type="string" office:string-value="-648" calcext:value-type="string">
            <text:p>-648</text:p>
          </table:table-cell>
          <table:table-cell table:formula="of:=MID([.$Y68];9;5)" office:value-type="string" office:string-value="-1800" calcext:value-type="string">
            <text:p>-1800</text:p>
          </table:table-cell>
          <table:table-cell table:formula="of:=MID([.$Y68];15;5)" office:value-type="string" office:string-value="-2448" calcext:value-type="string">
            <text:p>-2448</text:p>
          </table:table-cell>
          <table:table-cell/>
          <table:table-cell table:formula="of:=[.AB68]+0" office:value-type="float" office:value="-638" calcext:value-type="float">
            <text:p>-638</text:p>
          </table:table-cell>
          <table:table-cell table:formula="of:=[.AC68]+0" office:value-type="float" office:value="-1779" calcext:value-type="float">
            <text:p>-1779</text:p>
          </table:table-cell>
          <table:table-cell table:formula="of:=[.AD68]+0" office:value-type="float" office:value="-2416" calcext:value-type="float">
            <text:p>-2416</text:p>
          </table:table-cell>
          <table:table-cell table:formula="of:=[.AE68]+0" office:value-type="float" office:value="-638" calcext:value-type="float">
            <text:p>-638</text:p>
          </table:table-cell>
          <table:table-cell table:formula="of:=[.AF68]+0" office:value-type="float" office:value="-1779" calcext:value-type="float">
            <text:p>-1779</text:p>
          </table:table-cell>
          <table:table-cell table:formula="of:=[.AG68]+0" office:value-type="float" office:value="-2416" calcext:value-type="float">
            <text:p>-2416</text:p>
          </table:table-cell>
          <table:table-cell table:formula="of:=[.AH68]+0" office:value-type="float" office:value="-648" calcext:value-type="float">
            <text:p>-648</text:p>
          </table:table-cell>
          <table:table-cell table:formula="of:=[.AI68]+0" office:value-type="float" office:value="-1800" calcext:value-type="float">
            <text:p>-1800</text:p>
          </table:table-cell>
          <table:table-cell table:formula="of:=[.AJ68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96de3a33-fc12-4905-a982-fb9d909b4a7b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B/Rettilineo_X_FB1_007.txt</text:p>
          </table:table-cell>
          <table:table-cell office:value-type="string" calcext:value-type="string">
            <text:p>datasets/Estratto_Rettilineo_AR/Andata/007/Profili delle velocità/Vel_007_FB1.txt</text:p>
          </table:table-cell>
          <table:table-cell office:value-type="string" calcext:value-type="string">
            <text:p>datasets/Estratto_Rettilineo_AR/Andata/007/B/Scores_X_FB1_007.txt</text:p>
          </table:table-cell>
          <table:table-cell office:value-type="string" calcext:value-type="string">
            <text:p>datasets/Estratto_Rettilineo_AR/Andata/007/B/UnifiedScore_X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163" calcext:value-type="float">
            <text:p>74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392, 18009, 26649, 35317, 43977, 52586, 61250, 6986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6,-1774,-2410]</text:p>
          </table:table-cell>
          <table:table-cell office:value-type="string" calcext:value-type="string">
            <text:p>[0,-636,-1774,-2409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69];4;4)" office:value-type="string" office:string-value="-636" calcext:value-type="string">
            <text:p>-636</text:p>
          </table:table-cell>
          <table:table-cell table:formula="of:=MID([.$W69];9;5)" office:value-type="string" office:string-value="-1774" calcext:value-type="string">
            <text:p>-1774</text:p>
          </table:table-cell>
          <table:table-cell table:formula="of:=MID([.$W69];15;5)" office:value-type="string" office:string-value="-2410" calcext:value-type="string">
            <text:p>-2410</text:p>
          </table:table-cell>
          <table:table-cell table:formula="of:=MID([.$X69];4;4)" office:value-type="string" office:string-value="-636" calcext:value-type="string">
            <text:p>-636</text:p>
          </table:table-cell>
          <table:table-cell table:formula="of:=MID([.$X69];9;5)" office:value-type="string" office:string-value="-1774" calcext:value-type="string">
            <text:p>-1774</text:p>
          </table:table-cell>
          <table:table-cell table:formula="of:=MID([.$X69];15;5)" office:value-type="string" office:string-value="-2409" calcext:value-type="string">
            <text:p>-2409</text:p>
          </table:table-cell>
          <table:table-cell table:formula="of:=MID([.$Y69];4;4)" office:value-type="string" office:string-value="-648" calcext:value-type="string">
            <text:p>-648</text:p>
          </table:table-cell>
          <table:table-cell table:formula="of:=MID([.$Y69];9;5)" office:value-type="string" office:string-value="-1800" calcext:value-type="string">
            <text:p>-1800</text:p>
          </table:table-cell>
          <table:table-cell table:formula="of:=MID([.$Y69];15;5)" office:value-type="string" office:string-value="-2448" calcext:value-type="string">
            <text:p>-2448</text:p>
          </table:table-cell>
          <table:table-cell/>
          <table:table-cell table:formula="of:=[.AB69]+0" office:value-type="float" office:value="-636" calcext:value-type="float">
            <text:p>-636</text:p>
          </table:table-cell>
          <table:table-cell table:formula="of:=[.AC69]+0" office:value-type="float" office:value="-1774" calcext:value-type="float">
            <text:p>-1774</text:p>
          </table:table-cell>
          <table:table-cell table:formula="of:=[.AD69]+0" office:value-type="float" office:value="-2410" calcext:value-type="float">
            <text:p>-2410</text:p>
          </table:table-cell>
          <table:table-cell table:formula="of:=[.AE69]+0" office:value-type="float" office:value="-636" calcext:value-type="float">
            <text:p>-636</text:p>
          </table:table-cell>
          <table:table-cell table:formula="of:=[.AF69]+0" office:value-type="float" office:value="-1774" calcext:value-type="float">
            <text:p>-1774</text:p>
          </table:table-cell>
          <table:table-cell table:formula="of:=[.AG69]+0" office:value-type="float" office:value="-2409" calcext:value-type="float">
            <text:p>-2409</text:p>
          </table:table-cell>
          <table:table-cell table:formula="of:=[.AH69]+0" office:value-type="float" office:value="-648" calcext:value-type="float">
            <text:p>-648</text:p>
          </table:table-cell>
          <table:table-cell table:formula="of:=[.AI69]+0" office:value-type="float" office:value="-1800" calcext:value-type="float">
            <text:p>-1800</text:p>
          </table:table-cell>
          <table:table-cell table:formula="of:=[.AJ69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a3574ef9-ac35-480a-a63e-7b8b3c8dbcff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B/Rettilineo_X_B2_007.txt</text:p>
          </table:table-cell>
          <table:table-cell office:value-type="string" calcext:value-type="string">
            <text:p>datasets/Estratto_Rettilineo_AR/Andata/007/Profili delle velocità/Vel_007_B2.txt</text:p>
          </table:table-cell>
          <table:table-cell office:value-type="string" calcext:value-type="string">
            <text:p>datasets/Estratto_Rettilineo_AR/Andata/007/B/Scores_X_B2_007.txt</text:p>
          </table:table-cell>
          <table:table-cell office:value-type="string" calcext:value-type="string">
            <text:p>datasets/Estratto_Rettilineo_AR/Andata/007/B/UnifiedScore_X_B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403" calcext:value-type="float">
            <text:p>74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499, 18097, 26807, 35505, 44170, 52872, 61589, 70281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40,-1783,-2422]</text:p>
          </table:table-cell>
          <table:table-cell office:value-type="string" calcext:value-type="string">
            <text:p>[0,-640,-1782,-2421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0];4;4)" office:value-type="string" office:string-value="-640" calcext:value-type="string">
            <text:p>-640</text:p>
          </table:table-cell>
          <table:table-cell table:formula="of:=MID([.$W70];9;5)" office:value-type="string" office:string-value="-1783" calcext:value-type="string">
            <text:p>-1783</text:p>
          </table:table-cell>
          <table:table-cell table:formula="of:=MID([.$W70];15;5)" office:value-type="string" office:string-value="-2422" calcext:value-type="string">
            <text:p>-2422</text:p>
          </table:table-cell>
          <table:table-cell table:formula="of:=MID([.$X70];4;4)" office:value-type="string" office:string-value="-640" calcext:value-type="string">
            <text:p>-640</text:p>
          </table:table-cell>
          <table:table-cell table:formula="of:=MID([.$X70];9;5)" office:value-type="string" office:string-value="-1782" calcext:value-type="string">
            <text:p>-1782</text:p>
          </table:table-cell>
          <table:table-cell table:formula="of:=MID([.$X70];15;5)" office:value-type="string" office:string-value="-2421" calcext:value-type="string">
            <text:p>-2421</text:p>
          </table:table-cell>
          <table:table-cell table:formula="of:=MID([.$Y70];4;4)" office:value-type="string" office:string-value="-648" calcext:value-type="string">
            <text:p>-648</text:p>
          </table:table-cell>
          <table:table-cell table:formula="of:=MID([.$Y70];9;5)" office:value-type="string" office:string-value="-1800" calcext:value-type="string">
            <text:p>-1800</text:p>
          </table:table-cell>
          <table:table-cell table:formula="of:=MID([.$Y70];15;5)" office:value-type="string" office:string-value="-2448" calcext:value-type="string">
            <text:p>-2448</text:p>
          </table:table-cell>
          <table:table-cell/>
          <table:table-cell table:formula="of:=[.AB70]+0" office:value-type="float" office:value="-640" calcext:value-type="float">
            <text:p>-640</text:p>
          </table:table-cell>
          <table:table-cell table:formula="of:=[.AC70]+0" office:value-type="float" office:value="-1783" calcext:value-type="float">
            <text:p>-1783</text:p>
          </table:table-cell>
          <table:table-cell table:formula="of:=[.AD70]+0" office:value-type="float" office:value="-2422" calcext:value-type="float">
            <text:p>-2422</text:p>
          </table:table-cell>
          <table:table-cell table:formula="of:=[.AE70]+0" office:value-type="float" office:value="-640" calcext:value-type="float">
            <text:p>-640</text:p>
          </table:table-cell>
          <table:table-cell table:formula="of:=[.AF70]+0" office:value-type="float" office:value="-1782" calcext:value-type="float">
            <text:p>-1782</text:p>
          </table:table-cell>
          <table:table-cell table:formula="of:=[.AG70]+0" office:value-type="float" office:value="-2421" calcext:value-type="float">
            <text:p>-2421</text:p>
          </table:table-cell>
          <table:table-cell table:formula="of:=[.AH70]+0" office:value-type="float" office:value="-648" calcext:value-type="float">
            <text:p>-648</text:p>
          </table:table-cell>
          <table:table-cell table:formula="of:=[.AI70]+0" office:value-type="float" office:value="-1800" calcext:value-type="float">
            <text:p>-1800</text:p>
          </table:table-cell>
          <table:table-cell table:formula="of:=[.AJ70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c0e1b3e4-123c-4385-b1c4-75c903a27a14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B/Rettilineo_Y_B1_007.txt</text:p>
          </table:table-cell>
          <table:table-cell office:value-type="string" calcext:value-type="string">
            <text:p>datasets/Estratto_Rettilineo_AR/Andata/007/Profili delle velocità/Vel_007_B1.txt</text:p>
          </table:table-cell>
          <table:table-cell office:value-type="string" calcext:value-type="string">
            <text:p>datasets/Estratto_Rettilineo_AR/Andata/007/B/Scores_Y_B1_007.txt</text:p>
          </table:table-cell>
          <table:table-cell office:value-type="string" calcext:value-type="string">
            <text:p>datasets/Estratto_Rettilineo_AR/Andata/007/B/UnifiedScore_Y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283" calcext:value-type="float">
            <text:p>742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63, 9500, 18135, 26833, 35506, 44188, 52828, 61532, 70207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8,-1779,-2416]</text:p>
          </table:table-cell>
          <table:table-cell office:value-type="string" calcext:value-type="string">
            <text:p>[0,-639,-1778,-2417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1];4;4)" office:value-type="string" office:string-value="-638" calcext:value-type="string">
            <text:p>-638</text:p>
          </table:table-cell>
          <table:table-cell table:formula="of:=MID([.$W71];9;5)" office:value-type="string" office:string-value="-1779" calcext:value-type="string">
            <text:p>-1779</text:p>
          </table:table-cell>
          <table:table-cell table:formula="of:=MID([.$W71];15;5)" office:value-type="string" office:string-value="-2416" calcext:value-type="string">
            <text:p>-2416</text:p>
          </table:table-cell>
          <table:table-cell table:formula="of:=MID([.$X71];4;4)" office:value-type="string" office:string-value="-639" calcext:value-type="string">
            <text:p>-639</text:p>
          </table:table-cell>
          <table:table-cell table:formula="of:=MID([.$X71];9;5)" office:value-type="string" office:string-value="-1778" calcext:value-type="string">
            <text:p>-1778</text:p>
          </table:table-cell>
          <table:table-cell table:formula="of:=MID([.$X71];15;5)" office:value-type="string" office:string-value="-2417" calcext:value-type="string">
            <text:p>-2417</text:p>
          </table:table-cell>
          <table:table-cell table:formula="of:=MID([.$Y71];4;4)" office:value-type="string" office:string-value="-648" calcext:value-type="string">
            <text:p>-648</text:p>
          </table:table-cell>
          <table:table-cell table:formula="of:=MID([.$Y71];9;5)" office:value-type="string" office:string-value="-1800" calcext:value-type="string">
            <text:p>-1800</text:p>
          </table:table-cell>
          <table:table-cell table:formula="of:=MID([.$Y71];15;5)" office:value-type="string" office:string-value="-2448" calcext:value-type="string">
            <text:p>-2448</text:p>
          </table:table-cell>
          <table:table-cell/>
          <table:table-cell table:formula="of:=[.AB71]+0" office:value-type="float" office:value="-638" calcext:value-type="float">
            <text:p>-638</text:p>
          </table:table-cell>
          <table:table-cell table:formula="of:=[.AC71]+0" office:value-type="float" office:value="-1779" calcext:value-type="float">
            <text:p>-1779</text:p>
          </table:table-cell>
          <table:table-cell table:formula="of:=[.AD71]+0" office:value-type="float" office:value="-2416" calcext:value-type="float">
            <text:p>-2416</text:p>
          </table:table-cell>
          <table:table-cell table:formula="of:=[.AE71]+0" office:value-type="float" office:value="-639" calcext:value-type="float">
            <text:p>-639</text:p>
          </table:table-cell>
          <table:table-cell table:formula="of:=[.AF71]+0" office:value-type="float" office:value="-1778" calcext:value-type="float">
            <text:p>-1778</text:p>
          </table:table-cell>
          <table:table-cell table:formula="of:=[.AG71]+0" office:value-type="float" office:value="-2417" calcext:value-type="float">
            <text:p>-2417</text:p>
          </table:table-cell>
          <table:table-cell table:formula="of:=[.AH71]+0" office:value-type="float" office:value="-648" calcext:value-type="float">
            <text:p>-648</text:p>
          </table:table-cell>
          <table:table-cell table:formula="of:=[.AI71]+0" office:value-type="float" office:value="-1800" calcext:value-type="float">
            <text:p>-1800</text:p>
          </table:table-cell>
          <table:table-cell table:formula="of:=[.AJ71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0db1a462-bffe-4360-a397-926e525dd484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B/Rettilineo_Y_FB1_007.txt</text:p>
          </table:table-cell>
          <table:table-cell office:value-type="string" calcext:value-type="string">
            <text:p>datasets/Estratto_Rettilineo_AR/Andata/007/Profili delle velocità/Vel_007_FB1.txt</text:p>
          </table:table-cell>
          <table:table-cell office:value-type="string" calcext:value-type="string">
            <text:p>datasets/Estratto_Rettilineo_AR/Andata/007/B/Scores_Y_FB1_007.txt</text:p>
          </table:table-cell>
          <table:table-cell office:value-type="string" calcext:value-type="string">
            <text:p>datasets/Estratto_Rettilineo_AR/Andata/007/B/UnifiedScore_Y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163" calcext:value-type="float">
            <text:p>74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392, 18009, 26649, 35317, 43977, 52586, 61250, 6986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6,-1774,-2410]</text:p>
          </table:table-cell>
          <table:table-cell office:value-type="string" calcext:value-type="string">
            <text:p>[0,-637,-1774,-2411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2];4;4)" office:value-type="string" office:string-value="-636" calcext:value-type="string">
            <text:p>-636</text:p>
          </table:table-cell>
          <table:table-cell table:formula="of:=MID([.$W72];9;5)" office:value-type="string" office:string-value="-1774" calcext:value-type="string">
            <text:p>-1774</text:p>
          </table:table-cell>
          <table:table-cell table:formula="of:=MID([.$W72];15;5)" office:value-type="string" office:string-value="-2410" calcext:value-type="string">
            <text:p>-2410</text:p>
          </table:table-cell>
          <table:table-cell table:formula="of:=MID([.$X72];4;4)" office:value-type="string" office:string-value="-637" calcext:value-type="string">
            <text:p>-637</text:p>
          </table:table-cell>
          <table:table-cell table:formula="of:=MID([.$X72];9;5)" office:value-type="string" office:string-value="-1774" calcext:value-type="string">
            <text:p>-1774</text:p>
          </table:table-cell>
          <table:table-cell table:formula="of:=MID([.$X72];15;5)" office:value-type="string" office:string-value="-2411" calcext:value-type="string">
            <text:p>-2411</text:p>
          </table:table-cell>
          <table:table-cell table:formula="of:=MID([.$Y72];4;4)" office:value-type="string" office:string-value="-648" calcext:value-type="string">
            <text:p>-648</text:p>
          </table:table-cell>
          <table:table-cell table:formula="of:=MID([.$Y72];9;5)" office:value-type="string" office:string-value="-1800" calcext:value-type="string">
            <text:p>-1800</text:p>
          </table:table-cell>
          <table:table-cell table:formula="of:=MID([.$Y72];15;5)" office:value-type="string" office:string-value="-2448" calcext:value-type="string">
            <text:p>-2448</text:p>
          </table:table-cell>
          <table:table-cell/>
          <table:table-cell table:formula="of:=[.AB72]+0" office:value-type="float" office:value="-636" calcext:value-type="float">
            <text:p>-636</text:p>
          </table:table-cell>
          <table:table-cell table:formula="of:=[.AC72]+0" office:value-type="float" office:value="-1774" calcext:value-type="float">
            <text:p>-1774</text:p>
          </table:table-cell>
          <table:table-cell table:formula="of:=[.AD72]+0" office:value-type="float" office:value="-2410" calcext:value-type="float">
            <text:p>-2410</text:p>
          </table:table-cell>
          <table:table-cell table:formula="of:=[.AE72]+0" office:value-type="float" office:value="-637" calcext:value-type="float">
            <text:p>-637</text:p>
          </table:table-cell>
          <table:table-cell table:formula="of:=[.AF72]+0" office:value-type="float" office:value="-1774" calcext:value-type="float">
            <text:p>-1774</text:p>
          </table:table-cell>
          <table:table-cell table:formula="of:=[.AG72]+0" office:value-type="float" office:value="-2411" calcext:value-type="float">
            <text:p>-2411</text:p>
          </table:table-cell>
          <table:table-cell table:formula="of:=[.AH72]+0" office:value-type="float" office:value="-648" calcext:value-type="float">
            <text:p>-648</text:p>
          </table:table-cell>
          <table:table-cell table:formula="of:=[.AI72]+0" office:value-type="float" office:value="-1800" calcext:value-type="float">
            <text:p>-1800</text:p>
          </table:table-cell>
          <table:table-cell table:formula="of:=[.AJ72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b8f08bdf-81d0-4437-8dc1-7f65cd78ad1e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sets/Estratto_Rettilineo_AR/Andata/007/B/Rettilineo_Z_B1_007.txt</text:p>
          </table:table-cell>
          <table:table-cell office:value-type="string" calcext:value-type="string">
            <text:p>datasets/Estratto_Rettilineo_AR/Andata/007/Profili delle velocità/Vel_007_B1.txt</text:p>
          </table:table-cell>
          <table:table-cell office:value-type="string" calcext:value-type="string">
            <text:p>datasets/Estratto_Rettilineo_AR/Andata/007/B/Scores_Z_B1_007.txt</text:p>
          </table:table-cell>
          <table:table-cell office:value-type="string" calcext:value-type="string">
            <text:p>datasets/Estratto_Rettilineo_AR/Andata/007/B/UnifiedScore_Z_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283" calcext:value-type="float">
            <text:p>742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763, 9500, 18135, 26833, 35506, 44188, 52828, 61532, 70207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9,-1779,-2418]</text:p>
          </table:table-cell>
          <table:table-cell office:value-type="string" calcext:value-type="string">
            <text:p>[0,-638,-1779,-2416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3];4;4)" office:value-type="string" office:string-value="-639" calcext:value-type="string">
            <text:p>-639</text:p>
          </table:table-cell>
          <table:table-cell table:formula="of:=MID([.$W73];9;5)" office:value-type="string" office:string-value="-1779" calcext:value-type="string">
            <text:p>-1779</text:p>
          </table:table-cell>
          <table:table-cell table:formula="of:=MID([.$W73];15;5)" office:value-type="string" office:string-value="-2418" calcext:value-type="string">
            <text:p>-2418</text:p>
          </table:table-cell>
          <table:table-cell table:formula="of:=MID([.$X73];4;4)" office:value-type="string" office:string-value="-638" calcext:value-type="string">
            <text:p>-638</text:p>
          </table:table-cell>
          <table:table-cell table:formula="of:=MID([.$X73];9;5)" office:value-type="string" office:string-value="-1779" calcext:value-type="string">
            <text:p>-1779</text:p>
          </table:table-cell>
          <table:table-cell table:formula="of:=MID([.$X73];15;5)" office:value-type="string" office:string-value="-2416" calcext:value-type="string">
            <text:p>-2416</text:p>
          </table:table-cell>
          <table:table-cell table:formula="of:=MID([.$Y73];4;4)" office:value-type="string" office:string-value="-648" calcext:value-type="string">
            <text:p>-648</text:p>
          </table:table-cell>
          <table:table-cell table:formula="of:=MID([.$Y73];9;5)" office:value-type="string" office:string-value="-1800" calcext:value-type="string">
            <text:p>-1800</text:p>
          </table:table-cell>
          <table:table-cell table:formula="of:=MID([.$Y73];15;5)" office:value-type="string" office:string-value="-2448" calcext:value-type="string">
            <text:p>-2448</text:p>
          </table:table-cell>
          <table:table-cell/>
          <table:table-cell table:formula="of:=[.AB73]+0" office:value-type="float" office:value="-639" calcext:value-type="float">
            <text:p>-639</text:p>
          </table:table-cell>
          <table:table-cell table:formula="of:=[.AC73]+0" office:value-type="float" office:value="-1779" calcext:value-type="float">
            <text:p>-1779</text:p>
          </table:table-cell>
          <table:table-cell table:formula="of:=[.AD73]+0" office:value-type="float" office:value="-2418" calcext:value-type="float">
            <text:p>-2418</text:p>
          </table:table-cell>
          <table:table-cell table:formula="of:=[.AE73]+0" office:value-type="float" office:value="-638" calcext:value-type="float">
            <text:p>-638</text:p>
          </table:table-cell>
          <table:table-cell table:formula="of:=[.AF73]+0" office:value-type="float" office:value="-1779" calcext:value-type="float">
            <text:p>-1779</text:p>
          </table:table-cell>
          <table:table-cell table:formula="of:=[.AG73]+0" office:value-type="float" office:value="-2416" calcext:value-type="float">
            <text:p>-2416</text:p>
          </table:table-cell>
          <table:table-cell table:formula="of:=[.AH73]+0" office:value-type="float" office:value="-648" calcext:value-type="float">
            <text:p>-648</text:p>
          </table:table-cell>
          <table:table-cell table:formula="of:=[.AI73]+0" office:value-type="float" office:value="-1800" calcext:value-type="float">
            <text:p>-1800</text:p>
          </table:table-cell>
          <table:table-cell table:formula="of:=[.AJ73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b77931ca-8161-4494-a62b-b72cb9ccaa08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B/Rettilineo_Z_FFB1_007.txt</text:p>
          </table:table-cell>
          <table:table-cell office:value-type="string" calcext:value-type="string">
            <text:p>datasets/Estratto_Rettilineo_AR/Andata/007/Profili delle velocità/Vel_007_FFB1.txt</text:p>
          </table:table-cell>
          <table:table-cell office:value-type="string" calcext:value-type="string">
            <text:p>datasets/Estratto_Rettilineo_AR/Andata/007/B/Scores_Z_FFB1_007.txt</text:p>
          </table:table-cell>
          <table:table-cell office:value-type="string" calcext:value-type="string">
            <text:p>datasets/Estratto_Rettilineo_AR/Andata/007/B/UnifiedScore_Z_F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043" calcext:value-type="float">
            <text:p>74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09, 9322, 17946, 26601, 35275, 43945, 52563, 61244, 69876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8,-1774,-2411]</text:p>
          </table:table-cell>
          <table:table-cell office:value-type="string" calcext:value-type="string">
            <text:p>[0,-637,-1774,-2409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4];4;4)" office:value-type="string" office:string-value="-638" calcext:value-type="string">
            <text:p>-638</text:p>
          </table:table-cell>
          <table:table-cell table:formula="of:=MID([.$W74];9;5)" office:value-type="string" office:string-value="-1774" calcext:value-type="string">
            <text:p>-1774</text:p>
          </table:table-cell>
          <table:table-cell table:formula="of:=MID([.$W74];15;5)" office:value-type="string" office:string-value="-2411" calcext:value-type="string">
            <text:p>-2411</text:p>
          </table:table-cell>
          <table:table-cell table:formula="of:=MID([.$X74];4;4)" office:value-type="string" office:string-value="-637" calcext:value-type="string">
            <text:p>-637</text:p>
          </table:table-cell>
          <table:table-cell table:formula="of:=MID([.$X74];9;5)" office:value-type="string" office:string-value="-1774" calcext:value-type="string">
            <text:p>-1774</text:p>
          </table:table-cell>
          <table:table-cell table:formula="of:=MID([.$X74];15;5)" office:value-type="string" office:string-value="-2409" calcext:value-type="string">
            <text:p>-2409</text:p>
          </table:table-cell>
          <table:table-cell table:formula="of:=MID([.$Y74];4;4)" office:value-type="string" office:string-value="-648" calcext:value-type="string">
            <text:p>-648</text:p>
          </table:table-cell>
          <table:table-cell table:formula="of:=MID([.$Y74];9;5)" office:value-type="string" office:string-value="-1800" calcext:value-type="string">
            <text:p>-1800</text:p>
          </table:table-cell>
          <table:table-cell table:formula="of:=MID([.$Y74];15;5)" office:value-type="string" office:string-value="-2448" calcext:value-type="string">
            <text:p>-2448</text:p>
          </table:table-cell>
          <table:table-cell/>
          <table:table-cell table:formula="of:=[.AB74]+0" office:value-type="float" office:value="-638" calcext:value-type="float">
            <text:p>-638</text:p>
          </table:table-cell>
          <table:table-cell table:formula="of:=[.AC74]+0" office:value-type="float" office:value="-1774" calcext:value-type="float">
            <text:p>-1774</text:p>
          </table:table-cell>
          <table:table-cell table:formula="of:=[.AD74]+0" office:value-type="float" office:value="-2411" calcext:value-type="float">
            <text:p>-2411</text:p>
          </table:table-cell>
          <table:table-cell table:formula="of:=[.AE74]+0" office:value-type="float" office:value="-637" calcext:value-type="float">
            <text:p>-637</text:p>
          </table:table-cell>
          <table:table-cell table:formula="of:=[.AF74]+0" office:value-type="float" office:value="-1774" calcext:value-type="float">
            <text:p>-1774</text:p>
          </table:table-cell>
          <table:table-cell table:formula="of:=[.AG74]+0" office:value-type="float" office:value="-2409" calcext:value-type="float">
            <text:p>-2409</text:p>
          </table:table-cell>
          <table:table-cell table:formula="of:=[.AH74]+0" office:value-type="float" office:value="-648" calcext:value-type="float">
            <text:p>-648</text:p>
          </table:table-cell>
          <table:table-cell table:formula="of:=[.AI74]+0" office:value-type="float" office:value="-1800" calcext:value-type="float">
            <text:p>-1800</text:p>
          </table:table-cell>
          <table:table-cell table:formula="of:=[.AJ74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9254e642-b18d-42f7-91a8-737277404e95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B/Rettilineo_Z_B2_007.txt</text:p>
          </table:table-cell>
          <table:table-cell office:value-type="string" calcext:value-type="string">
            <text:p>datasets/Estratto_Rettilineo_AR/Andata/007/Profili delle velocità/Vel_007_B2.txt</text:p>
          </table:table-cell>
          <table:table-cell office:value-type="string" calcext:value-type="string">
            <text:p>datasets/Estratto_Rettilineo_AR/Andata/007/B/Scores_Z_B2_007.txt</text:p>
          </table:table-cell>
          <table:table-cell office:value-type="string" calcext:value-type="string">
            <text:p>datasets/Estratto_Rettilineo_AR/Andata/007/B/UnifiedScore_Z_B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403" calcext:value-type="float">
            <text:p>74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499, 18097, 26807, 35505, 44170, 52872, 61589, 70281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40,-1783,-2422]</text:p>
          </table:table-cell>
          <table:table-cell office:value-type="string" calcext:value-type="string">
            <text:p>[0,-639,-1782,-2421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5];4;4)" office:value-type="string" office:string-value="-640" calcext:value-type="string">
            <text:p>-640</text:p>
          </table:table-cell>
          <table:table-cell table:formula="of:=MID([.$W75];9;5)" office:value-type="string" office:string-value="-1783" calcext:value-type="string">
            <text:p>-1783</text:p>
          </table:table-cell>
          <table:table-cell table:formula="of:=MID([.$W75];15;5)" office:value-type="string" office:string-value="-2422" calcext:value-type="string">
            <text:p>-2422</text:p>
          </table:table-cell>
          <table:table-cell table:formula="of:=MID([.$X75];4;4)" office:value-type="string" office:string-value="-639" calcext:value-type="string">
            <text:p>-639</text:p>
          </table:table-cell>
          <table:table-cell table:formula="of:=MID([.$X75];9;5)" office:value-type="string" office:string-value="-1782" calcext:value-type="string">
            <text:p>-1782</text:p>
          </table:table-cell>
          <table:table-cell table:formula="of:=MID([.$X75];15;5)" office:value-type="string" office:string-value="-2421" calcext:value-type="string">
            <text:p>-2421</text:p>
          </table:table-cell>
          <table:table-cell table:formula="of:=MID([.$Y75];4;4)" office:value-type="string" office:string-value="-648" calcext:value-type="string">
            <text:p>-648</text:p>
          </table:table-cell>
          <table:table-cell table:formula="of:=MID([.$Y75];9;5)" office:value-type="string" office:string-value="-1800" calcext:value-type="string">
            <text:p>-1800</text:p>
          </table:table-cell>
          <table:table-cell table:formula="of:=MID([.$Y75];15;5)" office:value-type="string" office:string-value="-2448" calcext:value-type="string">
            <text:p>-2448</text:p>
          </table:table-cell>
          <table:table-cell/>
          <table:table-cell table:formula="of:=[.AB75]+0" office:value-type="float" office:value="-640" calcext:value-type="float">
            <text:p>-640</text:p>
          </table:table-cell>
          <table:table-cell table:formula="of:=[.AC75]+0" office:value-type="float" office:value="-1783" calcext:value-type="float">
            <text:p>-1783</text:p>
          </table:table-cell>
          <table:table-cell table:formula="of:=[.AD75]+0" office:value-type="float" office:value="-2422" calcext:value-type="float">
            <text:p>-2422</text:p>
          </table:table-cell>
          <table:table-cell table:formula="of:=[.AE75]+0" office:value-type="float" office:value="-639" calcext:value-type="float">
            <text:p>-639</text:p>
          </table:table-cell>
          <table:table-cell table:formula="of:=[.AF75]+0" office:value-type="float" office:value="-1782" calcext:value-type="float">
            <text:p>-1782</text:p>
          </table:table-cell>
          <table:table-cell table:formula="of:=[.AG75]+0" office:value-type="float" office:value="-2421" calcext:value-type="float">
            <text:p>-2421</text:p>
          </table:table-cell>
          <table:table-cell table:formula="of:=[.AH75]+0" office:value-type="float" office:value="-648" calcext:value-type="float">
            <text:p>-648</text:p>
          </table:table-cell>
          <table:table-cell table:formula="of:=[.AI75]+0" office:value-type="float" office:value="-1800" calcext:value-type="float">
            <text:p>-1800</text:p>
          </table:table-cell>
          <table:table-cell table:formula="of:=[.AJ75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e2dc6e45-6c06-449a-bc79-d073e8a97e73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sets/Estratto_Rettilineo_AR/Andata/007/B/Rettilineo_Y_B2_007.txt</text:p>
          </table:table-cell>
          <table:table-cell office:value-type="string" calcext:value-type="string">
            <text:p>datasets/Estratto_Rettilineo_AR/Andata/007/Profili delle velocità/Vel_007_B2.txt</text:p>
          </table:table-cell>
          <table:table-cell office:value-type="string" calcext:value-type="string">
            <text:p>datasets/Estratto_Rettilineo_AR/Andata/007/B/Scores_Y_B2_007.txt</text:p>
          </table:table-cell>
          <table:table-cell office:value-type="string" calcext:value-type="string">
            <text:p>datasets/Estratto_Rettilineo_AR/Andata/007/B/UnifiedScore_Y_B2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403" calcext:value-type="float">
            <text:p>74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499, 18097, 26807, 35505, 44170, 52872, 61589, 70281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0,-640,-1782,-2422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6];4;4)" office:value-type="string" office:string-value="-640" calcext:value-type="string">
            <text:p>-640</text:p>
          </table:table-cell>
          <table:table-cell table:formula="of:=MID([.$W76];9;5)" office:value-type="string" office:string-value="-1782" calcext:value-type="string">
            <text:p>-1782</text:p>
          </table:table-cell>
          <table:table-cell table:formula="of:=MID([.$W76];15;5)" office:value-type="string" office:string-value="-2422" calcext:value-type="string">
            <text:p>-2422</text:p>
          </table:table-cell>
          <table:table-cell table:formula="of:=MID([.$X76];4;4)" office:value-type="string" office:string-value="-640" calcext:value-type="string">
            <text:p>-640</text:p>
          </table:table-cell>
          <table:table-cell table:formula="of:=MID([.$X76];9;5)" office:value-type="string" office:string-value="-1782" calcext:value-type="string">
            <text:p>-1782</text:p>
          </table:table-cell>
          <table:table-cell table:formula="of:=MID([.$X76];15;5)" office:value-type="string" office:string-value="-2422" calcext:value-type="string">
            <text:p>-2422</text:p>
          </table:table-cell>
          <table:table-cell table:formula="of:=MID([.$Y76];4;4)" office:value-type="string" office:string-value="-648" calcext:value-type="string">
            <text:p>-648</text:p>
          </table:table-cell>
          <table:table-cell table:formula="of:=MID([.$Y76];9;5)" office:value-type="string" office:string-value="-1800" calcext:value-type="string">
            <text:p>-1800</text:p>
          </table:table-cell>
          <table:table-cell table:formula="of:=MID([.$Y76];15;5)" office:value-type="string" office:string-value="-2448" calcext:value-type="string">
            <text:p>-2448</text:p>
          </table:table-cell>
          <table:table-cell/>
          <table:table-cell table:formula="of:=[.AB76]+0" office:value-type="float" office:value="-640" calcext:value-type="float">
            <text:p>-640</text:p>
          </table:table-cell>
          <table:table-cell table:formula="of:=[.AC76]+0" office:value-type="float" office:value="-1782" calcext:value-type="float">
            <text:p>-1782</text:p>
          </table:table-cell>
          <table:table-cell table:formula="of:=[.AD76]+0" office:value-type="float" office:value="-2422" calcext:value-type="float">
            <text:p>-2422</text:p>
          </table:table-cell>
          <table:table-cell table:formula="of:=[.AE76]+0" office:value-type="float" office:value="-640" calcext:value-type="float">
            <text:p>-640</text:p>
          </table:table-cell>
          <table:table-cell table:formula="of:=[.AF76]+0" office:value-type="float" office:value="-1782" calcext:value-type="float">
            <text:p>-1782</text:p>
          </table:table-cell>
          <table:table-cell table:formula="of:=[.AG76]+0" office:value-type="float" office:value="-2422" calcext:value-type="float">
            <text:p>-2422</text:p>
          </table:table-cell>
          <table:table-cell table:formula="of:=[.AH76]+0" office:value-type="float" office:value="-648" calcext:value-type="float">
            <text:p>-648</text:p>
          </table:table-cell>
          <table:table-cell table:formula="of:=[.AI76]+0" office:value-type="float" office:value="-1800" calcext:value-type="float">
            <text:p>-1800</text:p>
          </table:table-cell>
          <table:table-cell table:formula="of:=[.AJ76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41463acf-db1c-486d-9611-421c942a08b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B/Rettilineo_X_FFB1_007.txt</text:p>
          </table:table-cell>
          <table:table-cell office:value-type="string" calcext:value-type="string">
            <text:p>datasets/Estratto_Rettilineo_AR/Andata/007/Profili delle velocità/Vel_007_FFB1.txt</text:p>
          </table:table-cell>
          <table:table-cell office:value-type="string" calcext:value-type="string">
            <text:p>datasets/Estratto_Rettilineo_AR/Andata/007/B/Scores_X_FFB1_007.txt</text:p>
          </table:table-cell>
          <table:table-cell office:value-type="string" calcext:value-type="string">
            <text:p>datasets/Estratto_Rettilineo_AR/Andata/007/B/UnifiedScore_X_F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043" calcext:value-type="float">
            <text:p>74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09, 9322, 17946, 26601, 35275, 43945, 52563, 61244, 69876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8,-1774,-2410]</text:p>
          </table:table-cell>
          <table:table-cell office:value-type="string" calcext:value-type="string">
            <text:p>[0,-636,-1773,-2409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7];4;4)" office:value-type="string" office:string-value="-638" calcext:value-type="string">
            <text:p>-638</text:p>
          </table:table-cell>
          <table:table-cell table:formula="of:=MID([.$W77];9;5)" office:value-type="string" office:string-value="-1774" calcext:value-type="string">
            <text:p>-1774</text:p>
          </table:table-cell>
          <table:table-cell table:formula="of:=MID([.$W77];15;5)" office:value-type="string" office:string-value="-2410" calcext:value-type="string">
            <text:p>-2410</text:p>
          </table:table-cell>
          <table:table-cell table:formula="of:=MID([.$X77];4;4)" office:value-type="string" office:string-value="-636" calcext:value-type="string">
            <text:p>-636</text:p>
          </table:table-cell>
          <table:table-cell table:formula="of:=MID([.$X77];9;5)" office:value-type="string" office:string-value="-1773" calcext:value-type="string">
            <text:p>-1773</text:p>
          </table:table-cell>
          <table:table-cell table:formula="of:=MID([.$X77];15;5)" office:value-type="string" office:string-value="-2409" calcext:value-type="string">
            <text:p>-2409</text:p>
          </table:table-cell>
          <table:table-cell table:formula="of:=MID([.$Y77];4;4)" office:value-type="string" office:string-value="-648" calcext:value-type="string">
            <text:p>-648</text:p>
          </table:table-cell>
          <table:table-cell table:formula="of:=MID([.$Y77];9;5)" office:value-type="string" office:string-value="-1800" calcext:value-type="string">
            <text:p>-1800</text:p>
          </table:table-cell>
          <table:table-cell table:formula="of:=MID([.$Y77];15;5)" office:value-type="string" office:string-value="-2448" calcext:value-type="string">
            <text:p>-2448</text:p>
          </table:table-cell>
          <table:table-cell/>
          <table:table-cell table:formula="of:=[.AB77]+0" office:value-type="float" office:value="-638" calcext:value-type="float">
            <text:p>-638</text:p>
          </table:table-cell>
          <table:table-cell table:formula="of:=[.AC77]+0" office:value-type="float" office:value="-1774" calcext:value-type="float">
            <text:p>-1774</text:p>
          </table:table-cell>
          <table:table-cell table:formula="of:=[.AD77]+0" office:value-type="float" office:value="-2410" calcext:value-type="float">
            <text:p>-2410</text:p>
          </table:table-cell>
          <table:table-cell table:formula="of:=[.AE77]+0" office:value-type="float" office:value="-636" calcext:value-type="float">
            <text:p>-636</text:p>
          </table:table-cell>
          <table:table-cell table:formula="of:=[.AF77]+0" office:value-type="float" office:value="-1773" calcext:value-type="float">
            <text:p>-1773</text:p>
          </table:table-cell>
          <table:table-cell table:formula="of:=[.AG77]+0" office:value-type="float" office:value="-2409" calcext:value-type="float">
            <text:p>-2409</text:p>
          </table:table-cell>
          <table:table-cell table:formula="of:=[.AH77]+0" office:value-type="float" office:value="-648" calcext:value-type="float">
            <text:p>-648</text:p>
          </table:table-cell>
          <table:table-cell table:formula="of:=[.AI77]+0" office:value-type="float" office:value="-1800" calcext:value-type="float">
            <text:p>-1800</text:p>
          </table:table-cell>
          <table:table-cell table:formula="of:=[.AJ77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7e73a9de-f7ea-4e44-a4e7-78d806ad5c77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sets/Estratto_Rettilineo_AR/Andata/007/B/Rettilineo_Z_FB1_007.txt</text:p>
          </table:table-cell>
          <table:table-cell office:value-type="string" calcext:value-type="string">
            <text:p>datasets/Estratto_Rettilineo_AR/Andata/007/Profili delle velocità/Vel_007_FB1.txt</text:p>
          </table:table-cell>
          <table:table-cell office:value-type="string" calcext:value-type="string">
            <text:p>datasets/Estratto_Rettilineo_AR/Andata/007/B/Scores_Z_FB1_007.txt</text:p>
          </table:table-cell>
          <table:table-cell office:value-type="string" calcext:value-type="string">
            <text:p>datasets/Estratto_Rettilineo_AR/Andata/007/B/UnifiedScore_Z_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163" calcext:value-type="float">
            <text:p>74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90, 9392, 18009, 26649, 35317, 43977, 52586, 61250, 69868]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0,-637,-1774,-2411]</text:p>
          </table:table-cell>
          <table:table-cell office:value-type="string" calcext:value-type="string">
            <text:p>[0,-636,-1774,-2409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8];4;4)" office:value-type="string" office:string-value="-637" calcext:value-type="string">
            <text:p>-637</text:p>
          </table:table-cell>
          <table:table-cell table:formula="of:=MID([.$W78];9;5)" office:value-type="string" office:string-value="-1774" calcext:value-type="string">
            <text:p>-1774</text:p>
          </table:table-cell>
          <table:table-cell table:formula="of:=MID([.$W78];15;5)" office:value-type="string" office:string-value="-2411" calcext:value-type="string">
            <text:p>-2411</text:p>
          </table:table-cell>
          <table:table-cell table:formula="of:=MID([.$X78];4;4)" office:value-type="string" office:string-value="-636" calcext:value-type="string">
            <text:p>-636</text:p>
          </table:table-cell>
          <table:table-cell table:formula="of:=MID([.$X78];9;5)" office:value-type="string" office:string-value="-1774" calcext:value-type="string">
            <text:p>-1774</text:p>
          </table:table-cell>
          <table:table-cell table:formula="of:=MID([.$X78];15;5)" office:value-type="string" office:string-value="-2409" calcext:value-type="string">
            <text:p>-2409</text:p>
          </table:table-cell>
          <table:table-cell table:formula="of:=MID([.$Y78];4;4)" office:value-type="string" office:string-value="-648" calcext:value-type="string">
            <text:p>-648</text:p>
          </table:table-cell>
          <table:table-cell table:formula="of:=MID([.$Y78];9;5)" office:value-type="string" office:string-value="-1800" calcext:value-type="string">
            <text:p>-1800</text:p>
          </table:table-cell>
          <table:table-cell table:formula="of:=MID([.$Y78];15;5)" office:value-type="string" office:string-value="-2448" calcext:value-type="string">
            <text:p>-2448</text:p>
          </table:table-cell>
          <table:table-cell/>
          <table:table-cell table:formula="of:=[.AB78]+0" office:value-type="float" office:value="-637" calcext:value-type="float">
            <text:p>-637</text:p>
          </table:table-cell>
          <table:table-cell table:formula="of:=[.AC78]+0" office:value-type="float" office:value="-1774" calcext:value-type="float">
            <text:p>-1774</text:p>
          </table:table-cell>
          <table:table-cell table:formula="of:=[.AD78]+0" office:value-type="float" office:value="-2411" calcext:value-type="float">
            <text:p>-2411</text:p>
          </table:table-cell>
          <table:table-cell table:formula="of:=[.AE78]+0" office:value-type="float" office:value="-636" calcext:value-type="float">
            <text:p>-636</text:p>
          </table:table-cell>
          <table:table-cell table:formula="of:=[.AF78]+0" office:value-type="float" office:value="-1774" calcext:value-type="float">
            <text:p>-1774</text:p>
          </table:table-cell>
          <table:table-cell table:formula="of:=[.AG78]+0" office:value-type="float" office:value="-2409" calcext:value-type="float">
            <text:p>-2409</text:p>
          </table:table-cell>
          <table:table-cell table:formula="of:=[.AH78]+0" office:value-type="float" office:value="-648" calcext:value-type="float">
            <text:p>-648</text:p>
          </table:table-cell>
          <table:table-cell table:formula="of:=[.AI78]+0" office:value-type="float" office:value="-1800" calcext:value-type="float">
            <text:p>-1800</text:p>
          </table:table-cell>
          <table:table-cell table:formula="of:=[.AJ78]+0" office:value-type="float" office:value="-2448" calcext:value-type="float">
            <text:p>-2448</text:p>
          </table:table-cell>
        </table:table-row>
        <table:table-row table:style-name="ro1">
          <table:table-cell office:value-type="string" calcext:value-type="string">
            <text:p>7303b08c-d223-402e-9370-2d95eae53846</text:p>
          </table:table-cell>
          <table:table-cell/>
          <table:table-cell office:value-type="string" calcext:value-type="string">
            <text:p>Estratto_Rettilineo_AR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atasets/Estratto_Rettilineo_AR/Andata/007/B/Rettilineo_Y_FFB1_007.txt</text:p>
          </table:table-cell>
          <table:table-cell office:value-type="string" calcext:value-type="string">
            <text:p>datasets/Estratto_Rettilineo_AR/Andata/007/Profili delle velocità/Vel_007_FFB1.txt</text:p>
          </table:table-cell>
          <table:table-cell office:value-type="string" calcext:value-type="string">
            <text:p>datasets/Estratto_Rettilineo_AR/Andata/007/B/Scores_Y_FFB1_007.txt</text:p>
          </table:table-cell>
          <table:table-cell office:value-type="string" calcext:value-type="string">
            <text:p>datasets/Estratto_Rettilineo_AR/Andata/007/B/UnifiedScore_Y_FFB1_007.txt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74043" calcext:value-type="float">
            <text:p>740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6, 7, 8, 9, 10, 11, 12]</text:p>
          </table:table-cell>
          <table:table-cell office:value-type="string" calcext:value-type="string">
            <text:p>[609, 9322, 17946, 26601, 35275, 43945, 52563, 61244, 69876]</text:p>
          </table:table-cell>
          <table:table-cell table:style-name="ce1" office:value-type="string" calcext:value-type="string">
            <text:p>False</text:p>
          </table:table-cell>
          <table:table-cell table:number-columns-repeated="2" office:value-type="string" calcext:value-type="string">
            <text:p>[0,-637,-1774,-2411]</text:p>
          </table:table-cell>
          <table:table-cell office:value-type="string" calcext:value-type="string">
            <text:p>[0,-648,-1800,-2448]</text:p>
          </table:table-cell>
          <table:table-cell table:number-columns-repeated="2"/>
          <table:table-cell table:formula="of:=MID([.$W79];4;4)" office:value-type="string" office:string-value="-637" calcext:value-type="string">
            <text:p>-637</text:p>
          </table:table-cell>
          <table:table-cell table:formula="of:=MID([.$W79];9;5)" office:value-type="string" office:string-value="-1774" calcext:value-type="string">
            <text:p>-1774</text:p>
          </table:table-cell>
          <table:table-cell table:formula="of:=MID([.$W79];15;5)" office:value-type="string" office:string-value="-2411" calcext:value-type="string">
            <text:p>-2411</text:p>
          </table:table-cell>
          <table:table-cell table:formula="of:=MID([.$X79];4;4)" office:value-type="string" office:string-value="-637" calcext:value-type="string">
            <text:p>-637</text:p>
          </table:table-cell>
          <table:table-cell table:formula="of:=MID([.$X79];9;5)" office:value-type="string" office:string-value="-1774" calcext:value-type="string">
            <text:p>-1774</text:p>
          </table:table-cell>
          <table:table-cell table:formula="of:=MID([.$X79];15;5)" office:value-type="string" office:string-value="-2411" calcext:value-type="string">
            <text:p>-2411</text:p>
          </table:table-cell>
          <table:table-cell table:formula="of:=MID([.$Y79];4;4)" office:value-type="string" office:string-value="-648" calcext:value-type="string">
            <text:p>-648</text:p>
          </table:table-cell>
          <table:table-cell table:formula="of:=MID([.$Y79];9;5)" office:value-type="string" office:string-value="-1800" calcext:value-type="string">
            <text:p>-1800</text:p>
          </table:table-cell>
          <table:table-cell table:formula="of:=MID([.$Y79];15;5)" office:value-type="string" office:string-value="-2448" calcext:value-type="string">
            <text:p>-2448</text:p>
          </table:table-cell>
          <table:table-cell/>
          <table:table-cell table:formula="of:=[.AB79]+0" office:value-type="float" office:value="-637" calcext:value-type="float">
            <text:p>-637</text:p>
          </table:table-cell>
          <table:table-cell table:formula="of:=[.AC79]+0" office:value-type="float" office:value="-1774" calcext:value-type="float">
            <text:p>-1774</text:p>
          </table:table-cell>
          <table:table-cell table:formula="of:=[.AD79]+0" office:value-type="float" office:value="-2411" calcext:value-type="float">
            <text:p>-2411</text:p>
          </table:table-cell>
          <table:table-cell table:formula="of:=[.AE79]+0" office:value-type="float" office:value="-637" calcext:value-type="float">
            <text:p>-637</text:p>
          </table:table-cell>
          <table:table-cell table:formula="of:=[.AF79]+0" office:value-type="float" office:value="-1774" calcext:value-type="float">
            <text:p>-1774</text:p>
          </table:table-cell>
          <table:table-cell table:formula="of:=[.AG79]+0" office:value-type="float" office:value="-2411" calcext:value-type="float">
            <text:p>-2411</text:p>
          </table:table-cell>
          <table:table-cell table:formula="of:=[.AH79]+0" office:value-type="float" office:value="-648" calcext:value-type="float">
            <text:p>-648</text:p>
          </table:table-cell>
          <table:table-cell table:formula="of:=[.AI79]+0" office:value-type="float" office:value="-1800" calcext:value-type="float">
            <text:p>-1800</text:p>
          </table:table-cell>
          <table:table-cell table:formula="of:=[.AJ79]+0" office:value-type="float" office:value="-2448" calcext:value-type="float">
            <text:p>-2448</text:p>
          </table:table-cell>
        </table:table-row>
        <table:table-row table:style-name="ro1" table:number-rows-repeated="1048496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ift A Priori" table:style-name="ta1">
        <table:table-column table:style-name="co20" table:default-cell-style-name="ce21"/>
        <table:table-column table:style-name="co21" table:default-cell-style-name="ce21"/>
        <table:table-column table:style-name="co20" table:default-cell-style-name="ce26"/>
        <table:table-column table:style-name="co20" table:number-columns-repeated="2" table:default-cell-style-name="ce21"/>
        <table:table-row table:style-name="ro1">
          <table:table-cell table:style-name="ce7" office:value-type="string" calcext:value-type="string" table:number-columns-spanned="5" table:number-rows-spanned="1">
            <text:p>Parametri Per la stima teorica dello shift dei dati</text:p>
          </table:table-cell>
          <table:covered-table-cell table:style-name="ce15"/>
          <table:covered-table-cell table:style-name="ce23"/>
          <table:covered-table-cell table:number-columns-repeated="2" table:style-name="ce15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nome</text:p>
          </table:table-cell>
          <table:table-cell table:style-name="ce23" office:value-type="string" calcext:value-type="string">
            <text:p>valore</text:p>
          </table:table-cell>
          <table:table-cell table:style-name="ce15" office:value-type="string" calcext:value-type="string">
            <text:p>errore</text:p>
          </table:table-cell>
          <table:table-cell table:style-name="ce15" office:value-type="string" calcext:value-type="string">
            <text:p>unità</text:p>
          </table:table-cell>
        </table:table-row>
        <table:table-row table:style-name="ro1">
          <table:table-cell table:style-name="ce9" office:value-type="string" calcext:value-type="string">
            <text:p>L_1</text:p>
          </table:table-cell>
          <table:table-cell table:style-name="ce9" office:value-type="string" calcext:value-type="string">
            <text:p>Distanza Boccole</text:p>
          </table:table-cell>
          <table:table-cell table:style-name="ce13" office:value-type="float" office:value="2.7" calcext:value-type="float">
            <text:p>2,7</text:p>
          </table:table-cell>
          <table:table-cell table:style-name="ce17" office:value-type="float" office:value="0.1" calcext:value-type="float">
            <text:p>0,1</text:p>
          </table:table-cell>
          <table:table-cell table:style-name="ce9" office:value-type="string" calcext:value-type="string">
            <text:p>[m]</text:p>
          </table:table-cell>
        </table:table-row>
        <table:table-row table:style-name="ro1">
          <table:table-cell table:style-name="ce9" office:value-type="string" calcext:value-type="string">
            <text:p>L_2</text:p>
          </table:table-cell>
          <table:table-cell table:style-name="ce9" office:value-type="string" calcext:value-type="string">
            <text:p>Distanza tra Boccole su diverse sale montate</text:p>
          </table:table-cell>
          <table:table-cell table:style-name="ce13" office:value-type="float" office:value="4.8" calcext:value-type="float">
            <text:p>4,8</text:p>
          </table:table-cell>
          <table:table-cell table:style-name="ce17" office:value-type="float" office:value="0.1" calcext:value-type="float">
            <text:p>0,1</text:p>
          </table:table-cell>
          <table:table-cell table:style-name="ce9" office:value-type="string" calcext:value-type="string">
            <text:p>[m]</text:p>
          </table:table-cell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Freq. Campionament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7" office:value-type="float" office:value="0" calcext:value-type="float">
            <text:p>0,0</text:p>
          </table:table-cell>
          <table:table-cell table:style-name="ce9" office:value-type="string" calcext:value-type="string">
            <text:p>[Hz]</text:p>
          </table:table-cell>
        </table:table-row>
        <table:table-row table:style-name="ro1">
          <table:table-cell table:style-name="ce9" office:value-type="string" calcext:value-type="string">
            <text:p>v_a</text:p>
          </table:table-cell>
          <table:table-cell table:style-name="ce9" office:value-type="string" calcext:value-type="string">
            <text:p>vel A</text:p>
          </table:table-cell>
          <table:table-cell table:style-name="ce14" table:formula="of:=15/3.6" office:value-type="float" office:value="4.16666666666667" calcext:value-type="float">
            <text:p>4</text:p>
          </table:table-cell>
          <table:table-cell table:style-name="ce17" office:value-type="float" office:value="0.1" calcext:value-type="float">
            <text:p>0,1</text:p>
          </table:table-cell>
          <table:table-cell table:style-name="ce9" office:value-type="string" calcext:value-type="string">
            <text:p>[km/h]</text:p>
          </table:table-cell>
        </table:table-row>
        <table:table-row table:style-name="ro1">
          <table:table-cell table:style-name="ce9" office:value-type="string" calcext:value-type="string">
            <text:p>v_b</text:p>
          </table:table-cell>
          <table:table-cell table:style-name="ce9" office:value-type="string" calcext:value-type="string">
            <text:p>vel B</text:p>
          </table:table-cell>
          <table:table-cell table:style-name="ce14" table:formula="of:=30/3.6" office:value-type="float" office:value="8.33333333333333" calcext:value-type="float">
            <text:p>8</text:p>
          </table:table-cell>
          <table:table-cell table:style-name="ce17" office:value-type="float" office:value="0.1" calcext:value-type="float">
            <text:p>0,1</text:p>
          </table:table-cell>
          <table:table-cell table:style-name="ce9" office:value-type="string" calcext:value-type="string">
            <text:p>[km/h]</text:p>
          </table:table-cell>
        </table:table-row>
        <table:table-row table:style-name="ro1">
          <table:table-cell table:style-name="ce9" office:value-type="string" calcext:value-type="string">
            <text:p>v_c</text:p>
          </table:table-cell>
          <table:table-cell table:style-name="ce9" office:value-type="string" calcext:value-type="string">
            <text:p>vel C</text:p>
          </table:table-cell>
          <table:table-cell table:style-name="ce14" table:formula="of:=45/3.6" office:value-type="float" office:value="12.5" calcext:value-type="float">
            <text:p>13</text:p>
          </table:table-cell>
          <table:table-cell table:style-name="ce17" office:value-type="float" office:value="0.1" calcext:value-type="float">
            <text:p>0,1</text:p>
          </table:table-cell>
          <table:table-cell table:style-name="ce9" office:value-type="string" calcext:value-type="string">
            <text:p>[km/h]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Shift Teorici (sulla base delle informazioni raccolte</text:p>
          </table:table-cell>
          <table:covered-table-cell table:number-columns-repeated="4" table:style-name="ce11"/>
        </table:table-row>
        <table:table-row table:style-name="ro1">
          <table:table-cell table:style-name="ce9" office:value-type="string" calcext:value-type="string">
            <text:p>s_A_1</text:p>
          </table:table-cell>
          <table:table-cell table:style-name="ce9" office:value-type="string" calcext:value-type="string">
            <text:p>shift_A_1</text:p>
          </table:table-cell>
          <table:table-cell table:style-name="ce14" table:formula="of:=f*l_1/v_a" office:value-type="float" office:value="1296" calcext:value-type="float">
            <text:p>1296</text:p>
          </table:table-cell>
          <table:table-cell table:style-name="ce18" table:formula="of:=(ABS([.$D$3]/[.$C$3]) + ABS([.$D$6]/[.$C$6]))*[.C10]" office:value-type="float" office:value="79.104" calcext:value-type="float">
            <text:p>79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A_2</text:p>
          </table:table-cell>
          <table:table-cell table:style-name="ce9" office:value-type="string" calcext:value-type="string">
            <text:p>shift_A_2</text:p>
          </table:table-cell>
          <table:table-cell table:style-name="ce14" table:formula="of:=f*(l_1+l_2)/v_a" office:value-type="float" office:value="3600" calcext:value-type="float">
            <text:p>3600</text:p>
          </table:table-cell>
          <table:table-cell table:style-name="ce18" table:formula="of:=(ABS([.$D$4]/[.$C$4]) + ABS([.$D$3]/[.$C$3]) + ABS([.$D$6]/[.$C$6]))*[.C11]" office:value-type="float" office:value="294.733333333333" calcext:value-type="float">
            <text:p>295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A_3</text:p>
          </table:table-cell>
          <table:table-cell table:style-name="ce9" office:value-type="string" calcext:value-type="string">
            <text:p>shift_A_3</text:p>
          </table:table-cell>
          <table:table-cell table:style-name="ce14" table:formula="of:=f*(2*l_1+l_2)/v_a" office:value-type="float" office:value="4896" calcext:value-type="float">
            <text:p>4896</text:p>
          </table:table-cell>
          <table:table-cell table:style-name="ce18" table:formula="of:=(ABS([.$D$4]/[.$C$4]) + 2*ABS([.$D$3]/[.$C$3]) + ABS([.$D$6]/[.$C$6]))*[.C12]" office:value-type="float" office:value="582.170666666667" calcext:value-type="float">
            <text:p>582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1</text:p>
          </table:table-cell>
          <table:table-cell table:style-name="ce9" office:value-type="string" calcext:value-type="string">
            <text:p>shift_B_1</text:p>
          </table:table-cell>
          <table:table-cell table:style-name="ce14" table:formula="of:=f*l_1/v_b" office:value-type="float" office:value="648" calcext:value-type="float">
            <text:p>648</text:p>
          </table:table-cell>
          <table:table-cell table:style-name="ce18" table:formula="of:=(ABS([.$D$3]/[.$C$3]) + ABS([.$D$7]/[.$C$7]))*[.C13]" office:value-type="float" office:value="31.776" calcext:value-type="float">
            <text:p>32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2</text:p>
          </table:table-cell>
          <table:table-cell table:style-name="ce9" office:value-type="string" calcext:value-type="string">
            <text:p>shift_B_2</text:p>
          </table:table-cell>
          <table:table-cell table:style-name="ce14" table:formula="of:=f*(l_1+l_2)/v_b" office:value-type="float" office:value="1800" calcext:value-type="float">
            <text:p>1800</text:p>
          </table:table-cell>
          <table:table-cell table:style-name="ce18" table:formula="of:=(ABS([.$D$4]/[.$C$4]) + ABS([.$D$3]/[.$C$3]) + ABS([.$D$7]/[.$C$7]))*[.C14]" office:value-type="float" office:value="125.766666666667" calcext:value-type="float">
            <text:p>126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3</text:p>
          </table:table-cell>
          <table:table-cell table:style-name="ce9" office:value-type="string" calcext:value-type="string">
            <text:p>shift_B_3</text:p>
          </table:table-cell>
          <table:table-cell table:style-name="ce14" table:formula="of:=f*(2*l_1+l_2)/v_b" office:value-type="float" office:value="2448" calcext:value-type="float">
            <text:p>2448</text:p>
          </table:table-cell>
          <table:table-cell table:style-name="ce18" table:formula="of:=(ABS([.$D$4]/[.$C$4]) + 2*ABS([.$D$3]/[.$C$3]) + ABS([.$D$7]/[.$C$7]))*[.C15]" office:value-type="float" office:value="261.709333333333" calcext:value-type="float">
            <text:p>262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1</text:p>
          </table:table-cell>
          <table:table-cell table:style-name="ce9" office:value-type="string" calcext:value-type="string">
            <text:p>shift_C_1</text:p>
          </table:table-cell>
          <table:table-cell table:style-name="ce14" table:formula="of:=f*l_1/v_c" office:value-type="float" office:value="432" calcext:value-type="float">
            <text:p>432</text:p>
          </table:table-cell>
          <table:table-cell table:style-name="ce18" table:formula="of:=(ABS([.$D$3]/[.$C$3]) + ABS([.$D$8]/[.$C$8]))*[.C16]" office:value-type="float" office:value="19.456" calcext:value-type="float">
            <text:p>19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2</text:p>
          </table:table-cell>
          <table:table-cell table:style-name="ce9" office:value-type="string" calcext:value-type="string">
            <text:p>shift_C_2</text:p>
          </table:table-cell>
          <table:table-cell table:style-name="ce14" table:formula="of:=f*(l_1+l_2)/v_c" office:value-type="float" office:value="1200" calcext:value-type="float">
            <text:p>1200</text:p>
          </table:table-cell>
          <table:table-cell table:style-name="ce18" table:formula="of:=(ABS([.$D$4]/[.$C$4]) + ABS([.$D$3]/[.$C$3]) + ABS([.$D$8]/[.$C$8]))*[.C17]" office:value-type="float" office:value="79.0444444444445" calcext:value-type="float">
            <text:p>79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3</text:p>
          </table:table-cell>
          <table:table-cell table:style-name="ce9" office:value-type="string" calcext:value-type="string">
            <text:p>shift_C_3</text:p>
          </table:table-cell>
          <table:table-cell table:style-name="ce14" table:formula="of:=f*(2*l_1+l_2)/v_c" office:value-type="float" office:value="1632" calcext:value-type="float">
            <text:p>1632</text:p>
          </table:table-cell>
          <table:table-cell table:style-name="ce18" table:formula="of:=(ABS([.$D$4]/[.$C$4]) + 2*ABS([.$D$3]/[.$C$3]) + ABS([.$D$8]/[.$C$8]))*[.C18]" office:value-type="float" office:value="167.944888888889" calcext:value-type="float">
            <text:p>168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Shift Numerici (Ottenuti con statistica con fourier phase shift)</text:p>
          </table:table-cell>
          <table:covered-table-cell table:style-name="ce9"/>
          <table:covered-table-cell table:style-name="ce14"/>
          <table:covered-table-cell table:number-columns-repeated="2" table:style-name="ce9"/>
        </table:table-row>
        <table:table-row table:style-name="ro1">
          <table:table-cell table:style-name="ce9" office:value-type="string" calcext:value-type="string">
            <text:p>s_A_1</text:p>
          </table:table-cell>
          <table:table-cell table:style-name="ce9" office:value-type="string" calcext:value-type="string">
            <text:p>shift_A_1</text:p>
          </table:table-cell>
          <table:table-cell table:style-name="ce14" table:formula="of:=[$shift_finale.$B$28]" office:value-type="float" office:value="1290.04166666667" calcext:value-type="float">
            <text:p>1290</text:p>
          </table:table-cell>
          <table:table-cell table:style-name="ce18" table:formula="of:=[$shift_finale.$B$29]" office:value-type="float" office:value="9.21944620927944" calcext:value-type="float">
            <text:p>9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A_2</text:p>
          </table:table-cell>
          <table:table-cell table:style-name="ce9" office:value-type="string" calcext:value-type="string">
            <text:p>shift_A_2</text:p>
          </table:table-cell>
          <table:table-cell table:style-name="ce14" table:formula="of:=[$shift_finale.$D$28]" office:value-type="float" office:value="3593.5" calcext:value-type="float">
            <text:p>3594</text:p>
          </table:table-cell>
          <table:table-cell table:style-name="ce18" table:formula="of:=[$shift_finale.$D$29]" office:value-type="float" office:value="25.9782517736931" calcext:value-type="float">
            <text:p>26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A_3</text:p>
          </table:table-cell>
          <table:table-cell table:style-name="ce9" office:value-type="string" calcext:value-type="string">
            <text:p>shift_A_3</text:p>
          </table:table-cell>
          <table:table-cell table:style-name="ce14" table:formula="of:=[$shift_finale.$F$28]" office:value-type="float" office:value="4883.45833333333" calcext:value-type="float">
            <text:p>4883</text:p>
          </table:table-cell>
          <table:table-cell table:style-name="ce18" table:formula="of:=[$shift_finale.$F$29]" office:value-type="float" office:value="35.1777834616589" calcext:value-type="float">
            <text:p>35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1</text:p>
          </table:table-cell>
          <table:table-cell table:style-name="ce9" office:value-type="string" calcext:value-type="string">
            <text:p>shift_B_1</text:p>
          </table:table-cell>
          <table:table-cell table:style-name="ce14" table:formula="of:=[$shift_finale.$L$56]" office:value-type="float" office:value="632.846153846154" calcext:value-type="float">
            <text:p>633</text:p>
          </table:table-cell>
          <table:table-cell table:style-name="ce18" table:formula="of:=[$shift_finale.$L$57]" office:value-type="float" office:value="7.73173905655205" calcext:value-type="float">
            <text:p>8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2</text:p>
          </table:table-cell>
          <table:table-cell table:style-name="ce9" office:value-type="string" calcext:value-type="string">
            <text:p>shift_B_2</text:p>
          </table:table-cell>
          <table:table-cell table:style-name="ce14" table:formula="of:=[$shift_finale.$N$56]" office:value-type="float" office:value="1762.67307692308" calcext:value-type="float">
            <text:p>1763</text:p>
          </table:table-cell>
          <table:table-cell table:style-name="ce18" table:formula="of:=[$shift_finale.$N$57]" office:value-type="float" office:value="19.6894728057029" calcext:value-type="float">
            <text:p>20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B_3</text:p>
          </table:table-cell>
          <table:table-cell table:style-name="ce9" office:value-type="string" calcext:value-type="string">
            <text:p>shift_B_3</text:p>
          </table:table-cell>
          <table:table-cell table:style-name="ce14" table:formula="of:=[$shift_finale.$P$56]" office:value-type="float" office:value="2395.63461538461" calcext:value-type="float">
            <text:p>2396</text:p>
          </table:table-cell>
          <table:table-cell table:style-name="ce18" table:formula="of:=[$shift_finale.$P$57]" office:value-type="float" office:value="25.9154196253693" calcext:value-type="float">
            <text:p>26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1</text:p>
          </table:table-cell>
          <table:table-cell table:style-name="ce9" office:value-type="string" calcext:value-type="string">
            <text:p>shift_C_1</text:p>
          </table:table-cell>
          <table:table-cell table:style-name="ce14" table:formula="of:=[$shift_finale.$V$58]" office:value-type="float" office:value="433.555555555556" calcext:value-type="float">
            <text:p>434</text:p>
          </table:table-cell>
          <table:table-cell table:style-name="ce18" table:formula="of:=[$shift_finale.$V$59]" office:value-type="float" office:value="42.0537242497076" calcext:value-type="float">
            <text:p>42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2</text:p>
          </table:table-cell>
          <table:table-cell table:style-name="ce9" office:value-type="string" calcext:value-type="string">
            <text:p>shift_C_2</text:p>
          </table:table-cell>
          <table:table-cell table:style-name="ce14" table:formula="of:=[$shift_finale.$X$58]" office:value-type="float" office:value="1207.92592592593" calcext:value-type="float">
            <text:p>1208</text:p>
          </table:table-cell>
          <table:table-cell table:style-name="ce18" table:formula="of:=[$shift_finale.$X$59]" office:value-type="float" office:value="117.414899226833" calcext:value-type="float">
            <text:p>117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9" office:value-type="string" calcext:value-type="string">
            <text:p>s_C_3</text:p>
          </table:table-cell>
          <table:table-cell table:style-name="ce9" office:value-type="string" calcext:value-type="string">
            <text:p>shift_C_3</text:p>
          </table:table-cell>
          <table:table-cell table:style-name="ce14" table:formula="of:=[$shift_finale.$Z$58]" office:value-type="float" office:value="1642" calcext:value-type="float">
            <text:p>1642</text:p>
          </table:table-cell>
          <table:table-cell table:style-name="ce18" table:formula="of:=[$shift_finale.$Z$59]" office:value-type="float" office:value="159.639097684226" calcext:value-type="float">
            <text:p>160</text:p>
          </table:table-cell>
          <table:table-cell table:style-name="ce9" office:value-type="string" calcext:value-type="string">
            <text:p>[samples]</text:p>
          </table:table-cell>
        </table:table-row>
        <table:table-row table:style-name="ro1">
          <table:table-cell table:style-name="ce7" office:value-type="string" calcext:value-type="string" table:number-columns-spanned="5" table:number-rows-spanned="1">
            <text:p>Discrepanze</text:p>
          </table:table-cell>
          <table:covered-table-cell table:number-columns-repeated="4"/>
        </table:table-row>
        <table:table-row table:style-name="ro1">
          <table:table-cell table:number-columns-repeated="2" table:style-name="ce9" office:value-type="string" calcext:value-type="string">
            <text:p>z_A_1</text:p>
          </table:table-cell>
          <table:table-cell table:style-name="ce16" table:formula="of:=ABS([.C10]-[.C20])/([.D10]+[.D20])" office:value-type="percentage" office:value="0.0674603810093096" calcext:value-type="percentage" table:number-columns-spanned="2" table:number-rows-spanned="1">
            <text:p>6,75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A_2</text:p>
          </table:table-cell>
          <table:table-cell table:style-name="ce16" table:formula="of:=ABS([.C11]-[.C21])/([.D11]+[.D21])" office:value-type="percentage" office:value="0.0202674312430291" calcext:value-type="percentage" table:number-columns-spanned="2" table:number-rows-spanned="1">
            <text:p>2,03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A_3</text:p>
          </table:table-cell>
          <table:table-cell table:style-name="ce16" table:formula="of:=ABS([.C12]-[.C22])/([.D12]+[.D22])" office:value-type="percentage" office:value="0.0203153772623224" calcext:value-type="percentage" table:number-columns-spanned="2" table:number-rows-spanned="1">
            <text:p>2,03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B_1</text:p>
          </table:table-cell>
          <table:table-cell table:style-name="ce16" table:formula="of:=ABS([.C13]-[.C23])/([.D13]+[.D23])" office:value-type="percentage" office:value="0.383566524324632" calcext:value-type="percentage" table:number-columns-spanned="2" table:number-rows-spanned="1">
            <text:p>38,36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B_2</text:p>
          </table:table-cell>
          <table:table-cell table:style-name="ce16" table:formula="of:=ABS([.C14]-[.C24])/([.D14]+[.D24])" office:value-type="percentage" office:value="0.256619783890342" calcext:value-type="percentage" table:number-columns-spanned="2" table:number-rows-spanned="1">
            <text:p>25,66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B_3</text:p>
          </table:table-cell>
          <table:table-cell table:style-name="ce16" table:formula="of:=ABS([.C15]-[.C25])/([.D15]+[.D25])" office:value-type="percentage" office:value="0.182061467508339" calcext:value-type="percentage" table:number-columns-spanned="2" table:number-rows-spanned="1">
            <text:p>18,21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C_1</text:p>
          </table:table-cell>
          <table:table-cell table:style-name="ce16" table:formula="of:=ABS([.C16]-[.C26])/([.D16]+[.D26])" office:value-type="percentage" office:value="0.025289587533193" calcext:value-type="percentage" table:number-columns-spanned="2" table:number-rows-spanned="1">
            <text:p>2,53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C_2</text:p>
          </table:table-cell>
          <table:table-cell table:style-name="ce16" table:formula="of:=ABS([.C17]-[.C27])/([.D17]+[.D27])" office:value-type="percentage" office:value="0.040343848135764" calcext:value-type="percentage" table:number-columns-spanned="2" table:number-rows-spanned="1">
            <text:p>4,03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>
          <table:table-cell table:number-columns-repeated="2" table:style-name="ce9" office:value-type="string" calcext:value-type="string">
            <text:p>z_C_3</text:p>
          </table:table-cell>
          <table:table-cell table:style-name="ce16" table:formula="of:=ABS([.C18]-[.C28])/([.D18]+[.D28])" office:value-type="percentage" office:value="0.0305265226930378" calcext:value-type="percentage" table:number-columns-spanned="2" table:number-rows-spanned="1">
            <text:p>3,05%</text:p>
          </table:table-cell>
          <table:covered-table-cell table:style-name="ce9"/>
          <table:table-cell table:style-name="ce9" office:value-type="string" calcext:value-type="string">
            <text:p>[adim]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ift_a_posteriori" table:style-name="ta1">
        <table:table-column table:style-name="co22" table:default-cell-style-name="Default"/>
        <table:table-column table:style-name="co20" table:number-columns-repeated="2" table:default-cell-style-name="Default"/>
        <table:table-column table:style-name="co20" table:visibility="collapse" table:number-columns-repeated="9" table:default-cell-style-name="Default"/>
        <table:table-column table:style-name="co20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rezione</text:p>
          </table:table-cell>
          <table:table-cell office:value-type="string" calcext:value-type="string">
            <text:p>treno</text:p>
          </table:table-cell>
          <table:table-cell office:value-type="string" calcext:value-type="string">
            <text:p>NN1</text:p>
          </table:table-cell>
          <table:table-cell office:value-type="string" calcext:value-type="string">
            <text:p>NN2</text:p>
          </table:table-cell>
          <table:table-cell office:value-type="string" calcext:value-type="string">
            <text:p>NN3</text:p>
          </table:table-cell>
          <table:table-cell office:value-type="string" calcext:value-type="string">
            <text:p>SS1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SS3</text:p>
          </table:table-cell>
          <table:table-cell office:value-type="string" calcext:value-type="string">
            <text:p>TT1</text:p>
          </table:table-cell>
          <table:table-cell office:value-type="string" calcext:value-type="string">
            <text:p>TT2</text:p>
          </table:table-cell>
          <table:table-cell office:value-type="string" calcext:value-type="string">
            <text:p>TT3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Velocità</text:p>
          </table:table-cell>
        </table:table-row>
        <table:table-row table:style-name="ro1">
          <table:table-cell office:value-type="string" calcext:value-type="string">
            <text:p>ba714141-344b-49ad-a286-aed30d036b8b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8" calcext:value-type="float">
            <text:p>-1588</text:p>
          </table:table-cell>
          <table:table-cell office:value-type="float" office:value="-1169" calcext:value-type="float">
            <text:p>-1169</text:p>
          </table:table-cell>
          <table:table-cell office:value-type="float" office:value="-420" calcext:value-type="float">
            <text:p>-420</text:p>
          </table:table-cell>
          <table:table-cell office:value-type="float" office:value="-1588" calcext:value-type="float">
            <text:p>-1588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2]" office:value-type="float" office:value="420" calcext:value-type="float">
            <text:p>420</text:p>
          </table:table-cell>
          <table:table-cell table:formula="of:=-[.E2]" office:value-type="float" office:value="1169" calcext:value-type="float">
            <text:p>1169</text:p>
          </table:table-cell>
          <table:table-cell table:formula="of:=-[.D2]" office:value-type="float" office:value="1588" calcext:value-type="float">
            <text:p>1588</text:p>
          </table:table-cell>
          <table:table-cell table:formula="of:=-[.I2]" office:value-type="float" office:value="419" calcext:value-type="float">
            <text:p>419</text:p>
          </table:table-cell>
          <table:table-cell table:formula="of:=-[.H2]" office:value-type="float" office:value="1168" calcext:value-type="float">
            <text:p>1168</text:p>
          </table:table-cell>
          <table:table-cell table:formula="of:=-[.G2]" office:value-type="float" office:value="1588" calcext:value-type="float">
            <text:p>1588</text:p>
          </table:table-cell>
          <table:table-cell table:formula="of:=-[.L2]" office:value-type="float" office:value="432" calcext:value-type="float">
            <text:p>432</text:p>
          </table:table-cell>
          <table:table-cell table:formula="of:=-[.K2]" office:value-type="float" office:value="1200" calcext:value-type="float">
            <text:p>1200</text:p>
          </table:table-cell>
          <table:table-cell table:formula="of:=-[.J2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9f0c557-b1ed-42b7-b132-2de36b40de50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6" calcext:value-type="float">
            <text:p>-1586</text:p>
          </table:table-cell>
          <table:table-cell office:value-type="float" office:value="-1166" calcext:value-type="float">
            <text:p>-1166</text:p>
          </table:table-cell>
          <table:table-cell office:value-type="float" office:value="-418" calcext:value-type="float">
            <text:p>-418</text:p>
          </table:table-cell>
          <table:table-cell office:value-type="float" office:value="-1586" calcext:value-type="float">
            <text:p>-1586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3]" office:value-type="float" office:value="418" calcext:value-type="float">
            <text:p>418</text:p>
          </table:table-cell>
          <table:table-cell table:formula="of:=-[.E3]" office:value-type="float" office:value="1166" calcext:value-type="float">
            <text:p>1166</text:p>
          </table:table-cell>
          <table:table-cell table:formula="of:=-[.D3]" office:value-type="float" office:value="1586" calcext:value-type="float">
            <text:p>1586</text:p>
          </table:table-cell>
          <table:table-cell table:formula="of:=-[.I3]" office:value-type="float" office:value="419" calcext:value-type="float">
            <text:p>419</text:p>
          </table:table-cell>
          <table:table-cell table:formula="of:=-[.H3]" office:value-type="float" office:value="1168" calcext:value-type="float">
            <text:p>1168</text:p>
          </table:table-cell>
          <table:table-cell table:formula="of:=-[.G3]" office:value-type="float" office:value="1586" calcext:value-type="float">
            <text:p>1586</text:p>
          </table:table-cell>
          <table:table-cell table:formula="of:=-[.L3]" office:value-type="float" office:value="432" calcext:value-type="float">
            <text:p>432</text:p>
          </table:table-cell>
          <table:table-cell table:formula="of:=-[.K3]" office:value-type="float" office:value="1200" calcext:value-type="float">
            <text:p>1200</text:p>
          </table:table-cell>
          <table:table-cell table:formula="of:=-[.J3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d1c1e3b-dc9f-484f-b4df-15bb4e4dc90a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9" calcext:value-type="float">
            <text:p>-1589</text:p>
          </table:table-cell>
          <table:table-cell office:value-type="float" office:value="-1169" calcext:value-type="float">
            <text:p>-1169</text:p>
          </table:table-cell>
          <table:table-cell office:value-type="float" office:value="-420" calcext:value-type="float">
            <text:p>-420</text:p>
          </table:table-cell>
          <table:table-cell office:value-type="float" office:value="-1589" calcext:value-type="float">
            <text:p>-1589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4]" office:value-type="float" office:value="420" calcext:value-type="float">
            <text:p>420</text:p>
          </table:table-cell>
          <table:table-cell table:formula="of:=-[.E4]" office:value-type="float" office:value="1169" calcext:value-type="float">
            <text:p>1169</text:p>
          </table:table-cell>
          <table:table-cell table:formula="of:=-[.D4]" office:value-type="float" office:value="1589" calcext:value-type="float">
            <text:p>1589</text:p>
          </table:table-cell>
          <table:table-cell table:formula="of:=-[.I4]" office:value-type="float" office:value="419" calcext:value-type="float">
            <text:p>419</text:p>
          </table:table-cell>
          <table:table-cell table:formula="of:=-[.H4]" office:value-type="float" office:value="1168" calcext:value-type="float">
            <text:p>1168</text:p>
          </table:table-cell>
          <table:table-cell table:formula="of:=-[.G4]" office:value-type="float" office:value="1589" calcext:value-type="float">
            <text:p>1589</text:p>
          </table:table-cell>
          <table:table-cell table:formula="of:=-[.L4]" office:value-type="float" office:value="432" calcext:value-type="float">
            <text:p>432</text:p>
          </table:table-cell>
          <table:table-cell table:formula="of:=-[.K4]" office:value-type="float" office:value="1200" calcext:value-type="float">
            <text:p>1200</text:p>
          </table:table-cell>
          <table:table-cell table:formula="of:=-[.J4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e67d8da-c487-475b-af44-bf55ca55a374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6" calcext:value-type="float">
            <text:p>-1586</text:p>
          </table:table-cell>
          <table:table-cell office:value-type="float" office:value="-1167" calcext:value-type="float">
            <text:p>-1167</text:p>
          </table:table-cell>
          <table:table-cell office:value-type="float" office:value="-419" calcext:value-type="float">
            <text:p>-419</text:p>
          </table:table-cell>
          <table:table-cell office:value-type="float" office:value="-1587" calcext:value-type="float">
            <text:p>-1587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5]" office:value-type="float" office:value="419" calcext:value-type="float">
            <text:p>419</text:p>
          </table:table-cell>
          <table:table-cell table:formula="of:=-[.E5]" office:value-type="float" office:value="1167" calcext:value-type="float">
            <text:p>1167</text:p>
          </table:table-cell>
          <table:table-cell table:formula="of:=-[.D5]" office:value-type="float" office:value="1586" calcext:value-type="float">
            <text:p>1586</text:p>
          </table:table-cell>
          <table:table-cell table:formula="of:=-[.I5]" office:value-type="float" office:value="419" calcext:value-type="float">
            <text:p>419</text:p>
          </table:table-cell>
          <table:table-cell table:formula="of:=-[.H5]" office:value-type="float" office:value="1168" calcext:value-type="float">
            <text:p>1168</text:p>
          </table:table-cell>
          <table:table-cell table:formula="of:=-[.G5]" office:value-type="float" office:value="1587" calcext:value-type="float">
            <text:p>1587</text:p>
          </table:table-cell>
          <table:table-cell table:formula="of:=-[.L5]" office:value-type="float" office:value="432" calcext:value-type="float">
            <text:p>432</text:p>
          </table:table-cell>
          <table:table-cell table:formula="of:=-[.K5]" office:value-type="float" office:value="1200" calcext:value-type="float">
            <text:p>1200</text:p>
          </table:table-cell>
          <table:table-cell table:formula="of:=-[.J5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95c376a7-eb22-4a74-ad62-984db79a215e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6" calcext:value-type="float">
            <text:p>-1586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586" calcext:value-type="float">
            <text:p>-1586</text:p>
          </table:table-cell>
          <table:table-cell office:value-type="float" office:value="-1167" calcext:value-type="float">
            <text:p>-1167</text:p>
          </table:table-cell>
          <table:table-cell office:value-type="float" office:value="-419" calcext:value-type="float">
            <text:p>-419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6]" office:value-type="float" office:value="419" calcext:value-type="float">
            <text:p>419</text:p>
          </table:table-cell>
          <table:table-cell table:formula="of:=-[.E6]" office:value-type="float" office:value="1168" calcext:value-type="float">
            <text:p>1168</text:p>
          </table:table-cell>
          <table:table-cell table:formula="of:=-[.D6]" office:value-type="float" office:value="1586" calcext:value-type="float">
            <text:p>1586</text:p>
          </table:table-cell>
          <table:table-cell table:formula="of:=-[.I6]" office:value-type="float" office:value="419" calcext:value-type="float">
            <text:p>419</text:p>
          </table:table-cell>
          <table:table-cell table:formula="of:=-[.H6]" office:value-type="float" office:value="1167" calcext:value-type="float">
            <text:p>1167</text:p>
          </table:table-cell>
          <table:table-cell table:formula="of:=-[.G6]" office:value-type="float" office:value="1586" calcext:value-type="float">
            <text:p>1586</text:p>
          </table:table-cell>
          <table:table-cell table:formula="of:=-[.L6]" office:value-type="float" office:value="432" calcext:value-type="float">
            <text:p>432</text:p>
          </table:table-cell>
          <table:table-cell table:formula="of:=-[.K6]" office:value-type="float" office:value="1200" calcext:value-type="float">
            <text:p>1200</text:p>
          </table:table-cell>
          <table:table-cell table:formula="of:=-[.J6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450227d6-7203-4948-af0f-ea48c817a140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1588" calcext:value-type="float">
            <text:p>-1588</text:p>
          </table:table-cell>
          <table:table-cell office:value-type="float" office:value="-1168" calcext:value-type="float">
            <text:p>-1168</text:p>
          </table:table-cell>
          <table:table-cell office:value-type="float" office:value="-419" calcext:value-type="float">
            <text:p>-419</text:p>
          </table:table-cell>
          <table:table-cell office:value-type="float" office:value="-1589" calcext:value-type="float">
            <text:p>-1589</text:p>
          </table:table-cell>
          <table:table-cell office:value-type="float" office:value="-1169" calcext:value-type="float">
            <text:p>-1169</text:p>
          </table:table-cell>
          <table:table-cell office:value-type="float" office:value="-420" calcext:value-type="float">
            <text:p>-420</text:p>
          </table:table-cell>
          <table:table-cell office:value-type="float" office:value="-1632" calcext:value-type="float">
            <text:p>-1632</text:p>
          </table:table-cell>
          <table:table-cell office:value-type="float" office:value="-1200" calcext:value-type="float">
            <text:p>-1200</text:p>
          </table:table-cell>
          <table:table-cell office:value-type="float" office:value="-432" calcext:value-type="float">
            <text:p>-432</text:p>
          </table:table-cell>
          <table:table-cell table:formula="of:=-[.F7]" office:value-type="float" office:value="419" calcext:value-type="float">
            <text:p>419</text:p>
          </table:table-cell>
          <table:table-cell table:formula="of:=-[.E7]" office:value-type="float" office:value="1168" calcext:value-type="float">
            <text:p>1168</text:p>
          </table:table-cell>
          <table:table-cell table:formula="of:=-[.D7]" office:value-type="float" office:value="1588" calcext:value-type="float">
            <text:p>1588</text:p>
          </table:table-cell>
          <table:table-cell table:formula="of:=-[.I7]" office:value-type="float" office:value="420" calcext:value-type="float">
            <text:p>420</text:p>
          </table:table-cell>
          <table:table-cell table:formula="of:=-[.H7]" office:value-type="float" office:value="1169" calcext:value-type="float">
            <text:p>1169</text:p>
          </table:table-cell>
          <table:table-cell table:formula="of:=-[.G7]" office:value-type="float" office:value="1589" calcext:value-type="float">
            <text:p>1589</text:p>
          </table:table-cell>
          <table:table-cell table:formula="of:=-[.L7]" office:value-type="float" office:value="432" calcext:value-type="float">
            <text:p>432</text:p>
          </table:table-cell>
          <table:table-cell table:formula="of:=-[.K7]" office:value-type="float" office:value="1200" calcext:value-type="float">
            <text:p>1200</text:p>
          </table:table-cell>
          <table:table-cell table:formula="of:=-[.J7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string" calcext:value-type="string">
            <text:p>5d8aa49a-63f3-404c-a281-ed2ed27ca988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5" calcext:value-type="float">
            <text:p>-1745</text:p>
          </table:table-cell>
          <table:table-cell office:value-type="float" office:value="-626" calcext:value-type="float">
            <text:p>-626</text:p>
          </table:table-cell>
          <table:table-cell office:value-type="float" office:value="-2372" calcext:value-type="float">
            <text:p>-2372</text:p>
          </table:table-cell>
          <table:table-cell office:value-type="float" office:value="-1745" calcext:value-type="float">
            <text:p>-1745</text:p>
          </table:table-cell>
          <table:table-cell office:value-type="float" office:value="-627" calcext:value-type="float">
            <text:p>-627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8]" office:value-type="float" office:value="626" calcext:value-type="float">
            <text:p>626</text:p>
          </table:table-cell>
          <table:table-cell table:formula="of:=-[.E8]" office:value-type="float" office:value="1745" calcext:value-type="float">
            <text:p>1745</text:p>
          </table:table-cell>
          <table:table-cell table:formula="of:=-[.D8]" office:value-type="float" office:value="2371" calcext:value-type="float">
            <text:p>2371</text:p>
          </table:table-cell>
          <table:table-cell table:formula="of:=-[.I8]" office:value-type="float" office:value="627" calcext:value-type="float">
            <text:p>627</text:p>
          </table:table-cell>
          <table:table-cell table:formula="of:=-[.H8]" office:value-type="float" office:value="1745" calcext:value-type="float">
            <text:p>1745</text:p>
          </table:table-cell>
          <table:table-cell table:formula="of:=-[.G8]" office:value-type="float" office:value="2372" calcext:value-type="float">
            <text:p>2372</text:p>
          </table:table-cell>
          <table:table-cell table:formula="of:=-[.L8]" office:value-type="float" office:value="648" calcext:value-type="float">
            <text:p>648</text:p>
          </table:table-cell>
          <table:table-cell table:formula="of:=-[.K8]" office:value-type="float" office:value="1800" calcext:value-type="float">
            <text:p>1800</text:p>
          </table:table-cell>
          <table:table-cell table:formula="of:=-[.J8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591daf4-8c8f-4b62-aca2-00a3f6b050ea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5" calcext:value-type="float">
            <text:p>-1745</text:p>
          </table:table-cell>
          <table:table-cell office:value-type="float" office:value="-626" calcext:value-type="float">
            <text:p>-626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4" calcext:value-type="float">
            <text:p>-1744</text:p>
          </table:table-cell>
          <table:table-cell office:value-type="float" office:value="-626" calcext:value-type="float">
            <text:p>-626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9]" office:value-type="float" office:value="626" calcext:value-type="float">
            <text:p>626</text:p>
          </table:table-cell>
          <table:table-cell table:formula="of:=-[.E9]" office:value-type="float" office:value="1745" calcext:value-type="float">
            <text:p>1745</text:p>
          </table:table-cell>
          <table:table-cell table:formula="of:=-[.D9]" office:value-type="float" office:value="2371" calcext:value-type="float">
            <text:p>2371</text:p>
          </table:table-cell>
          <table:table-cell table:formula="of:=-[.I9]" office:value-type="float" office:value="626" calcext:value-type="float">
            <text:p>626</text:p>
          </table:table-cell>
          <table:table-cell table:formula="of:=-[.H9]" office:value-type="float" office:value="1744" calcext:value-type="float">
            <text:p>1744</text:p>
          </table:table-cell>
          <table:table-cell table:formula="of:=-[.G9]" office:value-type="float" office:value="2371" calcext:value-type="float">
            <text:p>2371</text:p>
          </table:table-cell>
          <table:table-cell table:formula="of:=-[.L9]" office:value-type="float" office:value="648" calcext:value-type="float">
            <text:p>648</text:p>
          </table:table-cell>
          <table:table-cell table:formula="of:=-[.K9]" office:value-type="float" office:value="1800" calcext:value-type="float">
            <text:p>1800</text:p>
          </table:table-cell>
          <table:table-cell table:formula="of:=-[.J9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c3d0311e-5fdf-4ffb-bc70-853e8b614d62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70" calcext:value-type="float">
            <text:p>-2370</text:p>
          </table:table-cell>
          <table:table-cell office:value-type="float" office:value="-1744" calcext:value-type="float">
            <text:p>-1744</text:p>
          </table:table-cell>
          <table:table-cell office:value-type="float" office:value="-626" calcext:value-type="float">
            <text:p>-626</text:p>
          </table:table-cell>
          <table:table-cell office:value-type="float" office:value="-2370" calcext:value-type="float">
            <text:p>-2370</text:p>
          </table:table-cell>
          <table:table-cell office:value-type="float" office:value="-1745" calcext:value-type="float">
            <text:p>-1745</text:p>
          </table:table-cell>
          <table:table-cell office:value-type="float" office:value="-627" calcext:value-type="float">
            <text:p>-627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10]" office:value-type="float" office:value="626" calcext:value-type="float">
            <text:p>626</text:p>
          </table:table-cell>
          <table:table-cell table:formula="of:=-[.E10]" office:value-type="float" office:value="1744" calcext:value-type="float">
            <text:p>1744</text:p>
          </table:table-cell>
          <table:table-cell table:formula="of:=-[.D10]" office:value-type="float" office:value="2370" calcext:value-type="float">
            <text:p>2370</text:p>
          </table:table-cell>
          <table:table-cell table:formula="of:=-[.I10]" office:value-type="float" office:value="627" calcext:value-type="float">
            <text:p>627</text:p>
          </table:table-cell>
          <table:table-cell table:formula="of:=-[.H10]" office:value-type="float" office:value="1745" calcext:value-type="float">
            <text:p>1745</text:p>
          </table:table-cell>
          <table:table-cell table:formula="of:=-[.G10]" office:value-type="float" office:value="2370" calcext:value-type="float">
            <text:p>2370</text:p>
          </table:table-cell>
          <table:table-cell table:formula="of:=-[.L10]" office:value-type="float" office:value="648" calcext:value-type="float">
            <text:p>648</text:p>
          </table:table-cell>
          <table:table-cell table:formula="of:=-[.K10]" office:value-type="float" office:value="1800" calcext:value-type="float">
            <text:p>1800</text:p>
          </table:table-cell>
          <table:table-cell table:formula="of:=-[.J10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7307fe3-9d02-41c5-a24f-e6fb01bfba60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69" calcext:value-type="float">
            <text:p>-2369</text:p>
          </table:table-cell>
          <table:table-cell office:value-type="float" office:value="-1743" calcext:value-type="float">
            <text:p>-1743</text:p>
          </table:table-cell>
          <table:table-cell office:value-type="float" office:value="-626" calcext:value-type="float">
            <text:p>-626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4" calcext:value-type="float">
            <text:p>-1744</text:p>
          </table:table-cell>
          <table:table-cell office:value-type="float" office:value="-627" calcext:value-type="float">
            <text:p>-627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11]" office:value-type="float" office:value="626" calcext:value-type="float">
            <text:p>626</text:p>
          </table:table-cell>
          <table:table-cell table:formula="of:=-[.E11]" office:value-type="float" office:value="1743" calcext:value-type="float">
            <text:p>1743</text:p>
          </table:table-cell>
          <table:table-cell table:formula="of:=-[.D11]" office:value-type="float" office:value="2369" calcext:value-type="float">
            <text:p>2369</text:p>
          </table:table-cell>
          <table:table-cell table:formula="of:=-[.I11]" office:value-type="float" office:value="627" calcext:value-type="float">
            <text:p>627</text:p>
          </table:table-cell>
          <table:table-cell table:formula="of:=-[.H11]" office:value-type="float" office:value="1744" calcext:value-type="float">
            <text:p>1744</text:p>
          </table:table-cell>
          <table:table-cell table:formula="of:=-[.G11]" office:value-type="float" office:value="2371" calcext:value-type="float">
            <text:p>2371</text:p>
          </table:table-cell>
          <table:table-cell table:formula="of:=-[.L11]" office:value-type="float" office:value="648" calcext:value-type="float">
            <text:p>648</text:p>
          </table:table-cell>
          <table:table-cell table:formula="of:=-[.K11]" office:value-type="float" office:value="1800" calcext:value-type="float">
            <text:p>1800</text:p>
          </table:table-cell>
          <table:table-cell table:formula="of:=-[.J11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c16190e-ffd4-4f24-a2b6-7633ca15843c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5" calcext:value-type="float">
            <text:p>-1745</text:p>
          </table:table-cell>
          <table:table-cell office:value-type="float" office:value="-626" calcext:value-type="float">
            <text:p>-626</text:p>
          </table:table-cell>
          <table:table-cell office:value-type="float" office:value="-2372" calcext:value-type="float">
            <text:p>-2372</text:p>
          </table:table-cell>
          <table:table-cell office:value-type="float" office:value="-1745" calcext:value-type="float">
            <text:p>-1745</text:p>
          </table:table-cell>
          <table:table-cell office:value-type="float" office:value="-627" calcext:value-type="float">
            <text:p>-627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12]" office:value-type="float" office:value="626" calcext:value-type="float">
            <text:p>626</text:p>
          </table:table-cell>
          <table:table-cell table:formula="of:=-[.E12]" office:value-type="float" office:value="1745" calcext:value-type="float">
            <text:p>1745</text:p>
          </table:table-cell>
          <table:table-cell table:formula="of:=-[.D12]" office:value-type="float" office:value="2371" calcext:value-type="float">
            <text:p>2371</text:p>
          </table:table-cell>
          <table:table-cell table:formula="of:=-[.I12]" office:value-type="float" office:value="627" calcext:value-type="float">
            <text:p>627</text:p>
          </table:table-cell>
          <table:table-cell table:formula="of:=-[.H12]" office:value-type="float" office:value="1745" calcext:value-type="float">
            <text:p>1745</text:p>
          </table:table-cell>
          <table:table-cell table:formula="of:=-[.G12]" office:value-type="float" office:value="2372" calcext:value-type="float">
            <text:p>2372</text:p>
          </table:table-cell>
          <table:table-cell table:formula="of:=-[.L12]" office:value-type="float" office:value="648" calcext:value-type="float">
            <text:p>648</text:p>
          </table:table-cell>
          <table:table-cell table:formula="of:=-[.K12]" office:value-type="float" office:value="1800" calcext:value-type="float">
            <text:p>1800</text:p>
          </table:table-cell>
          <table:table-cell table:formula="of:=-[.J12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189d0d5-dbb8-4b69-81be-2c38ee10c2d6</text:p>
          </table:table-cell>
          <table:table-cell office:value-type="string" calcext:value-type="string">
            <text:p>Ritorno</text:p>
          </table:table-cell>
          <table:table-cell office:value-type="float" office:value="5" calcext:value-type="float">
            <text:p>5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5" calcext:value-type="float">
            <text:p>-1745</text:p>
          </table:table-cell>
          <table:table-cell office:value-type="float" office:value="-626" calcext:value-type="float">
            <text:p>-626</text:p>
          </table:table-cell>
          <table:table-cell office:value-type="float" office:value="-2371" calcext:value-type="float">
            <text:p>-2371</text:p>
          </table:table-cell>
          <table:table-cell office:value-type="float" office:value="-1745" calcext:value-type="float">
            <text:p>-1745</text:p>
          </table:table-cell>
          <table:table-cell office:value-type="float" office:value="-626" calcext:value-type="float">
            <text:p>-626</text:p>
          </table:table-cell>
          <table:table-cell office:value-type="float" office:value="-2448" calcext:value-type="float">
            <text:p>-2448</text:p>
          </table:table-cell>
          <table:table-cell office:value-type="float" office:value="-1800" calcext:value-type="float">
            <text:p>-1800</text:p>
          </table:table-cell>
          <table:table-cell office:value-type="float" office:value="-648" calcext:value-type="float">
            <text:p>-648</text:p>
          </table:table-cell>
          <table:table-cell table:formula="of:=-[.F13]" office:value-type="float" office:value="626" calcext:value-type="float">
            <text:p>626</text:p>
          </table:table-cell>
          <table:table-cell table:formula="of:=-[.E13]" office:value-type="float" office:value="1745" calcext:value-type="float">
            <text:p>1745</text:p>
          </table:table-cell>
          <table:table-cell table:formula="of:=-[.D13]" office:value-type="float" office:value="2371" calcext:value-type="float">
            <text:p>2371</text:p>
          </table:table-cell>
          <table:table-cell table:formula="of:=-[.I13]" office:value-type="float" office:value="626" calcext:value-type="float">
            <text:p>626</text:p>
          </table:table-cell>
          <table:table-cell table:formula="of:=-[.H13]" office:value-type="float" office:value="1745" calcext:value-type="float">
            <text:p>1745</text:p>
          </table:table-cell>
          <table:table-cell table:formula="of:=-[.G13]" office:value-type="float" office:value="2371" calcext:value-type="float">
            <text:p>2371</text:p>
          </table:table-cell>
          <table:table-cell table:formula="of:=-[.L13]" office:value-type="float" office:value="648" calcext:value-type="float">
            <text:p>648</text:p>
          </table:table-cell>
          <table:table-cell table:formula="of:=-[.K13]" office:value-type="float" office:value="1800" calcext:value-type="float">
            <text:p>1800</text:p>
          </table:table-cell>
          <table:table-cell table:formula="of:=-[.J13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5c61fee3-0065-424c-8fe6-28723c04e835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1585" calcext:value-type="float">
            <text:p>1585</text:p>
          </table:table-cell>
          <table:table-cell office:value-type="float" office:value="1166" calcext:value-type="float">
            <text:p>1166</text:p>
          </table:table-cell>
          <table:table-cell office:value-type="float" office:value="419" calcext:value-type="float">
            <text:p>419</text:p>
          </table:table-cell>
          <table:table-cell office:value-type="float" office:value="1584" calcext:value-type="float">
            <text:p>1584</text:p>
          </table:table-cell>
          <table:table-cell office:value-type="float" office:value="1166" calcext:value-type="float">
            <text:p>1166</text:p>
          </table:table-cell>
          <table:table-cell office:value-type="float" office:value="419" calcext:value-type="float">
            <text:p>419</text:p>
          </table:table-cell>
          <table:table-cell office:value-type="float" office:value="1632" calcext:value-type="float">
            <text:p>1632</text:p>
          </table:table-cell>
          <table:table-cell office:value-type="float" office:value="1200" calcext:value-type="float">
            <text:p>1200</text:p>
          </table:table-cell>
          <table:table-cell office:value-type="float" office:value="432" calcext:value-type="float">
            <text:p>432</text:p>
          </table:table-cell>
          <table:table-cell table:formula="of:=[.F14]" office:value-type="float" office:value="419" calcext:value-type="float">
            <text:p>419</text:p>
          </table:table-cell>
          <table:table-cell table:formula="of:=[.E14]" office:value-type="float" office:value="1166" calcext:value-type="float">
            <text:p>1166</text:p>
          </table:table-cell>
          <table:table-cell table:formula="of:=[.D14]" office:value-type="float" office:value="1585" calcext:value-type="float">
            <text:p>1585</text:p>
          </table:table-cell>
          <table:table-cell table:formula="of:=[.I14]" office:value-type="float" office:value="419" calcext:value-type="float">
            <text:p>419</text:p>
          </table:table-cell>
          <table:table-cell table:formula="of:=[.H14]" office:value-type="float" office:value="1166" calcext:value-type="float">
            <text:p>1166</text:p>
          </table:table-cell>
          <table:table-cell table:formula="of:=[.G14]" office:value-type="float" office:value="1584" calcext:value-type="float">
            <text:p>1584</text:p>
          </table:table-cell>
          <table:table-cell table:formula="of:=[.L14]" office:value-type="float" office:value="432" calcext:value-type="float">
            <text:p>432</text:p>
          </table:table-cell>
          <table:table-cell table:formula="of:=[.K14]" office:value-type="float" office:value="1200" calcext:value-type="float">
            <text:p>1200</text:p>
          </table:table-cell>
          <table:table-cell table:formula="of:=[.J14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2adf4c5-0fb1-409e-b8dd-74ff096eb17c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1585" calcext:value-type="float">
            <text:p>1585</text:p>
          </table:table-cell>
          <table:table-cell office:value-type="float" office:value="1166" calcext:value-type="float">
            <text:p>1166</text:p>
          </table:table-cell>
          <table:table-cell office:value-type="float" office:value="419" calcext:value-type="float">
            <text:p>419</text:p>
          </table:table-cell>
          <table:table-cell office:value-type="float" office:value="1584" calcext:value-type="float">
            <text:p>1584</text:p>
          </table:table-cell>
          <table:table-cell office:value-type="float" office:value="1166" calcext:value-type="float">
            <text:p>1166</text:p>
          </table:table-cell>
          <table:table-cell office:value-type="float" office:value="418" calcext:value-type="float">
            <text:p>418</text:p>
          </table:table-cell>
          <table:table-cell office:value-type="float" office:value="1632" calcext:value-type="float">
            <text:p>1632</text:p>
          </table:table-cell>
          <table:table-cell office:value-type="float" office:value="1200" calcext:value-type="float">
            <text:p>1200</text:p>
          </table:table-cell>
          <table:table-cell office:value-type="float" office:value="432" calcext:value-type="float">
            <text:p>432</text:p>
          </table:table-cell>
          <table:table-cell table:formula="of:=[.F15]" office:value-type="float" office:value="419" calcext:value-type="float">
            <text:p>419</text:p>
          </table:table-cell>
          <table:table-cell table:formula="of:=[.E15]" office:value-type="float" office:value="1166" calcext:value-type="float">
            <text:p>1166</text:p>
          </table:table-cell>
          <table:table-cell table:formula="of:=[.D15]" office:value-type="float" office:value="1585" calcext:value-type="float">
            <text:p>1585</text:p>
          </table:table-cell>
          <table:table-cell table:formula="of:=[.I15]" office:value-type="float" office:value="418" calcext:value-type="float">
            <text:p>418</text:p>
          </table:table-cell>
          <table:table-cell table:formula="of:=[.H15]" office:value-type="float" office:value="1166" calcext:value-type="float">
            <text:p>1166</text:p>
          </table:table-cell>
          <table:table-cell table:formula="of:=[.G15]" office:value-type="float" office:value="1584" calcext:value-type="float">
            <text:p>1584</text:p>
          </table:table-cell>
          <table:table-cell table:formula="of:=[.L15]" office:value-type="float" office:value="432" calcext:value-type="float">
            <text:p>432</text:p>
          </table:table-cell>
          <table:table-cell table:formula="of:=[.K15]" office:value-type="float" office:value="1200" calcext:value-type="float">
            <text:p>1200</text:p>
          </table:table-cell>
          <table:table-cell table:formula="of:=[.J15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8bf01f5-8723-4a68-8557-5dec8d17e2c9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1584" calcext:value-type="float">
            <text:p>1584</text:p>
          </table:table-cell>
          <table:table-cell office:value-type="float" office:value="1166" calcext:value-type="float">
            <text:p>1166</text:p>
          </table:table-cell>
          <table:table-cell office:value-type="float" office:value="419" calcext:value-type="float">
            <text:p>419</text:p>
          </table:table-cell>
          <table:table-cell office:value-type="float" office:value="1584" calcext:value-type="float">
            <text:p>1584</text:p>
          </table:table-cell>
          <table:table-cell office:value-type="float" office:value="1165" calcext:value-type="float">
            <text:p>1165</text:p>
          </table:table-cell>
          <table:table-cell office:value-type="float" office:value="419" calcext:value-type="float">
            <text:p>419</text:p>
          </table:table-cell>
          <table:table-cell office:value-type="float" office:value="1632" calcext:value-type="float">
            <text:p>1632</text:p>
          </table:table-cell>
          <table:table-cell office:value-type="float" office:value="1200" calcext:value-type="float">
            <text:p>1200</text:p>
          </table:table-cell>
          <table:table-cell office:value-type="float" office:value="432" calcext:value-type="float">
            <text:p>432</text:p>
          </table:table-cell>
          <table:table-cell table:formula="of:=[.F16]" office:value-type="float" office:value="419" calcext:value-type="float">
            <text:p>419</text:p>
          </table:table-cell>
          <table:table-cell table:formula="of:=[.E16]" office:value-type="float" office:value="1166" calcext:value-type="float">
            <text:p>1166</text:p>
          </table:table-cell>
          <table:table-cell table:formula="of:=[.D16]" office:value-type="float" office:value="1584" calcext:value-type="float">
            <text:p>1584</text:p>
          </table:table-cell>
          <table:table-cell table:formula="of:=[.I16]" office:value-type="float" office:value="419" calcext:value-type="float">
            <text:p>419</text:p>
          </table:table-cell>
          <table:table-cell table:formula="of:=[.H16]" office:value-type="float" office:value="1165" calcext:value-type="float">
            <text:p>1165</text:p>
          </table:table-cell>
          <table:table-cell table:formula="of:=[.G16]" office:value-type="float" office:value="1584" calcext:value-type="float">
            <text:p>1584</text:p>
          </table:table-cell>
          <table:table-cell table:formula="of:=[.L16]" office:value-type="float" office:value="432" calcext:value-type="float">
            <text:p>432</text:p>
          </table:table-cell>
          <table:table-cell table:formula="of:=[.K16]" office:value-type="float" office:value="1200" calcext:value-type="float">
            <text:p>1200</text:p>
          </table:table-cell>
          <table:table-cell table:formula="of:=[.J16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string" calcext:value-type="string">
            <text:p>15fed3ac-e671-46e2-ba65-e656058de816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70" calcext:value-type="float">
            <text:p>2370</text:p>
          </table:table-cell>
          <table:table-cell office:value-type="float" office:value="1744" calcext:value-type="float">
            <text:p>1744</text:p>
          </table:table-cell>
          <table:table-cell office:value-type="float" office:value="627" calcext:value-type="float">
            <text:p>627</text:p>
          </table:table-cell>
          <table:table-cell office:value-type="float" office:value="2369" calcext:value-type="float">
            <text:p>2369</text:p>
          </table:table-cell>
          <table:table-cell office:value-type="float" office:value="1744" calcext:value-type="float">
            <text:p>1744</text:p>
          </table:table-cell>
          <table:table-cell office:value-type="float" office:value="626" calcext:value-type="float">
            <text:p>626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17]" office:value-type="float" office:value="627" calcext:value-type="float">
            <text:p>627</text:p>
          </table:table-cell>
          <table:table-cell table:formula="of:=[.E17]" office:value-type="float" office:value="1744" calcext:value-type="float">
            <text:p>1744</text:p>
          </table:table-cell>
          <table:table-cell table:formula="of:=[.D17]" office:value-type="float" office:value="2370" calcext:value-type="float">
            <text:p>2370</text:p>
          </table:table-cell>
          <table:table-cell table:formula="of:=[.I17]" office:value-type="float" office:value="626" calcext:value-type="float">
            <text:p>626</text:p>
          </table:table-cell>
          <table:table-cell table:formula="of:=[.H17]" office:value-type="float" office:value="1744" calcext:value-type="float">
            <text:p>1744</text:p>
          </table:table-cell>
          <table:table-cell table:formula="of:=[.G17]" office:value-type="float" office:value="2369" calcext:value-type="float">
            <text:p>2369</text:p>
          </table:table-cell>
          <table:table-cell table:formula="of:=[.L17]" office:value-type="float" office:value="648" calcext:value-type="float">
            <text:p>648</text:p>
          </table:table-cell>
          <table:table-cell table:formula="of:=[.K17]" office:value-type="float" office:value="1800" calcext:value-type="float">
            <text:p>1800</text:p>
          </table:table-cell>
          <table:table-cell table:formula="of:=[.J17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f23bf256-0626-4598-b9e3-f9a892ed1c88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63" calcext:value-type="float">
            <text:p>2363</text:p>
          </table:table-cell>
          <table:table-cell office:value-type="float" office:value="1739" calcext:value-type="float">
            <text:p>1739</text:p>
          </table:table-cell>
          <table:table-cell office:value-type="float" office:value="625" calcext:value-type="float">
            <text:p>625</text:p>
          </table:table-cell>
          <table:table-cell office:value-type="float" office:value="2360" calcext:value-type="float">
            <text:p>2360</text:p>
          </table:table-cell>
          <table:table-cell office:value-type="float" office:value="1737" calcext:value-type="float">
            <text:p>1737</text:p>
          </table:table-cell>
          <table:table-cell office:value-type="float" office:value="623" calcext:value-type="float">
            <text:p>623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18]" office:value-type="float" office:value="625" calcext:value-type="float">
            <text:p>625</text:p>
          </table:table-cell>
          <table:table-cell table:formula="of:=[.E18]" office:value-type="float" office:value="1739" calcext:value-type="float">
            <text:p>1739</text:p>
          </table:table-cell>
          <table:table-cell table:formula="of:=[.D18]" office:value-type="float" office:value="2363" calcext:value-type="float">
            <text:p>2363</text:p>
          </table:table-cell>
          <table:table-cell table:formula="of:=[.I18]" office:value-type="float" office:value="623" calcext:value-type="float">
            <text:p>623</text:p>
          </table:table-cell>
          <table:table-cell table:formula="of:=[.H18]" office:value-type="float" office:value="1737" calcext:value-type="float">
            <text:p>1737</text:p>
          </table:table-cell>
          <table:table-cell table:formula="of:=[.G18]" office:value-type="float" office:value="2360" calcext:value-type="float">
            <text:p>2360</text:p>
          </table:table-cell>
          <table:table-cell table:formula="of:=[.L18]" office:value-type="float" office:value="648" calcext:value-type="float">
            <text:p>648</text:p>
          </table:table-cell>
          <table:table-cell table:formula="of:=[.K18]" office:value-type="float" office:value="1800" calcext:value-type="float">
            <text:p>1800</text:p>
          </table:table-cell>
          <table:table-cell table:formula="of:=[.J18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ff706e13-f608-4c46-8dfb-5c4a3472b1fd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69" calcext:value-type="float">
            <text:p>2369</text:p>
          </table:table-cell>
          <table:table-cell office:value-type="float" office:value="1743" calcext:value-type="float">
            <text:p>1743</text:p>
          </table:table-cell>
          <table:table-cell office:value-type="float" office:value="626" calcext:value-type="float">
            <text:p>626</text:p>
          </table:table-cell>
          <table:table-cell office:value-type="float" office:value="2368" calcext:value-type="float">
            <text:p>2368</text:p>
          </table:table-cell>
          <table:table-cell office:value-type="float" office:value="1742" calcext:value-type="float">
            <text:p>1742</text:p>
          </table:table-cell>
          <table:table-cell office:value-type="float" office:value="625" calcext:value-type="float">
            <text:p>625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19]" office:value-type="float" office:value="626" calcext:value-type="float">
            <text:p>626</text:p>
          </table:table-cell>
          <table:table-cell table:formula="of:=[.E19]" office:value-type="float" office:value="1743" calcext:value-type="float">
            <text:p>1743</text:p>
          </table:table-cell>
          <table:table-cell table:formula="of:=[.D19]" office:value-type="float" office:value="2369" calcext:value-type="float">
            <text:p>2369</text:p>
          </table:table-cell>
          <table:table-cell table:formula="of:=[.I19]" office:value-type="float" office:value="625" calcext:value-type="float">
            <text:p>625</text:p>
          </table:table-cell>
          <table:table-cell table:formula="of:=[.H19]" office:value-type="float" office:value="1742" calcext:value-type="float">
            <text:p>1742</text:p>
          </table:table-cell>
          <table:table-cell table:formula="of:=[.G19]" office:value-type="float" office:value="2368" calcext:value-type="float">
            <text:p>2368</text:p>
          </table:table-cell>
          <table:table-cell table:formula="of:=[.L19]" office:value-type="float" office:value="648" calcext:value-type="float">
            <text:p>648</text:p>
          </table:table-cell>
          <table:table-cell table:formula="of:=[.K19]" office:value-type="float" office:value="1800" calcext:value-type="float">
            <text:p>1800</text:p>
          </table:table-cell>
          <table:table-cell table:formula="of:=[.J19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48319051-f8e0-4c3d-a788-eaecb3307afa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75" calcext:value-type="float">
            <text:p>2375</text:p>
          </table:table-cell>
          <table:table-cell office:value-type="float" office:value="1738" calcext:value-type="float">
            <text:p>1738</text:p>
          </table:table-cell>
          <table:table-cell office:value-type="float" office:value="607" calcext:value-type="float">
            <text:p>607</text:p>
          </table:table-cell>
          <table:table-cell office:value-type="float" office:value="2377" calcext:value-type="float">
            <text:p>2377</text:p>
          </table:table-cell>
          <table:table-cell office:value-type="float" office:value="1737" calcext:value-type="float">
            <text:p>1737</text:p>
          </table:table-cell>
          <table:table-cell office:value-type="float" office:value="640" calcext:value-type="float">
            <text:p>640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20]" office:value-type="float" office:value="607" calcext:value-type="float">
            <text:p>607</text:p>
          </table:table-cell>
          <table:table-cell table:formula="of:=[.E20]" office:value-type="float" office:value="1738" calcext:value-type="float">
            <text:p>1738</text:p>
          </table:table-cell>
          <table:table-cell table:formula="of:=[.D20]" office:value-type="float" office:value="2375" calcext:value-type="float">
            <text:p>2375</text:p>
          </table:table-cell>
          <table:table-cell table:formula="of:=[.I20]" office:value-type="float" office:value="640" calcext:value-type="float">
            <text:p>640</text:p>
          </table:table-cell>
          <table:table-cell table:formula="of:=[.H20]" office:value-type="float" office:value="1737" calcext:value-type="float">
            <text:p>1737</text:p>
          </table:table-cell>
          <table:table-cell table:formula="of:=[.G20]" office:value-type="float" office:value="2377" calcext:value-type="float">
            <text:p>2377</text:p>
          </table:table-cell>
          <table:table-cell table:formula="of:=[.L20]" office:value-type="float" office:value="648" calcext:value-type="float">
            <text:p>648</text:p>
          </table:table-cell>
          <table:table-cell table:formula="of:=[.K20]" office:value-type="float" office:value="1800" calcext:value-type="float">
            <text:p>1800</text:p>
          </table:table-cell>
          <table:table-cell table:formula="of:=[.J20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7eba86f-ff16-4fb7-b2b9-f21eee0f69a1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70" calcext:value-type="float">
            <text:p>2370</text:p>
          </table:table-cell>
          <table:table-cell office:value-type="float" office:value="1743" calcext:value-type="float">
            <text:p>1743</text:p>
          </table:table-cell>
          <table:table-cell office:value-type="float" office:value="628" calcext:value-type="float">
            <text:p>628</text:p>
          </table:table-cell>
          <table:table-cell office:value-type="float" office:value="2368" calcext:value-type="float">
            <text:p>2368</text:p>
          </table:table-cell>
          <table:table-cell office:value-type="float" office:value="1743" calcext:value-type="float">
            <text:p>1743</text:p>
          </table:table-cell>
          <table:table-cell office:value-type="float" office:value="626" calcext:value-type="float">
            <text:p>626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21]" office:value-type="float" office:value="628" calcext:value-type="float">
            <text:p>628</text:p>
          </table:table-cell>
          <table:table-cell table:formula="of:=[.E21]" office:value-type="float" office:value="1743" calcext:value-type="float">
            <text:p>1743</text:p>
          </table:table-cell>
          <table:table-cell table:formula="of:=[.D21]" office:value-type="float" office:value="2370" calcext:value-type="float">
            <text:p>2370</text:p>
          </table:table-cell>
          <table:table-cell table:formula="of:=[.I21]" office:value-type="float" office:value="626" calcext:value-type="float">
            <text:p>626</text:p>
          </table:table-cell>
          <table:table-cell table:formula="of:=[.H21]" office:value-type="float" office:value="1743" calcext:value-type="float">
            <text:p>1743</text:p>
          </table:table-cell>
          <table:table-cell table:formula="of:=[.G21]" office:value-type="float" office:value="2368" calcext:value-type="float">
            <text:p>2368</text:p>
          </table:table-cell>
          <table:table-cell table:formula="of:=[.L21]" office:value-type="float" office:value="648" calcext:value-type="float">
            <text:p>648</text:p>
          </table:table-cell>
          <table:table-cell table:formula="of:=[.K21]" office:value-type="float" office:value="1800" calcext:value-type="float">
            <text:p>1800</text:p>
          </table:table-cell>
          <table:table-cell table:formula="of:=[.J21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a40485e2-c476-40bc-bc7a-07495d83ae79</text:p>
          </table:table-cell>
          <table:table-cell office:value-type="string" calcext:value-type="string">
            <text:p>Ritorno</text:p>
          </table:table-cell>
          <table:table-cell office:value-type="float" office:value="7" calcext:value-type="float">
            <text:p>7</text:p>
          </table:table-cell>
          <table:table-cell office:value-type="float" office:value="2363" calcext:value-type="float">
            <text:p>2363</text:p>
          </table:table-cell>
          <table:table-cell office:value-type="float" office:value="1738" calcext:value-type="float">
            <text:p>1738</text:p>
          </table:table-cell>
          <table:table-cell office:value-type="float" office:value="626" calcext:value-type="float">
            <text:p>626</text:p>
          </table:table-cell>
          <table:table-cell office:value-type="float" office:value="2360" calcext:value-type="float">
            <text:p>2360</text:p>
          </table:table-cell>
          <table:table-cell office:value-type="float" office:value="1738" calcext:value-type="float">
            <text:p>1738</text:p>
          </table:table-cell>
          <table:table-cell office:value-type="float" office:value="623" calcext:value-type="float">
            <text:p>623</text:p>
          </table:table-cell>
          <table:table-cell office:value-type="float" office:value="2448" calcext:value-type="float">
            <text:p>2448</text:p>
          </table:table-cell>
          <table:table-cell office:value-type="float" office:value="1800" calcext:value-type="float">
            <text:p>1800</text:p>
          </table:table-cell>
          <table:table-cell office:value-type="float" office:value="648" calcext:value-type="float">
            <text:p>648</text:p>
          </table:table-cell>
          <table:table-cell table:formula="of:=[.F22]" office:value-type="float" office:value="626" calcext:value-type="float">
            <text:p>626</text:p>
          </table:table-cell>
          <table:table-cell table:formula="of:=[.E22]" office:value-type="float" office:value="1738" calcext:value-type="float">
            <text:p>1738</text:p>
          </table:table-cell>
          <table:table-cell table:formula="of:=[.D22]" office:value-type="float" office:value="2363" calcext:value-type="float">
            <text:p>2363</text:p>
          </table:table-cell>
          <table:table-cell table:formula="of:=[.I22]" office:value-type="float" office:value="623" calcext:value-type="float">
            <text:p>623</text:p>
          </table:table-cell>
          <table:table-cell table:formula="of:=[.H22]" office:value-type="float" office:value="1738" calcext:value-type="float">
            <text:p>1738</text:p>
          </table:table-cell>
          <table:table-cell table:formula="of:=[.G22]" office:value-type="float" office:value="2360" calcext:value-type="float">
            <text:p>2360</text:p>
          </table:table-cell>
          <table:table-cell table:formula="of:=[.L22]" office:value-type="float" office:value="648" calcext:value-type="float">
            <text:p>648</text:p>
          </table:table-cell>
          <table:table-cell table:formula="of:=[.K22]" office:value-type="float" office:value="1800" calcext:value-type="float">
            <text:p>1800</text:p>
          </table:table-cell>
          <table:table-cell table:formula="of:=[.J22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038a8d46-7e14-4cbb-b0a8-ab29a5c4fdc8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1297" calcext:value-type="float">
            <text:p>-1297</text:p>
          </table:table-cell>
          <table:table-cell office:value-type="float" office:value="-3612" calcext:value-type="float">
            <text:p>-3612</text:p>
          </table:table-cell>
          <table:table-cell office:value-type="float" office:value="-4908" calcext:value-type="float">
            <text:p>-4908</text:p>
          </table:table-cell>
          <table:table-cell office:value-type="float" office:value="-1297" calcext:value-type="float">
            <text:p>-1297</text:p>
          </table:table-cell>
          <table:table-cell office:value-type="float" office:value="-3612" calcext:value-type="float">
            <text:p>-3612</text:p>
          </table:table-cell>
          <table:table-cell office:value-type="float" office:value="-4908" calcext:value-type="float">
            <text:p>-4908</text:p>
          </table:table-cell>
          <table:table-cell office:value-type="float" office:value="-1297" calcext:value-type="float">
            <text:p>-129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23]" office:value-type="float" office:value="1297" calcext:value-type="float">
            <text:p>1297</text:p>
          </table:table-cell>
          <table:table-cell table:formula="of:=-[.E23]" office:value-type="float" office:value="3612" calcext:value-type="float">
            <text:p>3612</text:p>
          </table:table-cell>
          <table:table-cell table:formula="of:=-[.F23]" office:value-type="float" office:value="4908" calcext:value-type="float">
            <text:p>4908</text:p>
          </table:table-cell>
          <table:table-cell table:formula="of:=-[.G23]" office:value-type="float" office:value="1297" calcext:value-type="float">
            <text:p>1297</text:p>
          </table:table-cell>
          <table:table-cell table:formula="of:=-[.H23]" office:value-type="float" office:value="3612" calcext:value-type="float">
            <text:p>3612</text:p>
          </table:table-cell>
          <table:table-cell table:formula="of:=-[.I23]" office:value-type="float" office:value="4908" calcext:value-type="float">
            <text:p>4908</text:p>
          </table:table-cell>
          <table:table-cell table:formula="of:=-[.J23]" office:value-type="float" office:value="1297" calcext:value-type="float">
            <text:p>1297</text:p>
          </table:table-cell>
          <table:table-cell table:formula="of:=-[.K23]" office:value-type="float" office:value="3600" calcext:value-type="float">
            <text:p>3600</text:p>
          </table:table-cell>
          <table:table-cell table:formula="of:=-[.L23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5de56c39-cd59-4ee8-bcf6-42d8f305b352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1297" calcext:value-type="float">
            <text:p>-1297</text:p>
          </table:table-cell>
          <table:table-cell office:value-type="float" office:value="-3612" calcext:value-type="float">
            <text:p>-3612</text:p>
          </table:table-cell>
          <table:table-cell office:value-type="float" office:value="-4909" calcext:value-type="float">
            <text:p>-4909</text:p>
          </table:table-cell>
          <table:table-cell office:value-type="float" office:value="-1297" calcext:value-type="float">
            <text:p>-1297</text:p>
          </table:table-cell>
          <table:table-cell office:value-type="float" office:value="-3611" calcext:value-type="float">
            <text:p>-3611</text:p>
          </table:table-cell>
          <table:table-cell office:value-type="float" office:value="-4909" calcext:value-type="float">
            <text:p>-4909</text:p>
          </table:table-cell>
          <table:table-cell office:value-type="float" office:value="-1297" calcext:value-type="float">
            <text:p>-129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24]" office:value-type="float" office:value="1297" calcext:value-type="float">
            <text:p>1297</text:p>
          </table:table-cell>
          <table:table-cell table:formula="of:=-[.E24]" office:value-type="float" office:value="3612" calcext:value-type="float">
            <text:p>3612</text:p>
          </table:table-cell>
          <table:table-cell table:formula="of:=-[.F24]" office:value-type="float" office:value="4909" calcext:value-type="float">
            <text:p>4909</text:p>
          </table:table-cell>
          <table:table-cell table:formula="of:=-[.G24]" office:value-type="float" office:value="1297" calcext:value-type="float">
            <text:p>1297</text:p>
          </table:table-cell>
          <table:table-cell table:formula="of:=-[.H24]" office:value-type="float" office:value="3611" calcext:value-type="float">
            <text:p>3611</text:p>
          </table:table-cell>
          <table:table-cell table:formula="of:=-[.I24]" office:value-type="float" office:value="4909" calcext:value-type="float">
            <text:p>4909</text:p>
          </table:table-cell>
          <table:table-cell table:formula="of:=-[.J24]" office:value-type="float" office:value="1297" calcext:value-type="float">
            <text:p>1297</text:p>
          </table:table-cell>
          <table:table-cell table:formula="of:=-[.K24]" office:value-type="float" office:value="3600" calcext:value-type="float">
            <text:p>3600</text:p>
          </table:table-cell>
          <table:table-cell table:formula="of:=-[.L24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072f18e6-1e9f-499d-be68-7e06a8d30a22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1298" calcext:value-type="float">
            <text:p>-1298</text:p>
          </table:table-cell>
          <table:table-cell office:value-type="float" office:value="-3611" calcext:value-type="float">
            <text:p>-3611</text:p>
          </table:table-cell>
          <table:table-cell office:value-type="float" office:value="-4909" calcext:value-type="float">
            <text:p>-4909</text:p>
          </table:table-cell>
          <table:table-cell office:value-type="float" office:value="-1297" calcext:value-type="float">
            <text:p>-1297</text:p>
          </table:table-cell>
          <table:table-cell office:value-type="float" office:value="-3612" calcext:value-type="float">
            <text:p>-3612</text:p>
          </table:table-cell>
          <table:table-cell office:value-type="float" office:value="-4907" calcext:value-type="float">
            <text:p>-4907</text:p>
          </table:table-cell>
          <table:table-cell office:value-type="float" office:value="-1297" calcext:value-type="float">
            <text:p>-129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25]" office:value-type="float" office:value="1298" calcext:value-type="float">
            <text:p>1298</text:p>
          </table:table-cell>
          <table:table-cell table:formula="of:=-[.E25]" office:value-type="float" office:value="3611" calcext:value-type="float">
            <text:p>3611</text:p>
          </table:table-cell>
          <table:table-cell table:formula="of:=-[.F25]" office:value-type="float" office:value="4909" calcext:value-type="float">
            <text:p>4909</text:p>
          </table:table-cell>
          <table:table-cell table:formula="of:=-[.G25]" office:value-type="float" office:value="1297" calcext:value-type="float">
            <text:p>1297</text:p>
          </table:table-cell>
          <table:table-cell table:formula="of:=-[.H25]" office:value-type="float" office:value="3612" calcext:value-type="float">
            <text:p>3612</text:p>
          </table:table-cell>
          <table:table-cell table:formula="of:=-[.I25]" office:value-type="float" office:value="4907" calcext:value-type="float">
            <text:p>4907</text:p>
          </table:table-cell>
          <table:table-cell table:formula="of:=-[.J25]" office:value-type="float" office:value="1297" calcext:value-type="float">
            <text:p>1297</text:p>
          </table:table-cell>
          <table:table-cell table:formula="of:=-[.K25]" office:value-type="float" office:value="3600" calcext:value-type="float">
            <text:p>3600</text:p>
          </table:table-cell>
          <table:table-cell table:formula="of:=-[.L25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1bb010f-dc2f-4213-a0da-d4813d24077a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427" calcext:value-type="float">
            <text:p>-427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2" calcext:value-type="float">
            <text:p>-1612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26]" office:value-type="float" office:value="427" calcext:value-type="float">
            <text:p>427</text:p>
          </table:table-cell>
          <table:table-cell table:formula="of:=-[.E26]" office:value-type="float" office:value="1187" calcext:value-type="float">
            <text:p>1187</text:p>
          </table:table-cell>
          <table:table-cell table:formula="of:=-[.F26]" office:value-type="float" office:value="1613" calcext:value-type="float">
            <text:p>1613</text:p>
          </table:table-cell>
          <table:table-cell table:formula="of:=-[.G26]" office:value-type="float" office:value="426" calcext:value-type="float">
            <text:p>426</text:p>
          </table:table-cell>
          <table:table-cell table:formula="of:=-[.H26]" office:value-type="float" office:value="1187" calcext:value-type="float">
            <text:p>1187</text:p>
          </table:table-cell>
          <table:table-cell table:formula="of:=-[.I26]" office:value-type="float" office:value="1612" calcext:value-type="float">
            <text:p>1612</text:p>
          </table:table-cell>
          <table:table-cell table:formula="of:=-[.J26]" office:value-type="float" office:value="432" calcext:value-type="float">
            <text:p>432</text:p>
          </table:table-cell>
          <table:table-cell table:formula="of:=-[.K26]" office:value-type="float" office:value="1200" calcext:value-type="float">
            <text:p>1200</text:p>
          </table:table-cell>
          <table:table-cell table:formula="of:=-[.L26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5908f14-446a-490e-b9da-e1ed31cb3d8c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27" calcext:value-type="float">
            <text:p>-427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27]" office:value-type="float" office:value="426" calcext:value-type="float">
            <text:p>426</text:p>
          </table:table-cell>
          <table:table-cell table:formula="of:=-[.E27]" office:value-type="float" office:value="1187" calcext:value-type="float">
            <text:p>1187</text:p>
          </table:table-cell>
          <table:table-cell table:formula="of:=-[.F27]" office:value-type="float" office:value="1613" calcext:value-type="float">
            <text:p>1613</text:p>
          </table:table-cell>
          <table:table-cell table:formula="of:=-[.G27]" office:value-type="float" office:value="427" calcext:value-type="float">
            <text:p>427</text:p>
          </table:table-cell>
          <table:table-cell table:formula="of:=-[.H27]" office:value-type="float" office:value="1187" calcext:value-type="float">
            <text:p>1187</text:p>
          </table:table-cell>
          <table:table-cell table:formula="of:=-[.I27]" office:value-type="float" office:value="1613" calcext:value-type="float">
            <text:p>1613</text:p>
          </table:table-cell>
          <table:table-cell table:formula="of:=-[.J27]" office:value-type="float" office:value="432" calcext:value-type="float">
            <text:p>432</text:p>
          </table:table-cell>
          <table:table-cell table:formula="of:=-[.K27]" office:value-type="float" office:value="1200" calcext:value-type="float">
            <text:p>1200</text:p>
          </table:table-cell>
          <table:table-cell table:formula="of:=-[.L27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770bf30-7172-4bc1-b212-c64636923827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28]" office:value-type="float" office:value="426" calcext:value-type="float">
            <text:p>426</text:p>
          </table:table-cell>
          <table:table-cell table:formula="of:=-[.E28]" office:value-type="float" office:value="1187" calcext:value-type="float">
            <text:p>1187</text:p>
          </table:table-cell>
          <table:table-cell table:formula="of:=-[.F28]" office:value-type="float" office:value="1613" calcext:value-type="float">
            <text:p>1613</text:p>
          </table:table-cell>
          <table:table-cell table:formula="of:=-[.G28]" office:value-type="float" office:value="426" calcext:value-type="float">
            <text:p>426</text:p>
          </table:table-cell>
          <table:table-cell table:formula="of:=-[.H28]" office:value-type="float" office:value="1187" calcext:value-type="float">
            <text:p>1187</text:p>
          </table:table-cell>
          <table:table-cell table:formula="of:=-[.I28]" office:value-type="float" office:value="1613" calcext:value-type="float">
            <text:p>1613</text:p>
          </table:table-cell>
          <table:table-cell table:formula="of:=-[.J28]" office:value-type="float" office:value="432" calcext:value-type="float">
            <text:p>432</text:p>
          </table:table-cell>
          <table:table-cell table:formula="of:=-[.K28]" office:value-type="float" office:value="1200" calcext:value-type="float">
            <text:p>1200</text:p>
          </table:table-cell>
          <table:table-cell table:formula="of:=-[.L28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a35fce4-53a0-41da-b8b5-23bc4b934330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29]" office:value-type="float" office:value="426" calcext:value-type="float">
            <text:p>426</text:p>
          </table:table-cell>
          <table:table-cell table:formula="of:=-[.E29]" office:value-type="float" office:value="1187" calcext:value-type="float">
            <text:p>1187</text:p>
          </table:table-cell>
          <table:table-cell table:formula="of:=-[.F29]" office:value-type="float" office:value="1613" calcext:value-type="float">
            <text:p>1613</text:p>
          </table:table-cell>
          <table:table-cell table:formula="of:=-[.G29]" office:value-type="float" office:value="426" calcext:value-type="float">
            <text:p>426</text:p>
          </table:table-cell>
          <table:table-cell table:formula="of:=-[.H29]" office:value-type="float" office:value="1187" calcext:value-type="float">
            <text:p>1187</text:p>
          </table:table-cell>
          <table:table-cell table:formula="of:=-[.I29]" office:value-type="float" office:value="1613" calcext:value-type="float">
            <text:p>1613</text:p>
          </table:table-cell>
          <table:table-cell table:formula="of:=-[.J29]" office:value-type="float" office:value="432" calcext:value-type="float">
            <text:p>432</text:p>
          </table:table-cell>
          <table:table-cell table:formula="of:=-[.K29]" office:value-type="float" office:value="1200" calcext:value-type="float">
            <text:p>1200</text:p>
          </table:table-cell>
          <table:table-cell table:formula="of:=-[.L29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cc78194-ce17-4716-b967-7519dbf946d8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427" calcext:value-type="float">
            <text:p>-427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4" calcext:value-type="float">
            <text:p>-1614</text:p>
          </table:table-cell>
          <table:table-cell office:value-type="float" office:value="-427" calcext:value-type="float">
            <text:p>-427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30]" office:value-type="float" office:value="427" calcext:value-type="float">
            <text:p>427</text:p>
          </table:table-cell>
          <table:table-cell table:formula="of:=-[.E30]" office:value-type="float" office:value="1187" calcext:value-type="float">
            <text:p>1187</text:p>
          </table:table-cell>
          <table:table-cell table:formula="of:=-[.F30]" office:value-type="float" office:value="1614" calcext:value-type="float">
            <text:p>1614</text:p>
          </table:table-cell>
          <table:table-cell table:formula="of:=-[.G30]" office:value-type="float" office:value="427" calcext:value-type="float">
            <text:p>427</text:p>
          </table:table-cell>
          <table:table-cell table:formula="of:=-[.H30]" office:value-type="float" office:value="1187" calcext:value-type="float">
            <text:p>1187</text:p>
          </table:table-cell>
          <table:table-cell table:formula="of:=-[.I30]" office:value-type="float" office:value="1613" calcext:value-type="float">
            <text:p>1613</text:p>
          </table:table-cell>
          <table:table-cell table:formula="of:=-[.J30]" office:value-type="float" office:value="432" calcext:value-type="float">
            <text:p>432</text:p>
          </table:table-cell>
          <table:table-cell table:formula="of:=-[.K30]" office:value-type="float" office:value="1200" calcext:value-type="float">
            <text:p>1200</text:p>
          </table:table-cell>
          <table:table-cell table:formula="of:=-[.L30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8a9e21fe-e09f-41c1-8e1f-52ffe3c76f02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643" calcext:value-type="float">
            <text:p>-643</text:p>
          </table:table-cell>
          <table:table-cell office:value-type="float" office:value="-1795" calcext:value-type="float">
            <text:p>-1795</text:p>
          </table:table-cell>
          <table:table-cell office:value-type="float" office:value="-2440" calcext:value-type="float">
            <text:p>-2440</text:p>
          </table:table-cell>
          <table:table-cell office:value-type="float" office:value="-645" calcext:value-type="float">
            <text:p>-645</text:p>
          </table:table-cell>
          <table:table-cell office:value-type="float" office:value="-1795" calcext:value-type="float">
            <text:p>-1795</text:p>
          </table:table-cell>
          <table:table-cell office:value-type="float" office:value="-2440" calcext:value-type="float">
            <text:p>-2440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31]" office:value-type="float" office:value="643" calcext:value-type="float">
            <text:p>643</text:p>
          </table:table-cell>
          <table:table-cell table:formula="of:=-[.E31]" office:value-type="float" office:value="1795" calcext:value-type="float">
            <text:p>1795</text:p>
          </table:table-cell>
          <table:table-cell table:formula="of:=-[.F31]" office:value-type="float" office:value="2440" calcext:value-type="float">
            <text:p>2440</text:p>
          </table:table-cell>
          <table:table-cell table:formula="of:=-[.G31]" office:value-type="float" office:value="645" calcext:value-type="float">
            <text:p>645</text:p>
          </table:table-cell>
          <table:table-cell table:formula="of:=-[.H31]" office:value-type="float" office:value="1795" calcext:value-type="float">
            <text:p>1795</text:p>
          </table:table-cell>
          <table:table-cell table:formula="of:=-[.I31]" office:value-type="float" office:value="2440" calcext:value-type="float">
            <text:p>2440</text:p>
          </table:table-cell>
          <table:table-cell table:formula="of:=-[.J31]" office:value-type="float" office:value="648" calcext:value-type="float">
            <text:p>648</text:p>
          </table:table-cell>
          <table:table-cell table:formula="of:=-[.K31]" office:value-type="float" office:value="1800" calcext:value-type="float">
            <text:p>1800</text:p>
          </table:table-cell>
          <table:table-cell table:formula="of:=-[.L31]" office:value-type="float" office:value="2448" calcext:value-type="float">
            <text:p>2448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string" calcext:value-type="string">
            <text:p>683ccb6f-f16b-4323-80e7-c913d310ea97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645" calcext:value-type="float">
            <text:p>-645</text:p>
          </table:table-cell>
          <table:table-cell office:value-type="float" office:value="-1796" calcext:value-type="float">
            <text:p>-1796</text:p>
          </table:table-cell>
          <table:table-cell office:value-type="float" office:value="-2441" calcext:value-type="float">
            <text:p>-2441</text:p>
          </table:table-cell>
          <table:table-cell office:value-type="float" office:value="-645" calcext:value-type="float">
            <text:p>-645</text:p>
          </table:table-cell>
          <table:table-cell office:value-type="float" office:value="-1796" calcext:value-type="float">
            <text:p>-1796</text:p>
          </table:table-cell>
          <table:table-cell office:value-type="float" office:value="-2440" calcext:value-type="float">
            <text:p>-2440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32]" office:value-type="float" office:value="645" calcext:value-type="float">
            <text:p>645</text:p>
          </table:table-cell>
          <table:table-cell table:formula="of:=-[.E32]" office:value-type="float" office:value="1796" calcext:value-type="float">
            <text:p>1796</text:p>
          </table:table-cell>
          <table:table-cell table:formula="of:=-[.F32]" office:value-type="float" office:value="2441" calcext:value-type="float">
            <text:p>2441</text:p>
          </table:table-cell>
          <table:table-cell table:formula="of:=-[.G32]" office:value-type="float" office:value="645" calcext:value-type="float">
            <text:p>645</text:p>
          </table:table-cell>
          <table:table-cell table:formula="of:=-[.H32]" office:value-type="float" office:value="1796" calcext:value-type="float">
            <text:p>1796</text:p>
          </table:table-cell>
          <table:table-cell table:formula="of:=-[.I32]" office:value-type="float" office:value="2440" calcext:value-type="float">
            <text:p>2440</text:p>
          </table:table-cell>
          <table:table-cell table:formula="of:=-[.J32]" office:value-type="float" office:value="648" calcext:value-type="float">
            <text:p>648</text:p>
          </table:table-cell>
          <table:table-cell table:formula="of:=-[.K32]" office:value-type="float" office:value="1800" calcext:value-type="float">
            <text:p>1800</text:p>
          </table:table-cell>
          <table:table-cell table:formula="of:=-[.L32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7c9fd390-5669-443f-b9f1-b31d44aa391c</text:p>
          </table:table-cell>
          <table:table-cell office:value-type="string" calcext:value-type="string">
            <text:p>Andata</text:p>
          </table:table-cell>
          <table:table-cell office:value-type="float" office:value="5" calcext:value-type="float">
            <text:p>5</text:p>
          </table:table-cell>
          <table:table-cell office:value-type="float" office:value="-645" calcext:value-type="float">
            <text:p>-645</text:p>
          </table:table-cell>
          <table:table-cell office:value-type="float" office:value="-1796" calcext:value-type="float">
            <text:p>-1796</text:p>
          </table:table-cell>
          <table:table-cell office:value-type="float" office:value="-2440" calcext:value-type="float">
            <text:p>-2440</text:p>
          </table:table-cell>
          <table:table-cell office:value-type="float" office:value="-645" calcext:value-type="float">
            <text:p>-645</text:p>
          </table:table-cell>
          <table:table-cell office:value-type="float" office:value="-1796" calcext:value-type="float">
            <text:p>-1796</text:p>
          </table:table-cell>
          <table:table-cell office:value-type="float" office:value="-2440" calcext:value-type="float">
            <text:p>-2440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33]" office:value-type="float" office:value="645" calcext:value-type="float">
            <text:p>645</text:p>
          </table:table-cell>
          <table:table-cell table:formula="of:=-[.E33]" office:value-type="float" office:value="1796" calcext:value-type="float">
            <text:p>1796</text:p>
          </table:table-cell>
          <table:table-cell table:formula="of:=-[.F33]" office:value-type="float" office:value="2440" calcext:value-type="float">
            <text:p>2440</text:p>
          </table:table-cell>
          <table:table-cell table:formula="of:=-[.G33]" office:value-type="float" office:value="645" calcext:value-type="float">
            <text:p>645</text:p>
          </table:table-cell>
          <table:table-cell table:formula="of:=-[.H33]" office:value-type="float" office:value="1796" calcext:value-type="float">
            <text:p>1796</text:p>
          </table:table-cell>
          <table:table-cell table:formula="of:=-[.I33]" office:value-type="float" office:value="2440" calcext:value-type="float">
            <text:p>2440</text:p>
          </table:table-cell>
          <table:table-cell table:formula="of:=-[.J33]" office:value-type="float" office:value="648" calcext:value-type="float">
            <text:p>648</text:p>
          </table:table-cell>
          <table:table-cell table:formula="of:=-[.K33]" office:value-type="float" office:value="1800" calcext:value-type="float">
            <text:p>1800</text:p>
          </table:table-cell>
          <table:table-cell table:formula="of:=-[.L33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8485cdcf-c15b-4c6d-885e-6c35aaaf715f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301" calcext:value-type="float">
            <text:p>-1301</text:p>
          </table:table-cell>
          <table:table-cell office:value-type="float" office:value="-3621" calcext:value-type="float">
            <text:p>-3621</text:p>
          </table:table-cell>
          <table:table-cell office:value-type="float" office:value="-4923" calcext:value-type="float">
            <text:p>-4923</text:p>
          </table:table-cell>
          <table:table-cell office:value-type="float" office:value="-1298" calcext:value-type="float">
            <text:p>-1298</text:p>
          </table:table-cell>
          <table:table-cell office:value-type="float" office:value="-3621" calcext:value-type="float">
            <text:p>-3621</text:p>
          </table:table-cell>
          <table:table-cell office:value-type="float" office:value="-4919" calcext:value-type="float">
            <text:p>-4919</text:p>
          </table:table-cell>
          <table:table-cell office:value-type="float" office:value="-1298" calcext:value-type="float">
            <text:p>-1298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4]" office:value-type="float" office:value="1301" calcext:value-type="float">
            <text:p>1301</text:p>
          </table:table-cell>
          <table:table-cell table:formula="of:=-[.E34]" office:value-type="float" office:value="3621" calcext:value-type="float">
            <text:p>3621</text:p>
          </table:table-cell>
          <table:table-cell table:formula="of:=-[.F34]" office:value-type="float" office:value="4923" calcext:value-type="float">
            <text:p>4923</text:p>
          </table:table-cell>
          <table:table-cell table:formula="of:=-[.G34]" office:value-type="float" office:value="1298" calcext:value-type="float">
            <text:p>1298</text:p>
          </table:table-cell>
          <table:table-cell table:formula="of:=-[.H34]" office:value-type="float" office:value="3621" calcext:value-type="float">
            <text:p>3621</text:p>
          </table:table-cell>
          <table:table-cell table:formula="of:=-[.I34]" office:value-type="float" office:value="4919" calcext:value-type="float">
            <text:p>4919</text:p>
          </table:table-cell>
          <table:table-cell table:formula="of:=-[.J34]" office:value-type="float" office:value="1298" calcext:value-type="float">
            <text:p>1298</text:p>
          </table:table-cell>
          <table:table-cell table:formula="of:=-[.K34]" office:value-type="float" office:value="3600" calcext:value-type="float">
            <text:p>3600</text:p>
          </table:table-cell>
          <table:table-cell table:formula="of:=-[.L34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1f34a44a-0161-48ec-b5c4-ebc4be467892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89" calcext:value-type="float">
            <text:p>-1289</text:p>
          </table:table-cell>
          <table:table-cell office:value-type="float" office:value="-3589" calcext:value-type="float">
            <text:p>-3589</text:p>
          </table:table-cell>
          <table:table-cell office:value-type="float" office:value="-4875" calcext:value-type="float">
            <text:p>-4875</text:p>
          </table:table-cell>
          <table:table-cell office:value-type="float" office:value="-1289" calcext:value-type="float">
            <text:p>-1289</text:p>
          </table:table-cell>
          <table:table-cell office:value-type="float" office:value="-3587" calcext:value-type="float">
            <text:p>-3587</text:p>
          </table:table-cell>
          <table:table-cell office:value-type="float" office:value="-4874" calcext:value-type="float">
            <text:p>-4874</text:p>
          </table:table-cell>
          <table:table-cell office:value-type="float" office:value="-1289" calcext:value-type="float">
            <text:p>-1289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5]" office:value-type="float" office:value="1289" calcext:value-type="float">
            <text:p>1289</text:p>
          </table:table-cell>
          <table:table-cell table:formula="of:=-[.E35]" office:value-type="float" office:value="3589" calcext:value-type="float">
            <text:p>3589</text:p>
          </table:table-cell>
          <table:table-cell table:formula="of:=-[.F35]" office:value-type="float" office:value="4875" calcext:value-type="float">
            <text:p>4875</text:p>
          </table:table-cell>
          <table:table-cell table:formula="of:=-[.G35]" office:value-type="float" office:value="1289" calcext:value-type="float">
            <text:p>1289</text:p>
          </table:table-cell>
          <table:table-cell table:formula="of:=-[.H35]" office:value-type="float" office:value="3587" calcext:value-type="float">
            <text:p>3587</text:p>
          </table:table-cell>
          <table:table-cell table:formula="of:=-[.I35]" office:value-type="float" office:value="4874" calcext:value-type="float">
            <text:p>4874</text:p>
          </table:table-cell>
          <table:table-cell table:formula="of:=-[.J35]" office:value-type="float" office:value="1289" calcext:value-type="float">
            <text:p>1289</text:p>
          </table:table-cell>
          <table:table-cell table:formula="of:=-[.K35]" office:value-type="float" office:value="3600" calcext:value-type="float">
            <text:p>3600</text:p>
          </table:table-cell>
          <table:table-cell table:formula="of:=-[.L35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97aef4ed-ec30-43c6-b2c0-fb0b5110e16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98" calcext:value-type="float">
            <text:p>-1298</text:p>
          </table:table-cell>
          <table:table-cell office:value-type="float" office:value="-3621" calcext:value-type="float">
            <text:p>-3621</text:p>
          </table:table-cell>
          <table:table-cell office:value-type="float" office:value="-4922" calcext:value-type="float">
            <text:p>-4922</text:p>
          </table:table-cell>
          <table:table-cell office:value-type="float" office:value="-1297" calcext:value-type="float">
            <text:p>-1297</text:p>
          </table:table-cell>
          <table:table-cell office:value-type="float" office:value="-3622" calcext:value-type="float">
            <text:p>-3622</text:p>
          </table:table-cell>
          <table:table-cell office:value-type="float" office:value="-4920" calcext:value-type="float">
            <text:p>-4920</text:p>
          </table:table-cell>
          <table:table-cell office:value-type="float" office:value="-1297" calcext:value-type="float">
            <text:p>-129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6]" office:value-type="float" office:value="1298" calcext:value-type="float">
            <text:p>1298</text:p>
          </table:table-cell>
          <table:table-cell table:formula="of:=-[.E36]" office:value-type="float" office:value="3621" calcext:value-type="float">
            <text:p>3621</text:p>
          </table:table-cell>
          <table:table-cell table:formula="of:=-[.F36]" office:value-type="float" office:value="4922" calcext:value-type="float">
            <text:p>4922</text:p>
          </table:table-cell>
          <table:table-cell table:formula="of:=-[.G36]" office:value-type="float" office:value="1297" calcext:value-type="float">
            <text:p>1297</text:p>
          </table:table-cell>
          <table:table-cell table:formula="of:=-[.H36]" office:value-type="float" office:value="3622" calcext:value-type="float">
            <text:p>3622</text:p>
          </table:table-cell>
          <table:table-cell table:formula="of:=-[.I36]" office:value-type="float" office:value="4920" calcext:value-type="float">
            <text:p>4920</text:p>
          </table:table-cell>
          <table:table-cell table:formula="of:=-[.J36]" office:value-type="float" office:value="1297" calcext:value-type="float">
            <text:p>1297</text:p>
          </table:table-cell>
          <table:table-cell table:formula="of:=-[.K36]" office:value-type="float" office:value="3600" calcext:value-type="float">
            <text:p>3600</text:p>
          </table:table-cell>
          <table:table-cell table:formula="of:=-[.L36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ee6ce93b-63e7-4e81-8db0-3e39b2721c2c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80" calcext:value-type="float">
            <text:p>-1280</text:p>
          </table:table-cell>
          <table:table-cell office:value-type="float" office:value="-3557" calcext:value-type="float">
            <text:p>-3557</text:p>
          </table:table-cell>
          <table:table-cell office:value-type="float" office:value="-4834" calcext:value-type="float">
            <text:p>-4834</text:p>
          </table:table-cell>
          <table:table-cell office:value-type="float" office:value="-1276" calcext:value-type="float">
            <text:p>-1276</text:p>
          </table:table-cell>
          <table:table-cell office:value-type="float" office:value="-3556" calcext:value-type="float">
            <text:p>-3556</text:p>
          </table:table-cell>
          <table:table-cell office:value-type="float" office:value="-4831" calcext:value-type="float">
            <text:p>-4831</text:p>
          </table:table-cell>
          <table:table-cell office:value-type="float" office:value="-1276" calcext:value-type="float">
            <text:p>-1276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7]" office:value-type="float" office:value="1280" calcext:value-type="float">
            <text:p>1280</text:p>
          </table:table-cell>
          <table:table-cell table:formula="of:=-[.E37]" office:value-type="float" office:value="3557" calcext:value-type="float">
            <text:p>3557</text:p>
          </table:table-cell>
          <table:table-cell table:formula="of:=-[.F37]" office:value-type="float" office:value="4834" calcext:value-type="float">
            <text:p>4834</text:p>
          </table:table-cell>
          <table:table-cell table:formula="of:=-[.G37]" office:value-type="float" office:value="1276" calcext:value-type="float">
            <text:p>1276</text:p>
          </table:table-cell>
          <table:table-cell table:formula="of:=-[.H37]" office:value-type="float" office:value="3556" calcext:value-type="float">
            <text:p>3556</text:p>
          </table:table-cell>
          <table:table-cell table:formula="of:=-[.I37]" office:value-type="float" office:value="4831" calcext:value-type="float">
            <text:p>4831</text:p>
          </table:table-cell>
          <table:table-cell table:formula="of:=-[.J37]" office:value-type="float" office:value="1276" calcext:value-type="float">
            <text:p>1276</text:p>
          </table:table-cell>
          <table:table-cell table:formula="of:=-[.K37]" office:value-type="float" office:value="3600" calcext:value-type="float">
            <text:p>3600</text:p>
          </table:table-cell>
          <table:table-cell table:formula="of:=-[.L37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478bdceb-cef1-4cb0-9b19-6eb28379904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73" calcext:value-type="float">
            <text:p>-1273</text:p>
          </table:table-cell>
          <table:table-cell office:value-type="float" office:value="-3570" calcext:value-type="float">
            <text:p>-3570</text:p>
          </table:table-cell>
          <table:table-cell office:value-type="float" office:value="-4857" calcext:value-type="float">
            <text:p>-4857</text:p>
          </table:table-cell>
          <table:table-cell office:value-type="float" office:value="-1287" calcext:value-type="float">
            <text:p>-1287</text:p>
          </table:table-cell>
          <table:table-cell office:value-type="float" office:value="-3586" calcext:value-type="float">
            <text:p>-3586</text:p>
          </table:table-cell>
          <table:table-cell office:value-type="float" office:value="-4870" calcext:value-type="float">
            <text:p>-4870</text:p>
          </table:table-cell>
          <table:table-cell office:value-type="float" office:value="-1287" calcext:value-type="float">
            <text:p>-128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8]" office:value-type="float" office:value="1273" calcext:value-type="float">
            <text:p>1273</text:p>
          </table:table-cell>
          <table:table-cell table:formula="of:=-[.E38]" office:value-type="float" office:value="3570" calcext:value-type="float">
            <text:p>3570</text:p>
          </table:table-cell>
          <table:table-cell table:formula="of:=-[.F38]" office:value-type="float" office:value="4857" calcext:value-type="float">
            <text:p>4857</text:p>
          </table:table-cell>
          <table:table-cell table:formula="of:=-[.G38]" office:value-type="float" office:value="1287" calcext:value-type="float">
            <text:p>1287</text:p>
          </table:table-cell>
          <table:table-cell table:formula="of:=-[.H38]" office:value-type="float" office:value="3586" calcext:value-type="float">
            <text:p>3586</text:p>
          </table:table-cell>
          <table:table-cell table:formula="of:=-[.I38]" office:value-type="float" office:value="4870" calcext:value-type="float">
            <text:p>4870</text:p>
          </table:table-cell>
          <table:table-cell table:formula="of:=-[.J38]" office:value-type="float" office:value="1287" calcext:value-type="float">
            <text:p>1287</text:p>
          </table:table-cell>
          <table:table-cell table:formula="of:=-[.K38]" office:value-type="float" office:value="3600" calcext:value-type="float">
            <text:p>3600</text:p>
          </table:table-cell>
          <table:table-cell table:formula="of:=-[.L38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91a23b2f-6374-4b28-a10c-b4ce8653adfa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99" calcext:value-type="float">
            <text:p>-1299</text:p>
          </table:table-cell>
          <table:table-cell office:value-type="float" office:value="-3621" calcext:value-type="float">
            <text:p>-3621</text:p>
          </table:table-cell>
          <table:table-cell office:value-type="float" office:value="-4921" calcext:value-type="float">
            <text:p>-4921</text:p>
          </table:table-cell>
          <table:table-cell office:value-type="float" office:value="-1300" calcext:value-type="float">
            <text:p>-1300</text:p>
          </table:table-cell>
          <table:table-cell office:value-type="float" office:value="-3621" calcext:value-type="float">
            <text:p>-3621</text:p>
          </table:table-cell>
          <table:table-cell office:value-type="float" office:value="-4922" calcext:value-type="float">
            <text:p>-4922</text:p>
          </table:table-cell>
          <table:table-cell office:value-type="float" office:value="-1300" calcext:value-type="float">
            <text:p>-1300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39]" office:value-type="float" office:value="1299" calcext:value-type="float">
            <text:p>1299</text:p>
          </table:table-cell>
          <table:table-cell table:formula="of:=-[.E39]" office:value-type="float" office:value="3621" calcext:value-type="float">
            <text:p>3621</text:p>
          </table:table-cell>
          <table:table-cell table:formula="of:=-[.F39]" office:value-type="float" office:value="4921" calcext:value-type="float">
            <text:p>4921</text:p>
          </table:table-cell>
          <table:table-cell table:formula="of:=-[.G39]" office:value-type="float" office:value="1300" calcext:value-type="float">
            <text:p>1300</text:p>
          </table:table-cell>
          <table:table-cell table:formula="of:=-[.H39]" office:value-type="float" office:value="3621" calcext:value-type="float">
            <text:p>3621</text:p>
          </table:table-cell>
          <table:table-cell table:formula="of:=-[.I39]" office:value-type="float" office:value="4922" calcext:value-type="float">
            <text:p>4922</text:p>
          </table:table-cell>
          <table:table-cell table:formula="of:=-[.J39]" office:value-type="float" office:value="1300" calcext:value-type="float">
            <text:p>1300</text:p>
          </table:table-cell>
          <table:table-cell table:formula="of:=-[.K39]" office:value-type="float" office:value="3600" calcext:value-type="float">
            <text:p>3600</text:p>
          </table:table-cell>
          <table:table-cell table:formula="of:=-[.L39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af87d21a-df5c-4843-aea6-79e26b66b5d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91" calcext:value-type="float">
            <text:p>-1291</text:p>
          </table:table-cell>
          <table:table-cell office:value-type="float" office:value="-3588" calcext:value-type="float">
            <text:p>-3588</text:p>
          </table:table-cell>
          <table:table-cell office:value-type="float" office:value="-4877" calcext:value-type="float">
            <text:p>-4877</text:p>
          </table:table-cell>
          <table:table-cell office:value-type="float" office:value="-1287" calcext:value-type="float">
            <text:p>-1287</text:p>
          </table:table-cell>
          <table:table-cell office:value-type="float" office:value="-3588" calcext:value-type="float">
            <text:p>-3588</text:p>
          </table:table-cell>
          <table:table-cell office:value-type="float" office:value="-4872" calcext:value-type="float">
            <text:p>-4872</text:p>
          </table:table-cell>
          <table:table-cell office:value-type="float" office:value="-1287" calcext:value-type="float">
            <text:p>-1287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40]" office:value-type="float" office:value="1291" calcext:value-type="float">
            <text:p>1291</text:p>
          </table:table-cell>
          <table:table-cell table:formula="of:=-[.E40]" office:value-type="float" office:value="3588" calcext:value-type="float">
            <text:p>3588</text:p>
          </table:table-cell>
          <table:table-cell table:formula="of:=-[.F40]" office:value-type="float" office:value="4877" calcext:value-type="float">
            <text:p>4877</text:p>
          </table:table-cell>
          <table:table-cell table:formula="of:=-[.G40]" office:value-type="float" office:value="1287" calcext:value-type="float">
            <text:p>1287</text:p>
          </table:table-cell>
          <table:table-cell table:formula="of:=-[.H40]" office:value-type="float" office:value="3588" calcext:value-type="float">
            <text:p>3588</text:p>
          </table:table-cell>
          <table:table-cell table:formula="of:=-[.I40]" office:value-type="float" office:value="4872" calcext:value-type="float">
            <text:p>4872</text:p>
          </table:table-cell>
          <table:table-cell table:formula="of:=-[.J40]" office:value-type="float" office:value="1287" calcext:value-type="float">
            <text:p>1287</text:p>
          </table:table-cell>
          <table:table-cell table:formula="of:=-[.K40]" office:value-type="float" office:value="3600" calcext:value-type="float">
            <text:p>3600</text:p>
          </table:table-cell>
          <table:table-cell table:formula="of:=-[.L40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18f662d2-0d3e-4921-88e3-e7ede5b2eb70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78" calcext:value-type="float">
            <text:p>-1278</text:p>
          </table:table-cell>
          <table:table-cell office:value-type="float" office:value="-3557" calcext:value-type="float">
            <text:p>-3557</text:p>
          </table:table-cell>
          <table:table-cell office:value-type="float" office:value="-4835" calcext:value-type="float">
            <text:p>-4835</text:p>
          </table:table-cell>
          <table:table-cell office:value-type="float" office:value="-1279" calcext:value-type="float">
            <text:p>-1279</text:p>
          </table:table-cell>
          <table:table-cell office:value-type="float" office:value="-3556" calcext:value-type="float">
            <text:p>-3556</text:p>
          </table:table-cell>
          <table:table-cell office:value-type="float" office:value="-4834" calcext:value-type="float">
            <text:p>-4834</text:p>
          </table:table-cell>
          <table:table-cell office:value-type="float" office:value="-1279" calcext:value-type="float">
            <text:p>-1279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41]" office:value-type="float" office:value="1278" calcext:value-type="float">
            <text:p>1278</text:p>
          </table:table-cell>
          <table:table-cell table:formula="of:=-[.E41]" office:value-type="float" office:value="3557" calcext:value-type="float">
            <text:p>3557</text:p>
          </table:table-cell>
          <table:table-cell table:formula="of:=-[.F41]" office:value-type="float" office:value="4835" calcext:value-type="float">
            <text:p>4835</text:p>
          </table:table-cell>
          <table:table-cell table:formula="of:=-[.G41]" office:value-type="float" office:value="1279" calcext:value-type="float">
            <text:p>1279</text:p>
          </table:table-cell>
          <table:table-cell table:formula="of:=-[.H41]" office:value-type="float" office:value="3556" calcext:value-type="float">
            <text:p>3556</text:p>
          </table:table-cell>
          <table:table-cell table:formula="of:=-[.I41]" office:value-type="float" office:value="4834" calcext:value-type="float">
            <text:p>4834</text:p>
          </table:table-cell>
          <table:table-cell table:formula="of:=-[.J41]" office:value-type="float" office:value="1279" calcext:value-type="float">
            <text:p>1279</text:p>
          </table:table-cell>
          <table:table-cell table:formula="of:=-[.K41]" office:value-type="float" office:value="3600" calcext:value-type="float">
            <text:p>3600</text:p>
          </table:table-cell>
          <table:table-cell table:formula="of:=-[.L41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 table:visibility="filter">
          <table:table-cell office:value-type="string" calcext:value-type="string">
            <text:p>0ff53b29-01a3-47db-8305-00dd3867478c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1280" calcext:value-type="float">
            <text:p>-1280</text:p>
          </table:table-cell>
          <table:table-cell office:value-type="float" office:value="-3557" calcext:value-type="float">
            <text:p>-3557</text:p>
          </table:table-cell>
          <table:table-cell office:value-type="float" office:value="-4835" calcext:value-type="float">
            <text:p>-4835</text:p>
          </table:table-cell>
          <table:table-cell office:value-type="float" office:value="-1276" calcext:value-type="float">
            <text:p>-1276</text:p>
          </table:table-cell>
          <table:table-cell office:value-type="float" office:value="-3556" calcext:value-type="float">
            <text:p>-3556</text:p>
          </table:table-cell>
          <table:table-cell office:value-type="float" office:value="-4832" calcext:value-type="float">
            <text:p>-4832</text:p>
          </table:table-cell>
          <table:table-cell office:value-type="float" office:value="-1276" calcext:value-type="float">
            <text:p>-1276</text:p>
          </table:table-cell>
          <table:table-cell office:value-type="float" office:value="-3600" calcext:value-type="float">
            <text:p>-3600</text:p>
          </table:table-cell>
          <table:table-cell office:value-type="float" office:value="-4896" calcext:value-type="float">
            <text:p>-4896</text:p>
          </table:table-cell>
          <table:table-cell table:formula="of:=-[.D42]" office:value-type="float" office:value="1280" calcext:value-type="float">
            <text:p>1280</text:p>
          </table:table-cell>
          <table:table-cell table:formula="of:=-[.E42]" office:value-type="float" office:value="3557" calcext:value-type="float">
            <text:p>3557</text:p>
          </table:table-cell>
          <table:table-cell table:formula="of:=-[.F42]" office:value-type="float" office:value="4835" calcext:value-type="float">
            <text:p>4835</text:p>
          </table:table-cell>
          <table:table-cell table:formula="of:=-[.G42]" office:value-type="float" office:value="1276" calcext:value-type="float">
            <text:p>1276</text:p>
          </table:table-cell>
          <table:table-cell table:formula="of:=-[.H42]" office:value-type="float" office:value="3556" calcext:value-type="float">
            <text:p>3556</text:p>
          </table:table-cell>
          <table:table-cell table:formula="of:=-[.I42]" office:value-type="float" office:value="4832" calcext:value-type="float">
            <text:p>4832</text:p>
          </table:table-cell>
          <table:table-cell table:formula="of:=-[.J42]" office:value-type="float" office:value="1276" calcext:value-type="float">
            <text:p>1276</text:p>
          </table:table-cell>
          <table:table-cell table:formula="of:=-[.K42]" office:value-type="float" office:value="3600" calcext:value-type="float">
            <text:p>3600</text:p>
          </table:table-cell>
          <table:table-cell table:formula="of:=-[.L42]" office:value-type="float" office:value="4896" calcext:value-type="float">
            <text:p>489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66eddc7b-55e6-450b-9f4d-d666ba21b82a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6" calcext:value-type="float">
            <text:p>-426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4" calcext:value-type="float">
            <text:p>-1614</text:p>
          </table:table-cell>
          <table:table-cell office:value-type="float" office:value="-426" calcext:value-type="float">
            <text:p>-426</text:p>
          </table:table-cell>
          <table:table-cell office:value-type="float" office:value="-1188" calcext:value-type="float">
            <text:p>-1188</text:p>
          </table:table-cell>
          <table:table-cell office:value-type="float" office:value="-1612" calcext:value-type="float">
            <text:p>-1612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3]" office:value-type="float" office:value="426" calcext:value-type="float">
            <text:p>426</text:p>
          </table:table-cell>
          <table:table-cell table:formula="of:=-[.E43]" office:value-type="float" office:value="1187" calcext:value-type="float">
            <text:p>1187</text:p>
          </table:table-cell>
          <table:table-cell table:formula="of:=-[.F43]" office:value-type="float" office:value="1614" calcext:value-type="float">
            <text:p>1614</text:p>
          </table:table-cell>
          <table:table-cell table:formula="of:=-[.G43]" office:value-type="float" office:value="426" calcext:value-type="float">
            <text:p>426</text:p>
          </table:table-cell>
          <table:table-cell table:formula="of:=-[.H43]" office:value-type="float" office:value="1188" calcext:value-type="float">
            <text:p>1188</text:p>
          </table:table-cell>
          <table:table-cell table:formula="of:=-[.I43]" office:value-type="float" office:value="1612" calcext:value-type="float">
            <text:p>1612</text:p>
          </table:table-cell>
          <table:table-cell table:formula="of:=-[.J43]" office:value-type="float" office:value="432" calcext:value-type="float">
            <text:p>432</text:p>
          </table:table-cell>
          <table:table-cell table:formula="of:=-[.K43]" office:value-type="float" office:value="1200" calcext:value-type="float">
            <text:p>1200</text:p>
          </table:table-cell>
          <table:table-cell table:formula="of:=-[.L43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8bdffea-957d-4e10-9b52-a86f8d8a290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5" calcext:value-type="float">
            <text:p>-425</text:p>
          </table:table-cell>
          <table:table-cell office:value-type="float" office:value="-1185" calcext:value-type="float">
            <text:p>-1185</text:p>
          </table:table-cell>
          <table:table-cell office:value-type="float" office:value="-1610" calcext:value-type="float">
            <text:p>-1610</text:p>
          </table:table-cell>
          <table:table-cell office:value-type="float" office:value="-426" calcext:value-type="float">
            <text:p>-426</text:p>
          </table:table-cell>
          <table:table-cell office:value-type="float" office:value="-1184" calcext:value-type="float">
            <text:p>-1184</text:p>
          </table:table-cell>
          <table:table-cell office:value-type="float" office:value="-1610" calcext:value-type="float">
            <text:p>-1610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4]" office:value-type="float" office:value="425" calcext:value-type="float">
            <text:p>425</text:p>
          </table:table-cell>
          <table:table-cell table:formula="of:=-[.E44]" office:value-type="float" office:value="1185" calcext:value-type="float">
            <text:p>1185</text:p>
          </table:table-cell>
          <table:table-cell table:formula="of:=-[.F44]" office:value-type="float" office:value="1610" calcext:value-type="float">
            <text:p>1610</text:p>
          </table:table-cell>
          <table:table-cell table:formula="of:=-[.G44]" office:value-type="float" office:value="426" calcext:value-type="float">
            <text:p>426</text:p>
          </table:table-cell>
          <table:table-cell table:formula="of:=-[.H44]" office:value-type="float" office:value="1184" calcext:value-type="float">
            <text:p>1184</text:p>
          </table:table-cell>
          <table:table-cell table:formula="of:=-[.I44]" office:value-type="float" office:value="1610" calcext:value-type="float">
            <text:p>1610</text:p>
          </table:table-cell>
          <table:table-cell table:formula="of:=-[.J44]" office:value-type="float" office:value="432" calcext:value-type="float">
            <text:p>432</text:p>
          </table:table-cell>
          <table:table-cell table:formula="of:=-[.K44]" office:value-type="float" office:value="1200" calcext:value-type="float">
            <text:p>1200</text:p>
          </table:table-cell>
          <table:table-cell table:formula="of:=-[.L44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a7e002d-8b08-4912-b008-7005f57b896f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7" calcext:value-type="float">
            <text:p>-437</text:p>
          </table:table-cell>
          <table:table-cell office:value-type="float" office:value="-1183" calcext:value-type="float">
            <text:p>-1183</text:p>
          </table:table-cell>
          <table:table-cell office:value-type="float" office:value="-1654" calcext:value-type="float">
            <text:p>-1654</text:p>
          </table:table-cell>
          <table:table-cell office:value-type="float" office:value="-438" calcext:value-type="float">
            <text:p>-438</text:p>
          </table:table-cell>
          <table:table-cell office:value-type="float" office:value="-1220" calcext:value-type="float">
            <text:p>-1220</text:p>
          </table:table-cell>
          <table:table-cell office:value-type="float" office:value="-1660" calcext:value-type="float">
            <text:p>-1660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5]" office:value-type="float" office:value="437" calcext:value-type="float">
            <text:p>437</text:p>
          </table:table-cell>
          <table:table-cell table:formula="of:=-[.E45]" office:value-type="float" office:value="1183" calcext:value-type="float">
            <text:p>1183</text:p>
          </table:table-cell>
          <table:table-cell table:formula="of:=-[.F45]" office:value-type="float" office:value="1654" calcext:value-type="float">
            <text:p>1654</text:p>
          </table:table-cell>
          <table:table-cell table:formula="of:=-[.G45]" office:value-type="float" office:value="438" calcext:value-type="float">
            <text:p>438</text:p>
          </table:table-cell>
          <table:table-cell table:formula="of:=-[.H45]" office:value-type="float" office:value="1220" calcext:value-type="float">
            <text:p>1220</text:p>
          </table:table-cell>
          <table:table-cell table:formula="of:=-[.I45]" office:value-type="float" office:value="1660" calcext:value-type="float">
            <text:p>1660</text:p>
          </table:table-cell>
          <table:table-cell table:formula="of:=-[.J45]" office:value-type="float" office:value="432" calcext:value-type="float">
            <text:p>432</text:p>
          </table:table-cell>
          <table:table-cell table:formula="of:=-[.K45]" office:value-type="float" office:value="1200" calcext:value-type="float">
            <text:p>1200</text:p>
          </table:table-cell>
          <table:table-cell table:formula="of:=-[.L45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8357314-f8d2-4a02-b214-d78571360aa2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6" calcext:value-type="float">
            <text:p>-436</text:p>
          </table:table-cell>
          <table:table-cell office:value-type="float" office:value="-1218" calcext:value-type="float">
            <text:p>-1218</text:p>
          </table:table-cell>
          <table:table-cell office:value-type="float" office:value="-1654" calcext:value-type="float">
            <text:p>-1654</text:p>
          </table:table-cell>
          <table:table-cell office:value-type="float" office:value="-429" calcext:value-type="float">
            <text:p>-429</text:p>
          </table:table-cell>
          <table:table-cell office:value-type="float" office:value="-1220" calcext:value-type="float">
            <text:p>-1220</text:p>
          </table:table-cell>
          <table:table-cell office:value-type="float" office:value="-1658" calcext:value-type="float">
            <text:p>-1658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6]" office:value-type="float" office:value="436" calcext:value-type="float">
            <text:p>436</text:p>
          </table:table-cell>
          <table:table-cell table:formula="of:=-[.E46]" office:value-type="float" office:value="1218" calcext:value-type="float">
            <text:p>1218</text:p>
          </table:table-cell>
          <table:table-cell table:formula="of:=-[.F46]" office:value-type="float" office:value="1654" calcext:value-type="float">
            <text:p>1654</text:p>
          </table:table-cell>
          <table:table-cell table:formula="of:=-[.G46]" office:value-type="float" office:value="429" calcext:value-type="float">
            <text:p>429</text:p>
          </table:table-cell>
          <table:table-cell table:formula="of:=-[.H46]" office:value-type="float" office:value="1220" calcext:value-type="float">
            <text:p>1220</text:p>
          </table:table-cell>
          <table:table-cell table:formula="of:=-[.I46]" office:value-type="float" office:value="1658" calcext:value-type="float">
            <text:p>1658</text:p>
          </table:table-cell>
          <table:table-cell table:formula="of:=-[.J46]" office:value-type="float" office:value="432" calcext:value-type="float">
            <text:p>432</text:p>
          </table:table-cell>
          <table:table-cell table:formula="of:=-[.K46]" office:value-type="float" office:value="1200" calcext:value-type="float">
            <text:p>1200</text:p>
          </table:table-cell>
          <table:table-cell table:formula="of:=-[.L46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ac4c97e-162a-4804-ab88-b99d60e6640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3" calcext:value-type="float">
            <text:p>-433</text:p>
          </table:table-cell>
          <table:table-cell office:value-type="float" office:value="-1209" calcext:value-type="float">
            <text:p>-1209</text:p>
          </table:table-cell>
          <table:table-cell office:value-type="float" office:value="-1644" calcext:value-type="float">
            <text:p>-1644</text:p>
          </table:table-cell>
          <table:table-cell office:value-type="float" office:value="-434" calcext:value-type="float">
            <text:p>-434</text:p>
          </table:table-cell>
          <table:table-cell office:value-type="float" office:value="-1209" calcext:value-type="float">
            <text:p>-1209</text:p>
          </table:table-cell>
          <table:table-cell office:value-type="float" office:value="-1645" calcext:value-type="float">
            <text:p>-1645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7]" office:value-type="float" office:value="433" calcext:value-type="float">
            <text:p>433</text:p>
          </table:table-cell>
          <table:table-cell table:formula="of:=-[.E47]" office:value-type="float" office:value="1209" calcext:value-type="float">
            <text:p>1209</text:p>
          </table:table-cell>
          <table:table-cell table:formula="of:=-[.F47]" office:value-type="float" office:value="1644" calcext:value-type="float">
            <text:p>1644</text:p>
          </table:table-cell>
          <table:table-cell table:formula="of:=-[.G47]" office:value-type="float" office:value="434" calcext:value-type="float">
            <text:p>434</text:p>
          </table:table-cell>
          <table:table-cell table:formula="of:=-[.H47]" office:value-type="float" office:value="1209" calcext:value-type="float">
            <text:p>1209</text:p>
          </table:table-cell>
          <table:table-cell table:formula="of:=-[.I47]" office:value-type="float" office:value="1645" calcext:value-type="float">
            <text:p>1645</text:p>
          </table:table-cell>
          <table:table-cell table:formula="of:=-[.J47]" office:value-type="float" office:value="432" calcext:value-type="float">
            <text:p>432</text:p>
          </table:table-cell>
          <table:table-cell table:formula="of:=-[.K47]" office:value-type="float" office:value="1200" calcext:value-type="float">
            <text:p>1200</text:p>
          </table:table-cell>
          <table:table-cell table:formula="of:=-[.L47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16cae68-8a01-425a-98be-2d92e96113e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5" calcext:value-type="float">
            <text:p>-425</text:p>
          </table:table-cell>
          <table:table-cell office:value-type="float" office:value="-1184" calcext:value-type="float">
            <text:p>-1184</text:p>
          </table:table-cell>
          <table:table-cell office:value-type="float" office:value="-1609" calcext:value-type="float">
            <text:p>-1609</text:p>
          </table:table-cell>
          <table:table-cell office:value-type="float" office:value="-425" calcext:value-type="float">
            <text:p>-425</text:p>
          </table:table-cell>
          <table:table-cell office:value-type="float" office:value="-1184" calcext:value-type="float">
            <text:p>-1184</text:p>
          </table:table-cell>
          <table:table-cell office:value-type="float" office:value="-1609" calcext:value-type="float">
            <text:p>-1609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8]" office:value-type="float" office:value="425" calcext:value-type="float">
            <text:p>425</text:p>
          </table:table-cell>
          <table:table-cell table:formula="of:=-[.E48]" office:value-type="float" office:value="1184" calcext:value-type="float">
            <text:p>1184</text:p>
          </table:table-cell>
          <table:table-cell table:formula="of:=-[.F48]" office:value-type="float" office:value="1609" calcext:value-type="float">
            <text:p>1609</text:p>
          </table:table-cell>
          <table:table-cell table:formula="of:=-[.G48]" office:value-type="float" office:value="425" calcext:value-type="float">
            <text:p>425</text:p>
          </table:table-cell>
          <table:table-cell table:formula="of:=-[.H48]" office:value-type="float" office:value="1184" calcext:value-type="float">
            <text:p>1184</text:p>
          </table:table-cell>
          <table:table-cell table:formula="of:=-[.I48]" office:value-type="float" office:value="1609" calcext:value-type="float">
            <text:p>1609</text:p>
          </table:table-cell>
          <table:table-cell table:formula="of:=-[.J48]" office:value-type="float" office:value="432" calcext:value-type="float">
            <text:p>432</text:p>
          </table:table-cell>
          <table:table-cell table:formula="of:=-[.K48]" office:value-type="float" office:value="1200" calcext:value-type="float">
            <text:p>1200</text:p>
          </table:table-cell>
          <table:table-cell table:formula="of:=-[.L48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4733aaa-e5cd-4c9c-9d84-9fa5c50db68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3" calcext:value-type="float">
            <text:p>-433</text:p>
          </table:table-cell>
          <table:table-cell office:value-type="float" office:value="-1207" calcext:value-type="float">
            <text:p>-1207</text:p>
          </table:table-cell>
          <table:table-cell office:value-type="float" office:value="-1641" calcext:value-type="float">
            <text:p>-1641</text:p>
          </table:table-cell>
          <table:table-cell office:value-type="float" office:value="-433" calcext:value-type="float">
            <text:p>-433</text:p>
          </table:table-cell>
          <table:table-cell office:value-type="float" office:value="-1208" calcext:value-type="float">
            <text:p>-1208</text:p>
          </table:table-cell>
          <table:table-cell office:value-type="float" office:value="-1630" calcext:value-type="float">
            <text:p>-1630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49]" office:value-type="float" office:value="433" calcext:value-type="float">
            <text:p>433</text:p>
          </table:table-cell>
          <table:table-cell table:formula="of:=-[.E49]" office:value-type="float" office:value="1207" calcext:value-type="float">
            <text:p>1207</text:p>
          </table:table-cell>
          <table:table-cell table:formula="of:=-[.F49]" office:value-type="float" office:value="1641" calcext:value-type="float">
            <text:p>1641</text:p>
          </table:table-cell>
          <table:table-cell table:formula="of:=-[.G49]" office:value-type="float" office:value="433" calcext:value-type="float">
            <text:p>433</text:p>
          </table:table-cell>
          <table:table-cell table:formula="of:=-[.H49]" office:value-type="float" office:value="1208" calcext:value-type="float">
            <text:p>1208</text:p>
          </table:table-cell>
          <table:table-cell table:formula="of:=-[.I49]" office:value-type="float" office:value="1630" calcext:value-type="float">
            <text:p>1630</text:p>
          </table:table-cell>
          <table:table-cell table:formula="of:=-[.J49]" office:value-type="float" office:value="432" calcext:value-type="float">
            <text:p>432</text:p>
          </table:table-cell>
          <table:table-cell table:formula="of:=-[.K49]" office:value-type="float" office:value="1200" calcext:value-type="float">
            <text:p>1200</text:p>
          </table:table-cell>
          <table:table-cell table:formula="of:=-[.L49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a46bd9a-798f-46fb-a85e-f3edf44e5081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5" calcext:value-type="float">
            <text:p>-425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3" calcext:value-type="float">
            <text:p>-1613</text:p>
          </table:table-cell>
          <table:table-cell office:value-type="float" office:value="-427" calcext:value-type="float">
            <text:p>-427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1" calcext:value-type="float">
            <text:p>-1611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50]" office:value-type="float" office:value="425" calcext:value-type="float">
            <text:p>425</text:p>
          </table:table-cell>
          <table:table-cell table:formula="of:=-[.E50]" office:value-type="float" office:value="1187" calcext:value-type="float">
            <text:p>1187</text:p>
          </table:table-cell>
          <table:table-cell table:formula="of:=-[.F50]" office:value-type="float" office:value="1613" calcext:value-type="float">
            <text:p>1613</text:p>
          </table:table-cell>
          <table:table-cell table:formula="of:=-[.G50]" office:value-type="float" office:value="427" calcext:value-type="float">
            <text:p>427</text:p>
          </table:table-cell>
          <table:table-cell table:formula="of:=-[.H50]" office:value-type="float" office:value="1187" calcext:value-type="float">
            <text:p>1187</text:p>
          </table:table-cell>
          <table:table-cell table:formula="of:=-[.I50]" office:value-type="float" office:value="1611" calcext:value-type="float">
            <text:p>1611</text:p>
          </table:table-cell>
          <table:table-cell table:formula="of:=-[.J50]" office:value-type="float" office:value="432" calcext:value-type="float">
            <text:p>432</text:p>
          </table:table-cell>
          <table:table-cell table:formula="of:=-[.K50]" office:value-type="float" office:value="1200" calcext:value-type="float">
            <text:p>1200</text:p>
          </table:table-cell>
          <table:table-cell table:formula="of:=-[.L50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713205a-738f-4ae8-bfd0-f9ed7acc7c3b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5" calcext:value-type="float">
            <text:p>-425</text:p>
          </table:table-cell>
          <table:table-cell office:value-type="float" office:value="-1187" calcext:value-type="float">
            <text:p>-1187</text:p>
          </table:table-cell>
          <table:table-cell office:value-type="float" office:value="-1615" calcext:value-type="float">
            <text:p>-1615</text:p>
          </table:table-cell>
          <table:table-cell office:value-type="float" office:value="-426" calcext:value-type="float">
            <text:p>-426</text:p>
          </table:table-cell>
          <table:table-cell office:value-type="float" office:value="-1188" calcext:value-type="float">
            <text:p>-1188</text:p>
          </table:table-cell>
          <table:table-cell office:value-type="float" office:value="-1614" calcext:value-type="float">
            <text:p>-1614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51]" office:value-type="float" office:value="425" calcext:value-type="float">
            <text:p>425</text:p>
          </table:table-cell>
          <table:table-cell table:formula="of:=-[.E51]" office:value-type="float" office:value="1187" calcext:value-type="float">
            <text:p>1187</text:p>
          </table:table-cell>
          <table:table-cell table:formula="of:=-[.F51]" office:value-type="float" office:value="1615" calcext:value-type="float">
            <text:p>1615</text:p>
          </table:table-cell>
          <table:table-cell table:formula="of:=-[.G51]" office:value-type="float" office:value="426" calcext:value-type="float">
            <text:p>426</text:p>
          </table:table-cell>
          <table:table-cell table:formula="of:=-[.H51]" office:value-type="float" office:value="1188" calcext:value-type="float">
            <text:p>1188</text:p>
          </table:table-cell>
          <table:table-cell table:formula="of:=-[.I51]" office:value-type="float" office:value="1614" calcext:value-type="float">
            <text:p>1614</text:p>
          </table:table-cell>
          <table:table-cell table:formula="of:=-[.J51]" office:value-type="float" office:value="432" calcext:value-type="float">
            <text:p>432</text:p>
          </table:table-cell>
          <table:table-cell table:formula="of:=-[.K51]" office:value-type="float" office:value="1200" calcext:value-type="float">
            <text:p>1200</text:p>
          </table:table-cell>
          <table:table-cell table:formula="of:=-[.L51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5412a22-3b2f-4d6c-8197-4f9ebf937fb2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25" calcext:value-type="float">
            <text:p>-425</text:p>
          </table:table-cell>
          <table:table-cell office:value-type="float" office:value="-1185" calcext:value-type="float">
            <text:p>-1185</text:p>
          </table:table-cell>
          <table:table-cell office:value-type="float" office:value="-1610" calcext:value-type="float">
            <text:p>-1610</text:p>
          </table:table-cell>
          <table:table-cell office:value-type="float" office:value="-425" calcext:value-type="float">
            <text:p>-425</text:p>
          </table:table-cell>
          <table:table-cell office:value-type="float" office:value="-1185" calcext:value-type="float">
            <text:p>-1185</text:p>
          </table:table-cell>
          <table:table-cell office:value-type="float" office:value="-1609" calcext:value-type="float">
            <text:p>-1609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52]" office:value-type="float" office:value="425" calcext:value-type="float">
            <text:p>425</text:p>
          </table:table-cell>
          <table:table-cell table:formula="of:=-[.E52]" office:value-type="float" office:value="1185" calcext:value-type="float">
            <text:p>1185</text:p>
          </table:table-cell>
          <table:table-cell table:formula="of:=-[.F52]" office:value-type="float" office:value="1610" calcext:value-type="float">
            <text:p>1610</text:p>
          </table:table-cell>
          <table:table-cell table:formula="of:=-[.G52]" office:value-type="float" office:value="425" calcext:value-type="float">
            <text:p>425</text:p>
          </table:table-cell>
          <table:table-cell table:formula="of:=-[.H52]" office:value-type="float" office:value="1185" calcext:value-type="float">
            <text:p>1185</text:p>
          </table:table-cell>
          <table:table-cell table:formula="of:=-[.I52]" office:value-type="float" office:value="1609" calcext:value-type="float">
            <text:p>1609</text:p>
          </table:table-cell>
          <table:table-cell table:formula="of:=-[.J52]" office:value-type="float" office:value="432" calcext:value-type="float">
            <text:p>432</text:p>
          </table:table-cell>
          <table:table-cell table:formula="of:=-[.K52]" office:value-type="float" office:value="1200" calcext:value-type="float">
            <text:p>1200</text:p>
          </table:table-cell>
          <table:table-cell table:formula="of:=-[.L52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7851bb00-2e78-4ce1-90d8-de40a8464777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4" calcext:value-type="float">
            <text:p>-434</text:p>
          </table:table-cell>
          <table:table-cell office:value-type="float" office:value="-1207" calcext:value-type="float">
            <text:p>-1207</text:p>
          </table:table-cell>
          <table:table-cell office:value-type="float" office:value="-1641" calcext:value-type="float">
            <text:p>-1641</text:p>
          </table:table-cell>
          <table:table-cell office:value-type="float" office:value="-433" calcext:value-type="float">
            <text:p>-433</text:p>
          </table:table-cell>
          <table:table-cell office:value-type="float" office:value="-1207" calcext:value-type="float">
            <text:p>-1207</text:p>
          </table:table-cell>
          <table:table-cell office:value-type="float" office:value="-1631" calcext:value-type="float">
            <text:p>-1631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53]" office:value-type="float" office:value="434" calcext:value-type="float">
            <text:p>434</text:p>
          </table:table-cell>
          <table:table-cell table:formula="of:=-[.E53]" office:value-type="float" office:value="1207" calcext:value-type="float">
            <text:p>1207</text:p>
          </table:table-cell>
          <table:table-cell table:formula="of:=-[.F53]" office:value-type="float" office:value="1641" calcext:value-type="float">
            <text:p>1641</text:p>
          </table:table-cell>
          <table:table-cell table:formula="of:=-[.G53]" office:value-type="float" office:value="433" calcext:value-type="float">
            <text:p>433</text:p>
          </table:table-cell>
          <table:table-cell table:formula="of:=-[.H53]" office:value-type="float" office:value="1207" calcext:value-type="float">
            <text:p>1207</text:p>
          </table:table-cell>
          <table:table-cell table:formula="of:=-[.I53]" office:value-type="float" office:value="1631" calcext:value-type="float">
            <text:p>1631</text:p>
          </table:table-cell>
          <table:table-cell table:formula="of:=-[.J53]" office:value-type="float" office:value="432" calcext:value-type="float">
            <text:p>432</text:p>
          </table:table-cell>
          <table:table-cell table:formula="of:=-[.K53]" office:value-type="float" office:value="1200" calcext:value-type="float">
            <text:p>1200</text:p>
          </table:table-cell>
          <table:table-cell table:formula="of:=-[.L53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25d9d1b-3ffa-4dfa-b4b4-a7c19dc3f80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435" calcext:value-type="float">
            <text:p>-435</text:p>
          </table:table-cell>
          <table:table-cell office:value-type="float" office:value="-1218" calcext:value-type="float">
            <text:p>-1218</text:p>
          </table:table-cell>
          <table:table-cell office:value-type="float" office:value="-1653" calcext:value-type="float">
            <text:p>-1653</text:p>
          </table:table-cell>
          <table:table-cell office:value-type="float" office:value="-436" calcext:value-type="float">
            <text:p>-436</text:p>
          </table:table-cell>
          <table:table-cell office:value-type="float" office:value="-1221" calcext:value-type="float">
            <text:p>-1221</text:p>
          </table:table-cell>
          <table:table-cell office:value-type="float" office:value="-1657" calcext:value-type="float">
            <text:p>-1657</text:p>
          </table:table-cell>
          <table:table-cell office:value-type="float" office:value="-432" calcext:value-type="float">
            <text:p>-432</text:p>
          </table:table-cell>
          <table:table-cell office:value-type="float" office:value="-1200" calcext:value-type="float">
            <text:p>-1200</text:p>
          </table:table-cell>
          <table:table-cell office:value-type="float" office:value="-1632" calcext:value-type="float">
            <text:p>-1632</text:p>
          </table:table-cell>
          <table:table-cell table:formula="of:=-[.D54]" office:value-type="float" office:value="435" calcext:value-type="float">
            <text:p>435</text:p>
          </table:table-cell>
          <table:table-cell table:formula="of:=-[.E54]" office:value-type="float" office:value="1218" calcext:value-type="float">
            <text:p>1218</text:p>
          </table:table-cell>
          <table:table-cell table:formula="of:=-[.F54]" office:value-type="float" office:value="1653" calcext:value-type="float">
            <text:p>1653</text:p>
          </table:table-cell>
          <table:table-cell table:formula="of:=-[.G54]" office:value-type="float" office:value="436" calcext:value-type="float">
            <text:p>436</text:p>
          </table:table-cell>
          <table:table-cell table:formula="of:=-[.H54]" office:value-type="float" office:value="1221" calcext:value-type="float">
            <text:p>1221</text:p>
          </table:table-cell>
          <table:table-cell table:formula="of:=-[.I54]" office:value-type="float" office:value="1657" calcext:value-type="float">
            <text:p>1657</text:p>
          </table:table-cell>
          <table:table-cell table:formula="of:=-[.J54]" office:value-type="float" office:value="432" calcext:value-type="float">
            <text:p>432</text:p>
          </table:table-cell>
          <table:table-cell table:formula="of:=-[.K54]" office:value-type="float" office:value="1200" calcext:value-type="float">
            <text:p>1200</text:p>
          </table:table-cell>
          <table:table-cell table:formula="of:=-[.L54]" office:value-type="float" office:value="1632" calcext:value-type="float">
            <text:p>1632</text:p>
          </table:table-cell>
          <table:table-cell office:value-type="string" calcext:value-type="string">
            <text:p>C</text:p>
          </table:table-cell>
        </table:table-row>
        <table:table-row table:style-name="ro1" table:visibility="filter">
          <table:table-cell office:value-type="string" calcext:value-type="string">
            <text:p>9d076b84-64fa-4a12-8eaa-475dc5e7711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8" calcext:value-type="float">
            <text:p>-638</text:p>
          </table:table-cell>
          <table:table-cell office:value-type="float" office:value="-1779" calcext:value-type="float">
            <text:p>-1779</text:p>
          </table:table-cell>
          <table:table-cell office:value-type="float" office:value="-2416" calcext:value-type="float">
            <text:p>-2416</text:p>
          </table:table-cell>
          <table:table-cell office:value-type="float" office:value="-638" calcext:value-type="float">
            <text:p>-638</text:p>
          </table:table-cell>
          <table:table-cell office:value-type="float" office:value="-1779" calcext:value-type="float">
            <text:p>-1779</text:p>
          </table:table-cell>
          <table:table-cell office:value-type="float" office:value="-2416" calcext:value-type="float">
            <text:p>-2416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55]" office:value-type="float" office:value="638" calcext:value-type="float">
            <text:p>638</text:p>
          </table:table-cell>
          <table:table-cell table:formula="of:=-[.E55]" office:value-type="float" office:value="1779" calcext:value-type="float">
            <text:p>1779</text:p>
          </table:table-cell>
          <table:table-cell table:formula="of:=-[.F55]" office:value-type="float" office:value="2416" calcext:value-type="float">
            <text:p>2416</text:p>
          </table:table-cell>
          <table:table-cell table:formula="of:=-[.G55]" office:value-type="float" office:value="638" calcext:value-type="float">
            <text:p>638</text:p>
          </table:table-cell>
          <table:table-cell table:formula="of:=-[.H55]" office:value-type="float" office:value="1779" calcext:value-type="float">
            <text:p>1779</text:p>
          </table:table-cell>
          <table:table-cell table:formula="of:=-[.I55]" office:value-type="float" office:value="2416" calcext:value-type="float">
            <text:p>2416</text:p>
          </table:table-cell>
          <table:table-cell table:formula="of:=-[.J55]" office:value-type="float" office:value="648" calcext:value-type="float">
            <text:p>648</text:p>
          </table:table-cell>
          <table:table-cell table:formula="of:=-[.K55]" office:value-type="float" office:value="1800" calcext:value-type="float">
            <text:p>1800</text:p>
          </table:table-cell>
          <table:table-cell table:formula="of:=-[.L55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96de3a33-fc12-4905-a982-fb9d909b4a7b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6" calcext:value-type="float">
            <text:p>-636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0" calcext:value-type="float">
            <text:p>-2410</text:p>
          </table:table-cell>
          <table:table-cell office:value-type="float" office:value="-636" calcext:value-type="float">
            <text:p>-636</text:p>
          </table:table-cell>
          <table:table-cell office:value-type="float" office:value="-1774" calcext:value-type="float">
            <text:p>-1774</text:p>
          </table:table-cell>
          <table:table-cell office:value-type="float" office:value="-2409" calcext:value-type="float">
            <text:p>-2409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56]" office:value-type="float" office:value="636" calcext:value-type="float">
            <text:p>636</text:p>
          </table:table-cell>
          <table:table-cell table:formula="of:=-[.E56]" office:value-type="float" office:value="1774" calcext:value-type="float">
            <text:p>1774</text:p>
          </table:table-cell>
          <table:table-cell table:formula="of:=-[.F56]" office:value-type="float" office:value="2410" calcext:value-type="float">
            <text:p>2410</text:p>
          </table:table-cell>
          <table:table-cell table:formula="of:=-[.G56]" office:value-type="float" office:value="636" calcext:value-type="float">
            <text:p>636</text:p>
          </table:table-cell>
          <table:table-cell table:formula="of:=-[.H56]" office:value-type="float" office:value="1774" calcext:value-type="float">
            <text:p>1774</text:p>
          </table:table-cell>
          <table:table-cell table:formula="of:=-[.I56]" office:value-type="float" office:value="2409" calcext:value-type="float">
            <text:p>2409</text:p>
          </table:table-cell>
          <table:table-cell table:formula="of:=-[.J56]" office:value-type="float" office:value="648" calcext:value-type="float">
            <text:p>648</text:p>
          </table:table-cell>
          <table:table-cell table:formula="of:=-[.K56]" office:value-type="float" office:value="1800" calcext:value-type="float">
            <text:p>1800</text:p>
          </table:table-cell>
          <table:table-cell table:formula="of:=-[.L56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a3574ef9-ac35-480a-a63e-7b8b3c8dbcff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40" calcext:value-type="float">
            <text:p>-640</text:p>
          </table:table-cell>
          <table:table-cell office:value-type="float" office:value="-1783" calcext:value-type="float">
            <text:p>-1783</text:p>
          </table:table-cell>
          <table:table-cell office:value-type="float" office:value="-2422" calcext:value-type="float">
            <text:p>-2422</text:p>
          </table:table-cell>
          <table:table-cell office:value-type="float" office:value="-640" calcext:value-type="float">
            <text:p>-640</text:p>
          </table:table-cell>
          <table:table-cell office:value-type="float" office:value="-1782" calcext:value-type="float">
            <text:p>-1782</text:p>
          </table:table-cell>
          <table:table-cell office:value-type="float" office:value="-2421" calcext:value-type="float">
            <text:p>-2421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57]" office:value-type="float" office:value="640" calcext:value-type="float">
            <text:p>640</text:p>
          </table:table-cell>
          <table:table-cell table:formula="of:=-[.E57]" office:value-type="float" office:value="1783" calcext:value-type="float">
            <text:p>1783</text:p>
          </table:table-cell>
          <table:table-cell table:formula="of:=-[.F57]" office:value-type="float" office:value="2422" calcext:value-type="float">
            <text:p>2422</text:p>
          </table:table-cell>
          <table:table-cell table:formula="of:=-[.G57]" office:value-type="float" office:value="640" calcext:value-type="float">
            <text:p>640</text:p>
          </table:table-cell>
          <table:table-cell table:formula="of:=-[.H57]" office:value-type="float" office:value="1782" calcext:value-type="float">
            <text:p>1782</text:p>
          </table:table-cell>
          <table:table-cell table:formula="of:=-[.I57]" office:value-type="float" office:value="2421" calcext:value-type="float">
            <text:p>2421</text:p>
          </table:table-cell>
          <table:table-cell table:formula="of:=-[.J57]" office:value-type="float" office:value="648" calcext:value-type="float">
            <text:p>648</text:p>
          </table:table-cell>
          <table:table-cell table:formula="of:=-[.K57]" office:value-type="float" office:value="1800" calcext:value-type="float">
            <text:p>1800</text:p>
          </table:table-cell>
          <table:table-cell table:formula="of:=-[.L57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c0e1b3e4-123c-4385-b1c4-75c903a27a14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8" calcext:value-type="float">
            <text:p>-638</text:p>
          </table:table-cell>
          <table:table-cell office:value-type="float" office:value="-1779" calcext:value-type="float">
            <text:p>-1779</text:p>
          </table:table-cell>
          <table:table-cell office:value-type="float" office:value="-2416" calcext:value-type="float">
            <text:p>-2416</text:p>
          </table:table-cell>
          <table:table-cell office:value-type="float" office:value="-639" calcext:value-type="float">
            <text:p>-639</text:p>
          </table:table-cell>
          <table:table-cell office:value-type="float" office:value="-1778" calcext:value-type="float">
            <text:p>-1778</text:p>
          </table:table-cell>
          <table:table-cell office:value-type="float" office:value="-2417" calcext:value-type="float">
            <text:p>-2417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58]" office:value-type="float" office:value="638" calcext:value-type="float">
            <text:p>638</text:p>
          </table:table-cell>
          <table:table-cell table:formula="of:=-[.E58]" office:value-type="float" office:value="1779" calcext:value-type="float">
            <text:p>1779</text:p>
          </table:table-cell>
          <table:table-cell table:formula="of:=-[.F58]" office:value-type="float" office:value="2416" calcext:value-type="float">
            <text:p>2416</text:p>
          </table:table-cell>
          <table:table-cell table:formula="of:=-[.G58]" office:value-type="float" office:value="639" calcext:value-type="float">
            <text:p>639</text:p>
          </table:table-cell>
          <table:table-cell table:formula="of:=-[.H58]" office:value-type="float" office:value="1778" calcext:value-type="float">
            <text:p>1778</text:p>
          </table:table-cell>
          <table:table-cell table:formula="of:=-[.I58]" office:value-type="float" office:value="2417" calcext:value-type="float">
            <text:p>2417</text:p>
          </table:table-cell>
          <table:table-cell table:formula="of:=-[.J58]" office:value-type="float" office:value="648" calcext:value-type="float">
            <text:p>648</text:p>
          </table:table-cell>
          <table:table-cell table:formula="of:=-[.K58]" office:value-type="float" office:value="1800" calcext:value-type="float">
            <text:p>1800</text:p>
          </table:table-cell>
          <table:table-cell table:formula="of:=-[.L58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0db1a462-bffe-4360-a397-926e525dd484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6" calcext:value-type="float">
            <text:p>-636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0" calcext:value-type="float">
            <text:p>-2410</text:p>
          </table:table-cell>
          <table:table-cell office:value-type="float" office:value="-637" calcext:value-type="float">
            <text:p>-637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1" calcext:value-type="float">
            <text:p>-2411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59]" office:value-type="float" office:value="636" calcext:value-type="float">
            <text:p>636</text:p>
          </table:table-cell>
          <table:table-cell table:formula="of:=-[.E59]" office:value-type="float" office:value="1774" calcext:value-type="float">
            <text:p>1774</text:p>
          </table:table-cell>
          <table:table-cell table:formula="of:=-[.F59]" office:value-type="float" office:value="2410" calcext:value-type="float">
            <text:p>2410</text:p>
          </table:table-cell>
          <table:table-cell table:formula="of:=-[.G59]" office:value-type="float" office:value="637" calcext:value-type="float">
            <text:p>637</text:p>
          </table:table-cell>
          <table:table-cell table:formula="of:=-[.H59]" office:value-type="float" office:value="1774" calcext:value-type="float">
            <text:p>1774</text:p>
          </table:table-cell>
          <table:table-cell table:formula="of:=-[.I59]" office:value-type="float" office:value="2411" calcext:value-type="float">
            <text:p>2411</text:p>
          </table:table-cell>
          <table:table-cell table:formula="of:=-[.J59]" office:value-type="float" office:value="648" calcext:value-type="float">
            <text:p>648</text:p>
          </table:table-cell>
          <table:table-cell table:formula="of:=-[.K59]" office:value-type="float" office:value="1800" calcext:value-type="float">
            <text:p>1800</text:p>
          </table:table-cell>
          <table:table-cell table:formula="of:=-[.L59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8f08bdf-81d0-4437-8dc1-7f65cd78ad1e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9" calcext:value-type="float">
            <text:p>-639</text:p>
          </table:table-cell>
          <table:table-cell office:value-type="float" office:value="-1779" calcext:value-type="float">
            <text:p>-1779</text:p>
          </table:table-cell>
          <table:table-cell office:value-type="float" office:value="-2418" calcext:value-type="float">
            <text:p>-2418</text:p>
          </table:table-cell>
          <table:table-cell office:value-type="float" office:value="-638" calcext:value-type="float">
            <text:p>-638</text:p>
          </table:table-cell>
          <table:table-cell office:value-type="float" office:value="-1779" calcext:value-type="float">
            <text:p>-1779</text:p>
          </table:table-cell>
          <table:table-cell office:value-type="float" office:value="-2416" calcext:value-type="float">
            <text:p>-2416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0]" office:value-type="float" office:value="639" calcext:value-type="float">
            <text:p>639</text:p>
          </table:table-cell>
          <table:table-cell table:formula="of:=-[.E60]" office:value-type="float" office:value="1779" calcext:value-type="float">
            <text:p>1779</text:p>
          </table:table-cell>
          <table:table-cell table:formula="of:=-[.F60]" office:value-type="float" office:value="2418" calcext:value-type="float">
            <text:p>2418</text:p>
          </table:table-cell>
          <table:table-cell table:formula="of:=-[.G60]" office:value-type="float" office:value="638" calcext:value-type="float">
            <text:p>638</text:p>
          </table:table-cell>
          <table:table-cell table:formula="of:=-[.H60]" office:value-type="float" office:value="1779" calcext:value-type="float">
            <text:p>1779</text:p>
          </table:table-cell>
          <table:table-cell table:formula="of:=-[.I60]" office:value-type="float" office:value="2416" calcext:value-type="float">
            <text:p>2416</text:p>
          </table:table-cell>
          <table:table-cell table:formula="of:=-[.J60]" office:value-type="float" office:value="648" calcext:value-type="float">
            <text:p>648</text:p>
          </table:table-cell>
          <table:table-cell table:formula="of:=-[.K60]" office:value-type="float" office:value="1800" calcext:value-type="float">
            <text:p>1800</text:p>
          </table:table-cell>
          <table:table-cell table:formula="of:=-[.L60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b77931ca-8161-4494-a62b-b72cb9ccaa08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8" calcext:value-type="float">
            <text:p>-638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1" calcext:value-type="float">
            <text:p>-2411</text:p>
          </table:table-cell>
          <table:table-cell office:value-type="float" office:value="-637" calcext:value-type="float">
            <text:p>-637</text:p>
          </table:table-cell>
          <table:table-cell office:value-type="float" office:value="-1774" calcext:value-type="float">
            <text:p>-1774</text:p>
          </table:table-cell>
          <table:table-cell office:value-type="float" office:value="-2409" calcext:value-type="float">
            <text:p>-2409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1]" office:value-type="float" office:value="638" calcext:value-type="float">
            <text:p>638</text:p>
          </table:table-cell>
          <table:table-cell table:formula="of:=-[.E61]" office:value-type="float" office:value="1774" calcext:value-type="float">
            <text:p>1774</text:p>
          </table:table-cell>
          <table:table-cell table:formula="of:=-[.F61]" office:value-type="float" office:value="2411" calcext:value-type="float">
            <text:p>2411</text:p>
          </table:table-cell>
          <table:table-cell table:formula="of:=-[.G61]" office:value-type="float" office:value="637" calcext:value-type="float">
            <text:p>637</text:p>
          </table:table-cell>
          <table:table-cell table:formula="of:=-[.H61]" office:value-type="float" office:value="1774" calcext:value-type="float">
            <text:p>1774</text:p>
          </table:table-cell>
          <table:table-cell table:formula="of:=-[.I61]" office:value-type="float" office:value="2409" calcext:value-type="float">
            <text:p>2409</text:p>
          </table:table-cell>
          <table:table-cell table:formula="of:=-[.J61]" office:value-type="float" office:value="648" calcext:value-type="float">
            <text:p>648</text:p>
          </table:table-cell>
          <table:table-cell table:formula="of:=-[.K61]" office:value-type="float" office:value="1800" calcext:value-type="float">
            <text:p>1800</text:p>
          </table:table-cell>
          <table:table-cell table:formula="of:=-[.L61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9254e642-b18d-42f7-91a8-737277404e95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40" calcext:value-type="float">
            <text:p>-640</text:p>
          </table:table-cell>
          <table:table-cell office:value-type="float" office:value="-1783" calcext:value-type="float">
            <text:p>-1783</text:p>
          </table:table-cell>
          <table:table-cell office:value-type="float" office:value="-2422" calcext:value-type="float">
            <text:p>-2422</text:p>
          </table:table-cell>
          <table:table-cell office:value-type="float" office:value="-639" calcext:value-type="float">
            <text:p>-639</text:p>
          </table:table-cell>
          <table:table-cell office:value-type="float" office:value="-1782" calcext:value-type="float">
            <text:p>-1782</text:p>
          </table:table-cell>
          <table:table-cell office:value-type="float" office:value="-2421" calcext:value-type="float">
            <text:p>-2421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2]" office:value-type="float" office:value="640" calcext:value-type="float">
            <text:p>640</text:p>
          </table:table-cell>
          <table:table-cell table:formula="of:=-[.E62]" office:value-type="float" office:value="1783" calcext:value-type="float">
            <text:p>1783</text:p>
          </table:table-cell>
          <table:table-cell table:formula="of:=-[.F62]" office:value-type="float" office:value="2422" calcext:value-type="float">
            <text:p>2422</text:p>
          </table:table-cell>
          <table:table-cell table:formula="of:=-[.G62]" office:value-type="float" office:value="639" calcext:value-type="float">
            <text:p>639</text:p>
          </table:table-cell>
          <table:table-cell table:formula="of:=-[.H62]" office:value-type="float" office:value="1782" calcext:value-type="float">
            <text:p>1782</text:p>
          </table:table-cell>
          <table:table-cell table:formula="of:=-[.I62]" office:value-type="float" office:value="2421" calcext:value-type="float">
            <text:p>2421</text:p>
          </table:table-cell>
          <table:table-cell table:formula="of:=-[.J62]" office:value-type="float" office:value="648" calcext:value-type="float">
            <text:p>648</text:p>
          </table:table-cell>
          <table:table-cell table:formula="of:=-[.K62]" office:value-type="float" office:value="1800" calcext:value-type="float">
            <text:p>1800</text:p>
          </table:table-cell>
          <table:table-cell table:formula="of:=-[.L62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e2dc6e45-6c06-449a-bc79-d073e8a97e73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40" calcext:value-type="float">
            <text:p>-640</text:p>
          </table:table-cell>
          <table:table-cell office:value-type="float" office:value="-1782" calcext:value-type="float">
            <text:p>-1782</text:p>
          </table:table-cell>
          <table:table-cell office:value-type="float" office:value="-2422" calcext:value-type="float">
            <text:p>-2422</text:p>
          </table:table-cell>
          <table:table-cell office:value-type="float" office:value="-640" calcext:value-type="float">
            <text:p>-640</text:p>
          </table:table-cell>
          <table:table-cell office:value-type="float" office:value="-1782" calcext:value-type="float">
            <text:p>-1782</text:p>
          </table:table-cell>
          <table:table-cell office:value-type="float" office:value="-2422" calcext:value-type="float">
            <text:p>-2422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3]" office:value-type="float" office:value="640" calcext:value-type="float">
            <text:p>640</text:p>
          </table:table-cell>
          <table:table-cell table:formula="of:=-[.E63]" office:value-type="float" office:value="1782" calcext:value-type="float">
            <text:p>1782</text:p>
          </table:table-cell>
          <table:table-cell table:formula="of:=-[.F63]" office:value-type="float" office:value="2422" calcext:value-type="float">
            <text:p>2422</text:p>
          </table:table-cell>
          <table:table-cell table:formula="of:=-[.G63]" office:value-type="float" office:value="640" calcext:value-type="float">
            <text:p>640</text:p>
          </table:table-cell>
          <table:table-cell table:formula="of:=-[.H63]" office:value-type="float" office:value="1782" calcext:value-type="float">
            <text:p>1782</text:p>
          </table:table-cell>
          <table:table-cell table:formula="of:=-[.I63]" office:value-type="float" office:value="2422" calcext:value-type="float">
            <text:p>2422</text:p>
          </table:table-cell>
          <table:table-cell table:formula="of:=-[.J63]" office:value-type="float" office:value="648" calcext:value-type="float">
            <text:p>648</text:p>
          </table:table-cell>
          <table:table-cell table:formula="of:=-[.K63]" office:value-type="float" office:value="1800" calcext:value-type="float">
            <text:p>1800</text:p>
          </table:table-cell>
          <table:table-cell table:formula="of:=-[.L63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41463acf-db1c-486d-9611-421c942a08b7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8" calcext:value-type="float">
            <text:p>-638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0" calcext:value-type="float">
            <text:p>-2410</text:p>
          </table:table-cell>
          <table:table-cell office:value-type="float" office:value="-636" calcext:value-type="float">
            <text:p>-636</text:p>
          </table:table-cell>
          <table:table-cell office:value-type="float" office:value="-1773" calcext:value-type="float">
            <text:p>-1773</text:p>
          </table:table-cell>
          <table:table-cell office:value-type="float" office:value="-2409" calcext:value-type="float">
            <text:p>-2409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4]" office:value-type="float" office:value="638" calcext:value-type="float">
            <text:p>638</text:p>
          </table:table-cell>
          <table:table-cell table:formula="of:=-[.E64]" office:value-type="float" office:value="1774" calcext:value-type="float">
            <text:p>1774</text:p>
          </table:table-cell>
          <table:table-cell table:formula="of:=-[.F64]" office:value-type="float" office:value="2410" calcext:value-type="float">
            <text:p>2410</text:p>
          </table:table-cell>
          <table:table-cell table:formula="of:=-[.G64]" office:value-type="float" office:value="636" calcext:value-type="float">
            <text:p>636</text:p>
          </table:table-cell>
          <table:table-cell table:formula="of:=-[.H64]" office:value-type="float" office:value="1773" calcext:value-type="float">
            <text:p>1773</text:p>
          </table:table-cell>
          <table:table-cell table:formula="of:=-[.I64]" office:value-type="float" office:value="2409" calcext:value-type="float">
            <text:p>2409</text:p>
          </table:table-cell>
          <table:table-cell table:formula="of:=-[.J64]" office:value-type="float" office:value="648" calcext:value-type="float">
            <text:p>648</text:p>
          </table:table-cell>
          <table:table-cell table:formula="of:=-[.K64]" office:value-type="float" office:value="1800" calcext:value-type="float">
            <text:p>1800</text:p>
          </table:table-cell>
          <table:table-cell table:formula="of:=-[.L64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7e73a9de-f7ea-4e44-a4e7-78d806ad5c77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7" calcext:value-type="float">
            <text:p>-637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1" calcext:value-type="float">
            <text:p>-2411</text:p>
          </table:table-cell>
          <table:table-cell office:value-type="float" office:value="-636" calcext:value-type="float">
            <text:p>-636</text:p>
          </table:table-cell>
          <table:table-cell office:value-type="float" office:value="-1774" calcext:value-type="float">
            <text:p>-1774</text:p>
          </table:table-cell>
          <table:table-cell office:value-type="float" office:value="-2409" calcext:value-type="float">
            <text:p>-2409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5]" office:value-type="float" office:value="637" calcext:value-type="float">
            <text:p>637</text:p>
          </table:table-cell>
          <table:table-cell table:formula="of:=-[.E65]" office:value-type="float" office:value="1774" calcext:value-type="float">
            <text:p>1774</text:p>
          </table:table-cell>
          <table:table-cell table:formula="of:=-[.F65]" office:value-type="float" office:value="2411" calcext:value-type="float">
            <text:p>2411</text:p>
          </table:table-cell>
          <table:table-cell table:formula="of:=-[.G65]" office:value-type="float" office:value="636" calcext:value-type="float">
            <text:p>636</text:p>
          </table:table-cell>
          <table:table-cell table:formula="of:=-[.H65]" office:value-type="float" office:value="1774" calcext:value-type="float">
            <text:p>1774</text:p>
          </table:table-cell>
          <table:table-cell table:formula="of:=-[.I65]" office:value-type="float" office:value="2409" calcext:value-type="float">
            <text:p>2409</text:p>
          </table:table-cell>
          <table:table-cell table:formula="of:=-[.J65]" office:value-type="float" office:value="648" calcext:value-type="float">
            <text:p>648</text:p>
          </table:table-cell>
          <table:table-cell table:formula="of:=-[.K65]" office:value-type="float" office:value="1800" calcext:value-type="float">
            <text:p>1800</text:p>
          </table:table-cell>
          <table:table-cell table:formula="of:=-[.L65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  <table:table-row table:style-name="ro1" table:visibility="filter">
          <table:table-cell office:value-type="string" calcext:value-type="string">
            <text:p>7303b08c-d223-402e-9370-2d95eae53846</text:p>
          </table:table-cell>
          <table:table-cell office:value-type="string" calcext:value-type="string">
            <text:p>Andata</text:p>
          </table:table-cell>
          <table:table-cell office:value-type="float" office:value="7" calcext:value-type="float">
            <text:p>7</text:p>
          </table:table-cell>
          <table:table-cell office:value-type="float" office:value="-637" calcext:value-type="float">
            <text:p>-637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1" calcext:value-type="float">
            <text:p>-2411</text:p>
          </table:table-cell>
          <table:table-cell office:value-type="float" office:value="-637" calcext:value-type="float">
            <text:p>-637</text:p>
          </table:table-cell>
          <table:table-cell office:value-type="float" office:value="-1774" calcext:value-type="float">
            <text:p>-1774</text:p>
          </table:table-cell>
          <table:table-cell office:value-type="float" office:value="-2411" calcext:value-type="float">
            <text:p>-2411</text:p>
          </table:table-cell>
          <table:table-cell office:value-type="float" office:value="-648" calcext:value-type="float">
            <text:p>-648</text:p>
          </table:table-cell>
          <table:table-cell office:value-type="float" office:value="-1800" calcext:value-type="float">
            <text:p>-1800</text:p>
          </table:table-cell>
          <table:table-cell office:value-type="float" office:value="-2448" calcext:value-type="float">
            <text:p>-2448</text:p>
          </table:table-cell>
          <table:table-cell table:formula="of:=-[.D66]" office:value-type="float" office:value="637" calcext:value-type="float">
            <text:p>637</text:p>
          </table:table-cell>
          <table:table-cell table:formula="of:=-[.E66]" office:value-type="float" office:value="1774" calcext:value-type="float">
            <text:p>1774</text:p>
          </table:table-cell>
          <table:table-cell table:formula="of:=-[.F66]" office:value-type="float" office:value="2411" calcext:value-type="float">
            <text:p>2411</text:p>
          </table:table-cell>
          <table:table-cell table:formula="of:=-[.G66]" office:value-type="float" office:value="637" calcext:value-type="float">
            <text:p>637</text:p>
          </table:table-cell>
          <table:table-cell table:formula="of:=-[.H66]" office:value-type="float" office:value="1774" calcext:value-type="float">
            <text:p>1774</text:p>
          </table:table-cell>
          <table:table-cell table:formula="of:=-[.I66]" office:value-type="float" office:value="2411" calcext:value-type="float">
            <text:p>2411</text:p>
          </table:table-cell>
          <table:table-cell table:formula="of:=-[.J66]" office:value-type="float" office:value="648" calcext:value-type="float">
            <text:p>648</text:p>
          </table:table-cell>
          <table:table-cell table:formula="of:=-[.K66]" office:value-type="float" office:value="1800" calcext:value-type="float">
            <text:p>1800</text:p>
          </table:table-cell>
          <table:table-cell table:formula="of:=-[.L66]" office:value-type="float" office:value="2448" calcext:value-type="float">
            <text:p>2448</text:p>
          </table:table-cell>
          <table:table-cell office:value-type="string" calcext:value-type="string">
            <text:p>B</text:p>
          </table:table-cell>
        </table:table-row>
      </table:table>
      <table:table table:name="shift_finale" table:style-name="ta1">
        <table:table-column table:style-name="co23" table:default-cell-style-name="Default"/>
        <table:table-column table:style-name="co20" table:number-columns-repeated="10" table:default-cell-style-name="Default"/>
        <table:table-column table:style-name="co20" table:default-cell-style-name="ce9"/>
        <table:table-column table:style-name="co20" table:default-cell-style-name="ce31"/>
        <table:table-column table:style-name="co20" table:default-cell-style-name="ce9"/>
        <table:table-column table:style-name="co20" table:default-cell-style-name="ce31"/>
        <table:table-column table:style-name="co20" table:default-cell-style-name="ce9"/>
        <table:table-column table:style-name="co20" table:default-cell-style-name="ce31"/>
        <table:table-column table:style-name="co20" table:number-columns-repeated="3" table:default-cell-style-name="ce9"/>
        <table:table-column table:style-name="co20" table:default-cell-style-name="Default"/>
        <table:table-column table:style-name="co20" table:default-cell-style-name="ce9"/>
        <table:table-column table:style-name="co20" table:default-cell-style-name="ce31"/>
        <table:table-column table:style-name="co20" table:default-cell-style-name="ce9"/>
        <table:table-column table:style-name="co20" table:default-cell-style-name="ce31"/>
        <table:table-column table:style-name="co20" table:default-cell-style-name="ce9"/>
        <table:table-column table:style-name="co20" table:default-cell-style-name="ce31"/>
        <table:table-column table:style-name="co20" table:number-columns-repeated="3" table:default-cell-style-name="ce9"/>
        <table:table-row table:style-name="ro1">
          <table:table-cell table:number-columns-repeated="11"/>
          <table:table-cell table:style-name="Default" table:number-columns-repeated="9"/>
          <table:table-cell/>
          <table:table-cell table:style-name="Default" table:number-columns-repeated="9"/>
        </table:table-row>
        <table:table-row table:style-name="ro1">
          <table:table-cell/>
          <table:table-cell table:style-name="ce30" office:value-type="string" calcext:value-type="string" table:number-columns-spanned="9" table:number-rows-spanned="1">
            <text:p>A</text:p>
          </table:table-cell>
          <table:covered-table-cell table:style-name="ce30"/>
          <table:covered-table-cell table:number-columns-repeated="7" table:style-name="ce11"/>
          <table:table-cell/>
          <table:table-cell table:style-name="ce30" office:value-type="string" calcext:value-type="string" table:number-columns-spanned="9" table:number-rows-spanned="1">
            <text:p>B</text:p>
          </table:table-cell>
          <table:covered-table-cell table:style-name="ce30"/>
          <table:covered-table-cell table:number-columns-repeated="7" table:style-name="ce11"/>
          <table:table-cell/>
          <table:table-cell table:style-name="ce30" office:value-type="string" calcext:value-type="string" table:number-columns-spanned="9" table:number-rows-spanned="1">
            <text:p>C</text:p>
          </table:table-cell>
          <table:covered-table-cell table:style-name="ce30"/>
          <table:covered-table-cell table:number-columns-repeated="7" table:style-name="ce11"/>
        </table:table-row>
        <table:table-row table:style-name="ro1">
          <table:table-cell/>
          <table:table-cell table:style-name="ce9" office:value-type="string" calcext:value-type="string">
            <text:p>N1</text:p>
          </table:table-cell>
          <table:table-cell table:style-name="ce9"/>
          <table:table-cell table:style-name="ce9" office:value-type="string" calcext:value-type="string">
            <text:p>N2</text:p>
          </table:table-cell>
          <table:table-cell table:style-name="ce9"/>
          <table:table-cell table:style-name="ce9" office:value-type="string" calcext:value-type="string">
            <text:p>N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T3</text:p>
          </table:table-cell>
          <table:table-cell/>
          <table:table-cell office:value-type="string" calcext:value-type="string">
            <text:p>N1</text:p>
          </table:table-cell>
          <table:table-cell table:style-name="ce9"/>
          <table:table-cell office:value-type="string" calcext:value-type="string">
            <text:p>N2</text:p>
          </table:table-cell>
          <table:table-cell table:style-name="ce9"/>
          <table:table-cell office:value-type="string" calcext:value-type="string">
            <text:p>N3</text:p>
          </table:table-cell>
          <table:table-cell table:style-name="ce9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N1</text:p>
          </table:table-cell>
          <table:table-cell table:style-name="ce9"/>
          <table:table-cell office:value-type="string" calcext:value-type="string">
            <text:p>N2</text:p>
          </table:table-cell>
          <table:table-cell table:style-name="ce9"/>
          <table:table-cell office:value-type="string" calcext:value-type="string">
            <text:p>N3</text:p>
          </table:table-cell>
          <table:table-cell table:style-name="ce9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4]-[.H4]" office:value-type="float" office:value="0" calcext:value-type="float">
            <text:p>0</text:p>
          </table:table-cell>
          <table:table-cell table:style-name="ce9" office:value-type="float" office:value="3612" calcext:value-type="float">
            <text:p>3612</text:p>
          </table:table-cell>
          <table:table-cell table:style-name="ce31" table:formula="of:=[.D4]-[.I4]" office:value-type="float" office:value="12" calcext:value-type="float">
            <text:p>12</text:p>
          </table:table-cell>
          <table:table-cell table:style-name="ce9" office:value-type="float" office:value="4908" calcext:value-type="float">
            <text:p>4908</text:p>
          </table:table-cell>
          <table:table-cell table:style-name="ce31" table:formula="of:=[.F4]-[.J4]" office:value-type="float" office:value="12" calcext:value-type="float">
            <text:p>12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4]-[.R4]" office:value-type="float" office:value="-22" calcext:value-type="float">
            <text:p>-22</text:p>
          </table:table-cell>
          <table:table-cell office:value-type="float" office:value="1745" calcext:value-type="float">
            <text:p>1745</text:p>
          </table:table-cell>
          <table:table-cell table:formula="of:=[.N4]-[.S4]" office:value-type="float" office:value="-55" calcext:value-type="float">
            <text:p>-55</text:p>
          </table:table-cell>
          <table:table-cell office:value-type="float" office:value="2371" calcext:value-type="float">
            <text:p>2371</text:p>
          </table:table-cell>
          <table:table-cell table:formula="of:=[.P4]-[.T4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V4]-[.AB4]" office:value-type="float" office:value="-12" calcext:value-type="float">
            <text:p>-12</text:p>
          </table:table-cell>
          <table:table-cell office:value-type="float" office:value="1169" calcext:value-type="float">
            <text:p>1169</text:p>
          </table:table-cell>
          <table:table-cell table:formula="of:=[.X4]-[.AC4]" office:value-type="float" office:value="-31" calcext:value-type="float">
            <text:p>-31</text:p>
          </table:table-cell>
          <table:table-cell office:value-type="float" office:value="1588" calcext:value-type="float">
            <text:p>1588</text:p>
          </table:table-cell>
          <table:table-cell table:formula="of:=[.Z4]-[.AD4]" office:value-type="float" office:value="-44" calcext:value-type="float">
            <text:p>-44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5]-[.H5]" office:value-type="float" office:value="0" calcext:value-type="float">
            <text:p>0</text:p>
          </table:table-cell>
          <table:table-cell table:style-name="ce9" office:value-type="float" office:value="3612" calcext:value-type="float">
            <text:p>3612</text:p>
          </table:table-cell>
          <table:table-cell table:style-name="ce31" table:formula="of:=[.D5]-[.I5]" office:value-type="float" office:value="12" calcext:value-type="float">
            <text:p>12</text:p>
          </table:table-cell>
          <table:table-cell table:style-name="ce9" office:value-type="float" office:value="4909" calcext:value-type="float">
            <text:p>4909</text:p>
          </table:table-cell>
          <table:table-cell table:style-name="ce31" table:formula="of:=[.F5]-[.J5]" office:value-type="float" office:value="13" calcext:value-type="float">
            <text:p>13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5]-[.R5]" office:value-type="float" office:value="-22" calcext:value-type="float">
            <text:p>-22</text:p>
          </table:table-cell>
          <table:table-cell office:value-type="float" office:value="1745" calcext:value-type="float">
            <text:p>1745</text:p>
          </table:table-cell>
          <table:table-cell table:formula="of:=[.N5]-[.S5]" office:value-type="float" office:value="-55" calcext:value-type="float">
            <text:p>-55</text:p>
          </table:table-cell>
          <table:table-cell office:value-type="float" office:value="2371" calcext:value-type="float">
            <text:p>2371</text:p>
          </table:table-cell>
          <table:table-cell table:formula="of:=[.P5]-[.T5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V5]-[.AB5]" office:value-type="float" office:value="-14" calcext:value-type="float">
            <text:p>-14</text:p>
          </table:table-cell>
          <table:table-cell office:value-type="float" office:value="1166" calcext:value-type="float">
            <text:p>1166</text:p>
          </table:table-cell>
          <table:table-cell table:formula="of:=[.X5]-[.AC5]" office:value-type="float" office:value="-34" calcext:value-type="float">
            <text:p>-34</text:p>
          </table:table-cell>
          <table:table-cell office:value-type="float" office:value="1586" calcext:value-type="float">
            <text:p>1586</text:p>
          </table:table-cell>
          <table:table-cell table:formula="of:=[.Z5]-[.AD5]"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8" calcext:value-type="float">
            <text:p>1298</text:p>
          </table:table-cell>
          <table:table-cell table:style-name="ce31" table:formula="of:=[.B6]-[.H6]" office:value-type="float" office:value="1" calcext:value-type="float">
            <text:p>1</text:p>
          </table:table-cell>
          <table:table-cell table:style-name="ce9" office:value-type="float" office:value="3611" calcext:value-type="float">
            <text:p>3611</text:p>
          </table:table-cell>
          <table:table-cell table:style-name="ce31" table:formula="of:=[.D6]-[.I6]" office:value-type="float" office:value="11" calcext:value-type="float">
            <text:p>11</text:p>
          </table:table-cell>
          <table:table-cell table:style-name="ce9" office:value-type="float" office:value="4909" calcext:value-type="float">
            <text:p>4909</text:p>
          </table:table-cell>
          <table:table-cell table:style-name="ce31" table:formula="of:=[.F6]-[.J6]" office:value-type="float" office:value="13" calcext:value-type="float">
            <text:p>13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6]-[.R6]" office:value-type="float" office:value="-22" calcext:value-type="float">
            <text:p>-22</text:p>
          </table:table-cell>
          <table:table-cell office:value-type="float" office:value="1744" calcext:value-type="float">
            <text:p>1744</text:p>
          </table:table-cell>
          <table:table-cell table:formula="of:=[.N6]-[.S6]" office:value-type="float" office:value="-56" calcext:value-type="float">
            <text:p>-56</text:p>
          </table:table-cell>
          <table:table-cell office:value-type="float" office:value="2370" calcext:value-type="float">
            <text:p>2370</text:p>
          </table:table-cell>
          <table:table-cell table:formula="of:=[.P6]-[.T6]" office:value-type="float" office:value="-78" calcext:value-type="float">
            <text:p>-7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V6]-[.AB6]" office:value-type="float" office:value="-12" calcext:value-type="float">
            <text:p>-12</text:p>
          </table:table-cell>
          <table:table-cell office:value-type="float" office:value="1169" calcext:value-type="float">
            <text:p>1169</text:p>
          </table:table-cell>
          <table:table-cell table:formula="of:=[.X6]-[.AC6]" office:value-type="float" office:value="-31" calcext:value-type="float">
            <text:p>-31</text:p>
          </table:table-cell>
          <table:table-cell office:value-type="float" office:value="1589" calcext:value-type="float">
            <text:p>1589</text:p>
          </table:table-cell>
          <table:table-cell table:formula="of:=[.Z6]-[.AD6]" office:value-type="float" office:value="-43" calcext:value-type="float">
            <text:p>-4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301" calcext:value-type="float">
            <text:p>1301</text:p>
          </table:table-cell>
          <table:table-cell table:style-name="ce31" table:formula="of:=[.B7]-[.H7]" office:value-type="float" office:value="4" calcext:value-type="float">
            <text:p>4</text:p>
          </table:table-cell>
          <table:table-cell table:style-name="ce9" office:value-type="float" office:value="3621" calcext:value-type="float">
            <text:p>3621</text:p>
          </table:table-cell>
          <table:table-cell table:style-name="ce31" table:formula="of:=[.D7]-[.I7]" office:value-type="float" office:value="21" calcext:value-type="float">
            <text:p>21</text:p>
          </table:table-cell>
          <table:table-cell table:style-name="ce9" office:value-type="float" office:value="4923" calcext:value-type="float">
            <text:p>4923</text:p>
          </table:table-cell>
          <table:table-cell table:style-name="ce31" table:formula="of:=[.F7]-[.J7]" office:value-type="float" office:value="27" calcext:value-type="float">
            <text:p>27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7]-[.R7]" office:value-type="float" office:value="-22" calcext:value-type="float">
            <text:p>-22</text:p>
          </table:table-cell>
          <table:table-cell office:value-type="float" office:value="1743" calcext:value-type="float">
            <text:p>1743</text:p>
          </table:table-cell>
          <table:table-cell table:formula="of:=[.N7]-[.S7]" office:value-type="float" office:value="-57" calcext:value-type="float">
            <text:p>-57</text:p>
          </table:table-cell>
          <table:table-cell office:value-type="float" office:value="2369" calcext:value-type="float">
            <text:p>2369</text:p>
          </table:table-cell>
          <table:table-cell table:formula="of:=[.P7]-[.T7]" office:value-type="float" office:value="-79" calcext:value-type="float">
            <text:p>-7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7]-[.AB7]" office:value-type="float" office:value="-13" calcext:value-type="float">
            <text:p>-13</text:p>
          </table:table-cell>
          <table:table-cell office:value-type="float" office:value="1167" calcext:value-type="float">
            <text:p>1167</text:p>
          </table:table-cell>
          <table:table-cell table:formula="of:=[.X7]-[.AC7]" office:value-type="float" office:value="-33" calcext:value-type="float">
            <text:p>-33</text:p>
          </table:table-cell>
          <table:table-cell office:value-type="float" office:value="1586" calcext:value-type="float">
            <text:p>1586</text:p>
          </table:table-cell>
          <table:table-cell table:formula="of:=[.Z7]-[.AD7]"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9" calcext:value-type="float">
            <text:p>1289</text:p>
          </table:table-cell>
          <table:table-cell table:style-name="ce31" table:formula="of:=[.B8]-[.H8]" office:value-type="float" office:value="-8" calcext:value-type="float">
            <text:p>-8</text:p>
          </table:table-cell>
          <table:table-cell table:style-name="ce9" office:value-type="float" office:value="3589" calcext:value-type="float">
            <text:p>3589</text:p>
          </table:table-cell>
          <table:table-cell table:style-name="ce31" table:formula="of:=[.D8]-[.I8]" office:value-type="float" office:value="-11" calcext:value-type="float">
            <text:p>-11</text:p>
          </table:table-cell>
          <table:table-cell table:style-name="ce9" office:value-type="float" office:value="4875" calcext:value-type="float">
            <text:p>4875</text:p>
          </table:table-cell>
          <table:table-cell table:style-name="ce31" table:formula="of:=[.F8]-[.J8]" office:value-type="float" office:value="-21" calcext:value-type="float">
            <text:p>-21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8]-[.R8]" office:value-type="float" office:value="-22" calcext:value-type="float">
            <text:p>-22</text:p>
          </table:table-cell>
          <table:table-cell office:value-type="float" office:value="1745" calcext:value-type="float">
            <text:p>1745</text:p>
          </table:table-cell>
          <table:table-cell table:formula="of:=[.N8]-[.S8]" office:value-type="float" office:value="-55" calcext:value-type="float">
            <text:p>-55</text:p>
          </table:table-cell>
          <table:table-cell office:value-type="float" office:value="2371" calcext:value-type="float">
            <text:p>2371</text:p>
          </table:table-cell>
          <table:table-cell table:formula="of:=[.P8]-[.T8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8]-[.AB8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8]-[.AC8]" office:value-type="float" office:value="-32" calcext:value-type="float">
            <text:p>-32</text:p>
          </table:table-cell>
          <table:table-cell office:value-type="float" office:value="1586" calcext:value-type="float">
            <text:p>1586</text:p>
          </table:table-cell>
          <table:table-cell table:formula="of:=[.Z8]-[.AD8]"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8" calcext:value-type="float">
            <text:p>1298</text:p>
          </table:table-cell>
          <table:table-cell table:style-name="ce31" table:formula="of:=[.B9]-[.H9]" office:value-type="float" office:value="1" calcext:value-type="float">
            <text:p>1</text:p>
          </table:table-cell>
          <table:table-cell table:style-name="ce9" office:value-type="float" office:value="3621" calcext:value-type="float">
            <text:p>3621</text:p>
          </table:table-cell>
          <table:table-cell table:style-name="ce31" table:formula="of:=[.D9]-[.I9]" office:value-type="float" office:value="21" calcext:value-type="float">
            <text:p>21</text:p>
          </table:table-cell>
          <table:table-cell table:style-name="ce9" office:value-type="float" office:value="4922" calcext:value-type="float">
            <text:p>4922</text:p>
          </table:table-cell>
          <table:table-cell table:style-name="ce31" table:formula="of:=[.F9]-[.J9]" office:value-type="float" office:value="26" calcext:value-type="float">
            <text:p>26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9]-[.R9]" office:value-type="float" office:value="-22" calcext:value-type="float">
            <text:p>-22</text:p>
          </table:table-cell>
          <table:table-cell office:value-type="float" office:value="1745" calcext:value-type="float">
            <text:p>1745</text:p>
          </table:table-cell>
          <table:table-cell table:formula="of:=[.N9]-[.S9]" office:value-type="float" office:value="-55" calcext:value-type="float">
            <text:p>-55</text:p>
          </table:table-cell>
          <table:table-cell office:value-type="float" office:value="2371" calcext:value-type="float">
            <text:p>2371</text:p>
          </table:table-cell>
          <table:table-cell table:formula="of:=[.P9]-[.T9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9]-[.AB9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9]-[.AC9]" office:value-type="float" office:value="-32" calcext:value-type="float">
            <text:p>-32</text:p>
          </table:table-cell>
          <table:table-cell office:value-type="float" office:value="1588" calcext:value-type="float">
            <text:p>1588</text:p>
          </table:table-cell>
          <table:table-cell table:formula="of:=[.Z9]-[.AD9]" office:value-type="float" office:value="-44" calcext:value-type="float">
            <text:p>-44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0" calcext:value-type="float">
            <text:p>1280</text:p>
          </table:table-cell>
          <table:table-cell table:style-name="ce31" table:formula="of:=[.B10]-[.H10]" office:value-type="float" office:value="-17" calcext:value-type="float">
            <text:p>-17</text:p>
          </table:table-cell>
          <table:table-cell table:style-name="ce9" office:value-type="float" office:value="3557" calcext:value-type="float">
            <text:p>3557</text:p>
          </table:table-cell>
          <table:table-cell table:style-name="ce31" table:formula="of:=[.D10]-[.I10]" office:value-type="float" office:value="-43" calcext:value-type="float">
            <text:p>-43</text:p>
          </table:table-cell>
          <table:table-cell table:style-name="ce9" office:value-type="float" office:value="4834" calcext:value-type="float">
            <text:p>4834</text:p>
          </table:table-cell>
          <table:table-cell table:style-name="ce31" table:formula="of:=[.F10]-[.J10]" office:value-type="float" office:value="-62" calcext:value-type="float">
            <text:p>-62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7" calcext:value-type="float">
            <text:p>627</text:p>
          </table:table-cell>
          <table:table-cell table:formula="of:=[.L10]-[.R10]" office:value-type="float" office:value="-21" calcext:value-type="float">
            <text:p>-21</text:p>
          </table:table-cell>
          <table:table-cell office:value-type="float" office:value="1744" calcext:value-type="float">
            <text:p>1744</text:p>
          </table:table-cell>
          <table:table-cell table:formula="of:=[.N10]-[.S10]" office:value-type="float" office:value="-56" calcext:value-type="float">
            <text:p>-56</text:p>
          </table:table-cell>
          <table:table-cell office:value-type="float" office:value="2370" calcext:value-type="float">
            <text:p>2370</text:p>
          </table:table-cell>
          <table:table-cell table:formula="of:=[.P10]-[.T10]" office:value-type="float" office:value="-78" calcext:value-type="float">
            <text:p>-7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10]-[.AB10]" office:value-type="float" office:value="-13" calcext:value-type="float">
            <text:p>-13</text:p>
          </table:table-cell>
          <table:table-cell office:value-type="float" office:value="1166" calcext:value-type="float">
            <text:p>1166</text:p>
          </table:table-cell>
          <table:table-cell table:formula="of:=[.X10]-[.AC10]" office:value-type="float" office:value="-34" calcext:value-type="float">
            <text:p>-34</text:p>
          </table:table-cell>
          <table:table-cell office:value-type="float" office:value="1585" calcext:value-type="float">
            <text:p>1585</text:p>
          </table:table-cell>
          <table:table-cell table:formula="of:=[.Z10]-[.AD10]" office:value-type="float" office:value="-47" calcext:value-type="float">
            <text:p>-47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73" calcext:value-type="float">
            <text:p>1273</text:p>
          </table:table-cell>
          <table:table-cell table:style-name="ce31" table:formula="of:=[.B11]-[.H11]" office:value-type="float" office:value="-24" calcext:value-type="float">
            <text:p>-24</text:p>
          </table:table-cell>
          <table:table-cell table:style-name="ce9" office:value-type="float" office:value="3570" calcext:value-type="float">
            <text:p>3570</text:p>
          </table:table-cell>
          <table:table-cell table:style-name="ce31" table:formula="of:=[.D11]-[.I11]" office:value-type="float" office:value="-30" calcext:value-type="float">
            <text:p>-30</text:p>
          </table:table-cell>
          <table:table-cell table:style-name="ce9" office:value-type="float" office:value="4857" calcext:value-type="float">
            <text:p>4857</text:p>
          </table:table-cell>
          <table:table-cell table:style-name="ce31" table:formula="of:=[.F11]-[.J11]" office:value-type="float" office:value="-39" calcext:value-type="float">
            <text:p>-39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L11]-[.R11]" office:value-type="float" office:value="-23" calcext:value-type="float">
            <text:p>-23</text:p>
          </table:table-cell>
          <table:table-cell office:value-type="float" office:value="1739" calcext:value-type="float">
            <text:p>1739</text:p>
          </table:table-cell>
          <table:table-cell table:formula="of:=[.N11]-[.S11]" office:value-type="float" office:value="-61" calcext:value-type="float">
            <text:p>-61</text:p>
          </table:table-cell>
          <table:table-cell office:value-type="float" office:value="2363" calcext:value-type="float">
            <text:p>2363</text:p>
          </table:table-cell>
          <table:table-cell table:formula="of:=[.P11]-[.T11]" office:value-type="float" office:value="-85" calcext:value-type="float">
            <text:p>-85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11]-[.AB11]" office:value-type="float" office:value="-13" calcext:value-type="float">
            <text:p>-13</text:p>
          </table:table-cell>
          <table:table-cell office:value-type="float" office:value="1166" calcext:value-type="float">
            <text:p>1166</text:p>
          </table:table-cell>
          <table:table-cell table:formula="of:=[.X11]-[.AC11]" office:value-type="float" office:value="-34" calcext:value-type="float">
            <text:p>-34</text:p>
          </table:table-cell>
          <table:table-cell office:value-type="float" office:value="1585" calcext:value-type="float">
            <text:p>1585</text:p>
          </table:table-cell>
          <table:table-cell table:formula="of:=[.Z11]-[.AD11]" office:value-type="float" office:value="-47" calcext:value-type="float">
            <text:p>-47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9" calcext:value-type="float">
            <text:p>1299</text:p>
          </table:table-cell>
          <table:table-cell table:style-name="ce31" table:formula="of:=[.B12]-[.H12]" office:value-type="float" office:value="2" calcext:value-type="float">
            <text:p>2</text:p>
          </table:table-cell>
          <table:table-cell table:style-name="ce9" office:value-type="float" office:value="3621" calcext:value-type="float">
            <text:p>3621</text:p>
          </table:table-cell>
          <table:table-cell table:style-name="ce31" table:formula="of:=[.D12]-[.I12]" office:value-type="float" office:value="21" calcext:value-type="float">
            <text:p>21</text:p>
          </table:table-cell>
          <table:table-cell table:style-name="ce9" office:value-type="float" office:value="4921" calcext:value-type="float">
            <text:p>4921</text:p>
          </table:table-cell>
          <table:table-cell table:style-name="ce31" table:formula="of:=[.F12]-[.J12]" office:value-type="float" office:value="25" calcext:value-type="float">
            <text:p>25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12]-[.R12]" office:value-type="float" office:value="-22" calcext:value-type="float">
            <text:p>-22</text:p>
          </table:table-cell>
          <table:table-cell office:value-type="float" office:value="1743" calcext:value-type="float">
            <text:p>1743</text:p>
          </table:table-cell>
          <table:table-cell table:formula="of:=[.N12]-[.S12]" office:value-type="float" office:value="-57" calcext:value-type="float">
            <text:p>-57</text:p>
          </table:table-cell>
          <table:table-cell office:value-type="float" office:value="2369" calcext:value-type="float">
            <text:p>2369</text:p>
          </table:table-cell>
          <table:table-cell table:formula="of:=[.P12]-[.T12]" office:value-type="float" office:value="-79" calcext:value-type="float">
            <text:p>-7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12]-[.AB12]" office:value-type="float" office:value="-13" calcext:value-type="float">
            <text:p>-13</text:p>
          </table:table-cell>
          <table:table-cell office:value-type="float" office:value="1166" calcext:value-type="float">
            <text:p>1166</text:p>
          </table:table-cell>
          <table:table-cell table:formula="of:=[.X12]-[.AC12]" office:value-type="float" office:value="-34" calcext:value-type="float">
            <text:p>-34</text:p>
          </table:table-cell>
          <table:table-cell office:value-type="float" office:value="1584" calcext:value-type="float">
            <text:p>1584</text:p>
          </table:table-cell>
          <table:table-cell table:formula="of:=[.Z12]-[.AD12]" office:value-type="float" office:value="-48" calcext:value-type="float">
            <text:p>-4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1" calcext:value-type="float">
            <text:p>1291</text:p>
          </table:table-cell>
          <table:table-cell table:style-name="ce31" table:formula="of:=[.B13]-[.H13]" office:value-type="float" office:value="-6" calcext:value-type="float">
            <text:p>-6</text:p>
          </table:table-cell>
          <table:table-cell table:style-name="ce9" office:value-type="float" office:value="3588" calcext:value-type="float">
            <text:p>3588</text:p>
          </table:table-cell>
          <table:table-cell table:style-name="ce31" table:formula="of:=[.D13]-[.I13]" office:value-type="float" office:value="-12" calcext:value-type="float">
            <text:p>-12</text:p>
          </table:table-cell>
          <table:table-cell table:style-name="ce9" office:value-type="float" office:value="4877" calcext:value-type="float">
            <text:p>4877</text:p>
          </table:table-cell>
          <table:table-cell table:style-name="ce31" table:formula="of:=[.F13]-[.J13]" office:value-type="float" office:value="-19" calcext:value-type="float">
            <text:p>-19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[.L13]-[.R13]" office:value-type="float" office:value="-41" calcext:value-type="float">
            <text:p>-41</text:p>
          </table:table-cell>
          <table:table-cell office:value-type="float" office:value="1738" calcext:value-type="float">
            <text:p>1738</text:p>
          </table:table-cell>
          <table:table-cell table:formula="of:=[.N13]-[.S13]" office:value-type="float" office:value="-62" calcext:value-type="float">
            <text:p>-62</text:p>
          </table:table-cell>
          <table:table-cell office:value-type="float" office:value="2375" calcext:value-type="float">
            <text:p>2375</text:p>
          </table:table-cell>
          <table:table-cell table:formula="of:=[.P13]-[.T13]" office:value-type="float" office:value="-73" calcext:value-type="float">
            <text:p>-73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V13]-[.AB13]" office:value-type="float" office:value="-5" calcext:value-type="float">
            <text:p>-5</text:p>
          </table:table-cell>
          <table:table-cell office:value-type="float" office:value="1187" calcext:value-type="float">
            <text:p>1187</text:p>
          </table:table-cell>
          <table:table-cell table:formula="of:=[.X13]-[.AC13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13]-[.AD13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78" calcext:value-type="float">
            <text:p>1278</text:p>
          </table:table-cell>
          <table:table-cell table:style-name="ce31" table:formula="of:=[.B14]-[.H14]" office:value-type="float" office:value="-19" calcext:value-type="float">
            <text:p>-19</text:p>
          </table:table-cell>
          <table:table-cell table:style-name="ce9" office:value-type="float" office:value="3557" calcext:value-type="float">
            <text:p>3557</text:p>
          </table:table-cell>
          <table:table-cell table:style-name="ce31" table:formula="of:=[.D14]-[.I14]" office:value-type="float" office:value="-43" calcext:value-type="float">
            <text:p>-43</text:p>
          </table:table-cell>
          <table:table-cell table:style-name="ce9" office:value-type="float" office:value="4835" calcext:value-type="float">
            <text:p>4835</text:p>
          </table:table-cell>
          <table:table-cell table:style-name="ce31" table:formula="of:=[.F14]-[.J14]" office:value-type="float" office:value="-61" calcext:value-type="float">
            <text:p>-61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[.L14]-[.R14]" office:value-type="float" office:value="-20" calcext:value-type="float">
            <text:p>-20</text:p>
          </table:table-cell>
          <table:table-cell office:value-type="float" office:value="1743" calcext:value-type="float">
            <text:p>1743</text:p>
          </table:table-cell>
          <table:table-cell table:formula="of:=[.N14]-[.S14]" office:value-type="float" office:value="-57" calcext:value-type="float">
            <text:p>-57</text:p>
          </table:table-cell>
          <table:table-cell office:value-type="float" office:value="2370" calcext:value-type="float">
            <text:p>2370</text:p>
          </table:table-cell>
          <table:table-cell table:formula="of:=[.P14]-[.T14]" office:value-type="float" office:value="-78" calcext:value-type="float">
            <text:p>-7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14]-[.AB14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14]-[.AC14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14]-[.AD14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0" calcext:value-type="float">
            <text:p>1280</text:p>
          </table:table-cell>
          <table:table-cell table:style-name="ce31" table:formula="of:=[.B15]-[.H15]" office:value-type="float" office:value="-17" calcext:value-type="float">
            <text:p>-17</text:p>
          </table:table-cell>
          <table:table-cell table:style-name="ce9" office:value-type="float" office:value="3557" calcext:value-type="float">
            <text:p>3557</text:p>
          </table:table-cell>
          <table:table-cell table:style-name="ce31" table:formula="of:=[.D15]-[.I15]" office:value-type="float" office:value="-43" calcext:value-type="float">
            <text:p>-43</text:p>
          </table:table-cell>
          <table:table-cell table:style-name="ce9" office:value-type="float" office:value="4835" calcext:value-type="float">
            <text:p>4835</text:p>
          </table:table-cell>
          <table:table-cell table:style-name="ce31" table:formula="of:=[.F15]-[.J15]" office:value-type="float" office:value="-61" calcext:value-type="float">
            <text:p>-61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26" calcext:value-type="float">
            <text:p>626</text:p>
          </table:table-cell>
          <table:table-cell table:formula="of:=[.L15]-[.R15]" office:value-type="float" office:value="-22" calcext:value-type="float">
            <text:p>-22</text:p>
          </table:table-cell>
          <table:table-cell office:value-type="float" office:value="1738" calcext:value-type="float">
            <text:p>1738</text:p>
          </table:table-cell>
          <table:table-cell table:formula="of:=[.N15]-[.S15]" office:value-type="float" office:value="-62" calcext:value-type="float">
            <text:p>-62</text:p>
          </table:table-cell>
          <table:table-cell office:value-type="float" office:value="2363" calcext:value-type="float">
            <text:p>2363</text:p>
          </table:table-cell>
          <table:table-cell table:formula="of:=[.P15]-[.T15]" office:value-type="float" office:value="-85" calcext:value-type="float">
            <text:p>-85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15]-[.AB15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15]-[.AC15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15]-[.AD15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16]-[.H16]" office:value-type="float" office:value="0" calcext:value-type="float">
            <text:p>0</text:p>
          </table:table-cell>
          <table:table-cell table:style-name="ce9" office:value-type="float" office:value="3612" calcext:value-type="float">
            <text:p>3612</text:p>
          </table:table-cell>
          <table:table-cell table:style-name="ce31" table:formula="of:=[.D16]-[.I16]" office:value-type="float" office:value="12" calcext:value-type="float">
            <text:p>12</text:p>
          </table:table-cell>
          <table:table-cell table:style-name="ce9" office:value-type="float" office:value="4908" calcext:value-type="float">
            <text:p>4908</text:p>
          </table:table-cell>
          <table:table-cell table:style-name="ce31" table:formula="of:=[.F16]-[.J16]" office:value-type="float" office:value="12" calcext:value-type="float">
            <text:p>12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L16]-[.R16]" office:value-type="float" office:value="-3" calcext:value-type="float">
            <text:p>-3</text:p>
          </table:table-cell>
          <table:table-cell office:value-type="float" office:value="1796" calcext:value-type="float">
            <text:p>1796</text:p>
          </table:table-cell>
          <table:table-cell table:formula="of:=[.N16]-[.S16]" office:value-type="float" office:value="-4" calcext:value-type="float">
            <text:p>-4</text:p>
          </table:table-cell>
          <table:table-cell office:value-type="float" office:value="2441" calcext:value-type="float">
            <text:p>2441</text:p>
          </table:table-cell>
          <table:table-cell table:formula="of:=[.P16]-[.T16]" office:value-type="float" office:value="-7" calcext:value-type="float">
            <text:p>-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16]-[.AB16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16]-[.AC16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16]-[.AD16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17]-[.H17]" office:value-type="float" office:value="0" calcext:value-type="float">
            <text:p>0</text:p>
          </table:table-cell>
          <table:table-cell table:style-name="ce9" office:value-type="float" office:value="3611" calcext:value-type="float">
            <text:p>3611</text:p>
          </table:table-cell>
          <table:table-cell table:style-name="ce31" table:formula="of:=[.D17]-[.I17]" office:value-type="float" office:value="11" calcext:value-type="float">
            <text:p>11</text:p>
          </table:table-cell>
          <table:table-cell table:style-name="ce9" office:value-type="float" office:value="4909" calcext:value-type="float">
            <text:p>4909</text:p>
          </table:table-cell>
          <table:table-cell table:style-name="ce31" table:formula="of:=[.F17]-[.J17]" office:value-type="float" office:value="13" calcext:value-type="float">
            <text:p>13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L17]-[.R17]" office:value-type="float" office:value="-3" calcext:value-type="float">
            <text:p>-3</text:p>
          </table:table-cell>
          <table:table-cell office:value-type="float" office:value="1796" calcext:value-type="float">
            <text:p>1796</text:p>
          </table:table-cell>
          <table:table-cell table:formula="of:=[.N17]-[.S17]" office:value-type="float" office:value="-4" calcext:value-type="float">
            <text:p>-4</text:p>
          </table:table-cell>
          <table:table-cell office:value-type="float" office:value="2440" calcext:value-type="float">
            <text:p>2440</text:p>
          </table:table-cell>
          <table:table-cell table:formula="of:=[.P17]-[.T17]" office:value-type="float" office:value="-8" calcext:value-type="float">
            <text:p>-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V17]-[.AB17]" office:value-type="float" office:value="-5" calcext:value-type="float">
            <text:p>-5</text:p>
          </table:table-cell>
          <table:table-cell office:value-type="float" office:value="1187" calcext:value-type="float">
            <text:p>1187</text:p>
          </table:table-cell>
          <table:table-cell table:formula="of:=[.X17]-[.AC17]" office:value-type="float" office:value="-13" calcext:value-type="float">
            <text:p>-13</text:p>
          </table:table-cell>
          <table:table-cell office:value-type="float" office:value="1614" calcext:value-type="float">
            <text:p>1614</text:p>
          </table:table-cell>
          <table:table-cell table:formula="of:=[.Z17]-[.AD17]" office:value-type="float" office:value="-18" calcext:value-type="float">
            <text:p>-1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18]-[.H18]" office:value-type="float" office:value="0" calcext:value-type="float">
            <text:p>0</text:p>
          </table:table-cell>
          <table:table-cell table:style-name="ce9" office:value-type="float" office:value="3612" calcext:value-type="float">
            <text:p>3612</text:p>
          </table:table-cell>
          <table:table-cell table:style-name="ce31" table:formula="of:=[.D18]-[.I18]" office:value-type="float" office:value="12" calcext:value-type="float">
            <text:p>12</text:p>
          </table:table-cell>
          <table:table-cell table:style-name="ce9" office:value-type="float" office:value="4907" calcext:value-type="float">
            <text:p>4907</text:p>
          </table:table-cell>
          <table:table-cell table:style-name="ce31" table:formula="of:=[.F18]-[.J18]" office:value-type="float" office:value="11" calcext:value-type="float">
            <text:p>11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L18]-[.R18]" office:value-type="float" office:value="-10" calcext:value-type="float">
            <text:p>-10</text:p>
          </table:table-cell>
          <table:table-cell office:value-type="float" office:value="1779" calcext:value-type="float">
            <text:p>1779</text:p>
          </table:table-cell>
          <table:table-cell table:formula="of:=[.N18]-[.S18]" office:value-type="float" office:value="-21" calcext:value-type="float">
            <text:p>-21</text:p>
          </table:table-cell>
          <table:table-cell office:value-type="float" office:value="2416" calcext:value-type="float">
            <text:p>2416</text:p>
          </table:table-cell>
          <table:table-cell table:formula="of:=[.P18]-[.T18]" office:value-type="float" office:value="-32" calcext:value-type="float">
            <text:p>-32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[.V18]-[.AB18]" office:value-type="float" office:value="211" calcext:value-type="float">
            <text:p>211</text:p>
          </table:table-cell>
          <table:table-cell office:value-type="float" office:value="1795" calcext:value-type="float">
            <text:p>1795</text:p>
          </table:table-cell>
          <table:table-cell table:formula="of:=[.X18]-[.AC18]" office:value-type="float" office:value="595" calcext:value-type="float">
            <text:p>595</text:p>
          </table:table-cell>
          <table:table-cell office:value-type="float" office:value="2440" calcext:value-type="float">
            <text:p>2440</text:p>
          </table:table-cell>
          <table:table-cell table:formula="of:=[.Z18]-[.AD18]" office:value-type="float" office:value="808" calcext:value-type="float">
            <text:p>80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8" calcext:value-type="float">
            <text:p>1298</text:p>
          </table:table-cell>
          <table:table-cell table:style-name="ce31" table:formula="of:=[.B19]-[.H19]" office:value-type="float" office:value="1" calcext:value-type="float">
            <text:p>1</text:p>
          </table:table-cell>
          <table:table-cell table:style-name="ce9" office:value-type="float" office:value="3621" calcext:value-type="float">
            <text:p>3621</text:p>
          </table:table-cell>
          <table:table-cell table:style-name="ce31" table:formula="of:=[.D19]-[.I19]" office:value-type="float" office:value="21" calcext:value-type="float">
            <text:p>21</text:p>
          </table:table-cell>
          <table:table-cell table:style-name="ce9" office:value-type="float" office:value="4919" calcext:value-type="float">
            <text:p>4919</text:p>
          </table:table-cell>
          <table:table-cell table:style-name="ce31" table:formula="of:=[.F19]-[.J19]" office:value-type="float" office:value="23" calcext:value-type="float">
            <text:p>23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6" calcext:value-type="float">
            <text:p>636</text:p>
          </table:table-cell>
          <table:table-cell table:formula="of:=[.L19]-[.R19]" office:value-type="float" office:value="-12" calcext:value-type="float">
            <text:p>-12</text:p>
          </table:table-cell>
          <table:table-cell office:value-type="float" office:value="1774" calcext:value-type="float">
            <text:p>1774</text:p>
          </table:table-cell>
          <table:table-cell table:formula="of:=[.N19]-[.S19]" office:value-type="float" office:value="-26" calcext:value-type="float">
            <text:p>-26</text:p>
          </table:table-cell>
          <table:table-cell office:value-type="float" office:value="2410" calcext:value-type="float">
            <text:p>2410</text:p>
          </table:table-cell>
          <table:table-cell table:formula="of:=[.P19]-[.T19]" office:value-type="float" office:value="-38" calcext:value-type="float">
            <text:p>-3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19]-[.AB19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19]-[.AC19]" office:value-type="float" office:value="-13" calcext:value-type="float">
            <text:p>-13</text:p>
          </table:table-cell>
          <table:table-cell office:value-type="float" office:value="1614" calcext:value-type="float">
            <text:p>1614</text:p>
          </table:table-cell>
          <table:table-cell table:formula="of:=[.Z19]-[.AD19]" office:value-type="float" office:value="-18" calcext:value-type="float">
            <text:p>-1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9" calcext:value-type="float">
            <text:p>1289</text:p>
          </table:table-cell>
          <table:table-cell table:style-name="ce31" table:formula="of:=[.B20]-[.H20]" office:value-type="float" office:value="-8" calcext:value-type="float">
            <text:p>-8</text:p>
          </table:table-cell>
          <table:table-cell table:style-name="ce9" office:value-type="float" office:value="3587" calcext:value-type="float">
            <text:p>3587</text:p>
          </table:table-cell>
          <table:table-cell table:style-name="ce31" table:formula="of:=[.D20]-[.I20]" office:value-type="float" office:value="-13" calcext:value-type="float">
            <text:p>-13</text:p>
          </table:table-cell>
          <table:table-cell table:style-name="ce9" office:value-type="float" office:value="4874" calcext:value-type="float">
            <text:p>4874</text:p>
          </table:table-cell>
          <table:table-cell table:style-name="ce31" table:formula="of:=[.F20]-[.J20]" office:value-type="float" office:value="-22" calcext:value-type="float">
            <text:p>-22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L20]-[.R20]" office:value-type="float" office:value="-8" calcext:value-type="float">
            <text:p>-8</text:p>
          </table:table-cell>
          <table:table-cell office:value-type="float" office:value="1783" calcext:value-type="float">
            <text:p>1783</text:p>
          </table:table-cell>
          <table:table-cell table:formula="of:=[.N20]-[.S20]" office:value-type="float" office:value="-17" calcext:value-type="float">
            <text:p>-17</text:p>
          </table:table-cell>
          <table:table-cell office:value-type="float" office:value="2422" calcext:value-type="float">
            <text:p>2422</text:p>
          </table:table-cell>
          <table:table-cell table:formula="of:=[.P20]-[.T20]" office:value-type="float" office:value="-26" calcext:value-type="float">
            <text:p>-2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20]-[.AB20]" office:value-type="float" office:value="-7" calcext:value-type="float">
            <text:p>-7</text:p>
          </table:table-cell>
          <table:table-cell office:value-type="float" office:value="1185" calcext:value-type="float">
            <text:p>1185</text:p>
          </table:table-cell>
          <table:table-cell table:formula="of:=[.X20]-[.AC20]" office:value-type="float" office:value="-15" calcext:value-type="float">
            <text:p>-15</text:p>
          </table:table-cell>
          <table:table-cell office:value-type="float" office:value="1610" calcext:value-type="float">
            <text:p>1610</text:p>
          </table:table-cell>
          <table:table-cell table:formula="of:=[.Z20]-[.AD20]" office:value-type="float" office:value="-22" calcext:value-type="float">
            <text:p>-2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97" calcext:value-type="float">
            <text:p>1297</text:p>
          </table:table-cell>
          <table:table-cell table:style-name="ce31" table:formula="of:=[.B21]-[.H21]" office:value-type="float" office:value="0" calcext:value-type="float">
            <text:p>0</text:p>
          </table:table-cell>
          <table:table-cell table:style-name="ce9" office:value-type="float" office:value="3622" calcext:value-type="float">
            <text:p>3622</text:p>
          </table:table-cell>
          <table:table-cell table:style-name="ce31" table:formula="of:=[.D21]-[.I21]" office:value-type="float" office:value="22" calcext:value-type="float">
            <text:p>22</text:p>
          </table:table-cell>
          <table:table-cell table:style-name="ce9" office:value-type="float" office:value="4920" calcext:value-type="float">
            <text:p>4920</text:p>
          </table:table-cell>
          <table:table-cell table:style-name="ce31" table:formula="of:=[.F21]-[.J21]" office:value-type="float" office:value="24" calcext:value-type="float">
            <text:p>24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L21]-[.R21]" office:value-type="float" office:value="-10" calcext:value-type="float">
            <text:p>-10</text:p>
          </table:table-cell>
          <table:table-cell office:value-type="float" office:value="1779" calcext:value-type="float">
            <text:p>1779</text:p>
          </table:table-cell>
          <table:table-cell table:formula="of:=[.N21]-[.S21]" office:value-type="float" office:value="-21" calcext:value-type="float">
            <text:p>-21</text:p>
          </table:table-cell>
          <table:table-cell office:value-type="float" office:value="2416" calcext:value-type="float">
            <text:p>2416</text:p>
          </table:table-cell>
          <table:table-cell table:formula="of:=[.P21]-[.T21]" office:value-type="float" office:value="-32" calcext:value-type="float">
            <text:p>-32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[.V21]-[.AB21]" office:value-type="float" office:value="5" calcext:value-type="float">
            <text:p>5</text:p>
          </table:table-cell>
          <table:table-cell office:value-type="float" office:value="1183" calcext:value-type="float">
            <text:p>1183</text:p>
          </table:table-cell>
          <table:table-cell table:formula="of:=[.X21]-[.AC21]" office:value-type="float" office:value="-17" calcext:value-type="float">
            <text:p>-17</text:p>
          </table:table-cell>
          <table:table-cell office:value-type="float" office:value="1654" calcext:value-type="float">
            <text:p>1654</text:p>
          </table:table-cell>
          <table:table-cell table:formula="of:=[.Z21]-[.AD21]" office:value-type="float" office:value="22" calcext:value-type="float">
            <text:p>2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76" calcext:value-type="float">
            <text:p>1276</text:p>
          </table:table-cell>
          <table:table-cell table:style-name="ce31" table:formula="of:=[.B22]-[.H22]" office:value-type="float" office:value="-21" calcext:value-type="float">
            <text:p>-21</text:p>
          </table:table-cell>
          <table:table-cell table:style-name="ce9" office:value-type="float" office:value="3556" calcext:value-type="float">
            <text:p>3556</text:p>
          </table:table-cell>
          <table:table-cell table:style-name="ce31" table:formula="of:=[.D22]-[.I22]" office:value-type="float" office:value="-44" calcext:value-type="float">
            <text:p>-44</text:p>
          </table:table-cell>
          <table:table-cell table:style-name="ce9" office:value-type="float" office:value="4831" calcext:value-type="float">
            <text:p>4831</text:p>
          </table:table-cell>
          <table:table-cell table:style-name="ce31" table:formula="of:=[.F22]-[.J22]" office:value-type="float" office:value="-65" calcext:value-type="float">
            <text:p>-65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6" calcext:value-type="float">
            <text:p>636</text:p>
          </table:table-cell>
          <table:table-cell table:formula="of:=[.L22]-[.R22]" office:value-type="float" office:value="-12" calcext:value-type="float">
            <text:p>-12</text:p>
          </table:table-cell>
          <table:table-cell office:value-type="float" office:value="1774" calcext:value-type="float">
            <text:p>1774</text:p>
          </table:table-cell>
          <table:table-cell table:formula="of:=[.N22]-[.S22]" office:value-type="float" office:value="-26" calcext:value-type="float">
            <text:p>-26</text:p>
          </table:table-cell>
          <table:table-cell office:value-type="float" office:value="2410" calcext:value-type="float">
            <text:p>2410</text:p>
          </table:table-cell>
          <table:table-cell table:formula="of:=[.P22]-[.T22]" office:value-type="float" office:value="-38" calcext:value-type="float">
            <text:p>-3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[.V22]-[.AB22]" office:value-type="float" office:value="4" calcext:value-type="float">
            <text:p>4</text:p>
          </table:table-cell>
          <table:table-cell office:value-type="float" office:value="1218" calcext:value-type="float">
            <text:p>1218</text:p>
          </table:table-cell>
          <table:table-cell table:formula="of:=[.X22]-[.AC22]" office:value-type="float" office:value="18" calcext:value-type="float">
            <text:p>18</text:p>
          </table:table-cell>
          <table:table-cell office:value-type="float" office:value="1654" calcext:value-type="float">
            <text:p>1654</text:p>
          </table:table-cell>
          <table:table-cell table:formula="of:=[.Z22]-[.AD22]" office:value-type="float" office:value="22" calcext:value-type="float">
            <text:p>2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7" calcext:value-type="float">
            <text:p>1287</text:p>
          </table:table-cell>
          <table:table-cell table:style-name="ce31" table:formula="of:=[.B23]-[.H23]" office:value-type="float" office:value="-10" calcext:value-type="float">
            <text:p>-10</text:p>
          </table:table-cell>
          <table:table-cell table:style-name="ce9" office:value-type="float" office:value="3586" calcext:value-type="float">
            <text:p>3586</text:p>
          </table:table-cell>
          <table:table-cell table:style-name="ce31" table:formula="of:=[.D23]-[.I23]" office:value-type="float" office:value="-14" calcext:value-type="float">
            <text:p>-14</text:p>
          </table:table-cell>
          <table:table-cell table:style-name="ce9" office:value-type="float" office:value="4870" calcext:value-type="float">
            <text:p>4870</text:p>
          </table:table-cell>
          <table:table-cell table:style-name="ce31" table:formula="of:=[.F23]-[.J23]" office:value-type="float" office:value="-26" calcext:value-type="float">
            <text:p>-26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[.L23]-[.R23]" office:value-type="float" office:value="-9" calcext:value-type="float">
            <text:p>-9</text:p>
          </table:table-cell>
          <table:table-cell office:value-type="float" office:value="1779" calcext:value-type="float">
            <text:p>1779</text:p>
          </table:table-cell>
          <table:table-cell table:formula="of:=[.N23]-[.S23]" office:value-type="float" office:value="-21" calcext:value-type="float">
            <text:p>-21</text:p>
          </table:table-cell>
          <table:table-cell office:value-type="float" office:value="2418" calcext:value-type="float">
            <text:p>2418</text:p>
          </table:table-cell>
          <table:table-cell table:formula="of:=[.P23]-[.T23]" office:value-type="float" office:value="-30" calcext:value-type="float">
            <text:p>-30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[.V23]-[.AB23]"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table:formula="of:=[.X23]-[.AC23]" office:value-type="float" office:value="9" calcext:value-type="float">
            <text:p>9</text:p>
          </table:table-cell>
          <table:table-cell office:value-type="float" office:value="1644" calcext:value-type="float">
            <text:p>1644</text:p>
          </table:table-cell>
          <table:table-cell table:formula="of:=[.Z23]-[.AD23]"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300" calcext:value-type="float">
            <text:p>1300</text:p>
          </table:table-cell>
          <table:table-cell table:style-name="ce31" table:formula="of:=[.B24]-[.H24]" office:value-type="float" office:value="3" calcext:value-type="float">
            <text:p>3</text:p>
          </table:table-cell>
          <table:table-cell table:style-name="ce9" office:value-type="float" office:value="3621" calcext:value-type="float">
            <text:p>3621</text:p>
          </table:table-cell>
          <table:table-cell table:style-name="ce31" table:formula="of:=[.D24]-[.I24]" office:value-type="float" office:value="21" calcext:value-type="float">
            <text:p>21</text:p>
          </table:table-cell>
          <table:table-cell table:style-name="ce9" office:value-type="float" office:value="4922" calcext:value-type="float">
            <text:p>4922</text:p>
          </table:table-cell>
          <table:table-cell table:style-name="ce31" table:formula="of:=[.F24]-[.J24]" office:value-type="float" office:value="26" calcext:value-type="float">
            <text:p>26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L24]-[.R24]" office:value-type="float" office:value="-10" calcext:value-type="float">
            <text:p>-10</text:p>
          </table:table-cell>
          <table:table-cell office:value-type="float" office:value="1774" calcext:value-type="float">
            <text:p>1774</text:p>
          </table:table-cell>
          <table:table-cell table:formula="of:=[.N24]-[.S24]" office:value-type="float" office:value="-26" calcext:value-type="float">
            <text:p>-26</text:p>
          </table:table-cell>
          <table:table-cell office:value-type="float" office:value="2411" calcext:value-type="float">
            <text:p>2411</text:p>
          </table:table-cell>
          <table:table-cell table:formula="of:=[.P24]-[.T24]" office:value-type="float" office:value="-37" calcext:value-type="float">
            <text:p>-3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24]-[.AB24]" office:value-type="float" office:value="-7" calcext:value-type="float">
            <text:p>-7</text:p>
          </table:table-cell>
          <table:table-cell office:value-type="float" office:value="1184" calcext:value-type="float">
            <text:p>1184</text:p>
          </table:table-cell>
          <table:table-cell table:formula="of:=[.X24]-[.AC24]" office:value-type="float" office:value="-16" calcext:value-type="float">
            <text:p>-16</text:p>
          </table:table-cell>
          <table:table-cell office:value-type="float" office:value="1609" calcext:value-type="float">
            <text:p>1609</text:p>
          </table:table-cell>
          <table:table-cell table:formula="of:=[.Z24]-[.AD24]" office:value-type="float" office:value="-23" calcext:value-type="float">
            <text:p>-2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87" calcext:value-type="float">
            <text:p>1287</text:p>
          </table:table-cell>
          <table:table-cell table:style-name="ce31" table:formula="of:=[.B25]-[.H25]" office:value-type="float" office:value="-10" calcext:value-type="float">
            <text:p>-10</text:p>
          </table:table-cell>
          <table:table-cell table:style-name="ce9" office:value-type="float" office:value="3588" calcext:value-type="float">
            <text:p>3588</text:p>
          </table:table-cell>
          <table:table-cell table:style-name="ce31" table:formula="of:=[.D25]-[.I25]" office:value-type="float" office:value="-12" calcext:value-type="float">
            <text:p>-12</text:p>
          </table:table-cell>
          <table:table-cell table:style-name="ce9" office:value-type="float" office:value="4872" calcext:value-type="float">
            <text:p>4872</text:p>
          </table:table-cell>
          <table:table-cell table:style-name="ce31" table:formula="of:=[.F25]-[.J25]" office:value-type="float" office:value="-24" calcext:value-type="float">
            <text:p>-24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L25]-[.R25]" office:value-type="float" office:value="-8" calcext:value-type="float">
            <text:p>-8</text:p>
          </table:table-cell>
          <table:table-cell office:value-type="float" office:value="1783" calcext:value-type="float">
            <text:p>1783</text:p>
          </table:table-cell>
          <table:table-cell table:formula="of:=[.N25]-[.S25]" office:value-type="float" office:value="-17" calcext:value-type="float">
            <text:p>-17</text:p>
          </table:table-cell>
          <table:table-cell office:value-type="float" office:value="2422" calcext:value-type="float">
            <text:p>2422</text:p>
          </table:table-cell>
          <table:table-cell table:formula="of:=[.P25]-[.T25]" office:value-type="float" office:value="-26" calcext:value-type="float">
            <text:p>-2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[.V25]-[.AB25]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table:formula="of:=[.X25]-[.AC25]" office:value-type="float" office:value="7" calcext:value-type="float">
            <text:p>7</text:p>
          </table:table-cell>
          <table:table-cell office:value-type="float" office:value="1641" calcext:value-type="float">
            <text:p>1641</text:p>
          </table:table-cell>
          <table:table-cell table:formula="of:=[.Z25]-[.AD25]"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79" calcext:value-type="float">
            <text:p>1279</text:p>
          </table:table-cell>
          <table:table-cell table:style-name="ce31" table:formula="of:=[.B26]-[.H26]" office:value-type="float" office:value="-18" calcext:value-type="float">
            <text:p>-18</text:p>
          </table:table-cell>
          <table:table-cell table:style-name="ce9" office:value-type="float" office:value="3556" calcext:value-type="float">
            <text:p>3556</text:p>
          </table:table-cell>
          <table:table-cell table:style-name="ce31" table:formula="of:=[.D26]-[.I26]" office:value-type="float" office:value="-44" calcext:value-type="float">
            <text:p>-44</text:p>
          </table:table-cell>
          <table:table-cell table:style-name="ce9" office:value-type="float" office:value="4834" calcext:value-type="float">
            <text:p>4834</text:p>
          </table:table-cell>
          <table:table-cell table:style-name="ce31" table:formula="of:=[.F26]-[.J26]" office:value-type="float" office:value="-62" calcext:value-type="float">
            <text:p>-62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L26]-[.R26]" office:value-type="float" office:value="-8" calcext:value-type="float">
            <text:p>-8</text:p>
          </table:table-cell>
          <table:table-cell office:value-type="float" office:value="1782" calcext:value-type="float">
            <text:p>1782</text:p>
          </table:table-cell>
          <table:table-cell table:formula="of:=[.N26]-[.S26]" office:value-type="float" office:value="-18" calcext:value-type="float">
            <text:p>-18</text:p>
          </table:table-cell>
          <table:table-cell office:value-type="float" office:value="2422" calcext:value-type="float">
            <text:p>2422</text:p>
          </table:table-cell>
          <table:table-cell table:formula="of:=[.P26]-[.T26]" office:value-type="float" office:value="-26" calcext:value-type="float">
            <text:p>-2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26]-[.AB26]" office:value-type="float" office:value="-7" calcext:value-type="float">
            <text:p>-7</text:p>
          </table:table-cell>
          <table:table-cell office:value-type="float" office:value="1187" calcext:value-type="float">
            <text:p>1187</text:p>
          </table:table-cell>
          <table:table-cell table:formula="of:=[.X26]-[.AC26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26]-[.AD26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/>
          <table:table-cell table:style-name="ce9" office:value-type="float" office:value="1276" calcext:value-type="float">
            <text:p>1276</text:p>
          </table:table-cell>
          <table:table-cell table:style-name="ce31" table:formula="of:=[.B27]-[.H27]" office:value-type="float" office:value="-21" calcext:value-type="float">
            <text:p>-21</text:p>
          </table:table-cell>
          <table:table-cell table:style-name="ce9" office:value-type="float" office:value="3556" calcext:value-type="float">
            <text:p>3556</text:p>
          </table:table-cell>
          <table:table-cell table:style-name="ce31" table:formula="of:=[.D27]-[.I27]" office:value-type="float" office:value="-44" calcext:value-type="float">
            <text:p>-44</text:p>
          </table:table-cell>
          <table:table-cell table:style-name="ce9" office:value-type="float" office:value="4832" calcext:value-type="float">
            <text:p>4832</text:p>
          </table:table-cell>
          <table:table-cell table:style-name="ce31" table:formula="of:=[.F27]-[.J27]" office:value-type="float" office:value="-64" calcext:value-type="float">
            <text:p>-64</text:p>
          </table:table-cell>
          <table:table-cell table:style-name="ce9" office:value-type="float" office:value="1297" calcext:value-type="float">
            <text:p>1297</text:p>
          </table:table-cell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4896" calcext:value-type="float">
            <text:p>489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L27]-[.R27]" office:value-type="float" office:value="-10" calcext:value-type="float">
            <text:p>-10</text:p>
          </table:table-cell>
          <table:table-cell office:value-type="float" office:value="1774" calcext:value-type="float">
            <text:p>1774</text:p>
          </table:table-cell>
          <table:table-cell table:formula="of:=[.N27]-[.S27]" office:value-type="float" office:value="-26" calcext:value-type="float">
            <text:p>-26</text:p>
          </table:table-cell>
          <table:table-cell office:value-type="float" office:value="2410" calcext:value-type="float">
            <text:p>2410</text:p>
          </table:table-cell>
          <table:table-cell table:formula="of:=[.P27]-[.T27]" office:value-type="float" office:value="-38" calcext:value-type="float">
            <text:p>-3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27]-[.AB27]" office:value-type="float" office:value="-7" calcext:value-type="float">
            <text:p>-7</text:p>
          </table:table-cell>
          <table:table-cell office:value-type="float" office:value="1187" calcext:value-type="float">
            <text:p>1187</text:p>
          </table:table-cell>
          <table:table-cell table:formula="of:=[.X27]-[.AC27]" office:value-type="float" office:value="-13" calcext:value-type="float">
            <text:p>-13</text:p>
          </table:table-cell>
          <table:table-cell office:value-type="float" office:value="1615" calcext:value-type="float">
            <text:p>1615</text:p>
          </table:table-cell>
          <table:table-cell table:formula="of:=[.Z27]-[.AD27]" office:value-type="float" office:value="-17" calcext:value-type="float">
            <text:p>-17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:.B27])" office:value-type="float" office:value="1290.04166666667" calcext:value-type="float">
            <text:p>1290,04166666667</text:p>
          </table:table-cell>
          <table:table-cell/>
          <table:table-cell table:formula="of:=AVERAGE([.D4:.D27])" office:value-type="float" office:value="3593.5" calcext:value-type="float">
            <text:p>3593,5</text:p>
          </table:table-cell>
          <table:table-cell table:style-name="ce32"/>
          <table:table-cell table:formula="of:=AVERAGE([.F4:.F27])" office:value-type="float" office:value="4883.45833333333" calcext:value-type="float">
            <text:p>4883,45833333333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[.L28]-[.R28]" office:value-type="float" office:value="-11" calcext:value-type="float">
            <text:p>-11</text:p>
          </table:table-cell>
          <table:table-cell office:value-type="float" office:value="1774" calcext:value-type="float">
            <text:p>1774</text:p>
          </table:table-cell>
          <table:table-cell table:formula="of:=[.N28]-[.S28]" office:value-type="float" office:value="-26" calcext:value-type="float">
            <text:p>-26</text:p>
          </table:table-cell>
          <table:table-cell office:value-type="float" office:value="2411" calcext:value-type="float">
            <text:p>2411</text:p>
          </table:table-cell>
          <table:table-cell table:formula="of:=[.P28]-[.T28]" office:value-type="float" office:value="-37" calcext:value-type="float">
            <text:p>-3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28]-[.AB28]" office:value-type="float" office:value="-7" calcext:value-type="float">
            <text:p>-7</text:p>
          </table:table-cell>
          <table:table-cell office:value-type="float" office:value="1185" calcext:value-type="float">
            <text:p>1185</text:p>
          </table:table-cell>
          <table:table-cell table:formula="of:=[.X28]-[.AC28]" office:value-type="float" office:value="-15" calcext:value-type="float">
            <text:p>-15</text:p>
          </table:table-cell>
          <table:table-cell office:value-type="float" office:value="1610" calcext:value-type="float">
            <text:p>1610</text:p>
          </table:table-cell>
          <table:table-cell table:formula="of:=[.Z28]-[.AD28]" office:value-type="float" office:value="-22" calcext:value-type="float">
            <text:p>-2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string" calcext:value-type="string">
            <text:p>dev.st.</text:p>
          </table:table-cell>
          <table:table-cell table:formula="of:=STDEV([.B4:.B27])" office:value-type="float" office:value="9.21944620927944" calcext:value-type="float">
            <text:p>9,21944620927944</text:p>
          </table:table-cell>
          <table:table-cell/>
          <table:table-cell table:formula="of:=STDEV([.D4:.D27])" office:value-type="float" office:value="25.9782517736931" calcext:value-type="float">
            <text:p>25,9782517736931</text:p>
          </table:table-cell>
          <table:table-cell/>
          <table:table-cell table:formula="of:=STDEV([.F4:.F27])" office:value-type="float" office:value="35.1777834616589" calcext:value-type="float">
            <text:p>35,1777834616589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[.L29]-[.R29]" office:value-type="float" office:value="-11" calcext:value-type="float">
            <text:p>-11</text:p>
          </table:table-cell>
          <table:table-cell office:value-type="float" office:value="1774" calcext:value-type="float">
            <text:p>1774</text:p>
          </table:table-cell>
          <table:table-cell table:formula="of:=[.N29]-[.S29]" office:value-type="float" office:value="-26" calcext:value-type="float">
            <text:p>-26</text:p>
          </table:table-cell>
          <table:table-cell office:value-type="float" office:value="2411" calcext:value-type="float">
            <text:p>2411</text:p>
          </table:table-cell>
          <table:table-cell table:formula="of:=[.P29]-[.T29]" office:value-type="float" office:value="-37" calcext:value-type="float">
            <text:p>-3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[.V29]-[.AB29]"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table:formula="of:=[.X29]-[.AC29]" office:value-type="float" office:value="7" calcext:value-type="float">
            <text:p>7</text:p>
          </table:table-cell>
          <table:table-cell office:value-type="float" office:value="1641" calcext:value-type="float">
            <text:p>1641</text:p>
          </table:table-cell>
          <table:table-cell table:formula="of:=[.Z29]-[.AD29]"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7" calcext:value-type="float">
            <text:p>627</text:p>
          </table:table-cell>
          <table:table-cell table:formula="of:=[.L30]-[.R30]" office:value-type="float" office:value="-21" calcext:value-type="float">
            <text:p>-21</text:p>
          </table:table-cell>
          <table:table-cell office:value-type="float" office:value="1745" calcext:value-type="float">
            <text:p>1745</text:p>
          </table:table-cell>
          <table:table-cell table:formula="of:=[.N30]-[.S30]" office:value-type="float" office:value="-55" calcext:value-type="float">
            <text:p>-55</text:p>
          </table:table-cell>
          <table:table-cell office:value-type="float" office:value="2372" calcext:value-type="float">
            <text:p>2372</text:p>
          </table:table-cell>
          <table:table-cell table:formula="of:=[.P30]-[.T30]" office:value-type="float" office:value="-76" calcext:value-type="float">
            <text:p>-7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V30]-[.AB30]"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table:formula="of:=[.X30]-[.AC30]" office:value-type="float" office:value="18" calcext:value-type="float">
            <text:p>18</text:p>
          </table:table-cell>
          <table:table-cell office:value-type="float" office:value="1653" calcext:value-type="float">
            <text:p>1653</text:p>
          </table:table-cell>
          <table:table-cell table:formula="of:=[.Z30]-[.AD30]" office:value-type="float" office:value="21" calcext:value-type="float">
            <text:p>21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6" calcext:value-type="float">
            <text:p>626</text:p>
          </table:table-cell>
          <table:table-cell table:formula="of:=[.L31]-[.R31]" office:value-type="float" office:value="-22" calcext:value-type="float">
            <text:p>-22</text:p>
          </table:table-cell>
          <table:table-cell office:value-type="float" office:value="1744" calcext:value-type="float">
            <text:p>1744</text:p>
          </table:table-cell>
          <table:table-cell table:formula="of:=[.N31]-[.S31]" office:value-type="float" office:value="-56" calcext:value-type="float">
            <text:p>-56</text:p>
          </table:table-cell>
          <table:table-cell office:value-type="float" office:value="2371" calcext:value-type="float">
            <text:p>2371</text:p>
          </table:table-cell>
          <table:table-cell table:formula="of:=[.P31]-[.T31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1]-[.AB31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31]-[.AC31]" office:value-type="float" office:value="-32" calcext:value-type="float">
            <text:p>-32</text:p>
          </table:table-cell>
          <table:table-cell office:value-type="float" office:value="1588" calcext:value-type="float">
            <text:p>1588</text:p>
          </table:table-cell>
          <table:table-cell table:formula="of:=[.Z31]-[.AD31]" office:value-type="float" office:value="-44" calcext:value-type="float">
            <text:p>-44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7" calcext:value-type="float">
            <text:p>627</text:p>
          </table:table-cell>
          <table:table-cell table:formula="of:=[.L32]-[.R32]" office:value-type="float" office:value="-21" calcext:value-type="float">
            <text:p>-21</text:p>
          </table:table-cell>
          <table:table-cell office:value-type="float" office:value="1745" calcext:value-type="float">
            <text:p>1745</text:p>
          </table:table-cell>
          <table:table-cell table:formula="of:=[.N32]-[.S32]" office:value-type="float" office:value="-55" calcext:value-type="float">
            <text:p>-55</text:p>
          </table:table-cell>
          <table:table-cell office:value-type="float" office:value="2370" calcext:value-type="float">
            <text:p>2370</text:p>
          </table:table-cell>
          <table:table-cell table:formula="of:=[.P32]-[.T32]" office:value-type="float" office:value="-78" calcext:value-type="float">
            <text:p>-7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2]-[.AB32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32]-[.AC32]" office:value-type="float" office:value="-32" calcext:value-type="float">
            <text:p>-32</text:p>
          </table:table-cell>
          <table:table-cell office:value-type="float" office:value="1586" calcext:value-type="float">
            <text:p>1586</text:p>
          </table:table-cell>
          <table:table-cell table:formula="of:=[.Z32]-[.AD32]"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7" calcext:value-type="float">
            <text:p>627</text:p>
          </table:table-cell>
          <table:table-cell table:formula="of:=[.L33]-[.R33]" office:value-type="float" office:value="-21" calcext:value-type="float">
            <text:p>-21</text:p>
          </table:table-cell>
          <table:table-cell office:value-type="float" office:value="1744" calcext:value-type="float">
            <text:p>1744</text:p>
          </table:table-cell>
          <table:table-cell table:formula="of:=[.N33]-[.S33]" office:value-type="float" office:value="-56" calcext:value-type="float">
            <text:p>-56</text:p>
          </table:table-cell>
          <table:table-cell office:value-type="float" office:value="2371" calcext:value-type="float">
            <text:p>2371</text:p>
          </table:table-cell>
          <table:table-cell table:formula="of:=[.P33]-[.T33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3]-[.AB33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33]-[.AC33]" office:value-type="float" office:value="-32" calcext:value-type="float">
            <text:p>-32</text:p>
          </table:table-cell>
          <table:table-cell office:value-type="float" office:value="1589" calcext:value-type="float">
            <text:p>1589</text:p>
          </table:table-cell>
          <table:table-cell table:formula="of:=[.Z33]-[.AD33]" office:value-type="float" office:value="-43" calcext:value-type="float">
            <text:p>-4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7" calcext:value-type="float">
            <text:p>627</text:p>
          </table:table-cell>
          <table:table-cell table:formula="of:=[.L34]-[.R34]" office:value-type="float" office:value="-21" calcext:value-type="float">
            <text:p>-21</text:p>
          </table:table-cell>
          <table:table-cell office:value-type="float" office:value="1745" calcext:value-type="float">
            <text:p>1745</text:p>
          </table:table-cell>
          <table:table-cell table:formula="of:=[.N34]-[.S34]" office:value-type="float" office:value="-55" calcext:value-type="float">
            <text:p>-55</text:p>
          </table:table-cell>
          <table:table-cell office:value-type="float" office:value="2372" calcext:value-type="float">
            <text:p>2372</text:p>
          </table:table-cell>
          <table:table-cell table:formula="of:=[.P34]-[.T34]" office:value-type="float" office:value="-76" calcext:value-type="float">
            <text:p>-7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4]-[.AB34]" office:value-type="float" office:value="-13" calcext:value-type="float">
            <text:p>-13</text:p>
          </table:table-cell>
          <table:table-cell office:value-type="float" office:value="1168" calcext:value-type="float">
            <text:p>1168</text:p>
          </table:table-cell>
          <table:table-cell table:formula="of:=[.X34]-[.AC34]" office:value-type="float" office:value="-32" calcext:value-type="float">
            <text:p>-32</text:p>
          </table:table-cell>
          <table:table-cell office:value-type="float" office:value="1587" calcext:value-type="float">
            <text:p>1587</text:p>
          </table:table-cell>
          <table:table-cell table:formula="of:=[.Z34]-[.AD34]" office:value-type="float" office:value="-45" calcext:value-type="float">
            <text:p>-45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6" calcext:value-type="float">
            <text:p>626</text:p>
          </table:table-cell>
          <table:table-cell table:formula="of:=[.L35]-[.R35]" office:value-type="float" office:value="-22" calcext:value-type="float">
            <text:p>-22</text:p>
          </table:table-cell>
          <table:table-cell office:value-type="float" office:value="1745" calcext:value-type="float">
            <text:p>1745</text:p>
          </table:table-cell>
          <table:table-cell table:formula="of:=[.N35]-[.S35]" office:value-type="float" office:value="-55" calcext:value-type="float">
            <text:p>-55</text:p>
          </table:table-cell>
          <table:table-cell office:value-type="float" office:value="2371" calcext:value-type="float">
            <text:p>2371</text:p>
          </table:table-cell>
          <table:table-cell table:formula="of:=[.P35]-[.T35]" office:value-type="float" office:value="-77" calcext:value-type="float">
            <text:p>-7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5]-[.AB35]" office:value-type="float" office:value="-13" calcext:value-type="float">
            <text:p>-13</text:p>
          </table:table-cell>
          <table:table-cell office:value-type="float" office:value="1167" calcext:value-type="float">
            <text:p>1167</text:p>
          </table:table-cell>
          <table:table-cell table:formula="of:=[.X35]-[.AC35]" office:value-type="float" office:value="-33" calcext:value-type="float">
            <text:p>-33</text:p>
          </table:table-cell>
          <table:table-cell office:value-type="float" office:value="1586" calcext:value-type="float">
            <text:p>1586</text:p>
          </table:table-cell>
          <table:table-cell table:formula="of:=[.Z35]-[.AD35]" office:value-type="float" office:value="-46" calcext:value-type="float">
            <text:p>-4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6" calcext:value-type="float">
            <text:p>626</text:p>
          </table:table-cell>
          <table:table-cell table:formula="of:=[.L36]-[.R36]" office:value-type="float" office:value="-22" calcext:value-type="float">
            <text:p>-22</text:p>
          </table:table-cell>
          <table:table-cell office:value-type="float" office:value="1744" calcext:value-type="float">
            <text:p>1744</text:p>
          </table:table-cell>
          <table:table-cell table:formula="of:=[.N36]-[.S36]" office:value-type="float" office:value="-56" calcext:value-type="float">
            <text:p>-56</text:p>
          </table:table-cell>
          <table:table-cell office:value-type="float" office:value="2369" calcext:value-type="float">
            <text:p>2369</text:p>
          </table:table-cell>
          <table:table-cell table:formula="of:=[.P36]-[.T36]" office:value-type="float" office:value="-79" calcext:value-type="float">
            <text:p>-7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V36]-[.AB36]" office:value-type="float" office:value="-12" calcext:value-type="float">
            <text:p>-12</text:p>
          </table:table-cell>
          <table:table-cell office:value-type="float" office:value="1169" calcext:value-type="float">
            <text:p>1169</text:p>
          </table:table-cell>
          <table:table-cell table:formula="of:=[.X36]-[.AC36]" office:value-type="float" office:value="-31" calcext:value-type="float">
            <text:p>-31</text:p>
          </table:table-cell>
          <table:table-cell office:value-type="float" office:value="1589" calcext:value-type="float">
            <text:p>1589</text:p>
          </table:table-cell>
          <table:table-cell table:formula="of:=[.Z36]-[.AD36]" office:value-type="float" office:value="-43" calcext:value-type="float">
            <text:p>-4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3" calcext:value-type="float">
            <text:p>623</text:p>
          </table:table-cell>
          <table:table-cell table:formula="of:=[.L37]-[.R37]" office:value-type="float" office:value="-25" calcext:value-type="float">
            <text:p>-25</text:p>
          </table:table-cell>
          <table:table-cell office:value-type="float" office:value="1737" calcext:value-type="float">
            <text:p>1737</text:p>
          </table:table-cell>
          <table:table-cell table:formula="of:=[.N37]-[.S37]" office:value-type="float" office:value="-63" calcext:value-type="float">
            <text:p>-63</text:p>
          </table:table-cell>
          <table:table-cell office:value-type="float" office:value="2360" calcext:value-type="float">
            <text:p>2360</text:p>
          </table:table-cell>
          <table:table-cell table:formula="of:=[.P37]-[.T37]" office:value-type="float" office:value="-88" calcext:value-type="float">
            <text:p>-8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7]-[.AB37]" office:value-type="float" office:value="-13" calcext:value-type="float">
            <text:p>-13</text:p>
          </table:table-cell>
          <table:table-cell office:value-type="float" office:value="1166" calcext:value-type="float">
            <text:p>1166</text:p>
          </table:table-cell>
          <table:table-cell table:formula="of:=[.X37]-[.AC37]" office:value-type="float" office:value="-34" calcext:value-type="float">
            <text:p>-34</text:p>
          </table:table-cell>
          <table:table-cell office:value-type="float" office:value="1584" calcext:value-type="float">
            <text:p>1584</text:p>
          </table:table-cell>
          <table:table-cell table:formula="of:=[.Z37]-[.AD37]" office:value-type="float" office:value="-48" calcext:value-type="float">
            <text:p>-4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5" calcext:value-type="float">
            <text:p>625</text:p>
          </table:table-cell>
          <table:table-cell table:formula="of:=[.L38]-[.R38]" office:value-type="float" office:value="-23" calcext:value-type="float">
            <text:p>-23</text:p>
          </table:table-cell>
          <table:table-cell office:value-type="float" office:value="1742" calcext:value-type="float">
            <text:p>1742</text:p>
          </table:table-cell>
          <table:table-cell table:formula="of:=[.N38]-[.S38]" office:value-type="float" office:value="-58" calcext:value-type="float">
            <text:p>-58</text:p>
          </table:table-cell>
          <table:table-cell office:value-type="float" office:value="2368" calcext:value-type="float">
            <text:p>2368</text:p>
          </table:table-cell>
          <table:table-cell table:formula="of:=[.P38]-[.T38]" office:value-type="float" office:value="-80" calcext:value-type="float">
            <text:p>-80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V38]-[.AB38]" office:value-type="float" office:value="-14" calcext:value-type="float">
            <text:p>-14</text:p>
          </table:table-cell>
          <table:table-cell office:value-type="float" office:value="1166" calcext:value-type="float">
            <text:p>1166</text:p>
          </table:table-cell>
          <table:table-cell table:formula="of:=[.X38]-[.AC38]" office:value-type="float" office:value="-34" calcext:value-type="float">
            <text:p>-34</text:p>
          </table:table-cell>
          <table:table-cell office:value-type="float" office:value="1584" calcext:value-type="float">
            <text:p>1584</text:p>
          </table:table-cell>
          <table:table-cell table:formula="of:=[.Z38]-[.AD38]" office:value-type="float" office:value="-48" calcext:value-type="float">
            <text:p>-4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40" calcext:value-type="float">
            <text:p>640</text:p>
          </table:table-cell>
          <table:table-cell table:formula="of:=[.L39]-[.R39]" office:value-type="float" office:value="-8" calcext:value-type="float">
            <text:p>-8</text:p>
          </table:table-cell>
          <table:table-cell office:value-type="float" office:value="1737" calcext:value-type="float">
            <text:p>1737</text:p>
          </table:table-cell>
          <table:table-cell table:formula="of:=[.N39]-[.S39]" office:value-type="float" office:value="-63" calcext:value-type="float">
            <text:p>-63</text:p>
          </table:table-cell>
          <table:table-cell office:value-type="float" office:value="2377" calcext:value-type="float">
            <text:p>2377</text:p>
          </table:table-cell>
          <table:table-cell table:formula="of:=[.P39]-[.T39]" office:value-type="float" office:value="-71" calcext:value-type="float">
            <text:p>-71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[.V39]-[.AB39]" office:value-type="float" office:value="-13" calcext:value-type="float">
            <text:p>-13</text:p>
          </table:table-cell>
          <table:table-cell office:value-type="float" office:value="1165" calcext:value-type="float">
            <text:p>1165</text:p>
          </table:table-cell>
          <table:table-cell table:formula="of:=[.X39]-[.AC39]" office:value-type="float" office:value="-35" calcext:value-type="float">
            <text:p>-35</text:p>
          </table:table-cell>
          <table:table-cell office:value-type="float" office:value="1584" calcext:value-type="float">
            <text:p>1584</text:p>
          </table:table-cell>
          <table:table-cell table:formula="of:=[.Z39]-[.AD39]" office:value-type="float" office:value="-48" calcext:value-type="float">
            <text:p>-4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6" calcext:value-type="float">
            <text:p>626</text:p>
          </table:table-cell>
          <table:table-cell table:formula="of:=[.L40]-[.R40]" office:value-type="float" office:value="-22" calcext:value-type="float">
            <text:p>-22</text:p>
          </table:table-cell>
          <table:table-cell office:value-type="float" office:value="1743" calcext:value-type="float">
            <text:p>1743</text:p>
          </table:table-cell>
          <table:table-cell table:formula="of:=[.N40]-[.S40]" office:value-type="float" office:value="-57" calcext:value-type="float">
            <text:p>-57</text:p>
          </table:table-cell>
          <table:table-cell office:value-type="float" office:value="2368" calcext:value-type="float">
            <text:p>2368</text:p>
          </table:table-cell>
          <table:table-cell table:formula="of:=[.P40]-[.T40]" office:value-type="float" office:value="-80" calcext:value-type="float">
            <text:p>-80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40]-[.AB40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40]-[.AC40]" office:value-type="float" office:value="-13" calcext:value-type="float">
            <text:p>-13</text:p>
          </table:table-cell>
          <table:table-cell office:value-type="float" office:value="1612" calcext:value-type="float">
            <text:p>1612</text:p>
          </table:table-cell>
          <table:table-cell table:formula="of:=[.Z40]-[.AD40]" office:value-type="float" office:value="-20" calcext:value-type="float">
            <text:p>-20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23" calcext:value-type="float">
            <text:p>623</text:p>
          </table:table-cell>
          <table:table-cell table:formula="of:=[.L41]-[.R41]" office:value-type="float" office:value="-25" calcext:value-type="float">
            <text:p>-25</text:p>
          </table:table-cell>
          <table:table-cell office:value-type="float" office:value="1738" calcext:value-type="float">
            <text:p>1738</text:p>
          </table:table-cell>
          <table:table-cell table:formula="of:=[.N41]-[.S41]" office:value-type="float" office:value="-62" calcext:value-type="float">
            <text:p>-62</text:p>
          </table:table-cell>
          <table:table-cell office:value-type="float" office:value="2360" calcext:value-type="float">
            <text:p>2360</text:p>
          </table:table-cell>
          <table:table-cell table:formula="of:=[.P41]-[.T41]" office:value-type="float" office:value="-88" calcext:value-type="float">
            <text:p>-8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V41]-[.AB41]" office:value-type="float" office:value="-5" calcext:value-type="float">
            <text:p>-5</text:p>
          </table:table-cell>
          <table:table-cell office:value-type="float" office:value="1187" calcext:value-type="float">
            <text:p>1187</text:p>
          </table:table-cell>
          <table:table-cell table:formula="of:=[.X41]-[.AC41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41]-[.AD41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45" calcext:value-type="float">
            <text:p>645</text:p>
          </table:table-cell>
          <table:table-cell table:formula="of:=[.L42]-[.R42]" office:value-type="float" office:value="-3" calcext:value-type="float">
            <text:p>-3</text:p>
          </table:table-cell>
          <table:table-cell office:value-type="float" office:value="1796" calcext:value-type="float">
            <text:p>1796</text:p>
          </table:table-cell>
          <table:table-cell table:formula="of:=[.N42]-[.S42]" office:value-type="float" office:value="-4" calcext:value-type="float">
            <text:p>-4</text:p>
          </table:table-cell>
          <table:table-cell office:value-type="float" office:value="2440" calcext:value-type="float">
            <text:p>2440</text:p>
          </table:table-cell>
          <table:table-cell table:formula="of:=[.P42]-[.T42]" office:value-type="float" office:value="-8" calcext:value-type="float">
            <text:p>-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42]-[.AB42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42]-[.AC42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42]-[.AD42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45" calcext:value-type="float">
            <text:p>645</text:p>
          </table:table-cell>
          <table:table-cell table:formula="of:=[.L43]-[.R43]" office:value-type="float" office:value="-3" calcext:value-type="float">
            <text:p>-3</text:p>
          </table:table-cell>
          <table:table-cell office:value-type="float" office:value="1796" calcext:value-type="float">
            <text:p>1796</text:p>
          </table:table-cell>
          <table:table-cell table:formula="of:=[.N43]-[.S43]" office:value-type="float" office:value="-4" calcext:value-type="float">
            <text:p>-4</text:p>
          </table:table-cell>
          <table:table-cell office:value-type="float" office:value="2440" calcext:value-type="float">
            <text:p>2440</text:p>
          </table:table-cell>
          <table:table-cell table:formula="of:=[.P43]-[.T43]" office:value-type="float" office:value="-8" calcext:value-type="float">
            <text:p>-8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43]-[.AB43]" office:value-type="float" office:value="-6" calcext:value-type="float">
            <text:p>-6</text:p>
          </table:table-cell>
          <table:table-cell office:value-type="float" office:value="1187" calcext:value-type="float">
            <text:p>1187</text:p>
          </table:table-cell>
          <table:table-cell table:formula="of:=[.X43]-[.AC43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43]-[.AD43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8" calcext:value-type="float">
            <text:p>638</text:p>
          </table:table-cell>
          <table:table-cell table:formula="of:=[.L44]-[.R44]" office:value-type="float" office:value="-10" calcext:value-type="float">
            <text:p>-10</text:p>
          </table:table-cell>
          <table:table-cell office:value-type="float" office:value="1779" calcext:value-type="float">
            <text:p>1779</text:p>
          </table:table-cell>
          <table:table-cell table:formula="of:=[.N44]-[.S44]" office:value-type="float" office:value="-21" calcext:value-type="float">
            <text:p>-21</text:p>
          </table:table-cell>
          <table:table-cell office:value-type="float" office:value="2416" calcext:value-type="float">
            <text:p>2416</text:p>
          </table:table-cell>
          <table:table-cell table:formula="of:=[.P44]-[.T44]" office:value-type="float" office:value="-32" calcext:value-type="float">
            <text:p>-32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V44]-[.AB44]" office:value-type="float" office:value="-5" calcext:value-type="float">
            <text:p>-5</text:p>
          </table:table-cell>
          <table:table-cell office:value-type="float" office:value="1187" calcext:value-type="float">
            <text:p>1187</text:p>
          </table:table-cell>
          <table:table-cell table:formula="of:=[.X44]-[.AC44]" office:value-type="float" office:value="-13" calcext:value-type="float">
            <text:p>-13</text:p>
          </table:table-cell>
          <table:table-cell office:value-type="float" office:value="1613" calcext:value-type="float">
            <text:p>1613</text:p>
          </table:table-cell>
          <table:table-cell table:formula="of:=[.Z44]-[.AD44]" office:value-type="float" office:value="-19" calcext:value-type="float">
            <text:p>-19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6" calcext:value-type="float">
            <text:p>636</text:p>
          </table:table-cell>
          <table:table-cell table:formula="of:=[.L45]-[.R45]" office:value-type="float" office:value="-12" calcext:value-type="float">
            <text:p>-12</text:p>
          </table:table-cell>
          <table:table-cell office:value-type="float" office:value="1774" calcext:value-type="float">
            <text:p>1774</text:p>
          </table:table-cell>
          <table:table-cell table:formula="of:=[.N45]-[.S45]" office:value-type="float" office:value="-26" calcext:value-type="float">
            <text:p>-26</text:p>
          </table:table-cell>
          <table:table-cell office:value-type="float" office:value="2409" calcext:value-type="float">
            <text:p>2409</text:p>
          </table:table-cell>
          <table:table-cell table:formula="of:=[.P45]-[.T45]" office:value-type="float" office:value="-39" calcext:value-type="float">
            <text:p>-3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V45]-[.AB45]" office:value-type="float" office:value="213" calcext:value-type="float">
            <text:p>213</text:p>
          </table:table-cell>
          <table:table-cell office:value-type="float" office:value="1795" calcext:value-type="float">
            <text:p>1795</text:p>
          </table:table-cell>
          <table:table-cell table:formula="of:=[.X45]-[.AC45]" office:value-type="float" office:value="595" calcext:value-type="float">
            <text:p>595</text:p>
          </table:table-cell>
          <table:table-cell office:value-type="float" office:value="2440" calcext:value-type="float">
            <text:p>2440</text:p>
          </table:table-cell>
          <table:table-cell table:formula="of:=[.Z45]-[.AD45]" office:value-type="float" office:value="808" calcext:value-type="float">
            <text:p>80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40" calcext:value-type="float">
            <text:p>640</text:p>
          </table:table-cell>
          <table:table-cell table:formula="of:=[.L46]-[.R46]" office:value-type="float" office:value="-8" calcext:value-type="float">
            <text:p>-8</text:p>
          </table:table-cell>
          <table:table-cell office:value-type="float" office:value="1782" calcext:value-type="float">
            <text:p>1782</text:p>
          </table:table-cell>
          <table:table-cell table:formula="of:=[.N46]-[.S46]" office:value-type="float" office:value="-18" calcext:value-type="float">
            <text:p>-18</text:p>
          </table:table-cell>
          <table:table-cell office:value-type="float" office:value="2421" calcext:value-type="float">
            <text:p>2421</text:p>
          </table:table-cell>
          <table:table-cell table:formula="of:=[.P46]-[.T46]" office:value-type="float" office:value="-27" calcext:value-type="float">
            <text:p>-2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46]-[.AB46]" office:value-type="float" office:value="-6" calcext:value-type="float">
            <text:p>-6</text:p>
          </table:table-cell>
          <table:table-cell office:value-type="float" office:value="1188" calcext:value-type="float">
            <text:p>1188</text:p>
          </table:table-cell>
          <table:table-cell table:formula="of:=[.X46]-[.AC46]" office:value-type="float" office:value="-12" calcext:value-type="float">
            <text:p>-12</text:p>
          </table:table-cell>
          <table:table-cell office:value-type="float" office:value="1612" calcext:value-type="float">
            <text:p>1612</text:p>
          </table:table-cell>
          <table:table-cell table:formula="of:=[.Z46]-[.AD46]" office:value-type="float" office:value="-20" calcext:value-type="float">
            <text:p>-20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9" calcext:value-type="float">
            <text:p>639</text:p>
          </table:table-cell>
          <table:table-cell table:formula="of:=[.L47]-[.R47]" office:value-type="float" office:value="-9" calcext:value-type="float">
            <text:p>-9</text:p>
          </table:table-cell>
          <table:table-cell office:value-type="float" office:value="1778" calcext:value-type="float">
            <text:p>1778</text:p>
          </table:table-cell>
          <table:table-cell table:formula="of:=[.N47]-[.S47]" office:value-type="float" office:value="-22" calcext:value-type="float">
            <text:p>-22</text:p>
          </table:table-cell>
          <table:table-cell office:value-type="float" office:value="2417" calcext:value-type="float">
            <text:p>2417</text:p>
          </table:table-cell>
          <table:table-cell table:formula="of:=[.P47]-[.T47]" office:value-type="float" office:value="-31" calcext:value-type="float">
            <text:p>-31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47]-[.AB47]" office:value-type="float" office:value="-6" calcext:value-type="float">
            <text:p>-6</text:p>
          </table:table-cell>
          <table:table-cell office:value-type="float" office:value="1184" calcext:value-type="float">
            <text:p>1184</text:p>
          </table:table-cell>
          <table:table-cell table:formula="of:=[.X47]-[.AC47]" office:value-type="float" office:value="-16" calcext:value-type="float">
            <text:p>-16</text:p>
          </table:table-cell>
          <table:table-cell office:value-type="float" office:value="1610" calcext:value-type="float">
            <text:p>1610</text:p>
          </table:table-cell>
          <table:table-cell table:formula="of:=[.Z47]-[.AD47]" office:value-type="float" office:value="-22" calcext:value-type="float">
            <text:p>-2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7" calcext:value-type="float">
            <text:p>637</text:p>
          </table:table-cell>
          <table:table-cell table:formula="of:=[.L48]-[.R48]" office:value-type="float" office:value="-11" calcext:value-type="float">
            <text:p>-11</text:p>
          </table:table-cell>
          <table:table-cell office:value-type="float" office:value="1774" calcext:value-type="float">
            <text:p>1774</text:p>
          </table:table-cell>
          <table:table-cell table:formula="of:=[.N48]-[.S48]" office:value-type="float" office:value="-26" calcext:value-type="float">
            <text:p>-26</text:p>
          </table:table-cell>
          <table:table-cell office:value-type="float" office:value="2411" calcext:value-type="float">
            <text:p>2411</text:p>
          </table:table-cell>
          <table:table-cell table:formula="of:=[.P48]-[.T48]" office:value-type="float" office:value="-37" calcext:value-type="float">
            <text:p>-3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[.V48]-[.AB48]"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table:formula="of:=[.X48]-[.AC48]" office:value-type="float" office:value="20" calcext:value-type="float">
            <text:p>20</text:p>
          </table:table-cell>
          <table:table-cell office:value-type="float" office:value="1660" calcext:value-type="float">
            <text:p>1660</text:p>
          </table:table-cell>
          <table:table-cell table:formula="of:=[.Z48]-[.AD48]" office:value-type="float" office:value="28" calcext:value-type="float">
            <text:p>2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8" calcext:value-type="float">
            <text:p>638</text:p>
          </table:table-cell>
          <table:table-cell table:formula="of:=[.L49]-[.R49]" office:value-type="float" office:value="-10" calcext:value-type="float">
            <text:p>-10</text:p>
          </table:table-cell>
          <table:table-cell office:value-type="float" office:value="1779" calcext:value-type="float">
            <text:p>1779</text:p>
          </table:table-cell>
          <table:table-cell table:formula="of:=[.N49]-[.S49]" office:value-type="float" office:value="-21" calcext:value-type="float">
            <text:p>-21</text:p>
          </table:table-cell>
          <table:table-cell office:value-type="float" office:value="2416" calcext:value-type="float">
            <text:p>2416</text:p>
          </table:table-cell>
          <table:table-cell table:formula="of:=[.P49]-[.T49]" office:value-type="float" office:value="-32" calcext:value-type="float">
            <text:p>-32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[.V49]-[.AB49]" office:value-type="float" office:value="-3" calcext:value-type="float">
            <text:p>-3</text:p>
          </table:table-cell>
          <table:table-cell office:value-type="float" office:value="1220" calcext:value-type="float">
            <text:p>1220</text:p>
          </table:table-cell>
          <table:table-cell table:formula="of:=[.X49]-[.AC49]" office:value-type="float" office:value="20" calcext:value-type="float">
            <text:p>20</text:p>
          </table:table-cell>
          <table:table-cell office:value-type="float" office:value="1658" calcext:value-type="float">
            <text:p>1658</text:p>
          </table:table-cell>
          <table:table-cell table:formula="of:=[.Z49]-[.AD49]" office:value-type="float" office:value="26" calcext:value-type="float">
            <text:p>26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7" calcext:value-type="float">
            <text:p>637</text:p>
          </table:table-cell>
          <table:table-cell table:formula="of:=[.L50]-[.R50]" office:value-type="float" office:value="-11" calcext:value-type="float">
            <text:p>-11</text:p>
          </table:table-cell>
          <table:table-cell office:value-type="float" office:value="1774" calcext:value-type="float">
            <text:p>1774</text:p>
          </table:table-cell>
          <table:table-cell table:formula="of:=[.N50]-[.S50]" office:value-type="float" office:value="-26" calcext:value-type="float">
            <text:p>-26</text:p>
          </table:table-cell>
          <table:table-cell office:value-type="float" office:value="2409" calcext:value-type="float">
            <text:p>2409</text:p>
          </table:table-cell>
          <table:table-cell table:formula="of:=[.P50]-[.T50]" office:value-type="float" office:value="-39" calcext:value-type="float">
            <text:p>-3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[.V50]-[.AB50]" office:value-type="float" office:value="2" calcext:value-type="float">
            <text:p>2</text:p>
          </table:table-cell>
          <table:table-cell office:value-type="float" office:value="1209" calcext:value-type="float">
            <text:p>1209</text:p>
          </table:table-cell>
          <table:table-cell table:formula="of:=[.X50]-[.AC50]" office:value-type="float" office:value="9" calcext:value-type="float">
            <text:p>9</text:p>
          </table:table-cell>
          <table:table-cell office:value-type="float" office:value="1645" calcext:value-type="float">
            <text:p>1645</text:p>
          </table:table-cell>
          <table:table-cell table:formula="of:=[.Z50]-[.AD50]"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9" calcext:value-type="float">
            <text:p>639</text:p>
          </table:table-cell>
          <table:table-cell table:formula="of:=[.L51]-[.R51]" office:value-type="float" office:value="-9" calcext:value-type="float">
            <text:p>-9</text:p>
          </table:table-cell>
          <table:table-cell office:value-type="float" office:value="1782" calcext:value-type="float">
            <text:p>1782</text:p>
          </table:table-cell>
          <table:table-cell table:formula="of:=[.N51]-[.S51]" office:value-type="float" office:value="-18" calcext:value-type="float">
            <text:p>-18</text:p>
          </table:table-cell>
          <table:table-cell office:value-type="float" office:value="2421" calcext:value-type="float">
            <text:p>2421</text:p>
          </table:table-cell>
          <table:table-cell table:formula="of:=[.P51]-[.T51]" office:value-type="float" office:value="-27" calcext:value-type="float">
            <text:p>-2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51]-[.AB51]" office:value-type="float" office:value="-7" calcext:value-type="float">
            <text:p>-7</text:p>
          </table:table-cell>
          <table:table-cell office:value-type="float" office:value="1184" calcext:value-type="float">
            <text:p>1184</text:p>
          </table:table-cell>
          <table:table-cell table:formula="of:=[.X51]-[.AC51]" office:value-type="float" office:value="-16" calcext:value-type="float">
            <text:p>-16</text:p>
          </table:table-cell>
          <table:table-cell office:value-type="float" office:value="1609" calcext:value-type="float">
            <text:p>1609</text:p>
          </table:table-cell>
          <table:table-cell table:formula="of:=[.Z51]-[.AD51]" office:value-type="float" office:value="-23" calcext:value-type="float">
            <text:p>-2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40" calcext:value-type="float">
            <text:p>640</text:p>
          </table:table-cell>
          <table:table-cell table:formula="of:=[.L52]-[.R52]" office:value-type="float" office:value="-8" calcext:value-type="float">
            <text:p>-8</text:p>
          </table:table-cell>
          <table:table-cell office:value-type="float" office:value="1782" calcext:value-type="float">
            <text:p>1782</text:p>
          </table:table-cell>
          <table:table-cell table:formula="of:=[.N52]-[.S52]" office:value-type="float" office:value="-18" calcext:value-type="float">
            <text:p>-18</text:p>
          </table:table-cell>
          <table:table-cell office:value-type="float" office:value="2422" calcext:value-type="float">
            <text:p>2422</text:p>
          </table:table-cell>
          <table:table-cell table:formula="of:=[.P52]-[.T52]" office:value-type="float" office:value="-26" calcext:value-type="float">
            <text:p>-26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[.V52]-[.AB52]"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table:formula="of:=[.X52]-[.AC52]" office:value-type="float" office:value="8" calcext:value-type="float">
            <text:p>8</text:p>
          </table:table-cell>
          <table:table-cell office:value-type="float" office:value="1630" calcext:value-type="float">
            <text:p>1630</text:p>
          </table:table-cell>
          <table:table-cell table:formula="of:=[.Z52]-[.AD52]" office:value-type="float" office:value="-2" calcext:value-type="float">
            <text:p>-2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6" calcext:value-type="float">
            <text:p>636</text:p>
          </table:table-cell>
          <table:table-cell table:formula="of:=[.L53]-[.R53]" office:value-type="float" office:value="-12" calcext:value-type="float">
            <text:p>-12</text:p>
          </table:table-cell>
          <table:table-cell office:value-type="float" office:value="1773" calcext:value-type="float">
            <text:p>1773</text:p>
          </table:table-cell>
          <table:table-cell table:formula="of:=[.N53]-[.S53]" office:value-type="float" office:value="-27" calcext:value-type="float">
            <text:p>-27</text:p>
          </table:table-cell>
          <table:table-cell office:value-type="float" office:value="2409" calcext:value-type="float">
            <text:p>2409</text:p>
          </table:table-cell>
          <table:table-cell table:formula="of:=[.P53]-[.T53]" office:value-type="float" office:value="-39" calcext:value-type="float">
            <text:p>-3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[.V53]-[.AB53]" office:value-type="float" office:value="-5" calcext:value-type="float">
            <text:p>-5</text:p>
          </table:table-cell>
          <table:table-cell office:value-type="float" office:value="1187" calcext:value-type="float">
            <text:p>1187</text:p>
          </table:table-cell>
          <table:table-cell table:formula="of:=[.X53]-[.AC53]" office:value-type="float" office:value="-13" calcext:value-type="float">
            <text:p>-13</text:p>
          </table:table-cell>
          <table:table-cell office:value-type="float" office:value="1611" calcext:value-type="float">
            <text:p>1611</text:p>
          </table:table-cell>
          <table:table-cell table:formula="of:=[.Z53]-[.AD53]" office:value-type="float" office:value="-21" calcext:value-type="float">
            <text:p>-21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6" calcext:value-type="float">
            <text:p>636</text:p>
          </table:table-cell>
          <table:table-cell table:formula="of:=[.L54]-[.R54]" office:value-type="float" office:value="-12" calcext:value-type="float">
            <text:p>-12</text:p>
          </table:table-cell>
          <table:table-cell office:value-type="float" office:value="1774" calcext:value-type="float">
            <text:p>1774</text:p>
          </table:table-cell>
          <table:table-cell table:formula="of:=[.N54]-[.S54]" office:value-type="float" office:value="-26" calcext:value-type="float">
            <text:p>-26</text:p>
          </table:table-cell>
          <table:table-cell office:value-type="float" office:value="2409" calcext:value-type="float">
            <text:p>2409</text:p>
          </table:table-cell>
          <table:table-cell table:formula="of:=[.P54]-[.T54]" office:value-type="float" office:value="-39" calcext:value-type="float">
            <text:p>-39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[.V54]-[.AB54]" office:value-type="float" office:value="-6" calcext:value-type="float">
            <text:p>-6</text:p>
          </table:table-cell>
          <table:table-cell office:value-type="float" office:value="1188" calcext:value-type="float">
            <text:p>1188</text:p>
          </table:table-cell>
          <table:table-cell table:formula="of:=[.X54]-[.AC54]" office:value-type="float" office:value="-12" calcext:value-type="float">
            <text:p>-12</text:p>
          </table:table-cell>
          <table:table-cell office:value-type="float" office:value="1614" calcext:value-type="float">
            <text:p>1614</text:p>
          </table:table-cell>
          <table:table-cell table:formula="of:=[.Z54]-[.AD54]" office:value-type="float" office:value="-18" calcext:value-type="float">
            <text:p>-18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office:value-type="float" office:value="637" calcext:value-type="float">
            <text:p>637</text:p>
          </table:table-cell>
          <table:table-cell table:formula="of:=[.L55]-[.R55]" office:value-type="float" office:value="-11" calcext:value-type="float">
            <text:p>-11</text:p>
          </table:table-cell>
          <table:table-cell office:value-type="float" office:value="1774" calcext:value-type="float">
            <text:p>1774</text:p>
          </table:table-cell>
          <table:table-cell table:formula="of:=[.N55]-[.S55]" office:value-type="float" office:value="-26" calcext:value-type="float">
            <text:p>-26</text:p>
          </table:table-cell>
          <table:table-cell office:value-type="float" office:value="2411" calcext:value-type="float">
            <text:p>2411</text:p>
          </table:table-cell>
          <table:table-cell table:formula="of:=[.P55]-[.T55]" office:value-type="float" office:value="-37" calcext:value-type="float">
            <text:p>-37</text:p>
          </table:table-cell>
          <table:table-cell office:value-type="float" office:value="648" calcext:value-type="float">
            <text:p>648</text:p>
          </table:table-cell>
          <table:table-cell office:value-type="float" office:value="1800" calcext:value-type="float">
            <text:p>180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V55]-[.AB55]" office:value-type="float" office:value="-7" calcext:value-type="float">
            <text:p>-7</text:p>
          </table:table-cell>
          <table:table-cell office:value-type="float" office:value="1185" calcext:value-type="float">
            <text:p>1185</text:p>
          </table:table-cell>
          <table:table-cell table:formula="of:=[.X55]-[.AC55]" office:value-type="float" office:value="-15" calcext:value-type="float">
            <text:p>-15</text:p>
          </table:table-cell>
          <table:table-cell office:value-type="float" office:value="1609" calcext:value-type="float">
            <text:p>1609</text:p>
          </table:table-cell>
          <table:table-cell table:formula="of:=[.Z55]-[.AD55]" office:value-type="float" office:value="-23" calcext:value-type="float">
            <text:p>-23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table:style-name="Default" table:formula="of:=AVERAGE([.L3:.L55])" office:value-type="float" office:value="632.846153846154" calcext:value-type="float">
            <text:p>632,846153846154</text:p>
          </table:table-cell>
          <table:table-cell table:style-name="Default"/>
          <table:table-cell table:style-name="Default" table:formula="of:=AVERAGE([.N3:.N55])" office:value-type="float" office:value="1762.67307692308" calcext:value-type="float">
            <text:p>1762,67307692308</text:p>
          </table:table-cell>
          <table:table-cell table:style-name="Default"/>
          <table:table-cell table:style-name="Default" table:formula="of:=AVERAGE([.P3:.P55])" office:value-type="float" office:value="2395.63461538461" calcext:value-type="float">
            <text:p>2395,63461538461</text:p>
          </table:table-cell>
          <table:table-cell table:style-name="Default" table:number-columns-repeated="4"/>
          <table:table-cell/>
          <table:table-cell office:value-type="float" office:value="433" calcext:value-type="float">
            <text:p>433</text:p>
          </table:table-cell>
          <table:table-cell table:formula="of:=[.V56]-[.AB56]"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table:formula="of:=[.X56]-[.AC56]" office:value-type="float" office:value="7" calcext:value-type="float">
            <text:p>7</text:p>
          </table:table-cell>
          <table:table-cell office:value-type="float" office:value="1631" calcext:value-type="float">
            <text:p>1631</text:p>
          </table:table-cell>
          <table:table-cell table:formula="of:=[.Z56]-[.AD56]" office:value-type="float" office:value="-1" calcext:value-type="float">
            <text:p>-1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table:style-name="Default" table:formula="of:=STDEV([.L3:.L55])" office:value-type="float" office:value="7.73173905655205" calcext:value-type="float">
            <text:p>7,73173905655205</text:p>
          </table:table-cell>
          <table:table-cell table:style-name="Default"/>
          <table:table-cell table:style-name="Default" table:formula="of:=STDEV([.N3:.N55])" office:value-type="float" office:value="19.6894728057029" calcext:value-type="float">
            <text:p>19,6894728057029</text:p>
          </table:table-cell>
          <table:table-cell table:style-name="Default"/>
          <table:table-cell table:style-name="Default" table:formula="of:=STDEV([.P3:.P55])" office:value-type="float" office:value="25.9154196253693" calcext:value-type="float">
            <text:p>25,9154196253693</text:p>
          </table:table-cell>
          <table:table-cell table:style-name="Default" table:number-columns-repeated="4"/>
          <table:table-cell/>
          <table:table-cell office:value-type="float" office:value="436" calcext:value-type="float">
            <text:p>436</text:p>
          </table:table-cell>
          <table:table-cell table:formula="of:=[.V57]-[.AB57]" office:value-type="float" office:value="4" calcext:value-type="float">
            <text:p>4</text:p>
          </table:table-cell>
          <table:table-cell office:value-type="float" office:value="1221" calcext:value-type="float">
            <text:p>1221</text:p>
          </table:table-cell>
          <table:table-cell table:formula="of:=[.X57]-[.AC57]" office:value-type="float" office:value="21" calcext:value-type="float">
            <text:p>21</text:p>
          </table:table-cell>
          <table:table-cell office:value-type="float" office:value="1657" calcext:value-type="float">
            <text:p>1657</text:p>
          </table:table-cell>
          <table:table-cell table:formula="of:=[.Z57]-[.AD57]" office:value-type="float" office:value="25" calcext:value-type="float">
            <text:p>25</text:p>
          </table:table-cell>
          <table:table-cell office:value-type="float" office:value="432" calcext:value-type="float">
            <text:p>432</text:p>
          </table:table-cell>
          <table:table-cell office:value-type="float" office:value="1200" calcext:value-type="float">
            <text:p>1200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table:style-name="Default" table:number-columns-repeated="9"/>
          <table:table-cell/>
          <table:table-cell table:style-name="Default" table:formula="of:=AVERAGE([.V4:.V57])" office:value-type="float" office:value="433.555555555556" calcext:value-type="float">
            <text:p>433,555555555556</text:p>
          </table:table-cell>
          <table:table-cell table:style-name="Default"/>
          <table:table-cell table:style-name="Default" table:formula="of:=AVERAGE([.X4:.X57])" office:value-type="float" office:value="1207.92592592593" calcext:value-type="float">
            <text:p>1207,92592592593</text:p>
          </table:table-cell>
          <table:table-cell table:style-name="Default"/>
          <table:table-cell table:style-name="Default" table:formula="of:=AVERAGE([.Z4:.Z57])" office:value-type="float" office:value="1642" calcext:value-type="float">
            <text:p>1642</text:p>
          </table:table-cell>
          <table:table-cell table:style-name="Default"/>
          <table:table-cell table:style-name="Default" table:formula="of:=AVERAGE([.AB4:.AB57])" office:value-type="float" office:value="432" calcext:value-type="float">
            <text:p>432</text:p>
          </table:table-cell>
          <table:table-cell table:style-name="Default" table:formula="of:=AVERAGE([.AC4:.AC57])" office:value-type="float" office:value="1200" calcext:value-type="float">
            <text:p>1200</text:p>
          </table:table-cell>
          <table:table-cell table:style-name="Default" table:formula="of:=AVERAGE([.AD4:.AD57])" office:value-type="float" office:value="1632" calcext:value-type="float">
            <text:p>1632</text:p>
          </table:table-cell>
        </table:table-row>
        <table:table-row table:style-name="ro1">
          <table:table-cell table:number-columns-repeated="11"/>
          <table:table-cell table:style-name="Default" table:number-columns-repeated="9"/>
          <table:table-cell/>
          <table:table-cell table:style-name="Default" table:formula="of:=STDEV([.V4:.V57])" office:value-type="float" office:value="42.0537242497076" calcext:value-type="float">
            <text:p>42,0537242497076</text:p>
          </table:table-cell>
          <table:table-cell table:style-name="Default"/>
          <table:table-cell table:style-name="Default" table:formula="of:=STDEV([.X4:.X57])" office:value-type="float" office:value="117.414899226833" calcext:value-type="float">
            <text:p>117,414899226833</text:p>
          </table:table-cell>
          <table:table-cell table:style-name="Default"/>
          <table:table-cell table:style-name="Default" table:formula="of:=STDEV([.Z4:.Z57])" office:value-type="float" office:value="159.639097684226" calcext:value-type="float">
            <text:p>159,639097684226</text:p>
          </table:table-cell>
          <table:table-cell table:style-name="Default"/>
          <table:table-cell table:style-name="Default" table:formula="of:=STDEV([.AB4:.AB57])" office:value-type="float" office:value="0" calcext:value-type="float">
            <text:p>0</text:p>
          </table:table-cell>
          <table:table-cell table:style-name="Default" table:formula="of:=STDEV([.AC4:.AC57])" office:value-type="float" office:value="0" calcext:value-type="float">
            <text:p>0</text:p>
          </table:table-cell>
          <table:table-cell table:style-name="Default" table:formula="of:=STDEV([.AD4:.AD57])" office:value-type="float" office:value="0" calcext:value-type="float">
            <text:p>0</text:p>
          </table:table-cell>
        </table:table-row>
        <calcext:conditional-formats>
          <calcext:conditional-format calcext:target-range-address="shift_finale.C4:shift_finale.C27 shift_finale.E4:shift_finale.E28 shift_finale.G4:shift_finale.G27 shift_finale.M4:shift_finale.M55 shift_finale.O4:shift_finale.O55 shift_finale.Q4:shift_finale.Q55 shift_finale.W4:shift_finale.W57 shift_finale.Y4:shift_finale.Y57 shift_finale.AA4:shift_finale.AA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>
        <table:named-range table:name="f" table:base-cell-address="$'Shift A Priori'.$C$5" table:cell-range-address="$'Shift A Priori'.$C$5"/>
        <table:named-range table:name="l_1" table:base-cell-address="$'Shift A Priori'.$C$3" table:cell-range-address="$'Shift A Priori'.$C$3"/>
        <table:named-range table:name="l_2" table:base-cell-address="$'Shift A Priori'.$C$4" table:cell-range-address="$'Shift A Priori'.$C$4"/>
        <table:named-range table:name="v_a" table:base-cell-address="$'Shift A Priori'.$C$6" table:cell-range-address="$'Shift A Priori'.$C$6"/>
        <table:named-range table:name="v_b" table:base-cell-address="$'Shift A Priori'.$C$7" table:cell-range-address="$'Shift A Priori'.$C$7"/>
        <table:named-range table:name="v_c" table:base-cell-address="$'Shift A Priori'.$C$8" table:cell-range-address="$'Shift A Priori'.$C$8"/>
      </table:named-expressions>
      <table:database-ranges>
        <table:database-range table:name="__Anonymous_Sheet_DB__0" table:target-range-address="meta.A1:meta.X79" table:display-filter-buttons="true" table:orientation="column"/>
        <table:database-range table:name="__Anonymous_Sheet_DB__2" table:target-range-address="shift_a_posteriori.A1:shift_a_posteriori.V66" table:display-filter-buttons="true" table:orientation="column">
          <table:filter>
            <table:filter-and>
              <table:filter-condition table:field-number="21" table:value="C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1" loext:min-decimal-places="11" number:min-integer-digits="1"/>
    </number:number-style>
    <number:number-style style:name="N105">
      <number:number number:decimal-places="10" loext:min-decimal-places="10" number:min-integer-digits="1"/>
    </number:number-style>
    <number:number-style style:name="N106">
      <number:number number:decimal-places="9" loext:min-decimal-places="9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3:04:16.20118265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30T23:26:39.767540295</dc:date>
    <meta:editing-duration>PT1H19M20S</meta:editing-duration>
    <meta:editing-cycles>4</meta:editing-cycles>
    <meta:generator>LibreOffice/6.4.6.2$Linux_X86_64 LibreOffice_project/40$Build-2</meta:generator>
    <meta:document-statistic meta:table-count="4" meta:cell-count="5953" meta:object-count="0"/>
  </office:meta>
</office:document-meta>
</file>